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ejaVu Sans" svg:font-family="'DejaVu Sans'"/>
    <style:font-face style:name="DejaVu Sans1" svg:font-family="'DejaVu Sans'" style:font-family-generic="system" style:font-pitch="variable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64cm"/>
    </style:style>
    <style:style style:name="co3" style:family="table-column">
      <style:table-column-properties fo:break-before="auto" style:column-width="1.686cm"/>
    </style:style>
    <style:style style:name="co4" style:family="table-column">
      <style:table-column-properties fo:break-before="auto" style:column-width="1.51cm"/>
    </style:style>
    <style:style style:name="co5" style:family="table-column">
      <style:table-column-properties fo:break-before="auto" style:column-width="2.353cm"/>
    </style:style>
    <style:style style:name="co6" style:family="table-column">
      <style:table-column-properties fo:break-before="auto" style:column-width="2.432cm"/>
    </style:style>
    <style:style style:name="co7" style:family="table-column">
      <style:table-column-properties fo:break-before="auto" style:column-width="4.463cm"/>
    </style:style>
    <style:style style:name="co8" style:family="table-column">
      <style:table-column-properties fo:break-before="auto" style:column-width="3.891cm"/>
    </style:style>
    <style:style style:name="co9" style:family="table-column">
      <style:table-column-properties fo:break-before="auto" style:column-width="3.013cm"/>
    </style:style>
    <style:style style:name="co10" style:family="table-column">
      <style:table-column-properties fo:break-before="auto" style:column-width="3.016cm"/>
    </style:style>
    <style:style style:name="co11" style:family="table-column">
      <style:table-column-properties fo:break-before="auto" style:column-width="6.579cm"/>
    </style:style>
    <style:style style:name="co12" style:family="table-column">
      <style:table-column-properties fo:break-before="auto" style:column-width="3.618cm"/>
    </style:style>
    <style:style style:name="co13" style:family="table-column">
      <style:table-column-properties fo:break-before="auto" style:column-width="3.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1.457cm" fo:break-before="auto" style:use-optimal-row-height="false"/>
    </style:style>
    <style:style style:name="ro5" style:family="table-row">
      <style:table-row-properties style:row-height="0.827cm" fo:break-before="auto" style:use-optimal-row-height="false"/>
    </style:style>
    <style:style style:name="ro6" style:family="table-row">
      <style:table-row-properties style:row-height="1.236cm" fo:break-before="auto" style:use-optimal-row-height="true"/>
    </style:style>
    <style:style style:name="ta1" style:family="table" style:master-page-name="PageStyle_5f_startpage">
      <style:table-properties table:display="true" style:writing-mode="lr-tb"/>
    </style:style>
    <style:style style:name="ta2" style:family="table" style:master-page-name="PageStyle_5f_task_5f_1">
      <style:table-properties table:display="true" style:writing-mode="lr-tb"/>
    </style:style>
    <style:style style:name="ta3" style:family="table" style:master-page-name="PageStyle_5f_task_20_10">
      <style:table-properties table:display="true" style:writing-mode="lr-tb"/>
    </style:style>
    <style:style style:name="ta4" style:family="table" style:master-page-name="PageStyle_5f_task_5f_3">
      <style:table-properties table:display="true" style:writing-mode="lr-tb"/>
    </style:style>
    <style:style style:name="ta5" style:family="table" style:master-page-name="PageStyle_5f_task_20_4">
      <style:table-properties table:display="true" style:writing-mode="lr-tb"/>
    </style:style>
    <style:style style:name="ta6" style:family="table" style:master-page-name="PageStyle_5f_task_20_5">
      <style:table-properties table:display="true" style:writing-mode="lr-tb"/>
    </style:style>
    <style:style style:name="ta7" style:family="table" style:master-page-name="PageStyle_5f_task_20_6">
      <style:table-properties table:display="true" style:writing-mode="lr-tb"/>
    </style:style>
    <style:style style:name="ta8" style:family="table" style:master-page-name="PageStyle_5f_task_20_7">
      <style:table-properties table:display="true" style:writing-mode="lr-tb"/>
    </style:style>
    <style:style style:name="ta9" style:family="table" style:master-page-name="PageStyle_5f_task_20_8">
      <style:table-properties table:display="true" style:writing-mode="lr-tb"/>
    </style:style>
    <style:style style:name="ta10" style:family="table" style:master-page-name="PageStyle_5f_task_20_9">
      <style:table-properties table:display="true" style:writing-mode="lr-tb"/>
    </style:style>
    <style:style style:name="ta11" style:family="table" style:master-page-name="PageStyle_5f_task_20_11">
      <style:table-properties table:display="true" style:writing-mode="lr-tb"/>
    </style:style>
    <style:style style:name="ta12" style:family="table" style:master-page-name="PageStyle_5f_task_20_12">
      <style:table-properties table:display="true" style:writing-mode="lr-tb"/>
    </style:style>
    <style:style style:name="ta13" style:family="table" style:master-page-name="PageStyle_5f_task_20_13">
      <style:table-properties table:display="true" style:writing-mode="lr-tb"/>
    </style:style>
    <style:style style:name="ta14" style:family="table" style:master-page-name="PageStyle_5f_task_20_14">
      <style:table-properties table:display="true" style:writing-mode="lr-tb"/>
    </style:style>
    <style:style style:name="ta15" style:family="table" style:master-page-name="PageStyle_5f_task_20_15">
      <style:table-properties table:display="true" style:writing-mode="lr-tb"/>
    </style:style>
    <style:style style:name="ta16" style:family="table" style:master-page-name="PageStyle_5f_task_20_16">
      <style:table-properties table:display="true" style:writing-mode="lr-tb"/>
    </style:style>
    <style:style style:name="ta17" style:family="table" style:master-page-name="PageStyle_5f_task_20_17">
      <style:table-properties table:display="true" style:writing-mode="lr-tb"/>
    </style:style>
    <style:style style:name="ta18" style:family="table" style:master-page-name="PageStyle_5f_task_20_18">
      <style:table-properties table:display="true" style:writing-mode="lr-tb"/>
    </style:style>
    <style:style style:name="ta19" style:family="table" style:master-page-name="PageStyle_5f_task_20_19">
      <style:table-properties table:display="true" style:writing-mode="lr-tb"/>
    </style:style>
    <style:style style:name="ta20" style:family="table" style:master-page-name="PageStyle_5f_task_20_20">
      <style:table-properties table:display="true" style:writing-mode="lr-tb"/>
    </style:style>
    <style:style style:name="ta21" style:family="table" style:master-page-name="PageStyle_5f_overview">
      <style:table-properties table:display="true" style:writing-mode="lr-tb"/>
    </style:style>
    <style:style style:name="ta22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 style:data-style-name="N0">
      <style:table-cell-properties fo:background-color="#00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5" style:family="table-cell" style:parent-style-name="Default" style:data-style-name="N1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8" style:family="table-cell" style:parent-style-name="Default">
      <style:table-cell-properties fo:border-bottom="none" fo:border-left="none" fo:border-right="none" fo:border-top="0.74pt solid #000000"/>
    </style:style>
    <style:style style:name="ce126" style:family="table-cell" style:parent-style-name="Default" style:data-style-name="N0">
      <style:table-cell-properties fo:background-color="#ffff00" style:cell-protect="protected" style:print-content="true" style:text-align-source="value-type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5" style:family="table-cell" style:parent-style-name="Default" style:data-style-name="N0">
      <style:table-cell-properties fo:border-bottom="0.74pt solid #000000" fo:background-color="#ffff00" style:cell-protect="protected" style:print-content="true" style:text-align-source="value-type" style:repeat-content="false" fo:wrap-option="no-wrap" fo:border-left="0.74pt solid #cccccc" style:direction="ltr" fo:border-right="0.74pt solid #cccccc" style:rotation-angle="0" style:rotation-align="none" style:shrink-to-fit="false" fo:border-top="0.74pt solid #cccccc" style:vertical-align="bottom" loext:vertical-justify="auto"/>
      <style:paragraph-properties css3t:text-justify="auto" fo:margin-left="0cm" style:writing-mode="page"/>
    </style:style>
    <style:style style:name="ce21" style:family="table-cell" style:parent-style-name="Default" style:data-style-name="N0">
      <style:table-cell-properties fo:border-bottom="none" fo:background-color="#ffff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cccccc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 style:data-style-name="N0">
      <style:table-cell-properties fo:border-bottom="0.74pt solid #cccccc" fo:background-color="#ffff00" style:cell-protect="protected" style:print-content="true" style:text-align-source="value-type" style:repeat-content="false" fo:wrap-option="no-wrap" fo:border-left="0.74pt solid #cccccc" style:direction="ltr" fo:border-right="0.74pt solid #cccccc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23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 style:data-style-name="N1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91" style:family="table-cell" style:parent-style-name="Default" style:data-style-name="N0">
      <style:table-cell-properties fo:border-bottom="0.74pt solid #cccccc" fo:background-color="#ffff00" style:cell-protect="protected" style:print-content="true" style:text-align-source="value-type" style:repeat-content="false" fo:wrap-option="no-wrap" fo:border-left="0.74pt solid #000000" style:direction="ltr" fo:border-right="0.74pt solid #cccccc" style:rotation-angle="0" style:rotation-align="none" style:shrink-to-fit="false" fo:border-top="0.74pt solid #cccccc" style:vertical-align="bottom" loext:vertical-justify="auto"/>
      <style:paragraph-properties css3t:text-justify="auto" fo:margin-left="0cm" style:writing-mode="page"/>
    </style:style>
    <style:style style:name="ce20" style:family="table-cell" style:parent-style-name="Default" style:data-style-name="N0">
      <style:table-cell-properties fo:border-bottom="none" style:cell-protect="protected" style:print-content="true" style:text-align-source="value-type" style:repeat-content="false" fo:wrap-option="no-wrap" fo:border-left="0.74pt solid #cccccc" style:direction="ltr" fo:border-right="0.74pt solid #cccccc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81" style:family="table-cell" style:parent-style-name="Default" style:data-style-name="N0">
      <style:table-cell-properties fo:background-color="#ffff0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7" style:family="table-cell" style:parent-style-name="Default">
      <style:table-cell-properties fo:border="0.74pt solid #cccccc"/>
    </style:style>
    <style:style style:name="ce100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7" style:family="table-cell" style:parent-style-name="Default" style:data-style-name="N0">
      <style:table-cell-properties fo:background-color="#ffffd7" style:cell-protect="protected" style:print-content="true" style:text-align-source="value-type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9" style:family="table-cell" style:parent-style-name="Default" style:data-style-name="N0">
      <style:table-cell-properties fo:background-color="#ffff00" style:cell-protect="protected" style:print-content="true" style:text-align-source="value-type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 style:data-style-name="N0">
      <style:table-cell-properties fo:background-color="#000000" style:cell-protect="protected" style:print-content="true" style:text-align-source="value-type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3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 style:data-style-name="N0">
      <style:table-cell-properties fo:background-color="#ffff00" style:cell-protect="protected" style:print-content="true" style:text-align-source="value-type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 style:data-style-name="N10">
      <style:table-cell-properties fo:background-color="#ffff00" style:cell-protect="protected" style:print-content="true" style:text-align-source="value-type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0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ackground-color="transparent"/>
    </style:style>
    <style:style style:name="ce6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fo:background-color="#ffffd7" style:cell-protect="protected" style:print-content="true" style:diagonal-bl-tr="none" style:diagonal-tl-br="none" style:text-align-source="value-type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 style:data-style-name="N10">
      <style:table-cell-properties fo:background-color="#ffffd7" style:cell-protect="protected" style:print-content="true" style:text-align-source="value-type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96" style:family="table-cell" style:parent-style-name="Default" style:data-style-name="N0">
      <style:table-cell-properties fo:background-color="#ffff00" style:cell-protect="protected" style:print-content="true" style:text-align-source="value-type" style:repeat-content="false" fo:wrap-option="no-wrap" fo:border="0.74pt solid #dddddd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9" style:family="table-cell" style:parent-style-name="Default" style:data-style-name="N10">
      <style:table-cell-properties fo:background-color="#ffff00" style:cell-protect="protected" style:print-content="true" style:text-align-source="value-type" style:repeat-content="false" fo:wrap-option="no-wrap" fo:border="0.74pt solid #dddddd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font-name="Arial"/>
    </style:style>
    <style:style style:name="ce74" style:family="table-cell" style:parent-style-name="Default" style:data-style-name="N0">
      <style:table-cell-properties fo:background-color="#00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font-name="Arial"/>
    </style:style>
    <style:style style:name="ce10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0" style:family="table-cell" style:parent-style-name="Default" style:data-style-name="N0">
      <style:table-cell-properties fo:background-color="#ffffd7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1" style:family="table-cell" style:parent-style-name="Default" style:data-style-name="N153">
      <style:table-cell-properties fo:background-color="#ffff00" style:cell-protect="protected" style:print-content="true" style:text-align-source="value-type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5" style:family="table-cell" style:parent-style-name="Default" style:data-style-name="N0">
      <style:table-cell-properties fo:background-color="#ffff00" style:cell-protect="protected" style:print-content="true" style:text-align-source="value-type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16" style:family="table-cell" style:parent-style-name="Default" style:data-style-name="N0">
      <style:table-cell-properties fo:background-color="#ffffa6" style:cell-protect="protected" style:print-content="true" style:text-align-source="value-type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0" style:family="table-cell" style:parent-style-name="Default" style:data-style-name="N0">
      <style:table-cell-properties fo:background-color="#ffffa6" style:cell-protect="protected" style:print-content="true" style:text-align-source="value-type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9" style:family="table-cell" style:parent-style-name="Default" style:data-style-name="N0">
      <style:table-cell-properties fo:background-color="#ffffd7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3" style:family="table-cell" style:parent-style-name="Default" style:data-style-name="N0">
      <style:table-cell-properties fo:background-color="#ffffd7" style:cell-protect="protected" style:print-content="true" style:text-align-source="value-type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 style:data-style-name="N0">
      <style:table-cell-properties fo:background-color="#ffffd7" style:cell-protect="protected" style:print-content="true" style:diagonal-bl-tr="none" style:diagonal-tl-br="none" style:text-align-source="value-type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9" style:family="table-cell" style:parent-style-name="Default" style:data-style-name="N0">
      <style:table-cell-properties fo:border-bottom="0.74pt solid #000000" fo:background-color="#ffffd7" style:cell-protect="protected" style:print-content="true" style:diagonal-bl-tr="none" style:diagonal-tl-br="none" style:text-align-source="value-type" style:repeat-content="false" fo:wrap-option="no-wrap" fo:border-left="0.74pt solid #cccccc" style:direction="ltr" fo:border-right="0.74pt solid #cccccc" style:rotation-angle="0" style:rotation-align="none" style:shrink-to-fit="false" fo:border-top="0.74pt solid #cccccc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 style:data-style-name="N0">
      <style:table-cell-properties fo:border-bottom="0.74pt solid #cccccc" fo:background-color="#ffffd7" style:cell-protect="protected" style:print-content="true" style:diagonal-bl-tr="none" style:diagonal-tl-br="none" style:text-align-source="value-type" style:repeat-content="false" fo:wrap-option="no-wrap" fo:border-left="0.74pt solid #cccccc" style:direction="ltr" fo:border-right="0.74pt solid #cccccc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 style:data-style-name="N0">
      <style:table-cell-properties fo:background-color="#ffffd7" style:cell-protect="protected" style:print-content="true" style:diagonal-bl-tr="none" style:diagonal-tl-br="none" style:text-align-source="value-type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47" style:family="table-cell" style:parent-style-name="Default" style:data-style-name="N0">
      <style:table-cell-properties fo:border-bottom="0.74pt solid #cccccc" fo:background-color="#ffffd7" style:cell-protect="protected" style:print-content="true" style:text-align-source="value-type" style:repeat-content="false" fo:wrap-option="no-wrap" fo:border-left="0.74pt solid #cccccc" style:direction="ltr" fo:border-right="0.74pt solid #cccccc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150" style:family="table-cell" style:parent-style-name="Default">
      <style:table-cell-properties fo:border-bottom="0.74pt solid #cccccc" fo:border-left="0.74pt solid #cccccc" fo:border-right="0.74pt solid #cccccc" fo:border-top="0.74pt solid #000000"/>
    </style:style>
    <style:style style:name="ce112" style:family="table-cell" style:parent-style-name="Default" style:data-style-name="N0">
      <style:table-cell-properties fo:border-bottom="0.74pt solid #cccccc" fo:background-color="#ffff00" style:cell-protect="protected" style:print-content="true" style:text-align-source="value-type" style:repeat-content="false" fo:wrap-option="no-wrap" fo:border-left="0.74pt solid #cccccc" style:direction="ltr" fo:border-right="0.74pt solid #cccccc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a933"/>
    </style:style>
    <style:style style:name="ce113" style:family="table-cell" style:parent-style-name="Default" style:data-style-name="N0">
      <style:table-cell-properties fo:background-color="#ffff00" style:cell-protect="protected" style:print-content="true" style:text-align-source="value-type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/>
    </style:style>
    <style:style style:name="ce117" style:family="table-cell" style:parent-style-name="Default" style:data-style-name="N0">
      <style:table-cell-properties fo:background-color="#ffff00" style:cell-protect="protected" style:print-content="true" style:text-align-source="value-type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a933"/>
    </style:style>
    <style:style style:name="ce164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2" style:family="table-cell" style:parent-style-name="Default">
      <style:table-cell-properties fo:background-color="transparent"/>
      <style:text-properties style:use-window-font-color="true"/>
    </style:style>
    <style:style style:name="ce118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fo:border="0.74pt solid #dddddd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/>
    </style:style>
    <style:style style:name="ce125" style:family="table-cell" style:parent-style-name="Default">
      <style:table-cell-properties fo:background-color="#ffff00" fo:border="0.74pt solid #cccccc"/>
    </style:style>
    <style:style style:name="ce17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dddddd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6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fo:border="0.74pt solid #dddddd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7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fo:border="0.74pt solid #dddddd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9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/>
    </style:style>
    <style:style style:name="ce128" style:family="table-cell" style:parent-style-name="Default">
      <style:table-cell-properties fo:background-color="transparent" fo:border="0.74pt solid #dddddd"/>
    </style:style>
    <style:style style:name="ce129" style:family="table-cell" style:parent-style-name="Default">
      <style:table-cell-properties fo:background-color="#000000" fo:border="0.74pt solid #dddddd"/>
    </style:style>
    <style:style style:name="ce130" style:family="table-cell" style:parent-style-name="Default">
      <style:table-cell-properties fo:background-color="#000000" fo:border="0.74pt solid #cccccc"/>
    </style:style>
    <style:style style:name="ce169" style:family="table-cell" style:parent-style-name="Default">
      <style:table-cell-properties fo:background-color="#ffff00" fo:border="0.74pt solid #cccccc"/>
      <style:text-properties style:use-window-font-color="true"/>
    </style:style>
    <style:style style:name="ce160" style:family="table-cell" style:parent-style-name="Default" style:data-style-name="N2">
      <style:table-cell-properties fo:background-color="#ffff00" fo:border="0.74pt solid #cccccc"/>
      <style:text-properties style:use-window-font-color="true"/>
    </style:style>
    <style:style style:name="ce180" style:family="table-cell" style:parent-style-name="Default" style:data-style-name="N2">
      <style:table-cell-properties fo:background-color="transparent" fo:border="0.74pt solid #cccccc"/>
      <style:text-properties style:use-window-font-color="true"/>
    </style:style>
    <style:style style:name="ce3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5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7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37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GB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3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language="en" fo:country="GB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6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81d41a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1d41a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1d41a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81d41a"/>
    </style:style>
    <style:style style:name="ce14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/>
    </style:style>
    <style:style style:name="ce20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fo:background-color="#2a609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Default" style:data-style-name="N0">
      <style:table-cell-properties fo:background-color="#2a609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0" style:family="table-cell" style:parent-style-name="Default" style:data-style-name="N0">
      <style:table-cell-properties fo:background-color="#2a609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ackground-color="#2a609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fo:background-color="#2a6099"/>
    </style:style>
    <style:style style:name="ce155" style:family="table-cell" style:parent-style-name="Default">
      <style:text-properties fo:color="#2a6099"/>
    </style:style>
    <style:style style:name="ce15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2a6099"/>
    </style:style>
    <style:style style:name="ce4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1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20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0000"/>
    </style:style>
    <style:style style:name="ce4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 style:data-style-name="N0">
      <style:table-cell-properties fo:background-color="#81d41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54" style:family="table-cell" style:parent-style-name="Default" style:data-style-name="N0">
      <style:table-cell-properties fo:background-color="#81d41a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Default">
      <style:table-cell-properties fo:background-color="#81d41a"/>
    </style:style>
    <style:style style:name="ce173" style:family="table-cell" style:parent-style-name="Default">
      <style:table-cell-properties fo:background-color="#ff0000"/>
    </style:style>
    <style:style style:name="ce217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7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20" style:family="table-cell" style:parent-style-name="Default">
      <style:table-cell-properties fo:border-bottom="none" fo:border-left="0.74pt solid #000000" fo:border-right="none" fo:border-top="none"/>
    </style:style>
    <style:style style:name="ce221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22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4" style:family="table-cell" style:parent-style-name="Default">
      <style:table-cell-properties fo:border="none"/>
    </style:style>
    <style:style style:name="ce226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27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28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229" style:family="table-cell" style:parent-style-name="Default">
      <style:table-cell-properties fo:border-bottom="none" fo:border-left="none" fo:border-right="0.74pt solid #000000" fo:border-top="none"/>
    </style:style>
    <style:style style:name="ce230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31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gr1" style:family="graphic" style:parent-style-name="Default">
      <style:graphic-properties draw:stroke="solid" svg:stroke-width="0.1cm" svg:stroke-color="#000000" draw:stroke-linejoin="round" draw:fill="solid" draw:fill-color="#ffffa6" draw:textarea-horizontal-align="justify" draw:textarea-vertical-align="top" draw:auto-grow-height="false" draw:fit-to-size="false" style:shrink-to-fit="false" fo:min-height="0cm" fo:min-width="0cm" fo:padding-top="0.05cm" fo:padding-bottom="0.05cm" fo:padding-left="0.05cm" fo:padding-right="0.05cm" fo:wrap-option="wrap" style:writing-mode="lr-tb" loext:decorative="false"/>
      <style:paragraph-properties fo:margin-left="0cm" fo:margin-right="0cm" fo:margin-top="0cm" fo:margin-bottom="0cm" fo:line-height="100%" fo:text-align="start" fo:text-indent="0cm"/>
      <style:text-properties style:font-name="Arial" fo:font-size="11pt" style:font-size-asian="11pt" style:font-size-complex="11pt"/>
    </style:style>
    <style:style style:name="gr2" style:family="graphic" style:parent-style-name="Default">
      <style:graphic-properties draw:stroke="solid" svg:stroke-width="0.1cm" svg:stroke-color="#000000" draw:stroke-linejoin="round" draw:fill="solid" draw:fill-color="#b2b2b2" draw:textarea-horizontal-align="justify" draw:textarea-vertical-align="top" draw:auto-grow-height="false" draw:fit-to-size="false" style:shrink-to-fit="false" fo:min-height="0cm" fo:min-width="0cm" fo:padding-top="0.05cm" fo:padding-bottom="0.05cm" fo:padding-left="0.05cm" fo:padding-right="0.05cm" fo:wrap-option="wrap" style:writing-mode="lr-tb" loext:decorative="false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gr3" style:family="graphic" style:parent-style-name="Default">
      <style:graphic-properties draw:stroke="solid" svg:stroke-width="0.1cm" svg:stroke-color="#ff0000" draw:stroke-linejoin="round" draw:fill="solid" draw:fill-color="#ec9ba4" draw:textarea-horizontal-align="justify" draw:textarea-vertical-align="top" draw:auto-grow-height="false" draw:fit-to-size="false" style:shrink-to-fit="false" fo:min-height="0cm" fo:min-width="0cm" fo:padding-top="0.05cm" fo:padding-bottom="0.05cm" fo:padding-left="0.05cm" fo:padding-right="0.05cm" fo:wrap-option="wrap" style:writing-mode="lr-tb" loext:decorative="false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gr4" style:family="graphic" style:parent-style-name="Default">
      <style:graphic-properties draw:stroke="solid" svg:stroke-width="0.1cm" svg:stroke-color="#000000" draw:stroke-linejoin="round" draw:fill="solid" draw:fill-color="#ffffa6" draw:textarea-horizontal-align="justify" draw:textarea-vertical-align="top" draw:auto-grow-height="false" draw:fit-to-size="false" style:shrink-to-fit="false" fo:min-height="3.742cm" fo:min-width="7.456cm" fo:padding-top="0.05cm" fo:padding-bottom="0.05cm" fo:padding-left="0.05cm" fo:padding-right="0.05cm" fo:wrap-option="wrap" style:writing-mode="lr-tb" loext:decorative="false"/>
      <style:paragraph-properties fo:margin-left="0cm" fo:margin-right="0cm" fo:margin-top="0cm" fo:margin-bottom="0cm" fo:line-height="100%" fo:text-align="start" fo:text-indent="0cm"/>
      <style:text-properties style:font-name="Arial" fo:font-size="11pt" style:font-size-asian="11pt" style:font-size-complex="11pt"/>
    </style:style>
    <style:style style:name="gr5" style:family="graphic" style:parent-style-name="Default">
      <style:graphic-properties draw:stroke="solid" svg:stroke-width="0.1cm" svg:stroke-color="#000000" draw:stroke-linejoin="round" draw:fill="solid" draw:fill-color="#b2b2b2" draw:textarea-horizontal-align="justify" draw:textarea-vertical-align="top" draw:auto-grow-height="false" draw:fit-to-size="false" style:shrink-to-fit="false" fo:min-height="3.742cm" fo:min-width="7.454cm" fo:padding-top="0.05cm" fo:padding-bottom="0.05cm" fo:padding-left="0.05cm" fo:padding-right="0.05cm" fo:wrap-option="wrap" style:writing-mode="lr-tb" loext:decorative="false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gr6" style:family="graphic" style:parent-style-name="Default">
      <style:graphic-properties draw:stroke="solid" svg:stroke-width="0.1cm" svg:stroke-color="#ff0000" draw:stroke-linejoin="round" draw:fill="solid" draw:fill-color="#ec9ba4" draw:textarea-horizontal-align="justify" draw:textarea-vertical-align="top" draw:auto-grow-height="false" draw:fit-to-size="false" style:shrink-to-fit="false" fo:min-height="3.742cm" fo:min-width="7.453cm" fo:padding-top="0.05cm" fo:padding-bottom="0.05cm" fo:padding-left="0.05cm" fo:padding-right="0.05cm" fo:wrap-option="wrap" style:writing-mode="lr-tb" loext:decorative="false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gr7" style:family="graphic" style:parent-style-name="Default">
      <style:graphic-properties draw:stroke="solid" svg:stroke-width="0.1cm" svg:stroke-color="#000000" draw:stroke-linejoin="round" draw:fill="solid" draw:fill-color="#ffffa6" draw:textarea-horizontal-align="justify" draw:textarea-vertical-align="top" draw:auto-grow-height="false" draw:fit-to-size="false" style:shrink-to-fit="false" fo:min-height="2.12cm" fo:min-width="4.983cm" fo:padding-top="0.05cm" fo:padding-bottom="0.05cm" fo:padding-left="0.05cm" fo:padding-right="0.05cm" fo:wrap-option="wrap" style:writing-mode="lr-tb" loext:decorative="false"/>
      <style:paragraph-properties fo:margin-left="0cm" fo:margin-right="0cm" fo:margin-top="0cm" fo:margin-bottom="0cm" fo:line-height="100%" fo:text-align="start" fo:text-indent="0cm"/>
      <style:text-properties style:font-name="Arial" fo:font-size="11pt" style:font-size-asian="11pt" style:font-size-complex="11pt"/>
    </style:style>
    <style:style style:name="gr8" style:family="graphic" style:parent-style-name="Default">
      <style:graphic-properties draw:stroke="solid" svg:stroke-width="0.1cm" svg:stroke-color="#000000" draw:stroke-linejoin="round" draw:fill="solid" draw:fill-color="#ffffa6" draw:textarea-horizontal-align="justify" draw:textarea-vertical-align="top" draw:auto-grow-height="false" draw:fit-to-size="false" style:shrink-to-fit="false" fo:min-height="3.713cm" fo:min-width="5.916cm" fo:padding-top="0.05cm" fo:padding-bottom="0.05cm" fo:padding-left="0.05cm" fo:padding-right="0.05cm" fo:wrap-option="wrap" style:writing-mode="lr-tb" loext:decorative="false"/>
      <style:paragraph-properties fo:margin-left="0cm" fo:margin-right="0cm" fo:margin-top="0cm" fo:margin-bottom="0cm" fo:line-height="100%" fo:text-align="start" fo:text-indent="0cm"/>
      <style:text-properties style:font-name="Arial" fo:font-size="11pt" style:font-size-asian="11pt" style:font-size-complex="11pt"/>
    </style:style>
    <style:style style:name="gr9" style:family="graphic" style:parent-style-name="Default">
      <style:graphic-properties draw:stroke="solid" svg:stroke-width="0.1cm" svg:stroke-color="#000000" draw:stroke-linejoin="round" draw:fill="solid" draw:fill-color="#ffffa6" draw:textarea-horizontal-align="justify" draw:textarea-vertical-align="top" draw:auto-grow-height="false" draw:fit-to-size="false" style:shrink-to-fit="false" fo:min-height="2.388cm" fo:min-width="6.012cm" fo:padding-top="0.05cm" fo:padding-bottom="0.05cm" fo:padding-left="0.05cm" fo:padding-right="0.05cm" fo:wrap-option="wrap" style:writing-mode="lr-tb" loext:decorative="false"/>
      <style:paragraph-properties fo:margin-left="0cm" fo:margin-right="0cm" fo:margin-top="0cm" fo:margin-bottom="0cm" fo:line-height="100%" fo:text-align="start" fo:text-indent="0cm"/>
      <style:text-properties style:font-name="Arial" fo:font-size="11pt" style:font-size-asian="11pt" style:font-size-complex="11pt"/>
    </style:style>
    <style:style style:name="gr10" style:family="graphic" style:parent-style-name="Default">
      <style:graphic-properties draw:stroke="solid" svg:stroke-width="0.1cm" svg:stroke-color="#000000" draw:stroke-linejoin="round" draw:fill="solid" draw:fill-color="#ffffa6" draw:textarea-horizontal-align="justify" draw:textarea-vertical-align="top" draw:auto-grow-height="false" draw:fit-to-size="false" style:shrink-to-fit="false" fo:min-height="2.238cm" fo:min-width="6.265cm" fo:padding-top="0.05cm" fo:padding-bottom="0.05cm" fo:padding-left="0.05cm" fo:padding-right="0.05cm" fo:wrap-option="wrap" style:writing-mode="lr-tb" loext:decorative="false"/>
      <style:paragraph-properties fo:margin-left="0cm" fo:margin-right="0cm" fo:margin-top="0cm" fo:margin-bottom="0cm" fo:line-height="100%" fo:text-align="start" fo:text-indent="0cm"/>
      <style:text-properties style:font-name="Arial" fo:font-size="11pt" style:font-size-asian="11pt" style:font-size-complex="11pt"/>
    </style:style>
    <style:style style:name="gr11" style:family="graphic" style:parent-style-name="Default">
      <style:graphic-properties draw:stroke="solid" svg:stroke-width="0.1cm" svg:stroke-color="#000000" draw:stroke-linejoin="round" draw:fill="solid" draw:fill-color="#ffffa6" draw:textarea-horizontal-align="justify" draw:textarea-vertical-align="top" draw:auto-grow-height="false" draw:fit-to-size="false" style:shrink-to-fit="false" fo:min-height="0cm" fo:min-width="0cm" fo:padding-top="0.05cm" fo:padding-bottom="0.05cm" fo:padding-left="0.05cm" fo:padding-right="0.05cm" fo:wrap-option="wrap" style:writing-mode="lr-tb" loext:decorative="false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gr12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gr13" style:family="graphic" style:parent-style-name="Default">
      <style:graphic-properties draw:stroke="solid" svg:stroke-width="0.1cm" svg:stroke-color="#000000" draw:stroke-linejoin="round" draw:fill="solid" draw:fill-color="#ffffa6" draw:textarea-horizontal-align="justify" draw:textarea-vertical-align="top" draw:auto-grow-height="false" draw:fit-to-size="false" style:shrink-to-fit="false" fo:min-height="1.5cm" fo:min-width="5.547cm" fo:padding-top="0.05cm" fo:padding-bottom="0.05cm" fo:padding-left="0.05cm" fo:padding-right="0.05cm" fo:wrap-option="wrap" style:writing-mode="lr-tb" loext:decorative="false"/>
      <style:paragraph-properties fo:margin-left="0cm" fo:margin-right="0cm" fo:margin-top="0cm" fo:margin-bottom="0cm" fo:line-height="100%" fo:text-align="start" fo:text-indent="0cm"/>
      <style:text-properties style:font-name="Arial" fo:font-size="11pt" style:font-size-asian="11pt" style:font-size-complex="11pt"/>
    </style:style>
    <style:style style:name="gr14" style:family="graphic" style:parent-style-name="Default">
      <style:graphic-properties draw:stroke="none" svg:stroke-color="#ffff00" draw:fill="solid" draw:fill-color="#ffff00" draw:textarea-horizontal-align="center" draw:textarea-vertical-align="middle" draw:ole-draw-aspect="1" loext:decorative="false"/>
      <style:paragraph-properties fo:text-align="center"/>
    </style:style>
    <style:style style:name="gr15" style:family="graphic" style:parent-style-name="Default">
      <style:graphic-properties draw:stroke="solid" svg:stroke-width="0.1cm" svg:stroke-color="#000000" draw:stroke-linejoin="round" draw:fill="solid" draw:fill-color="#ffffa6" draw:textarea-horizontal-align="justify" draw:textarea-vertical-align="top" draw:auto-grow-height="false" draw:fit-to-size="false" style:shrink-to-fit="false" fo:min-height="2.595cm" fo:min-width="5.527cm" fo:padding-top="0.05cm" fo:padding-bottom="0.05cm" fo:padding-left="0.05cm" fo:padding-right="0.05cm" fo:wrap-option="wrap" style:writing-mode="lr-tb" loext:decorative="false"/>
      <style:paragraph-properties fo:margin-left="0cm" fo:margin-right="0cm" fo:margin-top="0cm" fo:margin-bottom="0cm" fo:line-height="100%" fo:text-align="start" fo:text-indent="0cm"/>
      <style:text-properties style:font-name="Arial" fo:font-size="11pt" style:font-size-asian="11pt" style:font-size-complex="11pt"/>
    </style:style>
    <style:style style:name="gr16" style:family="graphic" style:parent-style-name="Default">
      <style:graphic-properties draw:stroke="solid" svg:stroke-width="0.1cm" svg:stroke-color="#000000" draw:stroke-linejoin="round" draw:fill="solid" draw:fill-color="#ffffa6" draw:textarea-horizontal-align="justify" draw:textarea-vertical-align="top" draw:auto-grow-height="false" draw:fit-to-size="false" style:shrink-to-fit="false" fo:min-height="1.823cm" fo:min-width="5.759cm" fo:padding-top="0.05cm" fo:padding-bottom="0.05cm" fo:padding-left="0.05cm" fo:padding-right="0.05cm" fo:wrap-option="wrap" style:writing-mode="lr-tb" loext:decorative="false"/>
      <style:paragraph-properties fo:margin-left="0cm" fo:margin-right="0cm" fo:margin-top="0cm" fo:margin-bottom="0cm" fo:line-height="100%" fo:text-align="start" fo:text-indent="0cm"/>
      <style:text-properties style:font-name="Arial" fo:font-size="11pt" style:font-size-asian="11pt" style:font-size-complex="11pt"/>
    </style:style>
    <style:style style:name="gr17" style:family="graphic" style:parent-style-name="Default">
      <style:graphic-properties draw:stroke="solid" svg:stroke-width="0.1cm" svg:stroke-color="#000000" draw:stroke-linejoin="round" draw:fill="solid" draw:fill-color="#ffffa6" draw:textarea-horizontal-align="justify" draw:textarea-vertical-align="top" draw:auto-grow-height="false" draw:fit-to-size="false" style:shrink-to-fit="false" fo:min-height="3.626cm" fo:min-width="5.916cm" fo:padding-top="0.05cm" fo:padding-bottom="0.05cm" fo:padding-left="0.05cm" fo:padding-right="0.05cm" fo:wrap-option="wrap" style:writing-mode="lr-tb" loext:decorative="false"/>
      <style:paragraph-properties fo:margin-left="0cm" fo:margin-right="0cm" fo:margin-top="0cm" fo:margin-bottom="0cm" fo:line-height="100%" fo:text-align="start" fo:text-indent="0cm"/>
      <style:text-properties style:font-name="Arial" fo:font-size="11pt" style:font-size-asian="11pt" style:font-size-complex="11pt"/>
    </style:style>
    <style:style style:name="gr18" style:family="graphic" style:parent-style-name="Default">
      <style:graphic-properties draw:stroke="solid" svg:stroke-width="0.1cm" svg:stroke-color="#000000" draw:stroke-linejoin="round" draw:fill="solid" draw:fill-color="#ffffa6" draw:textarea-horizontal-align="justify" draw:textarea-vertical-align="top" draw:auto-grow-height="false" draw:fit-to-size="false" style:shrink-to-fit="false" fo:min-height="3.682cm" fo:min-width="5.685cm" fo:padding-top="0.05cm" fo:padding-bottom="0.05cm" fo:padding-left="0.05cm" fo:padding-right="0.05cm" fo:wrap-option="wrap" style:writing-mode="lr-tb" loext:decorative="false"/>
      <style:paragraph-properties fo:margin-left="0cm" fo:margin-right="0cm" fo:margin-top="0cm" fo:margin-bottom="0cm" fo:line-height="100%" fo:text-align="start" fo:text-indent="0cm"/>
      <style:text-properties style:font-name="Arial" fo:font-size="11pt" style:font-size-asian="11pt" style:font-size-complex="11pt"/>
    </style:style>
    <style:style style:name="gr19" style:family="graphic" style:parent-style-name="Default">
      <style:graphic-properties draw:stroke="solid" svg:stroke-width="0.1cm" svg:stroke-color="#000000" draw:stroke-linejoin="round" draw:fill="solid" draw:fill-color="#ffffa6" draw:textarea-horizontal-align="justify" draw:textarea-vertical-align="top" draw:auto-grow-height="false" draw:fit-to-size="false" style:shrink-to-fit="false" fo:min-height="2.441cm" fo:min-width="5.78cm" fo:padding-top="0.05cm" fo:padding-bottom="0.05cm" fo:padding-left="0.05cm" fo:padding-right="0.05cm" fo:wrap-option="wrap" style:writing-mode="lr-tb" loext:decorative="false"/>
      <style:paragraph-properties fo:margin-left="0cm" fo:margin-right="0cm" fo:margin-top="0cm" fo:margin-bottom="0cm" fo:line-height="100%" fo:text-align="start" fo:text-indent="0cm"/>
      <style:text-properties style:font-name="Arial" fo:font-size="11pt" style:font-size-asian="11pt" style:font-size-complex="11pt"/>
    </style:style>
    <style:style style:name="gr20" style:family="graphic" style:parent-style-name="Default">
      <style:graphic-properties draw:stroke="solid" svg:stroke-width="0.1cm" svg:stroke-color="#000000" draw:stroke-linejoin="round" draw:fill="solid" draw:fill-color="#b2b2b2" draw:textarea-horizontal-align="justify" draw:textarea-vertical-align="top" draw:auto-grow-height="false" draw:fit-to-size="false" style:shrink-to-fit="false" fo:min-height="6.059cm" fo:min-width="14.963cm" fo:padding-top="0.05cm" fo:padding-bottom="0.05cm" fo:padding-left="0.05cm" fo:padding-right="0.05cm" fo:wrap-option="wrap" style:writing-mode="lr-tb" loext:decorative="false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loext:graphic-properties draw:fill="solid" draw:fill-color="#ffffa6"/>
      <style:paragraph-properties fo:margin-left="0cm" fo:margin-right="0cm" fo:margin-top="0cm" fo:margin-bottom="0cm" fo:line-height="100%" fo:text-align="start" fo:text-indent="0cm" style:writing-mode="lr-tb"/>
      <style:text-properties style:font-name="Arial" fo:font-size="11pt" style:font-size-asian="11pt" style:font-size-complex="11pt"/>
    </style:style>
    <style:style style:name="P3" style:family="paragraph">
      <loext:graphic-properties draw:fill="solid" draw:fill-color="#b2b2b2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4" style:family="paragraph">
      <loext:graphic-properties draw:fill="solid" draw:fill-color="#ec9ba4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fo:hyphenate="false"/>
    </style:style>
    <style:style style:name="P6" style:family="paragraph">
      <loext:graphic-properties draw:fill="solid" draw:fill-color="#ffffa6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solid" draw:fill-color="#ffff00"/>
      <style:paragraph-properties fo:text-align="center"/>
    </style:style>
    <style:style style:name="P9" style:family="paragraph">
      <style:paragraph-properties fo:margin-left="0cm" fo:margin-right="0cm" fo:margin-top="0.42cm" fo:margin-bottom="0.35cm" fo:line-height="100%" fo:text-align="start" fo:text-indent="0cm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1pt" fo:letter-spacing="normal" fo:language="en" fo:country="GB" fo:font-style="normal" style:text-underline-style="none" fo:font-weight="normal" fo:background-color="transparent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1pt" fo:letter-spacing="normal" fo:language="en" fo:country="GB" fo:font-style="normal" style:text-underline-style="none" fo:font-weight="bold" fo:background-color="transparent" style:font-name-asian="DejaVu Sans" style:font-size-asian="11pt" style:font-style-asian="normal" style:font-weight-asian="bold" style:font-name-complex="DejaVu Sans" style:font-size-complex="11pt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Times New Roman'" fo:font-size="12pt" fo:letter-spacing="normal" fo:language="en" fo:country="GB" fo:font-style="normal" style:text-underline-style="none" fo:font-weight="normal" fo:background-color="transparent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Times New Roman'" fo:font-size="12pt" fo:letter-spacing="normal" fo:language="en" fo:country="GB" fo:font-style="normal" style:text-underline-style="none" fo:font-weight="bold" fo:background-color="transparent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Times New Roman'" fo:font-size="10pt" fo:letter-spacing="normal" fo:language="en" fo:country="GB" fo:font-style="normal" style:text-underline-style="none" fo:font-weight="normal" fo:background-color="transparent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fo:background-color="transparent" style:font-name-asian="Noto Sans CJK S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Arial" fo:font-size="1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fo:background-color="transparent" style:font-name-asian="Noto Sans CJK S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Arial" fo:font-size="1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fo:background-color="transparent" style:font-name-asian="Noto Sans CJK S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0000" loext:opacity="100%" style:text-outline="false" style:text-line-through-style="none" style:text-line-through-type="none" style:text-position="0% 100%" fo:font-family="'Times New Roman'" fo:font-size="10pt" fo:letter-spacing="normal" fo:language="en" fo:country="GB" fo:font-style="normal" style:text-underline-style="none" fo:font-weight="normal" fo:background-color="transparent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Arial" fo:font-size="10pt" fo:letter-spacing="normal" fo:language="en" fo:country="GB" fo:font-style="normal" style:text-underline-style="none" fo:font-weight="normal" fo:background-color="transparent" style:font-family-asian="'Noto Sans CJK SC'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Arial" fo:font-size="12pt" fo:letter-spacing="normal" fo:language="en" fo:country="GB" fo:font-style="normal" style:text-underline-style="none" fo:font-weight="normal" fo:background-color="transparent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2" style:family="text">
      <style:text-properties fo:font-variant="normal" fo:text-transform="none" fo:color="#ff0000" loext:opacity="100%" style:text-outline="false" style:text-line-through-style="none" style:text-line-through-type="none" style:text-position="0% 100%" fo:font-family="'Times New Roman'" fo:font-size="12pt" fo:letter-spacing="normal" fo:language="en" fo:country="GB" fo:font-style="normal" style:text-underline-style="none" fo:font-weight="normal" fo:background-color="transparent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3" style:family="text">
      <style:text-properties fo:font-variant="normal" fo:text-transform="none" fo:color="#00a933" loext:opacity="100%" style:text-outline="false" style:text-line-through-style="none" style:text-line-through-type="none" style:text-position="0% 100%" fo:font-family="'Times New Roman'" fo:font-size="12pt" fo:letter-spacing="normal" fo:language="en" fo:country="GB" fo:font-style="normal" style:text-underline-style="none" fo:font-weight="normal" fo:background-color="transparent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fo:background-color="transparent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Arial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fo:background-color="transparent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fo:background-color="transparent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tartpag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number-columns-repeated="9" table:default-cell-style-name="Default"/>
        <table:table-column table:style-name="co1" table:default-cell-style-name="ce28"/>
        <table:table-column table:style-name="co1" table:number-columns-repeated="1637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VERKEFNIS FJÁRHAGSÁÆTLUN 2025 </text:p>
          </table:table-cell>
          <table:covered-table-cell table:style-name="ce1"/>
          <table:covered-table-cell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15"/>
          <table:table-cell/>
          <table:table-cell table:style-name="ce1" office:value-type="string" calcext:value-type="string" table:number-columns-spanned="2" table:number-rows-spanned="1">
            <text:p>Tímakaup</text:p>
          </table:table-cell>
          <table:covered-table-cell table:style-name="ce1"/>
          <table:table-cell table:style-name="ce15"/>
          <table:table-cell table:style-name="ce16" table:number-columns-repeated="7"/>
          <table:table-cell table:number-columns-repeated="16372"/>
        </table:table-row>
        <table:table-row table:style-name="ro1">
          <table:table-cell table:style-name="ce16" office:value-type="string" calcext:value-type="string">
            <text:p>Nafn</text:p>
          </table:table-cell>
          <table:table-cell table:style-name="ce16" office:value-type="string" calcext:value-type="string">
            <text:p>Starfsheiti</text:p>
          </table:table-cell>
          <table:table-cell table:style-name="ce16" office:value-type="string" calcext:value-type="string">
            <text:p>Nettó</text:p>
          </table:table-cell>
          <table:table-cell table:style-name="ce16" office:value-type="string" calcext:value-type="string">
            <text:p>Brúttó</text:p>
          </table:table-cell>
          <table:table-cell table:style-name="ce16" office:value-type="string" calcext:value-type="string">
            <text:p>Klukkutímar/Mánuð</text:p>
          </table:table-cell>
          <table:table-cell table:number-columns-repeated="6"/>
          <table:table-cell table:style-name="ce61"/>
          <table:table-cell table:number-columns-repeated="2"/>
          <table:table-cell table:style-name="ce15" table:formula="of:=[.A4]" office:value-type="string" office:string-value="Nafn" calcext:value-type="string">
            <text:p>Nafn</text:p>
          </table:table-cell>
          <table:table-cell table:style-name="ce13" office:value-type="string" calcext:value-type="string">
            <text:p>Nettó Tímakaup</text:p>
          </table:table-cell>
          <table:table-cell table:number-columns-repeated="16368"/>
        </table:table-row>
        <table:table-row table:style-name="ro1">
          <table:table-cell table:number-columns-repeated="11"/>
          <table:table-cell table:style-name="ce16"/>
          <table:table-cell table:number-columns-repeated="2"/>
          <table:table-cell table:style-name="ce12" office:value-type="string" calcext:value-type="string">
            <text:p>Dálkur C</text:p>
          </table:table-cell>
          <table:table-cell table:number-columns-repeated="16369"/>
        </table:table-row>
        <table:table-row table:style-name="ro1">
          <table:table-cell table:number-columns-repeated="4"/>
          <table:table-cell table:style-name="ce60" office:value-type="string" calcext:value-type="string">
            <text:p>Jan</text:p>
          </table:table-cell>
          <table:table-cell table:style-name="ce60" office:value-type="string" calcext:value-type="string">
            <text:p>Feb</text:p>
          </table:table-cell>
          <table:table-cell table:style-name="ce60" office:value-type="string" calcext:value-type="string">
            <text:p>Mar</text:p>
          </table:table-cell>
          <table:table-cell table:style-name="ce60" office:value-type="string" calcext:value-type="string">
            <text:p>Apr</text:p>
          </table:table-cell>
          <table:table-cell table:style-name="ce10" office:value-type="string" calcext:value-type="string">
            <text:p>Maí</text:p>
          </table:table-cell>
          <table:table-cell table:style-name="ce10" office:value-type="string" calcext:value-type="string">
            <text:p>Jún</text:p>
          </table:table-cell>
          <table:table-cell table:number-columns-repeated="16374"/>
        </table:table-row>
        <table:table-row table:style-name="ro1">
          <table:table-cell table:style-name="ce15" office:value-type="string" calcext:value-type="string">
            <text:p>Smith</text:p>
          </table:table-cell>
          <table:table-cell office:value-type="string" calcext:value-type="string">
            <text:p>Senior architect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15" office:value-type="float" office:value="75" calcext:value-type="float">
            <text:p>75</text:p>
          </table:table-cell>
          <table:table-cell table:number-columns-repeated="2" table:style-name="ce15" office:value-type="float" office:value="90" calcext:value-type="float">
            <text:p>90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table:style-name="ce15" office:value-type="string" calcext:value-type="string">
            <text:p>Miller</text:p>
          </table:table-cell>
          <table:table-cell office:value-type="string" calcext:value-type="string">
            <text:p>Junior architect</text:p>
          </table:table-cell>
          <table:table-cell office:value-type="float" office:value="150" calcext:value-type="float">
            <text:p>150</text:p>
          </table:table-cell>
          <table:table-cell/>
          <table:table-cell table:number-columns-repeated="3" table:style-name="ce15" office:value-type="float" office:value="110" calcext:value-type="float">
            <text:p>110</text:p>
          </table:table-cell>
          <table:table-cell table:number-columns-repeated="3" table:style-name="ce15" office:value-type="float" office:value="138" calcext:value-type="float">
            <text:p>138</text:p>
          </table:table-cell>
          <table:table-cell table:number-columns-repeated="16374"/>
        </table:table-row>
        <table:table-row table:style-name="ro1">
          <table:table-cell table:style-name="ce15" office:value-type="string" calcext:value-type="string">
            <text:p>Johnson</text:p>
          </table:table-cell>
          <table:table-cell office:value-type="string" calcext:value-type="string">
            <text:p>Senior developer</text:p>
          </table:table-cell>
          <table:table-cell office:value-type="float" office:value="200" calcext:value-type="float">
            <text:p>200</text:p>
          </table:table-cell>
          <table:table-cell/>
          <table:table-cell table:number-columns-repeated="2" table:style-name="ce15" office:value-type="float" office:value="80" calcext:value-type="float">
            <text:p>80</text:p>
          </table:table-cell>
          <table:table-cell table:number-columns-repeated="2" table:style-name="ce15" office:value-type="float" office:value="100" calcext:value-type="float">
            <text:p>10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16374"/>
        </table:table-row>
        <table:table-row table:style-name="ro1">
          <table:table-cell table:style-name="ce15" office:value-type="string" calcext:value-type="string">
            <text:p>Williams</text:p>
          </table:table-cell>
          <table:table-cell office:value-type="string" calcext:value-type="string">
            <text:p>Junior developer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table:style-name="ce15" office:value-type="float" office:value="50" calcext:value-type="float">
            <text:p>50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105" calcext:value-type="float">
            <text:p>105</text:p>
          </table:table-cell>
          <table:table-cell table:number-columns-repeated="2" table:style-name="ce15" office:value-type="float" office:value="100" calcext:value-type="float">
            <text:p>100</text:p>
          </table:table-cell>
          <table:table-cell table:number-columns-repeated="16374"/>
        </table:table-row>
        <table:table-row table:style-name="ro1">
          <table:table-cell table:style-name="ce15" office:value-type="string" calcext:value-type="string">
            <text:p>Brown</text:p>
          </table:table-cell>
          <table:table-cell office:value-type="string" calcext:value-type="string">
            <text:p>UX designer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60" office:value-type="float" office:value="120" calcext:value-type="float">
            <text:p>120</text:p>
          </table:table-cell>
          <table:table-cell table:number-columns-repeated="2" table:style-name="ce60" office:value-type="float" office:value="100" calcext:value-type="float">
            <text:p>100</text:p>
          </table:table-cell>
          <table:table-cell table:style-name="ce60" office:value-type="float" office:value="50" calcext:value-type="float">
            <text:p>50</text:p>
          </table:table-cell>
          <table:table-cell table:style-name="ce60" office:value-type="float" office:value="30" calcext:value-type="float">
            <text:p>3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16" office:value-type="string" calcext:value-type="string">
            <text:p>Samtal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4" office:value-type="string" calcext:value-type="string" table:number-columns-spanned="2" table:number-rows-spanned="1">
            <text:p>Óbeinn kostnaður</text:p>
          </table:table-cell>
          <table:covered-table-cell table:style-name="ce4"/>
          <table:table-cell table:style-name="ce35" office:value-type="percentage" office:value="0.28" calcext:value-type="percentage">
            <text:p>28%</text:p>
          </table:table-cell>
          <table:table-cell table:number-columns-repeated="1638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28"/>
          <table:table-cell table:style-name="ce29" table:number-columns-repeated="3"/>
          <table:table-cell table:style-name="ce28" table:number-columns-repeated="9"/>
          <table:table-cell/>
          <table:table-cell table:style-name="ce28" table:number-columns-repeated="2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 table:number-columns-spanned="2" table:number-rows-spanned="1">
            <text:p>PROJEKT BUDGET 2025</text:p>
          </table:table-cell>
          <table:covered-table-cell table:style-name="ce1"/>
          <table:table-cell table:number-columns-repeated="12"/>
          <table:table-cell table:style-name="ce62" office:value-type="string" calcext:value-type="string">
            <text:p>Zoom = 130</text:p>
          </table:table-cell>
          <table:table-cell table:style-name="ce15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table:style-name="ce15"/>
          <table:table-cell/>
          <table:table-cell table:style-name="ce1" office:value-type="string" calcext:value-type="string" table:number-columns-spanned="2" table:number-rows-spanned="1">
            <text:p>Stundensatz</text:p>
          </table:table-cell>
          <table:covered-table-cell table:style-name="ce1"/>
          <table:table-cell table:style-name="ce15"/>
          <table:table-cell table:style-name="ce16" table:number-columns-repeated="5"/>
          <table:table-cell table:number-columns-repeated="16374"/>
        </table:table-row>
        <table:table-row table:style-name="ro1">
          <table:table-cell table:style-name="ce16" office:value-type="string" calcext:value-type="string">
            <text:p>Name</text:p>
          </table:table-cell>
          <table:table-cell table:style-name="ce16" office:value-type="string" calcext:value-type="string">
            <text:p>Rolle</text:p>
          </table:table-cell>
          <table:table-cell table:style-name="ce16" office:value-type="string" calcext:value-type="string">
            <text:p>Netto</text:p>
          </table:table-cell>
          <table:table-cell table:style-name="ce16" office:value-type="string" calcext:value-type="string">
            <text:p>Brutto</text:p>
          </table:table-cell>
          <table:table-cell table:style-name="ce16" office:value-type="string" calcext:value-type="string">
            <text:p>Stunden/Monat</text:p>
          </table:table-cell>
          <table:table-cell table:number-columns-repeated="9"/>
          <table:table-cell table:style-name="ce62" office:value-type="string" calcext:value-type="string">
            <text:p>Name</text:p>
          </table:table-cell>
          <table:table-cell table:style-name="ce62" office:value-type="string" calcext:value-type="string">
            <text:p>Netto Stundensatz</text:p>
          </table:table-cell>
          <table:table-cell table:number-columns-repeated="16368"/>
        </table:table-row>
        <table:table-row table:style-name="ro1">
          <table:table-cell table:number-columns-repeated="14"/>
          <table:table-cell office:value-type="string" calcext:value-type="string">
            <text:p>Spalte C</text:p>
          </table:table-cell>
          <table:table-cell table:number-columns-repeated="16369"/>
        </table:table-row>
        <table:table-row table:style-name="ro1">
          <table:table-cell table:number-columns-repeated="4"/>
          <table:table-cell table:style-name="ce60" office:value-type="string" calcext:value-type="string">
            <text:p>Jan</text:p>
          </table:table-cell>
          <table:table-cell table:style-name="ce60" office:value-type="string" calcext:value-type="string">
            <text:p>Feb</text:p>
          </table:table-cell>
          <table:table-cell table:style-name="ce60" office:value-type="string" calcext:value-type="string">
            <text:p>Mär</text:p>
          </table:table-cell>
          <table:table-cell table:style-name="ce60" office:value-type="string" calcext:value-type="string">
            <text:p>Apr</text:p>
          </table:table-cell>
          <table:table-cell table:style-name="ce60" office:value-type="string" calcext:value-type="string">
            <text:p>Mai</text:p>
          </table:table-cell>
          <table:table-cell table:style-name="ce60" office:value-type="string" calcext:value-type="string">
            <text:p>Jun</text:p>
          </table:table-cell>
          <table:table-cell table:style-name="ce17" table:number-columns-repeated="3"/>
          <table:table-cell table:number-columns-repeated="16371"/>
        </table:table-row>
        <table:table-row table:style-name="ro1">
          <table:table-cell table:style-name="ce15" office:value-type="string" calcext:value-type="string">
            <text:p>Smith</text:p>
          </table:table-cell>
          <table:table-cell office:value-type="string" calcext:value-type="string">
            <text:p>Senior Architekt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15" office:value-type="float" office:value="75" calcext:value-type="float">
            <text:p>75</text:p>
          </table:table-cell>
          <table:table-cell table:number-columns-repeated="2" table:style-name="ce15" office:value-type="float" office:value="90" calcext:value-type="float">
            <text:p>90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4"/>
          <table:table-cell table:style-name="ce15"/>
          <table:table-cell table:style-name="ce63"/>
          <table:table-cell table:number-columns-repeated="16368"/>
        </table:table-row>
        <table:table-row table:style-name="ro1">
          <table:table-cell table:style-name="ce15" office:value-type="string" calcext:value-type="string">
            <text:p>Miller</text:p>
          </table:table-cell>
          <table:table-cell office:value-type="string" calcext:value-type="string">
            <text:p>Junior Architekt</text:p>
          </table:table-cell>
          <table:table-cell office:value-type="float" office:value="150" calcext:value-type="float">
            <text:p>150</text:p>
          </table:table-cell>
          <table:table-cell/>
          <table:table-cell table:number-columns-repeated="3" table:style-name="ce15" office:value-type="float" office:value="110" calcext:value-type="float">
            <text:p>110</text:p>
          </table:table-cell>
          <table:table-cell table:number-columns-repeated="3" table:style-name="ce15" office:value-type="float" office:value="138" calcext:value-type="float">
            <text:p>138</text:p>
          </table:table-cell>
          <table:table-cell table:number-columns-repeated="16374"/>
        </table:table-row>
        <table:table-row table:style-name="ro1">
          <table:table-cell table:style-name="ce15" office:value-type="string" calcext:value-type="string">
            <text:p>Johnson</text:p>
          </table:table-cell>
          <table:table-cell office:value-type="string" calcext:value-type="string">
            <text:p>Senior Entwickler</text:p>
          </table:table-cell>
          <table:table-cell office:value-type="float" office:value="200" calcext:value-type="float">
            <text:p>200</text:p>
          </table:table-cell>
          <table:table-cell/>
          <table:table-cell table:number-columns-repeated="2" table:style-name="ce15" office:value-type="float" office:value="80" calcext:value-type="float">
            <text:p>80</text:p>
          </table:table-cell>
          <table:table-cell table:number-columns-repeated="2" table:style-name="ce15" office:value-type="float" office:value="100" calcext:value-type="float">
            <text:p>10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16374"/>
        </table:table-row>
        <table:table-row table:style-name="ro1">
          <table:table-cell table:style-name="ce15" office:value-type="string" calcext:value-type="string">
            <text:p>Williams</text:p>
          </table:table-cell>
          <table:table-cell office:value-type="string" calcext:value-type="string">
            <text:p>Junior Entwickler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table:style-name="ce15" office:value-type="float" office:value="50" calcext:value-type="float">
            <text:p>50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105" calcext:value-type="float">
            <text:p>105</text:p>
          </table:table-cell>
          <table:table-cell table:number-columns-repeated="2" table:style-name="ce15" office:value-type="float" office:value="100" calcext:value-type="float">
            <text:p>100</text:p>
          </table:table-cell>
          <table:table-cell table:number-columns-repeated="16374"/>
        </table:table-row>
        <table:table-row table:style-name="ro1">
          <table:table-cell table:style-name="ce15" office:value-type="string" calcext:value-type="string">
            <text:p>Brown</text:p>
          </table:table-cell>
          <table:table-cell office:value-type="string" calcext:value-type="string">
            <text:p>UX-Designer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60" office:value-type="float" office:value="120" calcext:value-type="float">
            <text:p>120</text:p>
          </table:table-cell>
          <table:table-cell table:number-columns-repeated="2" table:style-name="ce60" office:value-type="float" office:value="100" calcext:value-type="float">
            <text:p>100</text:p>
          </table:table-cell>
          <table:table-cell table:style-name="ce60" office:value-type="float" office:value="50" calcext:value-type="float">
            <text:p>50</text:p>
          </table:table-cell>
          <table:table-cell table:style-name="ce60" office:value-type="float" office:value="30" calcext:value-type="float">
            <text:p>3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number-columns-repeated="17"/>
          <table:table-cell table:style-name="ce28" table:number-columns-repeated="16367"/>
        </table:table-row>
        <table:table-row table:style-name="ro1">
          <table:table-cell table:style-name="ce16" office:value-type="string" calcext:value-type="string">
            <text:p>Summ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4" office:value-type="string" calcext:value-type="string" table:number-columns-spanned="2" table:number-rows-spanned="1">
            <text:p>Arbeitgeberkostenpauschale</text:p>
          </table:table-cell>
          <table:covered-table-cell table:style-name="ce4"/>
          <table:table-cell table:style-name="ce35" office:value-type="percentage" office:value="0.28" calcext:value-type="percentage">
            <text:p>28%</text:p>
          </table:table-cell>
          <table:table-cell table:number-columns-repeated="13"/>
          <table:table-cell table:style-name="ce28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table:style-name="ce28"/>
          <table:table-cell table:style-name="ce29" table:number-columns-repeated="3"/>
          <table:table-cell table:style-name="ce28" table:number-columns-repeated="9"/>
          <table:table-cell/>
          <table:table-cell table:style-name="ce28" table:number-columns-repeated="2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 table:number-columns-spanned="2" table:number-rows-spanned="1">
            <text:p>PROJECT BUDGET 2025</text:p>
          </table:table-cell>
          <table:covered-table-cell table:style-name="ce1"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5"/>
          <table:table-cell/>
          <table:table-cell table:style-name="ce1" office:value-type="string" calcext:value-type="string" table:number-columns-spanned="2" table:number-rows-spanned="1">
            <text:p>Hourly rate</text:p>
          </table:table-cell>
          <table:covered-table-cell table:style-name="ce1"/>
          <table:table-cell table:style-name="ce15"/>
          <table:table-cell table:style-name="ce16" table:number-columns-repeated="7"/>
          <table:table-cell table:number-columns-repeated="16372"/>
        </table:table-row>
        <table:table-row table:style-name="ro1">
          <table:table-cell table:style-name="ce16" office:value-type="string" calcext:value-type="string">
            <text:p>Name</text:p>
          </table:table-cell>
          <table:table-cell table:style-name="ce16" office:value-type="string" calcext:value-type="string">
            <text:p>Role</text:p>
          </table:table-cell>
          <table:table-cell table:style-name="ce16" office:value-type="string" calcext:value-type="string">
            <text:p>net</text:p>
          </table:table-cell>
          <table:table-cell table:style-name="ce16" office:value-type="string" calcext:value-type="string">
            <text:p>gross</text:p>
          </table:table-cell>
          <table:table-cell table:style-name="ce16" office:value-type="string" calcext:value-type="string">
            <text:p>Hours/month</text:p>
          </table:table-cell>
          <table:table-cell table:number-columns-repeated="6"/>
          <table:table-cell table:style-name="ce61"/>
          <table:table-cell table:number-columns-repeated="2"/>
          <table:table-cell table:style-name="ce15" office:value-type="string" calcext:value-type="string">
            <text:p>name</text:p>
          </table:table-cell>
          <table:table-cell table:style-name="ce63" office:value-type="string" calcext:value-type="string">
            <text:p>net hourly rate</text:p>
          </table:table-cell>
          <table:table-cell table:number-columns-repeated="16368"/>
        </table:table-row>
        <table:table-row table:style-name="ro1">
          <table:table-cell table:number-columns-repeated="11"/>
          <table:table-cell table:style-name="ce16"/>
          <table:table-cell table:number-columns-repeated="2"/>
          <table:table-cell office:value-type="string" calcext:value-type="string">
            <text:p>Column C</text:p>
          </table:table-cell>
          <table:table-cell table:number-columns-repeated="16369"/>
        </table:table-row>
        <table:table-row table:style-name="ro1">
          <table:table-cell table:number-columns-repeated="4"/>
          <table:table-cell table:style-name="ce60" office:value-type="string" calcext:value-type="string">
            <text:p>Jan</text:p>
          </table:table-cell>
          <table:table-cell table:style-name="ce60" office:value-type="string" calcext:value-type="string">
            <text:p>Feb</text:p>
          </table:table-cell>
          <table:table-cell table:style-name="ce60" office:value-type="string" calcext:value-type="string">
            <text:p>Mar</text:p>
          </table:table-cell>
          <table:table-cell table:style-name="ce60" office:value-type="string" calcext:value-type="string">
            <text:p>Apr</text:p>
          </table:table-cell>
          <table:table-cell table:style-name="ce60" office:value-type="string" calcext:value-type="string">
            <text:p>May</text:p>
          </table:table-cell>
          <table:table-cell table:style-name="ce60" office:value-type="string" calcext:value-type="string">
            <text:p>Jun</text:p>
          </table:table-cell>
          <table:table-cell table:number-columns-repeated="16374"/>
        </table:table-row>
        <table:table-row table:style-name="ro1">
          <table:table-cell table:style-name="ce15" office:value-type="string" calcext:value-type="string">
            <text:p>Smith</text:p>
          </table:table-cell>
          <table:table-cell office:value-type="string" calcext:value-type="string">
            <text:p>Senior architect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15" office:value-type="float" office:value="75" calcext:value-type="float">
            <text:p>75</text:p>
          </table:table-cell>
          <table:table-cell table:number-columns-repeated="2" table:style-name="ce15" office:value-type="float" office:value="90" calcext:value-type="float">
            <text:p>90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table:style-name="ce15" office:value-type="string" calcext:value-type="string">
            <text:p>Miller</text:p>
          </table:table-cell>
          <table:table-cell office:value-type="string" calcext:value-type="string">
            <text:p>Junior architect</text:p>
          </table:table-cell>
          <table:table-cell office:value-type="float" office:value="150" calcext:value-type="float">
            <text:p>150</text:p>
          </table:table-cell>
          <table:table-cell/>
          <table:table-cell table:number-columns-repeated="3" table:style-name="ce15" office:value-type="float" office:value="110" calcext:value-type="float">
            <text:p>110</text:p>
          </table:table-cell>
          <table:table-cell table:number-columns-repeated="3" table:style-name="ce15" office:value-type="float" office:value="138" calcext:value-type="float">
            <text:p>138</text:p>
          </table:table-cell>
          <table:table-cell table:number-columns-repeated="16374"/>
        </table:table-row>
        <table:table-row table:style-name="ro1">
          <table:table-cell table:style-name="ce15" office:value-type="string" calcext:value-type="string">
            <text:p>Johnson</text:p>
          </table:table-cell>
          <table:table-cell office:value-type="string" calcext:value-type="string">
            <text:p>Senior developer</text:p>
          </table:table-cell>
          <table:table-cell office:value-type="float" office:value="200" calcext:value-type="float">
            <text:p>200</text:p>
          </table:table-cell>
          <table:table-cell/>
          <table:table-cell table:number-columns-repeated="2" table:style-name="ce15" office:value-type="float" office:value="80" calcext:value-type="float">
            <text:p>80</text:p>
          </table:table-cell>
          <table:table-cell table:number-columns-repeated="2" table:style-name="ce15" office:value-type="float" office:value="100" calcext:value-type="float">
            <text:p>10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16374"/>
        </table:table-row>
        <table:table-row table:style-name="ro1">
          <table:table-cell table:style-name="ce15" office:value-type="string" calcext:value-type="string">
            <text:p>Williams</text:p>
          </table:table-cell>
          <table:table-cell office:value-type="string" calcext:value-type="string">
            <text:p>Junior developer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table:style-name="ce15" office:value-type="float" office:value="50" calcext:value-type="float">
            <text:p>50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105" calcext:value-type="float">
            <text:p>105</text:p>
          </table:table-cell>
          <table:table-cell table:number-columns-repeated="2" table:style-name="ce15" office:value-type="float" office:value="100" calcext:value-type="float">
            <text:p>100</text:p>
          </table:table-cell>
          <table:table-cell table:number-columns-repeated="16374"/>
        </table:table-row>
        <table:table-row table:style-name="ro1">
          <table:table-cell table:style-name="ce15" office:value-type="string" calcext:value-type="string">
            <text:p>Brown</text:p>
          </table:table-cell>
          <table:table-cell office:value-type="string" calcext:value-type="string">
            <text:p>UX designer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60" office:value-type="float" office:value="120" calcext:value-type="float">
            <text:p>120</text:p>
          </table:table-cell>
          <table:table-cell table:number-columns-repeated="2" table:style-name="ce60" office:value-type="float" office:value="100" calcext:value-type="float">
            <text:p>100</text:p>
          </table:table-cell>
          <table:table-cell table:style-name="ce60" office:value-type="float" office:value="50" calcext:value-type="float">
            <text:p>50</text:p>
          </table:table-cell>
          <table:table-cell table:style-name="ce60" office:value-type="float" office:value="30" calcext:value-type="float">
            <text:p>3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16" office:value-type="string" calcext:value-type="string">
            <text:p>Total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4" office:value-type="string" calcext:value-type="string" table:number-columns-spanned="2" table:number-rows-spanned="1">
            <text:p>Overhead cost</text:p>
          </table:table-cell>
          <table:covered-table-cell table:style-name="ce4"/>
          <table:table-cell table:style-name="ce35" office:value-type="percentage" office:value="0.28" calcext:value-type="percentage">
            <text:p>28%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28"/>
          <table:table-cell table:style-name="ce29" table:number-columns-repeated="3"/>
          <table:table-cell table:style-name="ce28" table:number-columns-repeated="9"/>
          <table:table-cell/>
          <table:table-cell table:style-name="ce28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 table:number-columns-spanned="2" table:number-rows-spanned="1">
            <text:p>VERKEFNIS FJÁRHAGSÁÆTLUN 2025 </text:p>
          </table:table-cell>
          <table:covered-table-cell table:style-name="ce1"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5"/>
          <table:table-cell/>
          <table:table-cell table:style-name="ce1" office:value-type="string" calcext:value-type="string" table:number-columns-spanned="2" table:number-rows-spanned="1">
            <text:p>Tímakaup</text:p>
          </table:table-cell>
          <table:covered-table-cell table:style-name="ce1"/>
          <table:table-cell table:style-name="ce15"/>
          <table:table-cell table:style-name="ce16" table:number-columns-repeated="7"/>
          <table:table-cell table:number-columns-repeated="16372"/>
        </table:table-row>
        <table:table-row table:style-name="ro1">
          <table:table-cell table:style-name="ce16" office:value-type="string" calcext:value-type="string">
            <text:p>Nafn</text:p>
          </table:table-cell>
          <table:table-cell table:style-name="ce16" office:value-type="string" calcext:value-type="string">
            <text:p>Starfsheiti</text:p>
          </table:table-cell>
          <table:table-cell table:style-name="ce16" office:value-type="string" calcext:value-type="string">
            <text:p>Nettó</text:p>
          </table:table-cell>
          <table:table-cell table:style-name="ce16" office:value-type="string" calcext:value-type="string">
            <text:p>Brúttó</text:p>
          </table:table-cell>
          <table:table-cell table:style-name="ce16" office:value-type="string" calcext:value-type="string">
            <text:p>Klukkutímar/Mánuð</text:p>
          </table:table-cell>
          <table:table-cell table:number-columns-repeated="6"/>
          <table:table-cell table:style-name="ce61"/>
          <table:table-cell table:number-columns-repeated="2"/>
          <table:table-cell table:style-name="ce15" table:formula="of:=[.A60]" office:value-type="string" office:string-value="Nafn" calcext:value-type="string">
            <text:p>Nafn</text:p>
          </table:table-cell>
          <table:table-cell table:style-name="ce13" office:value-type="string" calcext:value-type="string">
            <text:p>Nettó Tímakaup</text:p>
          </table:table-cell>
          <table:table-cell table:number-columns-repeated="16368"/>
        </table:table-row>
        <table:table-row table:style-name="ro1">
          <table:table-cell table:number-columns-repeated="11"/>
          <table:table-cell table:style-name="ce16"/>
          <table:table-cell table:number-columns-repeated="2"/>
          <table:table-cell office:value-type="string" calcext:value-type="string">
            <text:p>dálkur C</text:p>
          </table:table-cell>
          <table:table-cell table:number-columns-repeated="16369"/>
        </table:table-row>
        <table:table-row table:style-name="ro1">
          <table:table-cell table:number-columns-repeated="4"/>
          <table:table-cell table:style-name="ce60" office:value-type="string" calcext:value-type="string">
            <text:p>Jan</text:p>
          </table:table-cell>
          <table:table-cell table:style-name="ce60" office:value-type="string" calcext:value-type="string">
            <text:p>Feb</text:p>
          </table:table-cell>
          <table:table-cell table:style-name="ce60" office:value-type="string" calcext:value-type="string">
            <text:p>Mar</text:p>
          </table:table-cell>
          <table:table-cell table:style-name="ce60" office:value-type="string" calcext:value-type="string">
            <text:p>Apr</text:p>
          </table:table-cell>
          <table:table-cell table:style-name="ce10" office:value-type="string" calcext:value-type="string">
            <text:p>Maí</text:p>
          </table:table-cell>
          <table:table-cell table:style-name="ce10" office:value-type="string" calcext:value-type="string">
            <text:p>Jún</text:p>
          </table:table-cell>
          <table:table-cell table:number-columns-repeated="16374"/>
        </table:table-row>
        <table:table-row table:style-name="ro1">
          <table:table-cell table:style-name="ce15" office:value-type="string" calcext:value-type="string">
            <text:p>Smith</text:p>
          </table:table-cell>
          <table:table-cell office:value-type="string" calcext:value-type="string">
            <text:p>Senior architect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15" office:value-type="float" office:value="75" calcext:value-type="float">
            <text:p>75</text:p>
          </table:table-cell>
          <table:table-cell table:number-columns-repeated="2" table:style-name="ce15" office:value-type="float" office:value="90" calcext:value-type="float">
            <text:p>90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table:style-name="ce15" office:value-type="string" calcext:value-type="string">
            <text:p>Miller</text:p>
          </table:table-cell>
          <table:table-cell office:value-type="string" calcext:value-type="string">
            <text:p>Junior architect</text:p>
          </table:table-cell>
          <table:table-cell office:value-type="float" office:value="150" calcext:value-type="float">
            <text:p>150</text:p>
          </table:table-cell>
          <table:table-cell/>
          <table:table-cell table:number-columns-repeated="3" table:style-name="ce15" office:value-type="float" office:value="110" calcext:value-type="float">
            <text:p>110</text:p>
          </table:table-cell>
          <table:table-cell table:number-columns-repeated="3" table:style-name="ce15" office:value-type="float" office:value="138" calcext:value-type="float">
            <text:p>138</text:p>
          </table:table-cell>
          <table:table-cell table:number-columns-repeated="16374"/>
        </table:table-row>
        <table:table-row table:style-name="ro1">
          <table:table-cell table:style-name="ce15" office:value-type="string" calcext:value-type="string">
            <text:p>Johnson</text:p>
          </table:table-cell>
          <table:table-cell office:value-type="string" calcext:value-type="string">
            <text:p>Senior developer</text:p>
          </table:table-cell>
          <table:table-cell office:value-type="float" office:value="200" calcext:value-type="float">
            <text:p>200</text:p>
          </table:table-cell>
          <table:table-cell/>
          <table:table-cell table:number-columns-repeated="2" table:style-name="ce15" office:value-type="float" office:value="80" calcext:value-type="float">
            <text:p>80</text:p>
          </table:table-cell>
          <table:table-cell table:number-columns-repeated="2" table:style-name="ce15" office:value-type="float" office:value="100" calcext:value-type="float">
            <text:p>10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16374"/>
        </table:table-row>
        <table:table-row table:style-name="ro1">
          <table:table-cell table:style-name="ce15" office:value-type="string" calcext:value-type="string">
            <text:p>Williams</text:p>
          </table:table-cell>
          <table:table-cell office:value-type="string" calcext:value-type="string">
            <text:p>Junior developer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table:style-name="ce15" office:value-type="float" office:value="50" calcext:value-type="float">
            <text:p>50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105" calcext:value-type="float">
            <text:p>105</text:p>
          </table:table-cell>
          <table:table-cell table:number-columns-repeated="2" table:style-name="ce15" office:value-type="float" office:value="100" calcext:value-type="float">
            <text:p>100</text:p>
          </table:table-cell>
          <table:table-cell table:number-columns-repeated="16374"/>
        </table:table-row>
        <table:table-row table:style-name="ro1">
          <table:table-cell table:style-name="ce15" office:value-type="string" calcext:value-type="string">
            <text:p>Brown</text:p>
          </table:table-cell>
          <table:table-cell office:value-type="string" calcext:value-type="string">
            <text:p>UX designer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60" office:value-type="float" office:value="120" calcext:value-type="float">
            <text:p>120</text:p>
          </table:table-cell>
          <table:table-cell table:number-columns-repeated="2" table:style-name="ce60" office:value-type="float" office:value="100" calcext:value-type="float">
            <text:p>100</text:p>
          </table:table-cell>
          <table:table-cell table:style-name="ce60" office:value-type="float" office:value="50" calcext:value-type="float">
            <text:p>50</text:p>
          </table:table-cell>
          <table:table-cell table:style-name="ce60" office:value-type="float" office:value="30" calcext:value-type="float">
            <text:p>30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16" office:value-type="string" calcext:value-type="string">
            <text:p>Samtal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4" office:value-type="string" calcext:value-type="string" table:number-columns-spanned="2" table:number-rows-spanned="1">
            <text:p>Óbeinn kostnaður</text:p>
          </table:table-cell>
          <table:covered-table-cell table:style-name="ce4"/>
          <table:table-cell table:style-name="ce35" office:value-type="percentage" office:value="0.28" calcext:value-type="percentage">
            <text:p>28%</text:p>
          </table:table-cell>
          <table:table-cell table:number-columns-repeated="16381"/>
        </table:table-row>
        <table:table-row table:style-name="ro1" table:number-rows-repeated="104850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ask_1" table:style-name="ta2">
        <table:shapes>
          <draw:custom-shape draw:z-index="0" draw:name="Textrahmen 2" draw:style-name="gr1" draw:text-style-name="P2" svg:width="7.555cm" svg:height="3.841cm" svg:x="0.668cm" svg:y="9.677cm">
            <text:p text:style-name="P1"><text:span text:style-name="T1"><text:s/></text:span><text:span text:style-name="T2">Hints:</text:span></text:p>
            <text:p text:style-name="P1"><text:span text:style-name="T1"><text:s/></text:span><text:span text:style-name="T1">Data Edit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Veränderung Zelleintra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1" table:default-cell-style-name="Default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number-columns-repeated="9" table:default-cell-style-name="Default"/>
        <table:table-column table:style-name="co1" table:default-cell-style-name="ce28"/>
        <table:table-row table:style-name="ro1">
          <table:table-cell table:style-name="ce1" table:formula="of:=[$startpage.A1]" office:value-type="string" office:string-value="VERKEFNIS FJÁRHAGSÁÆTLUN 2025 " calcext:value-type="string" table:number-columns-spanned="3" table:number-rows-spanned="1">
            <text:p>VERKEFNIS FJÁRHAGSÁÆTLUN 2025 </text:p>
          </table:table-cell>
          <table:covered-table-cell table:style-name="ce1"/>
          <table:covered-table-cell/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style-name="ce15"/>
          <table:table-cell/>
          <table:table-cell table:style-name="ce1" table:formula="of:=[$startpage.C3]" office:value-type="string" office:string-value="Tímakaup" calcext:value-type="string" table:number-columns-spanned="2" table:number-rows-spanned="1">
            <text:p>Tímakaup</text:p>
          </table:table-cell>
          <table:covered-table-cell table:style-name="ce1"/>
          <table:table-cell table:style-name="ce15"/>
          <table:table-cell table:style-name="ce16" table:number-columns-repeated="5"/>
          <table:table-cell table:number-columns-repeated="4"/>
        </table:table-row>
        <table:table-row table:style-name="ro1">
          <table:table-cell table:style-name="ce16" table:formula="of:=[$startpage.A4]" office:value-type="string" office:string-value="Nafn" calcext:value-type="string">
            <text:p>Nafn</text:p>
          </table:table-cell>
          <table:table-cell table:style-name="ce16" table:formula="of:=[$startpage.B4]" office:value-type="string" office:string-value="Starfsheiti" calcext:value-type="string">
            <text:p>Starfsheiti</text:p>
          </table:table-cell>
          <table:table-cell table:style-name="ce16" table:formula="of:=[$startpage.C4]" office:value-type="string" office:string-value="Nettó" calcext:value-type="string">
            <text:p>Nettó</text:p>
          </table:table-cell>
          <table:table-cell table:style-name="ce16" table:formula="of:=[$startpage.D4]" office:value-type="string" office:string-value="Brúttó" calcext:value-type="string">
            <text:p>Brúttó</text:p>
          </table:table-cell>
          <table:table-cell table:style-name="ce16" table:formula="of:=[$startpage.E4]" office:value-type="string" office:string-value="Klukkutímar/Mánuð" calcext:value-type="string">
            <text:p>Klukkutímar/Mánuð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table:style-name="ce60" table:formula="of:=[$startpage.E6]" office:value-type="string" office:string-value="Jan" calcext:value-type="string">
            <text:p>Jan</text:p>
          </table:table-cell>
          <table:table-cell table:style-name="ce60" table:formula="of:=[$startpage.F6]" office:value-type="string" office:string-value="Feb" calcext:value-type="string">
            <text:p>Feb</text:p>
          </table:table-cell>
          <table:table-cell table:style-name="ce60" table:formula="of:=[$startpage.G6]" office:value-type="string" office:string-value="Mar" calcext:value-type="string">
            <text:p>Mar</text:p>
          </table:table-cell>
          <table:table-cell table:style-name="ce60" table:formula="of:=[$startpage.H6]" office:value-type="string" office:string-value="Apr" calcext:value-type="string">
            <text:p>Apr</text:p>
          </table:table-cell>
          <table:table-cell table:style-name="ce60" table:formula="of:=[$startpage.I6]" office:value-type="string" office:string-value="Maí" calcext:value-type="string">
            <text:p>Maí</text:p>
          </table:table-cell>
          <table:table-cell table:style-name="ce60" table:formula="of:=[$startpage.J6]" office:value-type="string" office:string-value="Jún" calcext:value-type="string">
            <text:p>Jún</text:p>
          </table:table-cell>
          <table:table-cell table:number-columns-repeated="4"/>
        </table:table-row>
        <table:table-row table:style-name="ro1">
          <table:table-cell table:style-name="ce15" table:formula="of:=[$startpage.A7]" office:value-type="string" office:string-value="Smith" calcext:value-type="string">
            <text:p>Smith</text:p>
          </table:table-cell>
          <table:table-cell table:formula="of:=[$startpage.B7]" office:value-type="string" office:string-value="Senior architect" calcext:value-type="string">
            <text:p>Senior architect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15" table:formula="of:=[$startpage.E7]" office:value-type="float" office:value="75" calcext:value-type="float">
            <text:p>75</text:p>
          </table:table-cell>
          <table:table-cell table:style-name="ce15" table:formula="of:=[$startpage.F7]" office:value-type="float" office:value="90" calcext:value-type="float">
            <text:p>90</text:p>
          </table:table-cell>
          <table:table-cell table:style-name="ce15" table:formula="of:=[$startpage.G7]" office:value-type="float" office:value="90" calcext:value-type="float">
            <text:p>90</text:p>
          </table:table-cell>
          <table:table-cell table:style-name="ce15" table:formula="of:=[$startpage.H7]" office:value-type="float" office:value="70" calcext:value-type="float">
            <text:p>70</text:p>
          </table:table-cell>
          <table:table-cell table:style-name="ce15" table:formula="of:=[$startpage.I7]" office:value-type="float" office:value="60" calcext:value-type="float">
            <text:p>60</text:p>
          </table:table-cell>
          <table:table-cell table:style-name="ce15" table:formula="of:=[$startpage.J7]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style-name="ce15" table:formula="of:=[$startpage.A8]" office:value-type="string" office:string-value="Miller" calcext:value-type="string">
            <text:p>Miller</text:p>
          </table:table-cell>
          <table:table-cell table:formula="of:=[$startpage.B8]" office:value-type="string" office:string-value="Junior architect" calcext:value-type="string">
            <text:p>Junior architect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5" table:formula="of:=[$startpage.E8]" office:value-type="float" office:value="110" calcext:value-type="float">
            <text:p>110</text:p>
          </table:table-cell>
          <table:table-cell table:style-name="ce15" table:formula="of:=[$startpage.F8]" office:value-type="float" office:value="110" calcext:value-type="float">
            <text:p>110</text:p>
          </table:table-cell>
          <table:table-cell table:style-name="ce15" table:formula="of:=[$startpage.G8]" office:value-type="float" office:value="110" calcext:value-type="float">
            <text:p>110</text:p>
          </table:table-cell>
          <table:table-cell table:style-name="ce15" table:formula="of:=[$startpage.H8]" office:value-type="float" office:value="138" calcext:value-type="float">
            <text:p>138</text:p>
          </table:table-cell>
          <table:table-cell table:style-name="ce15" table:formula="of:=[$startpage.I8]" office:value-type="float" office:value="138" calcext:value-type="float">
            <text:p>138</text:p>
          </table:table-cell>
          <table:table-cell table:style-name="ce15" table:formula="of:=[$startpage.J8]"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table:style-name="ce15" table:formula="of:=[$startpage.A9]" office:value-type="string" office:string-value="Johnson" calcext:value-type="string">
            <text:p>Johnson</text:p>
          </table:table-cell>
          <table:table-cell table:formula="of:=[$startpage.B9]" office:value-type="string" office:string-value="Senior developer" calcext:value-type="string">
            <text:p>Senior developer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15" table:formula="of:=[$startpage.E9]" office:value-type="float" office:value="80" calcext:value-type="float">
            <text:p>80</text:p>
          </table:table-cell>
          <table:table-cell table:style-name="ce126" office:value-type="float" office:value="100" calcext:value-type="float">
            <text:p>100</text:p>
          </table:table-cell>
          <table:table-cell table:style-name="ce15" table:formula="of:=[$startpage.G9]" office:value-type="float" office:value="100" calcext:value-type="float">
            <text:p>100</text:p>
          </table:table-cell>
          <table:table-cell table:style-name="ce15" table:formula="of:=[$startpage.H9]" office:value-type="float" office:value="100" calcext:value-type="float">
            <text:p>100</text:p>
          </table:table-cell>
          <table:table-cell table:style-name="ce15" table:formula="of:=[$startpage.I9]" office:value-type="float" office:value="50" calcext:value-type="float">
            <text:p>50</text:p>
          </table:table-cell>
          <table:table-cell table:style-name="ce15" table:formula="of:=[$startpage.J9]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5" table:formula="of:=[$startpage.A10]" office:value-type="string" office:string-value="Williams" calcext:value-type="string">
            <text:p>Williams</text:p>
          </table:table-cell>
          <table:table-cell table:formula="of:=[$startpage.B10]" office:value-type="string" office:string-value="Junior developer" calcext:value-type="string">
            <text:p>Junior developer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5" table:formula="of:=[$startpage.E10]" office:value-type="float" office:value="50" calcext:value-type="float">
            <text:p>50</text:p>
          </table:table-cell>
          <table:table-cell table:style-name="ce15" table:formula="of:=[$startpage.F10]" office:value-type="float" office:value="50" calcext:value-type="float">
            <text:p>50</text:p>
          </table:table-cell>
          <table:table-cell table:style-name="ce15" table:formula="of:=[$startpage.G10]" office:value-type="float" office:value="70" calcext:value-type="float">
            <text:p>70</text:p>
          </table:table-cell>
          <table:table-cell table:style-name="ce15" table:formula="of:=[$startpage.H10]" office:value-type="float" office:value="105" calcext:value-type="float">
            <text:p>105</text:p>
          </table:table-cell>
          <table:table-cell table:style-name="ce15" table:formula="of:=[$startpage.I10]" office:value-type="float" office:value="100" calcext:value-type="float">
            <text:p>100</text:p>
          </table:table-cell>
          <table:table-cell table:style-name="ce15" table:formula="of:=[$startpage.J1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style-name="ce15" table:formula="of:=[$startpage.A11]" office:value-type="string" office:string-value="Brown" calcext:value-type="string">
            <text:p>Brown</text:p>
          </table:table-cell>
          <table:table-cell table:formula="of:=[$startpage.B11]" office:value-type="string" office:string-value="UX designer" calcext:value-type="string">
            <text:p>UX designer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5" table:formula="of:=[$startpage.E11]" office:value-type="float" office:value="120" calcext:value-type="float">
            <text:p>120</text:p>
          </table:table-cell>
          <table:table-cell table:style-name="ce15" table:formula="of:=[$startpage.F11]" office:value-type="float" office:value="100" calcext:value-type="float">
            <text:p>100</text:p>
          </table:table-cell>
          <table:table-cell table:style-name="ce15" table:formula="of:=[$startpage.G11]" office:value-type="float" office:value="100" calcext:value-type="float">
            <text:p>100</text:p>
          </table:table-cell>
          <table:table-cell table:style-name="ce15" table:formula="of:=[$startpage.H11]" office:value-type="float" office:value="50" calcext:value-type="float">
            <text:p>50</text:p>
          </table:table-cell>
          <table:table-cell table:style-name="ce15" table:formula="of:=[$startpage.I11]" office:value-type="float" office:value="30" calcext:value-type="float">
            <text:p>30</text:p>
          </table:table-cell>
          <table:table-cell table:style-name="ce15" table:formula="of:=[$startpage.J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88" table:number-columns-repeated="6"/>
          <table:table-cell table:number-columns-repeated="4"/>
        </table:table-row>
        <table:table-row table:style-name="ro1">
          <table:table-cell table:style-name="ce16" table:formula="of:=[$startpage.A13]" office:value-type="string" office:string-value="Samtals" calcext:value-type="string">
            <text:p>Samtals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4" table:formula="of:=[$startpage.A15]" office:value-type="string" office:string-value="Óbeinn kostnaður" calcext:value-type="string" table:number-columns-spanned="2" table:number-rows-spanned="1">
            <text:p>Óbeinn kostnaður</text:p>
          </table:table-cell>
          <table:covered-table-cell table:style-name="ce4"/>
          <table:table-cell table:style-name="ce35" office:value-type="percentage" office:value="0.28" calcext:value-type="percentage">
            <text:p>28%</text:p>
          </table:table-cell>
          <table:table-cell table:number-columns-repeated="11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28"/>
          <table:table-cell table:style-name="ce29" table:number-columns-repeated="3"/>
          <table:table-cell table:style-name="ce28" table:number-columns-repeated="9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4"/>
          <table:table-cell>
            <draw:custom-shape draw:z-index="2" draw:name="Textrahmen 33" draw:style-name="gr2" draw:text-style-name="P3" svg:width="7.553cm" svg:height="3.841cm" svg:x="0.827cm" svg:y="0.362cm">
              <text:p text:style-name="P1"><text:span text:style-name="T3"><text:s/></text:span><text:span text:style-name="T4">Notes:</text:span></text:p>
              <text:p text:style-name="P1"><text:span text:style-name="T5"><text:s/>“ </text:span><text:span text:style-name="T5">Enter the value [A] 100 [P1] into cell F9 [P2].”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>
            <draw:custom-shape draw:z-index="1" draw:name="Textrahmen 1" draw:style-name="gr3" draw:text-style-name="P4" svg:width="7.552cm" svg:height="3.841cm" svg:x="1.61cm" svg:y="0.305cm">
              <text:p text:style-name="P1"><text:span text:style-name="T3"><text:s/></text:span><text:span text:style-name="T4">Expected solution:</text:span></text:p>
              <text:p text:style-name="P1"><text:span text:style-name="T3"><text:s/>“</text:span><text:span text:style-name="T3">move F9 to 100”</text:span></text:p>
              <text:p text:style-name="P1"><text:span text:style-name="T3"><text:s/>→ </text:span><text:span text:style-name="T3">semantics in voic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"/>
        </table:table-row>
        <table:table-row table:style-name="ro1" table:number-rows-repeated="104855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task_2" table:style-name="ta2">
        <table:shapes>
          <draw:custom-shape draw:z-index="0" draw:name="Textrahmen 2" draw:style-name="gr4" draw:text-style-name="P2" svg:width="7.555cm" svg:height="3.841cm" svg:x="0.668cm" svg:y="9.677cm">
            <text:p text:style-name="P1"><text:span text:style-name="T1"><text:s/></text:span><text:span text:style-name="T2">Hints:</text:span></text:p>
            <text:p text:style-name="P1"><text:span text:style-name="T1"><text:s/></text:span><text:span text:style-name="T1">Data Edit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Veränderung Zelleintra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1" table:default-cell-style-name="Default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number-columns-repeated="9" table:default-cell-style-name="Default"/>
        <table:table-column table:style-name="co1" table:default-cell-style-name="ce28"/>
        <table:table-row table:style-name="ro1">
          <table:table-cell table:style-name="ce1" table:formula="of:=[$startpage.A1]" office:value-type="string" office:string-value="VERKEFNIS FJÁRHAGSÁÆTLUN 2025 " calcext:value-type="string" table:number-columns-spanned="3" table:number-rows-spanned="1">
            <text:p>VERKEFNIS FJÁRHAGSÁÆTLUN 2025 </text:p>
          </table:table-cell>
          <table:covered-table-cell table:style-name="ce1"/>
          <table:covered-table-cell/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style-name="ce15"/>
          <table:table-cell/>
          <table:table-cell table:style-name="ce1" table:formula="of:=[$startpage.C3]" office:value-type="string" office:string-value="Tímakaup" calcext:value-type="string" table:number-columns-spanned="2" table:number-rows-spanned="1">
            <text:p>Tímakaup</text:p>
          </table:table-cell>
          <table:covered-table-cell table:style-name="ce1"/>
          <table:table-cell table:style-name="ce15"/>
          <table:table-cell table:style-name="ce16" table:number-columns-repeated="5"/>
          <table:table-cell table:number-columns-repeated="4"/>
        </table:table-row>
        <table:table-row table:style-name="ro1">
          <table:table-cell table:style-name="ce16" table:formula="of:=[$startpage.A4]" office:value-type="string" office:string-value="Nafn" calcext:value-type="string">
            <text:p>Nafn</text:p>
          </table:table-cell>
          <table:table-cell table:style-name="ce16" table:formula="of:=[$startpage.B4]" office:value-type="string" office:string-value="Starfsheiti" calcext:value-type="string">
            <text:p>Starfsheiti</text:p>
          </table:table-cell>
          <table:table-cell table:style-name="ce16" table:formula="of:=[$startpage.C4]" office:value-type="string" office:string-value="Nettó" calcext:value-type="string">
            <text:p>Nettó</text:p>
          </table:table-cell>
          <table:table-cell table:style-name="ce16" table:formula="of:=[$startpage.D4]" office:value-type="string" office:string-value="Brúttó" calcext:value-type="string">
            <text:p>Brúttó</text:p>
          </table:table-cell>
          <table:table-cell table:style-name="ce16" table:formula="of:=[$startpage.E4]" office:value-type="string" office:string-value="Klukkutímar/Mánuð" calcext:value-type="string">
            <text:p>Klukkutímar/Mánuð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table:style-name="ce60" table:formula="of:=[$startpage.E6]" office:value-type="string" office:string-value="Jan" calcext:value-type="string">
            <text:p>Jan</text:p>
          </table:table-cell>
          <table:table-cell table:style-name="ce60" table:formula="of:=[$startpage.F6]" office:value-type="string" office:string-value="Feb" calcext:value-type="string">
            <text:p>Feb</text:p>
          </table:table-cell>
          <table:table-cell table:style-name="ce60" table:formula="of:=[$startpage.G6]" office:value-type="string" office:string-value="Mar" calcext:value-type="string">
            <text:p>Mar</text:p>
          </table:table-cell>
          <table:table-cell table:style-name="ce60" table:formula="of:=[$startpage.H6]" office:value-type="string" office:string-value="Apr" calcext:value-type="string">
            <text:p>Apr</text:p>
          </table:table-cell>
          <table:table-cell table:style-name="ce60" table:formula="of:=[$startpage.I6]" office:value-type="string" office:string-value="Maí" calcext:value-type="string">
            <text:p>Maí</text:p>
          </table:table-cell>
          <table:table-cell table:style-name="ce60" table:formula="of:=[$startpage.J6]" office:value-type="string" office:string-value="Jún" calcext:value-type="string">
            <text:p>Jún</text:p>
          </table:table-cell>
          <table:table-cell table:number-columns-repeated="4"/>
        </table:table-row>
        <table:table-row table:style-name="ro1">
          <table:table-cell table:style-name="ce15" table:formula="of:=[$startpage.A7]" office:value-type="string" office:string-value="Smith" calcext:value-type="string">
            <text:p>Smith</text:p>
          </table:table-cell>
          <table:table-cell table:formula="of:=[$startpage.B7]" office:value-type="string" office:string-value="Senior architect" calcext:value-type="string">
            <text:p>Senior architect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15" table:formula="of:=[$startpage.E7]" office:value-type="float" office:value="75" calcext:value-type="float">
            <text:p>75</text:p>
          </table:table-cell>
          <table:table-cell table:style-name="ce15" table:formula="of:=[$startpage.F7]" office:value-type="float" office:value="90" calcext:value-type="float">
            <text:p>90</text:p>
          </table:table-cell>
          <table:table-cell table:style-name="ce15" table:formula="of:=[$startpage.G7]" office:value-type="float" office:value="90" calcext:value-type="float">
            <text:p>90</text:p>
          </table:table-cell>
          <table:table-cell table:style-name="ce15" table:formula="of:=[$startpage.H7]" office:value-type="float" office:value="70" calcext:value-type="float">
            <text:p>70</text:p>
          </table:table-cell>
          <table:table-cell table:style-name="ce15" table:formula="of:=[$startpage.I7]" office:value-type="float" office:value="60" calcext:value-type="float">
            <text:p>60</text:p>
          </table:table-cell>
          <table:table-cell table:style-name="ce15" table:formula="of:=[$startpage.J7]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style-name="ce15" table:formula="of:=[$startpage.A8]" office:value-type="string" office:string-value="Miller" calcext:value-type="string">
            <text:p>Miller</text:p>
          </table:table-cell>
          <table:table-cell table:formula="of:=[$startpage.B8]" office:value-type="string" office:string-value="Junior architect" calcext:value-type="string">
            <text:p>Junior architect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26"/>
          <table:table-cell table:style-name="ce15" table:formula="of:=[$startpage.F8]" office:value-type="float" office:value="110" calcext:value-type="float">
            <text:p>110</text:p>
          </table:table-cell>
          <table:table-cell table:style-name="ce15" table:formula="of:=[$startpage.G8]" office:value-type="float" office:value="110" calcext:value-type="float">
            <text:p>110</text:p>
          </table:table-cell>
          <table:table-cell table:style-name="ce15" table:formula="of:=[$startpage.H8]" office:value-type="float" office:value="138" calcext:value-type="float">
            <text:p>138</text:p>
          </table:table-cell>
          <table:table-cell table:style-name="ce15" table:formula="of:=[$startpage.I8]" office:value-type="float" office:value="138" calcext:value-type="float">
            <text:p>138</text:p>
          </table:table-cell>
          <table:table-cell table:style-name="ce15" table:formula="of:=[$startpage.J8]"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table:style-name="ce15" table:formula="of:=[$startpage.A9]" office:value-type="string" office:string-value="Johnson" calcext:value-type="string">
            <text:p>Johnson</text:p>
          </table:table-cell>
          <table:table-cell table:formula="of:=[$startpage.B9]" office:value-type="string" office:string-value="Senior developer" calcext:value-type="string">
            <text:p>Senior developer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15" table:formula="of:=[$startpage.E9]" office:value-type="float" office:value="80" calcext:value-type="float">
            <text:p>80</text:p>
          </table:table-cell>
          <table:table-cell table:style-name="ce15" table:formula="of:=[$startpage.F9]" office:value-type="float" office:value="80" calcext:value-type="float">
            <text:p>80</text:p>
          </table:table-cell>
          <table:table-cell table:style-name="ce15" table:formula="of:=[$startpage.G9]" office:value-type="float" office:value="100" calcext:value-type="float">
            <text:p>100</text:p>
          </table:table-cell>
          <table:table-cell table:style-name="ce15" table:formula="of:=[$startpage.H9]" office:value-type="float" office:value="100" calcext:value-type="float">
            <text:p>100</text:p>
          </table:table-cell>
          <table:table-cell table:style-name="ce15" table:formula="of:=[$startpage.I9]" office:value-type="float" office:value="50" calcext:value-type="float">
            <text:p>50</text:p>
          </table:table-cell>
          <table:table-cell table:style-name="ce15" table:formula="of:=[$startpage.J9]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5" table:formula="of:=[$startpage.A10]" office:value-type="string" office:string-value="Williams" calcext:value-type="string">
            <text:p>Williams</text:p>
          </table:table-cell>
          <table:table-cell table:formula="of:=[$startpage.B10]" office:value-type="string" office:string-value="Junior developer" calcext:value-type="string">
            <text:p>Junior developer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5" table:formula="of:=[$startpage.E10]" office:value-type="float" office:value="50" calcext:value-type="float">
            <text:p>50</text:p>
          </table:table-cell>
          <table:table-cell table:style-name="ce15" table:formula="of:=[$startpage.F10]" office:value-type="float" office:value="50" calcext:value-type="float">
            <text:p>50</text:p>
          </table:table-cell>
          <table:table-cell table:style-name="ce15" table:formula="of:=[$startpage.G10]" office:value-type="float" office:value="70" calcext:value-type="float">
            <text:p>70</text:p>
          </table:table-cell>
          <table:table-cell table:style-name="ce15" table:formula="of:=[$startpage.H10]" office:value-type="float" office:value="105" calcext:value-type="float">
            <text:p>105</text:p>
          </table:table-cell>
          <table:table-cell table:style-name="ce15" table:formula="of:=[$startpage.I10]" office:value-type="float" office:value="100" calcext:value-type="float">
            <text:p>100</text:p>
          </table:table-cell>
          <table:table-cell table:style-name="ce15" table:formula="of:=[$startpage.J1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style-name="ce15" table:formula="of:=[$startpage.A11]" office:value-type="string" office:string-value="Brown" calcext:value-type="string">
            <text:p>Brown</text:p>
          </table:table-cell>
          <table:table-cell table:formula="of:=[$startpage.B11]" office:value-type="string" office:string-value="UX designer" calcext:value-type="string">
            <text:p>UX designer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5" table:formula="of:=[$startpage.E11]" office:value-type="float" office:value="120" calcext:value-type="float">
            <text:p>120</text:p>
          </table:table-cell>
          <table:table-cell table:style-name="ce15" table:formula="of:=[$startpage.F11]" office:value-type="float" office:value="100" calcext:value-type="float">
            <text:p>100</text:p>
          </table:table-cell>
          <table:table-cell table:style-name="ce15" table:formula="of:=[$startpage.G11]" office:value-type="float" office:value="100" calcext:value-type="float">
            <text:p>100</text:p>
          </table:table-cell>
          <table:table-cell table:style-name="ce15" table:formula="of:=[$startpage.H11]" office:value-type="float" office:value="50" calcext:value-type="float">
            <text:p>50</text:p>
          </table:table-cell>
          <table:table-cell table:style-name="ce15" table:formula="of:=[$startpage.I11]" office:value-type="float" office:value="30" calcext:value-type="float">
            <text:p>30</text:p>
          </table:table-cell>
          <table:table-cell table:style-name="ce15" table:formula="of:=[$startpage.J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88" table:number-columns-repeated="6"/>
          <table:table-cell table:number-columns-repeated="4"/>
        </table:table-row>
        <table:table-row table:style-name="ro1">
          <table:table-cell table:style-name="ce16" table:formula="of:=[$startpage.A13]" office:value-type="string" office:string-value="Samtals" calcext:value-type="string">
            <text:p>Samtals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4" table:formula="of:=[$startpage.A15]" office:value-type="string" office:string-value="Óbeinn kostnaður" calcext:value-type="string" table:number-columns-spanned="2" table:number-rows-spanned="1">
            <text:p>Óbeinn kostnaður</text:p>
          </table:table-cell>
          <table:covered-table-cell table:style-name="ce4"/>
          <table:table-cell table:style-name="ce35" office:value-type="percentage" office:value="0.28" calcext:value-type="percentage">
            <text:p>28%</text:p>
          </table:table-cell>
          <table:table-cell table:number-columns-repeated="11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28"/>
          <table:table-cell table:style-name="ce29" table:number-columns-repeated="3"/>
          <table:table-cell table:style-name="ce28" table:number-columns-repeated="9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4"/>
          <table:table-cell>
            <draw:custom-shape draw:z-index="2" draw:name="Textrahmen 33" draw:style-name="gr5" draw:text-style-name="P3" svg:width="7.553cm" svg:height="3.841cm" svg:x="0.827cm" svg:y="0.362cm">
              <text:p text:style-name="P1"><text:span text:style-name="T3"><text:s/></text:span><text:span text:style-name="T4">Notes:</text:span></text:p>
              <text:p text:style-name="P1"><text:span text:style-name="T5"><text:s/>“ </text:span><text:span text:style-name="T5">Enter the value [A] 100 [P1] into cell F9 [P2].”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>
            <draw:custom-shape draw:z-index="1" draw:name="Textrahmen 1" draw:style-name="gr6" draw:text-style-name="P4" svg:width="7.552cm" svg:height="3.841cm" svg:x="1.61cm" svg:y="0.305cm">
              <text:p text:style-name="P1"><text:span text:style-name="T3"><text:s/></text:span><text:span text:style-name="T4">Expected solution:</text:span></text:p>
              <text:p text:style-name="P1"><text:span text:style-name="T3"><text:s/>“</text:span><text:span text:style-name="T3">move F9 to 100”</text:span></text:p>
              <text:p text:style-name="P1"><text:span text:style-name="T3"><text:s/>→ </text:span><text:span text:style-name="T3">semantics in voic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"/>
        </table:table-row>
        <table:table-row table:style-name="ro1" table:number-rows-repeated="104855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task_10" table:style-name="ta3">
        <table:table-column table:style-name="co1" table:default-cell-style-name="Default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number-columns-repeated="9" table:default-cell-style-name="Default"/>
        <table:table-column table:style-name="co1" table:default-cell-style-name="ce28"/>
        <table:table-row table:style-name="ro1">
          <table:table-cell table:style-name="ce1" table:formula="of:=[$startpage.A1]" office:value-type="string" office:string-value="VERKEFNIS FJÁRHAGSÁÆTLUN 2025 " calcext:value-type="string" table:number-columns-spanned="3" table:number-rows-spanned="1">
            <text:p>VERKEFNIS FJÁRHAGSÁÆTLUN 2025 </text:p>
          </table:table-cell>
          <table:covered-table-cell table:style-name="ce1"/>
          <table:covered-table-cell table:style-name="ce4"/>
          <table:table-cell table:number-columns-repeated="11"/>
        </table:table-row>
        <table:table-row table:style-name="ro1">
          <table:table-cell table:number-columns-repeated="2"/>
          <table:table-cell table:style-name="ce4"/>
          <table:table-cell table:number-columns-repeated="11"/>
        </table:table-row>
        <table:table-row table:style-name="ro1">
          <table:table-cell table:style-name="ce62" table:number-columns-repeated="2"/>
          <table:table-cell table:style-name="ce1" table:formula="of:=[$startpage.C3]" office:value-type="string" office:string-value="Tímakaup" calcext:value-type="string">
            <text:p>Tímakaup</text:p>
          </table:table-cell>
          <table:table-cell table:style-name="ce1"/>
          <table:table-cell table:style-name="ce62"/>
          <table:table-cell table:style-name="ce16" table:number-columns-repeated="5"/>
          <table:table-cell table:number-columns-repeated="4"/>
        </table:table-row>
        <table:table-row table:style-name="ro1">
          <table:table-cell table:style-name="ce1" table:formula="of:=[$startpage.A4]" office:value-type="string" office:string-value="Nafn" calcext:value-type="string">
            <text:p>Nafn</text:p>
          </table:table-cell>
          <table:table-cell table:style-name="ce1" table:formula="of:=[$startpage.B4]" office:value-type="string" office:string-value="Starfsheiti" calcext:value-type="string">
            <text:p>Starfsheiti</text:p>
          </table:table-cell>
          <table:table-cell table:style-name="ce1" table:formula="of:=[$startpage.C4]" office:value-type="string" office:string-value="Nettó" calcext:value-type="string">
            <text:p>Nettó</text:p>
          </table:table-cell>
          <table:table-cell table:style-name="ce1" table:formula="of:=[$startpage.D4]" office:value-type="string" office:string-value="Brúttó" calcext:value-type="string">
            <text:p>Brúttó</text:p>
          </table:table-cell>
          <table:table-cell table:style-name="ce1" table:formula="of:=[$startpage.E4]" office:value-type="string" office:string-value="Klukkutímar/Mánuð" calcext:value-type="string">
            <text:p>Klukkutímar/Mánuð</text:p>
          </table:table-cell>
          <table:table-cell table:number-columns-repeated="9"/>
        </table:table-row>
        <table:table-row table:style-name="ro1">
          <table:table-cell table:style-name="ce4" table:number-columns-repeated="5"/>
          <table:table-cell table:number-columns-repeated="9"/>
        </table:table-row>
        <table:table-row table:style-name="ro1">
          <table:table-cell table:style-name="ce4" table:number-columns-repeated="4"/>
          <table:table-cell table:style-name="ce60" table:formula="of:=[$startpage.E6]" office:value-type="string" office:string-value="Jan" calcext:value-type="string">
            <text:p>Jan</text:p>
          </table:table-cell>
          <table:table-cell table:style-name="ce60" table:formula="of:=[$startpage.F6]" office:value-type="string" office:string-value="Feb" calcext:value-type="string">
            <text:p>Feb</text:p>
          </table:table-cell>
          <table:table-cell table:style-name="ce60" table:formula="of:=[$startpage.G6]" office:value-type="string" office:string-value="Mar" calcext:value-type="string">
            <text:p>Mar</text:p>
          </table:table-cell>
          <table:table-cell table:style-name="ce60" table:formula="of:=[$startpage.H6]" office:value-type="string" office:string-value="Apr" calcext:value-type="string">
            <text:p>Apr</text:p>
          </table:table-cell>
          <table:table-cell table:style-name="ce60" table:formula="of:=[$startpage.I6]" office:value-type="string" office:string-value="Maí" calcext:value-type="string">
            <text:p>Maí</text:p>
          </table:table-cell>
          <table:table-cell table:style-name="ce60" table:formula="of:=[$startpage.J6]" office:value-type="string" office:string-value="Jún" calcext:value-type="string">
            <text:p>Jún</text:p>
          </table:table-cell>
          <table:table-cell table:number-columns-repeated="4"/>
        </table:table-row>
        <table:table-row table:style-name="ro1">
          <table:table-cell table:style-name="ce15" table:formula="of:=[$startpage.A7]" office:value-type="string" office:string-value="Smith" calcext:value-type="string">
            <text:p>Smith</text:p>
          </table:table-cell>
          <table:table-cell table:formula="of:=[$startpage.B7]" office:value-type="string" office:string-value="Senior architect" calcext:value-type="string">
            <text:p>Senior architect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15" table:formula="of:=[$startpage.E7]" office:value-type="float" office:value="75" calcext:value-type="float">
            <text:p>75</text:p>
          </table:table-cell>
          <table:table-cell table:style-name="ce15" table:formula="of:=[$startpage.F7]" office:value-type="float" office:value="90" calcext:value-type="float">
            <text:p>90</text:p>
          </table:table-cell>
          <table:table-cell table:style-name="ce15" table:formula="of:=[$startpage.G7]" office:value-type="float" office:value="90" calcext:value-type="float">
            <text:p>90</text:p>
          </table:table-cell>
          <table:table-cell table:style-name="ce15" table:formula="of:=[$startpage.H7]" office:value-type="float" office:value="70" calcext:value-type="float">
            <text:p>70</text:p>
          </table:table-cell>
          <table:table-cell table:style-name="ce15" table:formula="of:=[$startpage.I7]" office:value-type="float" office:value="60" calcext:value-type="float">
            <text:p>60</text:p>
          </table:table-cell>
          <table:table-cell table:style-name="ce15" table:formula="of:=[$startpage.J7]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style-name="ce15" table:formula="of:=[$startpage.A8]" office:value-type="string" office:string-value="Miller" calcext:value-type="string">
            <text:p>Miller</text:p>
          </table:table-cell>
          <table:table-cell table:formula="of:=[$startpage.B8]" office:value-type="string" office:string-value="Junior architect" calcext:value-type="string">
            <text:p>Junior architect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5" table:formula="of:=[$startpage.E8]" office:value-type="float" office:value="110" calcext:value-type="float">
            <text:p>110</text:p>
          </table:table-cell>
          <table:table-cell table:style-name="ce15" table:formula="of:=[$startpage.F8]" office:value-type="float" office:value="110" calcext:value-type="float">
            <text:p>110</text:p>
          </table:table-cell>
          <table:table-cell table:style-name="ce15" table:formula="of:=[$startpage.G8]" office:value-type="float" office:value="110" calcext:value-type="float">
            <text:p>110</text:p>
          </table:table-cell>
          <table:table-cell table:style-name="ce15" table:formula="of:=[$startpage.H8]" office:value-type="float" office:value="138" calcext:value-type="float">
            <text:p>138</text:p>
          </table:table-cell>
          <table:table-cell table:style-name="ce15" table:formula="of:=[$startpage.I8]" office:value-type="float" office:value="138" calcext:value-type="float">
            <text:p>138</text:p>
          </table:table-cell>
          <table:table-cell table:style-name="ce15" table:formula="of:=[$startpage.J8]" office:value-type="float" office:value="138" calcext:value-type="float">
            <text:p>138</text:p>
          </table:table-cell>
          <table:table-cell table:style-name="ce15"/>
          <table:table-cell table:number-columns-repeated="3"/>
        </table:table-row>
        <table:table-row table:style-name="ro1">
          <table:table-cell table:style-name="ce15" table:formula="of:=[$startpage.A9]" office:value-type="string" office:string-value="Johnson" calcext:value-type="string">
            <text:p>Johnson</text:p>
          </table:table-cell>
          <table:table-cell table:formula="of:=[$startpage.B9]" office:value-type="string" office:string-value="Senior developer" calcext:value-type="string">
            <text:p>Senior developer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15" table:formula="of:=[$startpage.E9]" office:value-type="float" office:value="80" calcext:value-type="float">
            <text:p>80</text:p>
          </table:table-cell>
          <table:table-cell table:style-name="ce15" table:formula="of:=[$startpage.F9]" office:value-type="float" office:value="80" calcext:value-type="float">
            <text:p>80</text:p>
          </table:table-cell>
          <table:table-cell table:style-name="ce15" table:formula="of:=[$startpage.G9]" office:value-type="float" office:value="100" calcext:value-type="float">
            <text:p>100</text:p>
          </table:table-cell>
          <table:table-cell table:style-name="ce15" table:formula="of:=[$startpage.H9]" office:value-type="float" office:value="100" calcext:value-type="float">
            <text:p>100</text:p>
          </table:table-cell>
          <table:table-cell table:style-name="ce15" table:formula="of:=[$startpage.I9]" office:value-type="float" office:value="50" calcext:value-type="float">
            <text:p>50</text:p>
          </table:table-cell>
          <table:table-cell table:style-name="ce15" table:formula="of:=[$startpage.J9]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5" table:formula="of:=[$startpage.A10]" office:value-type="string" office:string-value="Williams" calcext:value-type="string">
            <text:p>Williams</text:p>
          </table:table-cell>
          <table:table-cell table:formula="of:=[$startpage.B10]" office:value-type="string" office:string-value="Junior developer" calcext:value-type="string">
            <text:p>Junior developer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5" table:formula="of:=[$startpage.E10]" office:value-type="float" office:value="50" calcext:value-type="float">
            <text:p>50</text:p>
          </table:table-cell>
          <table:table-cell table:style-name="ce15" table:formula="of:=[$startpage.F10]" office:value-type="float" office:value="50" calcext:value-type="float">
            <text:p>50</text:p>
          </table:table-cell>
          <table:table-cell table:style-name="ce15" table:formula="of:=[$startpage.G10]" office:value-type="float" office:value="70" calcext:value-type="float">
            <text:p>70</text:p>
          </table:table-cell>
          <table:table-cell table:style-name="ce15" table:formula="of:=[$startpage.H10]" office:value-type="float" office:value="105" calcext:value-type="float">
            <text:p>105</text:p>
          </table:table-cell>
          <table:table-cell table:style-name="ce15" table:formula="of:=[$startpage.I10]" office:value-type="float" office:value="100" calcext:value-type="float">
            <text:p>100</text:p>
          </table:table-cell>
          <table:table-cell table:style-name="ce15" table:formula="of:=[$startpage.J1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style-name="ce15" table:formula="of:=[$startpage.A11]" office:value-type="string" office:string-value="Brown" calcext:value-type="string">
            <text:p>Brown</text:p>
          </table:table-cell>
          <table:table-cell table:formula="of:=[$startpage.B11]" office:value-type="string" office:string-value="UX designer" calcext:value-type="string">
            <text:p>UX designer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5" table:formula="of:=[$startpage.E11]" office:value-type="float" office:value="120" calcext:value-type="float">
            <text:p>120</text:p>
          </table:table-cell>
          <table:table-cell table:style-name="ce15" table:formula="of:=[$startpage.F11]" office:value-type="float" office:value="100" calcext:value-type="float">
            <text:p>100</text:p>
          </table:table-cell>
          <table:table-cell table:style-name="ce15" table:formula="of:=[$startpage.G11]" office:value-type="float" office:value="100" calcext:value-type="float">
            <text:p>100</text:p>
          </table:table-cell>
          <table:table-cell table:style-name="ce15" table:formula="of:=[$startpage.H11]" office:value-type="float" office:value="50" calcext:value-type="float">
            <text:p>50</text:p>
          </table:table-cell>
          <table:table-cell table:style-name="ce15" table:formula="of:=[$startpage.I11]" office:value-type="float" office:value="30" calcext:value-type="float">
            <text:p>30</text:p>
          </table:table-cell>
          <table:table-cell table:style-name="ce15" table:formula="of:=[$startpage.J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88" table:number-columns-repeated="6"/>
          <table:table-cell table:number-columns-repeated="4"/>
        </table:table-row>
        <table:table-row table:style-name="ro1">
          <table:table-cell table:style-name="ce16" table:formula="of:=[$startpage.A13]" office:value-type="string" office:string-value="Samtals" calcext:value-type="string">
            <text:p>Samtals</text:p>
          </table:table-cell>
          <table:table-cell table:number-columns-repeated="13"/>
        </table:table-row>
        <table:table-row table:style-name="ro1">
          <table:table-cell table:style-name="ce85" table:number-columns-repeated="3"/>
          <table:table-cell table:style-name="ce126"/>
          <table:table-cell table:number-columns-repeated="10"/>
        </table:table-row>
        <table:table-row table:style-name="ro1">
          <table:table-cell table:style-name="ce21" table:formula="of:=[$startpage.A15]" office:value-type="string" office:string-value="Óbeinn kostnaður" calcext:value-type="string" table:number-columns-spanned="2" table:number-rows-spanned="1">
            <text:p>Óbeinn kostnaður</text:p>
          </table:table-cell>
          <table:covered-table-cell table:style-name="ce23"/>
          <table:table-cell table:style-name="ce89" office:value-type="percentage" office:value="0.28" calcext:value-type="percentage">
            <text:p>28%</text:p>
          </table:table-cell>
          <table:table-cell table:style-name="ce91"/>
          <table:table-cell table:number-columns-repeated="10"/>
        </table:table-row>
        <table:table-row table:style-name="ro1">
          <table:table-cell table:style-name="ce152" table:number-columns-repeated="3"/>
          <table:table-cell table:style-name="ce126"/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28"/>
          <table:table-cell table:style-name="ce29" table:number-columns-repeated="3"/>
          <table:table-cell table:style-name="ce28" table:number-columns-repeated="9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>
            <draw:custom-shape draw:z-index="1" draw:name="Textrahmen 41" draw:style-name="gr2" draw:text-style-name="P3" svg:width="7.553cm" svg:height="3.841cm" svg:x="3.14cm" svg:y="0.432cm">
              <text:p text:style-name="P1"><text:span text:style-name="T3"><text:s/></text:span><text:span text:style-name="T4">Notes:</text:span></text:p>
              <text:p text:style-name="P1"><text:span text:style-name="T5"><text:s/>“ </text:span><text:span text:style-name="T5">Add a single frame [A] around cells A15-C15 [P1].”</text:span></text:p>
              <text:p text:style-name="P1"><text:span text:style-name="T5">Ist der Rahmen so deutlich genug, dass er nicht Teil der Markierung ist?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2"/>
        </table:table-row>
        <table:table-row table:style-name="ro1">
          <table:table-cell table:number-columns-repeated="7"/>
          <table:table-cell>
            <draw:custom-shape draw:z-index="0" draw:name="Textrahmen 32" draw:style-name="gr3" draw:text-style-name="P4" svg:width="7.552cm" svg:height="3.841cm" svg:x="0.583cm" svg:y="0.07cm">
              <text:p text:style-name="P1"><text:span text:style-name="T3"><text:s/></text:span><text:span text:style-name="T4">Expected solution:</text:span></text:p>
              <text:p text:style-name="P1"><text:span text:style-name="T5"/></text:p>
              <text:p text:style-name="P1"><text:span text:style-name="T3"><text:s/>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9"/>
          <table:table-cell>
            <draw:custom-shape draw:z-index="2" draw:name="Textrahmen 42" draw:style-name="gr7" draw:text-style-name="P2" svg:width="5.082cm" svg:height="2.219cm" svg:x="1.933cm" svg:y="0.405cm">
              <text:p text:style-name="P1"><text:span text:style-name="T1"><text:s/></text:span><text:span text:style-name="T2">Hints:</text:span></text:p>
              <text:p text:style-name="P1"><text:span text:style-name="T1"><text:s/></text:span><text:span text:style-name="T1">Formatting</text:span></text:p>
              <text:p text:style-name="P1"><text:span text:style-name="T1"/></text:p>
              <text:p text:style-name="P1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</table:table-row>
        <table:table-row table:style-name="ro1" table:number-rows-repeated="104855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task_3" table:style-name="ta4">
        <table:shapes>
          <draw:custom-shape draw:z-index="0" draw:name="Textrahmen 2" draw:style-name="gr1" draw:text-style-name="P2" svg:width="7.555cm" svg:height="3.841cm" svg:x="8.301cm" svg:y="10.275cm">
            <text:p text:style-name="P1"><text:span text:style-name="T1"><text:s/></text:span><text:span text:style-name="T2">Hints:</text:span></text:p>
            <text:p text:style-name="P1"><text:span text:style-name="T1"><text:s/></text:span><text:span text:style-name="T1">Data Edit:</text:span></text:p>
            <text:p text:style-name="P1"><text:span text:style-name="T1"><text:s/></text:span><text:span text:style-name="T1">something is missing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Veränderung von Einträge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1" table:default-cell-style-name="Default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number-columns-repeated="9" table:default-cell-style-name="Default"/>
        <table:table-column table:style-name="co1" table:default-cell-style-name="ce28"/>
        <table:table-row table:style-name="ro1">
          <table:table-cell table:style-name="ce1" table:formula="of:=[$startpage.A1]" office:value-type="string" office:string-value="VERKEFNIS FJÁRHAGSÁÆTLUN 2025 " calcext:value-type="string" table:number-columns-spanned="3" table:number-rows-spanned="1">
            <text:p>VERKEFNIS FJÁRHAGSÁÆTLUN 2025 </text:p>
          </table:table-cell>
          <table:covered-table-cell table:style-name="ce1"/>
          <table:covered-table-cell/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style-name="ce15"/>
          <table:table-cell/>
          <table:table-cell table:style-name="ce1" table:formula="of:=[$startpage.C3]" office:value-type="string" office:string-value="Tímakaup" calcext:value-type="string" table:number-columns-spanned="2" table:number-rows-spanned="1">
            <text:p>Tímakaup</text:p>
          </table:table-cell>
          <table:covered-table-cell table:style-name="ce1"/>
          <table:table-cell table:style-name="ce15"/>
          <table:table-cell table:style-name="ce16" table:number-columns-repeated="5"/>
          <table:table-cell table:number-columns-repeated="4"/>
        </table:table-row>
        <table:table-row table:style-name="ro1">
          <table:table-cell table:style-name="ce16" table:formula="of:=[$startpage.A4]" office:value-type="string" office:string-value="Nafn" calcext:value-type="string">
            <text:p>Nafn</text:p>
          </table:table-cell>
          <table:table-cell table:style-name="ce16" table:formula="of:=[$startpage.B4]" office:value-type="string" office:string-value="Starfsheiti" calcext:value-type="string">
            <text:p>Starfsheiti</text:p>
          </table:table-cell>
          <table:table-cell table:style-name="ce16" table:formula="of:=[$startpage.C4]" office:value-type="string" office:string-value="Nettó" calcext:value-type="string">
            <text:p>Nettó</text:p>
          </table:table-cell>
          <table:table-cell table:style-name="ce16" table:formula="of:=[$startpage.D4]" office:value-type="string" office:string-value="Brúttó" calcext:value-type="string">
            <text:p>Brúttó</text:p>
          </table:table-cell>
          <table:table-cell table:style-name="ce16" table:formula="of:=[$startpage.E4]" office:value-type="string" office:string-value="Klukkutímar/Mánuð" calcext:value-type="string">
            <text:p>Klukkutímar/Mánuð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table:style-name="ce60" table:formula="of:=[$startpage.E6]" office:value-type="string" office:string-value="Jan" calcext:value-type="string">
            <text:p>Jan</text:p>
          </table:table-cell>
          <table:table-cell table:style-name="ce60" table:formula="of:=[$startpage.F6]" office:value-type="string" office:string-value="Feb" calcext:value-type="string">
            <text:p>Feb</text:p>
          </table:table-cell>
          <table:table-cell table:style-name="ce60" table:formula="of:=[$startpage.G6]" office:value-type="string" office:string-value="Mar" calcext:value-type="string">
            <text:p>Mar</text:p>
          </table:table-cell>
          <table:table-cell table:style-name="ce60" table:formula="of:=[$startpage.H6]" office:value-type="string" office:string-value="Apr" calcext:value-type="string">
            <text:p>Apr</text:p>
          </table:table-cell>
          <table:table-cell table:style-name="ce60" table:formula="of:=[$startpage.I6]" office:value-type="string" office:string-value="Maí" calcext:value-type="string">
            <text:p>Maí</text:p>
          </table:table-cell>
          <table:table-cell table:style-name="ce60" table:formula="of:=[$startpage.J6]" office:value-type="string" office:string-value="Jún" calcext:value-type="string">
            <text:p>Jún</text:p>
          </table:table-cell>
          <table:table-cell table:number-columns-repeated="4"/>
        </table:table-row>
        <table:table-row table:style-name="ro1">
          <table:table-cell table:style-name="ce15" table:formula="of:=[$startpage.A7]" office:value-type="string" office:string-value="Smith" calcext:value-type="string">
            <text:p>Smith</text:p>
          </table:table-cell>
          <table:table-cell table:formula="of:=[$startpage.B7]" office:value-type="string" office:string-value="Senior architect" calcext:value-type="string">
            <text:p>Senior architect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15" table:formula="of:=[$startpage.E7]" office:value-type="float" office:value="75" calcext:value-type="float">
            <text:p>75</text:p>
          </table:table-cell>
          <table:table-cell table:style-name="ce15" table:formula="of:=[$startpage.F7]" office:value-type="float" office:value="90" calcext:value-type="float">
            <text:p>90</text:p>
          </table:table-cell>
          <table:table-cell table:style-name="ce15" table:formula="of:=[$startpage.G7]" office:value-type="float" office:value="90" calcext:value-type="float">
            <text:p>90</text:p>
          </table:table-cell>
          <table:table-cell table:style-name="ce15" table:formula="of:=[$startpage.H7]" office:value-type="float" office:value="70" calcext:value-type="float">
            <text:p>70</text:p>
          </table:table-cell>
          <table:table-cell table:style-name="ce20" table:formula="of:=[$startpage.I7]" office:value-type="float" office:value="60" calcext:value-type="float">
            <text:p>60</text:p>
          </table:table-cell>
          <table:table-cell table:style-name="ce81"/>
          <table:table-cell table:style-name="ce27"/>
          <table:table-cell table:number-columns-repeated="3"/>
        </table:table-row>
        <table:table-row table:style-name="ro1">
          <table:table-cell table:style-name="ce15" table:formula="of:=[$startpage.A8]" office:value-type="string" office:string-value="Miller" calcext:value-type="string">
            <text:p>Miller</text:p>
          </table:table-cell>
          <table:table-cell table:formula="of:=[$startpage.B8]" office:value-type="string" office:string-value="Junior architect" calcext:value-type="string">
            <text:p>Junior architect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5" table:formula="of:=[$startpage.E8]" office:value-type="float" office:value="110" calcext:value-type="float">
            <text:p>110</text:p>
          </table:table-cell>
          <table:table-cell table:style-name="ce15" table:formula="of:=[$startpage.F8]" office:value-type="float" office:value="110" calcext:value-type="float">
            <text:p>110</text:p>
          </table:table-cell>
          <table:table-cell table:style-name="ce15" table:formula="of:=[$startpage.G8]" office:value-type="float" office:value="110" calcext:value-type="float">
            <text:p>110</text:p>
          </table:table-cell>
          <table:table-cell table:style-name="ce15" table:formula="of:=[$startpage.H8]" office:value-type="float" office:value="138" calcext:value-type="float">
            <text:p>138</text:p>
          </table:table-cell>
          <table:table-cell table:style-name="ce15" table:formula="of:=[$startpage.I8]" office:value-type="float" office:value="138" calcext:value-type="float">
            <text:p>138</text:p>
          </table:table-cell>
          <table:table-cell table:style-name="ce126"/>
          <table:table-cell table:number-columns-repeated="4"/>
        </table:table-row>
        <table:table-row table:style-name="ro1">
          <table:table-cell table:style-name="ce15" table:formula="of:=[$startpage.A9]" office:value-type="string" office:string-value="Johnson" calcext:value-type="string">
            <text:p>Johnson</text:p>
          </table:table-cell>
          <table:table-cell table:formula="of:=[$startpage.B9]" office:value-type="string" office:string-value="Senior developer" calcext:value-type="string">
            <text:p>Senior developer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15" table:formula="of:=[$startpage.E9]" office:value-type="float" office:value="80" calcext:value-type="float">
            <text:p>80</text:p>
          </table:table-cell>
          <table:table-cell table:style-name="ce15" table:formula="of:=[$startpage.F9]" office:value-type="float" office:value="80" calcext:value-type="float">
            <text:p>80</text:p>
          </table:table-cell>
          <table:table-cell table:style-name="ce15" table:formula="of:=[$startpage.G9]" office:value-type="float" office:value="100" calcext:value-type="float">
            <text:p>100</text:p>
          </table:table-cell>
          <table:table-cell table:style-name="ce15" table:formula="of:=[$startpage.H9]" office:value-type="float" office:value="100" calcext:value-type="float">
            <text:p>100</text:p>
          </table:table-cell>
          <table:table-cell table:style-name="ce15" table:formula="of:=[$startpage.I9]" office:value-type="float" office:value="50" calcext:value-type="float">
            <text:p>50</text:p>
          </table:table-cell>
          <table:table-cell table:style-name="ce126"/>
          <table:table-cell table:number-columns-repeated="4"/>
        </table:table-row>
        <table:table-row table:style-name="ro1">
          <table:table-cell table:style-name="ce15" table:formula="of:=[$startpage.A10]" office:value-type="string" office:string-value="Williams" calcext:value-type="string">
            <text:p>Williams</text:p>
          </table:table-cell>
          <table:table-cell table:formula="of:=[$startpage.B10]" office:value-type="string" office:string-value="Junior developer" calcext:value-type="string">
            <text:p>Junior developer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5" table:formula="of:=[$startpage.E10]" office:value-type="float" office:value="50" calcext:value-type="float">
            <text:p>50</text:p>
          </table:table-cell>
          <table:table-cell table:style-name="ce15" table:formula="of:=[$startpage.F10]" office:value-type="float" office:value="50" calcext:value-type="float">
            <text:p>50</text:p>
          </table:table-cell>
          <table:table-cell table:style-name="ce15" table:formula="of:=[$startpage.G10]" office:value-type="float" office:value="70" calcext:value-type="float">
            <text:p>70</text:p>
          </table:table-cell>
          <table:table-cell table:style-name="ce15" table:formula="of:=[$startpage.H10]" office:value-type="float" office:value="105" calcext:value-type="float">
            <text:p>105</text:p>
          </table:table-cell>
          <table:table-cell table:style-name="ce15" table:formula="of:=[$startpage.I10]" office:value-type="float" office:value="100" calcext:value-type="float">
            <text:p>100</text:p>
          </table:table-cell>
          <table:table-cell table:style-name="ce126"/>
          <table:table-cell table:number-columns-repeated="4"/>
        </table:table-row>
        <table:table-row table:style-name="ro1">
          <table:table-cell table:style-name="ce15" table:formula="of:=[$startpage.A11]" office:value-type="string" office:string-value="Brown" calcext:value-type="string">
            <text:p>Brown</text:p>
          </table:table-cell>
          <table:table-cell table:formula="of:=[$startpage.B11]" office:value-type="string" office:string-value="UX designer" calcext:value-type="string">
            <text:p>UX designer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5" table:formula="of:=[$startpage.E11]" office:value-type="float" office:value="120" calcext:value-type="float">
            <text:p>120</text:p>
          </table:table-cell>
          <table:table-cell table:style-name="ce15" table:formula="of:=[$startpage.F11]" office:value-type="float" office:value="100" calcext:value-type="float">
            <text:p>100</text:p>
          </table:table-cell>
          <table:table-cell table:style-name="ce15" table:formula="of:=[$startpage.G11]" office:value-type="float" office:value="100" calcext:value-type="float">
            <text:p>100</text:p>
          </table:table-cell>
          <table:table-cell table:style-name="ce15" table:formula="of:=[$startpage.H11]" office:value-type="float" office:value="50" calcext:value-type="float">
            <text:p>50</text:p>
          </table:table-cell>
          <table:table-cell table:style-name="ce15" table:formula="of:=[$startpage.I11]" office:value-type="float" office:value="30" calcext:value-type="float">
            <text:p>30</text:p>
          </table:table-cell>
          <table:table-cell table:style-name="ce126"/>
          <table:table-cell table:number-columns-repeated="4"/>
        </table:table-row>
        <table:table-row table:style-name="ro1">
          <table:table-cell table:number-columns-repeated="4"/>
          <table:table-cell table:style-name="ce88" table:number-columns-repeated="6"/>
          <table:table-cell table:number-columns-repeated="4"/>
        </table:table-row>
        <table:table-row table:style-name="ro1">
          <table:table-cell table:style-name="ce16" table:formula="of:=[$startpage.A13]" office:value-type="string" office:string-value="Samtals" calcext:value-type="string">
            <text:p>Samtals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4" table:formula="of:=[$startpage.A15]" office:value-type="string" office:string-value="Óbeinn kostnaður" calcext:value-type="string" table:number-columns-spanned="2" table:number-rows-spanned="1">
            <text:p>Óbeinn kostnaður</text:p>
          </table:table-cell>
          <table:covered-table-cell table:style-name="ce4"/>
          <table:table-cell table:style-name="ce35" office:value-type="percentage" office:value="0.28" calcext:value-type="percentage">
            <text:p>28%</text:p>
          </table:table-cell>
          <table:table-cell table:number-columns-repeated="11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28"/>
          <table:table-cell table:style-name="ce29" table:number-columns-repeated="3"/>
          <table:table-cell table:style-name="ce28" table:number-columns-repeated="9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1"/>
          <table:table-cell>
            <draw:custom-shape draw:z-index="1" draw:name="Textrahmen 1" draw:style-name="gr3" draw:text-style-name="P4" svg:width="7.552cm" svg:height="3.841cm" svg:x="1.401cm" svg:y="0.408cm">
              <text:p text:style-name="P1"><text:span text:style-name="T3"><text:s/></text:span><text:span text:style-name="T4">Expected solution:</text:span></text:p>
              <text:p text:style-name="P1"><text:span text:style-name="T3"><text:s/></text:span><text:span text:style-name="T3">sketch: selection ↔ voice: “delete”</text:span></text:p>
              <text:p text:style-name="P1"><text:span text:style-name="T3"/></text:p>
              <text:p text:style-name="P1"><text:span text:style-name="T3"/></text:p>
              <text:p text:style-name="P1"><text:span text:style-name="T3"><text:s/></text:span></text:p>
              <text:p text:style-name="P1"><text:span text:style-name="T3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</table:table-row>
        <table:table-row table:style-name="ro1">
          <table:table-cell table:number-columns-repeated="7"/>
          <table:table-cell>
            <draw:custom-shape draw:z-index="2" draw:name="Textrahmen 31" draw:style-name="gr2" draw:text-style-name="P3" svg:width="7.553cm" svg:height="3.841cm" svg:x="2.242cm" svg:y="0cm">
              <text:p text:style-name="P1"><text:span text:style-name="T3"><text:s/></text:span><text:span text:style-name="T4">Notes:</text:span></text:p>
              <text:p text:style-name="P1"><text:span text:style-name="T5"><text:s/>“ </text:span><text:span text:style-name="T5">Delete the contents [A] of cells J7-J11 [P1].”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"/>
        </table:table-row>
        <table:table-row table:style-name="ro1" table:number-rows-repeated="104855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task_4" table:style-name="ta5">
        <table:table-column table:style-name="co1" table:default-cell-style-name="Default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number-columns-repeated="9" table:default-cell-style-name="Default"/>
        <table:table-column table:style-name="co1" table:default-cell-style-name="ce28"/>
        <table:table-row table:style-name="ro1">
          <table:table-cell table:style-name="ce1" table:formula="of:=[$startpage.A1]" office:value-type="string" office:string-value="VERKEFNIS FJÁRHAGSÁÆTLUN 2025 " calcext:value-type="string" table:number-columns-spanned="3" table:number-rows-spanned="1">
            <text:p>VERKEFNIS FJÁRHAGSÁÆTLUN 2025 </text:p>
          </table:table-cell>
          <table:covered-table-cell table:style-name="ce1"/>
          <table:covered-table-cell/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style-name="ce15"/>
          <table:table-cell/>
          <table:table-cell table:style-name="ce1" table:formula="of:=[$startpage.C3]" office:value-type="string" office:string-value="Tímakaup" calcext:value-type="string" table:number-columns-spanned="2" table:number-rows-spanned="1">
            <text:p>Tímakaup</text:p>
          </table:table-cell>
          <table:covered-table-cell table:style-name="ce1"/>
          <table:table-cell table:style-name="ce15"/>
          <table:table-cell table:style-name="ce16" table:number-columns-repeated="5"/>
          <table:table-cell table:number-columns-repeated="4"/>
        </table:table-row>
        <table:table-row table:style-name="ro1">
          <table:table-cell table:style-name="ce16" table:formula="of:=[$startpage.A4]" office:value-type="string" office:string-value="Nafn" calcext:value-type="string">
            <text:p>Nafn</text:p>
          </table:table-cell>
          <table:table-cell table:style-name="ce16" table:formula="of:=[$startpage.B4]" office:value-type="string" office:string-value="Starfsheiti" calcext:value-type="string">
            <text:p>Starfsheiti</text:p>
          </table:table-cell>
          <table:table-cell table:style-name="ce16" table:formula="of:=[$startpage.C4]" office:value-type="string" office:string-value="Nettó" calcext:value-type="string">
            <text:p>Nettó</text:p>
          </table:table-cell>
          <table:table-cell table:style-name="ce16" table:formula="of:=[$startpage.D4]" office:value-type="string" office:string-value="Brúttó" calcext:value-type="string">
            <text:p>Brúttó</text:p>
          </table:table-cell>
          <table:table-cell table:style-name="ce16" table:formula="of:=[$startpage.E4]" office:value-type="string" office:string-value="Klukkutímar/Mánuð" calcext:value-type="string">
            <text:p>Klukkutímar/Mánuð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table:style-name="ce60" table:formula="of:=[$startpage.E6]" office:value-type="string" office:string-value="Jan" calcext:value-type="string">
            <text:p>Jan</text:p>
          </table:table-cell>
          <table:table-cell table:style-name="ce60" table:formula="of:=[$startpage.F6]" office:value-type="string" office:string-value="Feb" calcext:value-type="string">
            <text:p>Feb</text:p>
          </table:table-cell>
          <table:table-cell table:style-name="ce60" table:formula="of:=[$startpage.G6]" office:value-type="string" office:string-value="Mar" calcext:value-type="string">
            <text:p>Mar</text:p>
          </table:table-cell>
          <table:table-cell table:style-name="ce60" table:formula="of:=[$startpage.H6]" office:value-type="string" office:string-value="Apr" calcext:value-type="string">
            <text:p>Apr</text:p>
          </table:table-cell>
          <table:table-cell table:style-name="ce60" table:formula="of:=[$startpage.I6]" office:value-type="string" office:string-value="Maí" calcext:value-type="string">
            <text:p>Maí</text:p>
          </table:table-cell>
          <table:table-cell table:style-name="ce60" table:formula="of:=[$startpage.J6]" office:value-type="string" office:string-value="Jún" calcext:value-type="string">
            <text:p>Jún</text:p>
          </table:table-cell>
          <table:table-cell table:number-columns-repeated="4"/>
        </table:table-row>
        <table:table-row table:style-name="ro1">
          <table:table-cell table:style-name="ce15" table:formula="of:=[$startpage.A7]" office:value-type="string" office:string-value="Smith" calcext:value-type="string">
            <text:p>Smith</text:p>
          </table:table-cell>
          <table:table-cell table:formula="of:=[$startpage.B7]" office:value-type="string" office:string-value="Senior architect" calcext:value-type="string">
            <text:p>Senior architect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15" table:formula="of:=[$startpage.E7]" office:value-type="float" office:value="75" calcext:value-type="float">
            <text:p>75</text:p>
          </table:table-cell>
          <table:table-cell table:style-name="ce15" table:formula="of:=[$startpage.F7]" office:value-type="float" office:value="90" calcext:value-type="float">
            <text:p>90</text:p>
          </table:table-cell>
          <table:table-cell table:style-name="ce15" table:formula="of:=[$startpage.G7]" office:value-type="float" office:value="90" calcext:value-type="float">
            <text:p>90</text:p>
          </table:table-cell>
          <table:table-cell table:style-name="ce15" table:formula="of:=[$startpage.H7]" office:value-type="float" office:value="70" calcext:value-type="float">
            <text:p>70</text:p>
          </table:table-cell>
          <table:table-cell table:style-name="ce100" table:formula="of:=[$startpage.I7]" office:value-type="float" office:value="60" calcext:value-type="float">
            <text:p>60</text:p>
          </table:table-cell>
          <table:table-cell table:style-name="ce100" table:formula="of:=[$startpage.J7]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style-name="ce15" table:formula="of:=[$startpage.A8]" office:value-type="string" office:string-value="Miller" calcext:value-type="string">
            <text:p>Miller</text:p>
          </table:table-cell>
          <table:table-cell table:formula="of:=[$startpage.B8]" office:value-type="string" office:string-value="Junior architect" calcext:value-type="string">
            <text:p>Junior architect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5" table:formula="of:=[$startpage.E8]" office:value-type="float" office:value="110" calcext:value-type="float">
            <text:p>110</text:p>
          </table:table-cell>
          <table:table-cell table:style-name="ce15" table:formula="of:=[$startpage.F8]" office:value-type="float" office:value="110" calcext:value-type="float">
            <text:p>110</text:p>
          </table:table-cell>
          <table:table-cell table:style-name="ce15" table:formula="of:=[$startpage.G8]" office:value-type="float" office:value="110" calcext:value-type="float">
            <text:p>110</text:p>
          </table:table-cell>
          <table:table-cell table:style-name="ce15" table:formula="of:=[$startpage.H8]" office:value-type="float" office:value="138" calcext:value-type="float">
            <text:p>138</text:p>
          </table:table-cell>
          <table:table-cell table:style-name="ce63" table:formula="of:=[$startpage.I8]" office:value-type="float" office:value="138" calcext:value-type="float">
            <text:p>138</text:p>
          </table:table-cell>
          <table:table-cell table:style-name="ce63" table:formula="of:=[$startpage.J8]"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table:style-name="ce15" table:formula="of:=[$startpage.A9]" office:value-type="string" office:string-value="Johnson" calcext:value-type="string">
            <text:p>Johnson</text:p>
          </table:table-cell>
          <table:table-cell table:formula="of:=[$startpage.B9]" office:value-type="string" office:string-value="Senior developer" calcext:value-type="string">
            <text:p>Senior developer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15" table:formula="of:=[$startpage.E9]" office:value-type="float" office:value="80" calcext:value-type="float">
            <text:p>80</text:p>
          </table:table-cell>
          <table:table-cell table:style-name="ce15" table:formula="of:=[$startpage.F9]" office:value-type="float" office:value="80" calcext:value-type="float">
            <text:p>80</text:p>
          </table:table-cell>
          <table:table-cell table:style-name="ce15" table:formula="of:=[$startpage.G9]" office:value-type="float" office:value="100" calcext:value-type="float">
            <text:p>100</text:p>
          </table:table-cell>
          <table:table-cell table:style-name="ce15" table:formula="of:=[$startpage.H9]" office:value-type="float" office:value="100" calcext:value-type="float">
            <text:p>100</text:p>
          </table:table-cell>
          <table:table-cell table:style-name="ce107" table:formula="of:=[$startpage.I9]" office:value-type="float" office:value="50" calcext:value-type="float">
            <text:p>50</text:p>
          </table:table-cell>
          <table:table-cell table:style-name="ce107" table:formula="of:=[$startpage.J9]" office:value-type="float" office:value="25" calcext:value-type="float">
            <text:p>25</text:p>
          </table:table-cell>
          <table:table-cell table:style-name="ce126" table:formula="of:=[.I9]+[.J9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style-name="ce15" table:formula="of:=[$startpage.A10]" office:value-type="string" office:string-value="Williams" calcext:value-type="string">
            <text:p>Williams</text:p>
          </table:table-cell>
          <table:table-cell table:formula="of:=[$startpage.B10]" office:value-type="string" office:string-value="Junior developer" calcext:value-type="string">
            <text:p>Junior developer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5" table:formula="of:=[$startpage.E10]" office:value-type="float" office:value="50" calcext:value-type="float">
            <text:p>50</text:p>
          </table:table-cell>
          <table:table-cell table:style-name="ce15" table:formula="of:=[$startpage.F10]" office:value-type="float" office:value="50" calcext:value-type="float">
            <text:p>50</text:p>
          </table:table-cell>
          <table:table-cell table:style-name="ce15" table:formula="of:=[$startpage.G10]" office:value-type="float" office:value="70" calcext:value-type="float">
            <text:p>70</text:p>
          </table:table-cell>
          <table:table-cell table:style-name="ce15" table:formula="of:=[$startpage.H10]" office:value-type="float" office:value="105" calcext:value-type="float">
            <text:p>105</text:p>
          </table:table-cell>
          <table:table-cell table:style-name="ce15" table:formula="of:=[$startpage.I10]" office:value-type="float" office:value="100" calcext:value-type="float">
            <text:p>100</text:p>
          </table:table-cell>
          <table:table-cell table:style-name="ce15" table:formula="of:=[$startpage.J1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style-name="ce15" table:formula="of:=[$startpage.A11]" office:value-type="string" office:string-value="Brown" calcext:value-type="string">
            <text:p>Brown</text:p>
          </table:table-cell>
          <table:table-cell table:formula="of:=[$startpage.B11]" office:value-type="string" office:string-value="UX designer" calcext:value-type="string">
            <text:p>UX designer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5" table:formula="of:=[$startpage.E11]" office:value-type="float" office:value="120" calcext:value-type="float">
            <text:p>120</text:p>
          </table:table-cell>
          <table:table-cell table:style-name="ce15" table:formula="of:=[$startpage.F11]" office:value-type="float" office:value="100" calcext:value-type="float">
            <text:p>100</text:p>
          </table:table-cell>
          <table:table-cell table:style-name="ce15" table:formula="of:=[$startpage.G11]" office:value-type="float" office:value="100" calcext:value-type="float">
            <text:p>100</text:p>
          </table:table-cell>
          <table:table-cell table:style-name="ce15" table:formula="of:=[$startpage.H11]" office:value-type="float" office:value="50" calcext:value-type="float">
            <text:p>50</text:p>
          </table:table-cell>
          <table:table-cell table:style-name="ce15" table:formula="of:=[$startpage.I11]" office:value-type="float" office:value="30" calcext:value-type="float">
            <text:p>30</text:p>
          </table:table-cell>
          <table:table-cell table:style-name="ce15" table:formula="of:=[$startpage.J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88" table:number-columns-repeated="6"/>
          <table:table-cell table:number-columns-repeated="4"/>
        </table:table-row>
        <table:table-row table:style-name="ro1">
          <table:table-cell table:style-name="ce16" table:formula="of:=[$startpage.A13]" office:value-type="string" office:string-value="Samtals" calcext:value-type="string">
            <text:p>Samtals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4" table:formula="of:=[$startpage.A15]" office:value-type="string" office:string-value="Óbeinn kostnaður" calcext:value-type="string" table:number-columns-spanned="2" table:number-rows-spanned="1">
            <text:p>Óbeinn kostnaður</text:p>
          </table:table-cell>
          <table:covered-table-cell table:style-name="ce4"/>
          <table:table-cell table:style-name="ce35" office:value-type="percentage" office:value="0.28" calcext:value-type="percentage">
            <text:p>28%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1">
          <table:table-cell table:style-name="ce28"/>
          <table:table-cell table:style-name="ce29" table:number-columns-repeated="3"/>
          <table:table-cell table:style-name="ce28" table:number-columns-repeated="9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4"/>
          <table:table-cell>
            <draw:custom-shape draw:z-index="2" draw:name="Textrahmen 40" draw:style-name="gr8" draw:text-style-name="P2" svg:width="6.015cm" svg:height="3.812cm" svg:x="0.137cm" svg:y="0.437cm">
              <text:p text:style-name="P1"><text:span text:style-name="T1"><text:s/></text:span><text:span text:style-name="T2">Hints:</text:span></text:p>
              <text:p text:style-name="P1"><text:span text:style-name="T1"><text:s/></text:span><text:span text:style-name="T1">Calculation: </text:span></text:p>
              <text:p text:style-name="P1"><text:span text:style-name="T1"><text:s/></text:span><text:span text:style-name="T1">Hours for Miller in May and Jun</text:span></text:p>
              <text:p text:style-name="P5"><text:span text:style-name="T1"><text:s/></text:span><text:span text:style-name="T1">K8</text:span><text:span text:style-name="T6">=</text:span><text:span text:style-name="T7">I8</text:span><text:span text:style-name="T6">+</text:span><text:span text:style-name="T8">J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"/>
        </table:table-row>
        <table:table-row table:style-name="ro1">
          <table:table-cell table:number-columns-repeated="11"/>
          <table:table-cell>
            <draw:custom-shape draw:z-index="0" draw:name="Textrahmen 4" draw:style-name="gr3" draw:text-style-name="P4" svg:width="7.552cm" svg:height="3.841cm" svg:x="1.401cm" svg:y="0.408cm">
              <text:p text:style-name="P1"><text:span text:style-name="T3"><text:s/></text:span><text:span text:style-name="T4">Expected solution:</text:span></text:p>
              <text:p text:style-name="P1"><text:span text:style-name="T3"><text:s/>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</table:table-row>
        <table:table-row table:style-name="ro1">
          <table:table-cell table:number-columns-repeated="7"/>
          <table:table-cell>
            <draw:custom-shape draw:z-index="1" draw:name="Textrahmen 30" draw:style-name="gr2" draw:text-style-name="P3" svg:width="7.553cm" svg:height="3.841cm" svg:x="2.242cm" svg:y="0cm">
              <text:p text:style-name="P1"><text:span text:style-name="T3"><text:s/></text:span><text:span text:style-name="T4">Notes:</text:span></text:p>
              <text:p text:style-name="P1"><text:span text:style-name="T5"><text:s/>“</text:span><text:span text:style-name="T5">Calculate the sum [A] of cells I8 [P1] and J8 [P2] in cell K8 [P3].”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"/>
        </table:table-row>
        <table:table-row table:style-name="ro1" table:number-rows-repeated="104855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task_5X" table:style-name="ta6">
        <table:shapes>
          <draw:custom-shape draw:z-index="0" draw:name="Textrahmen 3" draw:style-name="gr1" draw:text-style-name="P2" svg:width="7.553cm" svg:height="3.841cm" svg:x="7.286cm" svg:y="10.574cm">
            <text:p text:style-name="P1"><text:span text:style-name="T1"><text:s/></text:span><text:span text:style-name="T2">Hints:</text:span></text:p>
            <text:p text:style-name="P1"><text:span text:style-name="T1"><text:s/></text:span><text:span text:style-name="T1">Structure Change:</text:span></text:p>
            <text:p text:style-name="P1"><text:span text:style-name="T1"><text:s/></text:span><text:span text:style-name="T1">something new included</text:span></text:p>
            <text:p text:style-name="P1"><text:span text:style-name="T1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1" table:default-cell-style-name="Default"/>
        <table:table-column table:style-name="co2" table:default-cell-style-name="ce15"/>
        <table:table-column table:style-name="co5" table:default-cell-style-name="ce126"/>
        <table:table-column table:style-name="co3" table:default-cell-style-name="ce15"/>
        <table:table-column table:style-name="co4" table:default-cell-style-name="ce15"/>
        <table:table-column table:style-name="co1" table:number-columns-repeated="8" table:default-cell-style-name="Default"/>
        <table:table-column table:style-name="co1" table:default-cell-style-name="ce28"/>
        <table:table-row table:style-name="ro1">
          <table:table-cell table:style-name="ce1" table:formula="of:=[$startpage.A1]" office:value-type="string" office:string-value="VERKEFNIS FJÁRHAGSÁÆTLUN 2025 " calcext:value-type="string" table:number-columns-spanned="2" table:number-rows-spanned="1">
            <text:p>VERKEFNIS FJÁRHAGSÁÆTLUN 2025 </text:p>
          </table:table-cell>
          <table:covered-table-cell table:style-name="ce1"/>
          <table:table-cell table:style-name="ce59"/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style-name="ce15"/>
          <table:table-cell table:number-columns-repeated="2"/>
          <table:table-cell table:style-name="ce1" table:formula="of:=[$task_1.C3]" office:value-type="string" office:string-value="Tímakaup" calcext:value-type="string" table:number-columns-spanned="2" table:number-rows-spanned="1">
            <text:p>Tímakaup</text:p>
          </table:table-cell>
          <table:covered-table-cell table:style-name="ce1"/>
          <table:table-cell table:style-name="ce15"/>
          <table:table-cell table:style-name="ce16" table:number-columns-repeated="5"/>
          <table:table-cell table:number-columns-repeated="3"/>
        </table:table-row>
        <table:table-row table:style-name="ro1">
          <table:table-cell table:style-name="ce16" table:formula="of:=[$startpage.A4]" office:value-type="string" office:string-value="Nafn" calcext:value-type="string">
            <text:p>Nafn</text:p>
          </table:table-cell>
          <table:table-cell table:style-name="ce16" table:formula="of:=[$startpage.B4]" office:value-type="string" office:string-value="Starfsheiti" calcext:value-type="string">
            <text:p>Starfsheiti</text:p>
          </table:table-cell>
          <table:table-cell table:style-name="ce59"/>
          <table:table-cell table:style-name="ce16" table:formula="of:=[$startpage.C4]" office:value-type="string" office:string-value="Nettó" calcext:value-type="string">
            <text:p>Nettó</text:p>
          </table:table-cell>
          <table:table-cell table:style-name="ce16" table:formula="of:=[$startpage.D4]" office:value-type="string" office:string-value="Brúttó" calcext:value-type="string">
            <text:p>Brúttó</text:p>
          </table:table-cell>
          <table:table-cell table:style-name="ce16" table:formula="of:=[$startpage.E4]" office:value-type="string" office:string-value="Klukkutímar/Mánuð" calcext:value-type="string">
            <text:p>Klukkutímar/Mánuð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60" table:formula="of:=[$startpage.F6]" office:value-type="string" office:string-value="Feb" calcext:value-type="string">
            <text:p>Feb</text:p>
          </table:table-cell>
          <table:table-cell table:style-name="ce60" table:formula="of:=[$startpage.G6]" office:value-type="string" office:string-value="Mar" calcext:value-type="string">
            <text:p>Mar</text:p>
          </table:table-cell>
          <table:table-cell table:style-name="ce60" table:formula="of:=[$startpage.H6]" office:value-type="string" office:string-value="Apr" calcext:value-type="string">
            <text:p>Apr</text:p>
          </table:table-cell>
          <table:table-cell table:style-name="ce60" table:formula="of:=[$startpage.I6]" office:value-type="string" office:string-value="Maí" calcext:value-type="string">
            <text:p>Maí</text:p>
          </table:table-cell>
          <table:table-cell table:style-name="ce60" table:formula="of:=[$startpage.J6]" office:value-type="string" office:string-value="Jún" calcext:value-type="string">
            <text:p>Jún</text:p>
          </table:table-cell>
          <table:table-cell table:style-name="ce60" table:formula="of:=[$startpage.K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5" table:formula="of:=[$startpage.A7]" office:value-type="string" office:string-value="Smith" calcext:value-type="string">
            <text:p>Smith</text:p>
          </table:table-cell>
          <table:table-cell table:formula="of:=[$startpage.B7]" office:value-type="string" office:string-value="Senior architect" calcext:value-type="string">
            <text:p>Senior architect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table:style-name="ce15" table:formula="of:=[$startpage.F7]" office:value-type="float" office:value="90" calcext:value-type="float">
            <text:p>90</text:p>
          </table:table-cell>
          <table:table-cell table:style-name="ce15" table:formula="of:=[$startpage.G7]" office:value-type="float" office:value="90" calcext:value-type="float">
            <text:p>90</text:p>
          </table:table-cell>
          <table:table-cell table:style-name="ce15" table:formula="of:=[$startpage.H7]" office:value-type="float" office:value="70" calcext:value-type="float">
            <text:p>70</text:p>
          </table:table-cell>
          <table:table-cell table:style-name="ce15" table:formula="of:=[$startpage.I7]" office:value-type="float" office:value="60" calcext:value-type="float">
            <text:p>60</text:p>
          </table:table-cell>
          <table:table-cell table:style-name="ce15" table:formula="of:=[$startpage.J7]" office:value-type="float" office:value="50" calcext:value-type="float">
            <text:p>50</text:p>
          </table:table-cell>
          <table:table-cell table:style-name="ce15" table:formula="of:=[$startpage.K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5" table:formula="of:=[$startpage.A8]" office:value-type="string" office:string-value="Miller" calcext:value-type="string">
            <text:p>Miller</text:p>
          </table:table-cell>
          <table:table-cell table:formula="of:=[$startpage.B8]" office:value-type="string" office:string-value="Junior architect" calcext:value-type="string">
            <text:p>Junior architect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table:style-name="ce15" table:formula="of:=[$startpage.F8]" office:value-type="float" office:value="110" calcext:value-type="float">
            <text:p>110</text:p>
          </table:table-cell>
          <table:table-cell table:style-name="ce15" table:formula="of:=[$startpage.G8]" office:value-type="float" office:value="110" calcext:value-type="float">
            <text:p>110</text:p>
          </table:table-cell>
          <table:table-cell table:style-name="ce15" table:formula="of:=[$startpage.H8]" office:value-type="float" office:value="138" calcext:value-type="float">
            <text:p>138</text:p>
          </table:table-cell>
          <table:table-cell table:style-name="ce15" table:formula="of:=[$startpage.I8]" office:value-type="float" office:value="138" calcext:value-type="float">
            <text:p>138</text:p>
          </table:table-cell>
          <table:table-cell table:style-name="ce15" table:formula="of:=[$startpage.J8]" office:value-type="float" office:value="138" calcext:value-type="float">
            <text:p>138</text:p>
          </table:table-cell>
          <table:table-cell table:style-name="ce15" table:formula="of:=[$startpage.K8]" office:value-type="float" office:value="0" calcext:value-type="float">
            <text:p>0</text:p>
          </table:table-cell>
          <table:table-cell table:style-name="ce15"/>
          <table:table-cell table:number-columns-repeated="2"/>
        </table:table-row>
        <table:table-row table:style-name="ro1">
          <table:table-cell table:style-name="ce15" table:formula="of:=[$startpage.A9]" office:value-type="string" office:string-value="Johnson" calcext:value-type="string">
            <text:p>Johnson</text:p>
          </table:table-cell>
          <table:table-cell table:formula="of:=[$startpage.B9]" office:value-type="string" office:string-value="Senior developer" calcext:value-type="string">
            <text:p>Senior developer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15" table:formula="of:=[$startpage.F9]" office:value-type="float" office:value="80" calcext:value-type="float">
            <text:p>80</text:p>
          </table:table-cell>
          <table:table-cell table:style-name="ce15" table:formula="of:=[$startpage.G9]" office:value-type="float" office:value="100" calcext:value-type="float">
            <text:p>100</text:p>
          </table:table-cell>
          <table:table-cell table:style-name="ce15" table:formula="of:=[$startpage.H9]" office:value-type="float" office:value="100" calcext:value-type="float">
            <text:p>100</text:p>
          </table:table-cell>
          <table:table-cell table:style-name="ce15" table:formula="of:=[$startpage.I9]" office:value-type="float" office:value="50" calcext:value-type="float">
            <text:p>50</text:p>
          </table:table-cell>
          <table:table-cell table:style-name="ce15" table:formula="of:=[$startpage.J9]" office:value-type="float" office:value="25" calcext:value-type="float">
            <text:p>25</text:p>
          </table:table-cell>
          <table:table-cell table:style-name="ce15" table:formula="of:=[$startpage.K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5" table:formula="of:=[$startpage.A10]" office:value-type="string" office:string-value="Williams" calcext:value-type="string">
            <text:p>Williams</text:p>
          </table:table-cell>
          <table:table-cell table:formula="of:=[$startpage.B10]" office:value-type="string" office:string-value="Junior developer" calcext:value-type="string">
            <text:p>Junior developer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style-name="ce15" table:formula="of:=[$startpage.F10]" office:value-type="float" office:value="50" calcext:value-type="float">
            <text:p>50</text:p>
          </table:table-cell>
          <table:table-cell table:style-name="ce15" table:formula="of:=[$startpage.G10]" office:value-type="float" office:value="70" calcext:value-type="float">
            <text:p>70</text:p>
          </table:table-cell>
          <table:table-cell table:style-name="ce15" table:formula="of:=[$startpage.H10]" office:value-type="float" office:value="105" calcext:value-type="float">
            <text:p>105</text:p>
          </table:table-cell>
          <table:table-cell table:style-name="ce15" table:formula="of:=[$startpage.I10]" office:value-type="float" office:value="100" calcext:value-type="float">
            <text:p>100</text:p>
          </table:table-cell>
          <table:table-cell table:style-name="ce15" table:formula="of:=[$startpage.J10]" office:value-type="float" office:value="100" calcext:value-type="float">
            <text:p>100</text:p>
          </table:table-cell>
          <table:table-cell table:style-name="ce15" table:formula="of:=[$startpage.K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5" table:formula="of:=[$startpage.A11]" office:value-type="string" office:string-value="Brown" calcext:value-type="string">
            <text:p>Brown</text:p>
          </table:table-cell>
          <table:table-cell table:formula="of:=[$startpage.B11]" office:value-type="string" office:string-value="UX designer" calcext:value-type="string">
            <text:p>UX designer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table:style-name="ce15" table:formula="of:=[$startpage.F11]" office:value-type="float" office:value="100" calcext:value-type="float">
            <text:p>100</text:p>
          </table:table-cell>
          <table:table-cell table:style-name="ce15" table:formula="of:=[$startpage.G11]" office:value-type="float" office:value="100" calcext:value-type="float">
            <text:p>100</text:p>
          </table:table-cell>
          <table:table-cell table:style-name="ce15" table:formula="of:=[$startpage.H11]" office:value-type="float" office:value="50" calcext:value-type="float">
            <text:p>50</text:p>
          </table:table-cell>
          <table:table-cell table:style-name="ce15" table:formula="of:=[$startpage.I11]" office:value-type="float" office:value="30" calcext:value-type="float">
            <text:p>30</text:p>
          </table:table-cell>
          <table:table-cell table:style-name="ce15" table:formula="of:=[$startpage.J11]" office:value-type="float" office:value="0" calcext:value-type="float">
            <text:p>0</text:p>
          </table:table-cell>
          <table:table-cell table:style-name="ce15" table:formula="of:=[$startpage.K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88" table:number-columns-repeated="6"/>
          <table:table-cell table:number-columns-repeated="3"/>
        </table:table-row>
        <table:table-row table:style-name="ro1">
          <table:table-cell table:style-name="ce16" table:formula="of:=[$startpage.A13]" office:value-type="string" office:string-value="Samtals" calcext:value-type="string">
            <text:p>Samtals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4" table:formula="of:=[$startpage.A15]" office:value-type="string" office:string-value="Óbeinn kostnaður" calcext:value-type="string" table:number-columns-spanned="2" table:number-rows-spanned="1">
            <text:p>Óbeinn kostnaður</text:p>
          </table:table-cell>
          <table:covered-table-cell table:style-name="ce4"/>
          <table:table-cell/>
          <table:table-cell table:style-name="ce35" office:value-type="percentage" office:value="0.28" calcext:value-type="percentage">
            <text:p>28%</text:p>
          </table:table-cell>
          <table:table-cell table:number-columns-repeated="10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28"/>
          <table:table-cell table:style-name="ce29"/>
          <table:table-cell table:style-name="ce64"/>
          <table:table-cell table:style-name="ce29" table:number-columns-repeated="2"/>
          <table:table-cell table:style-name="ce28" table:number-columns-repeated="8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7"/>
          <table:table-cell>
            <draw:custom-shape draw:z-index="2" draw:name="Textrahmen 29" draw:style-name="gr2" draw:text-style-name="P3" svg:width="7.553cm" svg:height="4.102cm" svg:x="2.232cm" svg:y="0cm">
              <text:p text:style-name="P1"><text:span text:style-name="T3"><text:s/></text:span><text:span text:style-name="T4">Notes:</text:span></text:p>
              <text:p text:style-name="P1"><text:span text:style-name="T5"><text:s/>“ </text:span><text:span text:style-name="T5">Insert a new column [A] between columns B and C [P1].”</text:span></text:p>
              <text:p text:style-name="P1"><text:span text:style-name="T9">Sieht nach Bild hier so aus, als wäre einfach alles nach rechts geschoben; und nicht unbedingt eine Spalte eingefüg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>
            <draw:custom-shape draw:z-index="1" draw:name="Textrahmen 4" draw:style-name="gr3" draw:text-style-name="P4" svg:width="7.552cm" svg:height="3.841cm" svg:x="2.219cm" svg:y="0.05cm">
              <text:p text:style-name="P1"><text:span text:style-name="T3"><text:s/></text:span><text:span text:style-name="T4">Expected solution: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</table:table-row>
        <table:table-row table:style-name="ro1" table:number-rows-repeated="104855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task_6" table:style-name="ta7">
        <table:shapes>
          <draw:custom-shape draw:z-index="0" draw:name="Textrahmen 5" draw:style-name="gr1" draw:text-style-name="P2" svg:width="7.555cm" svg:height="3.841cm" svg:x="4.877cm" svg:y="10.056cm">
            <text:p text:style-name="P1"><text:span text:style-name="T1"><text:s/></text:span><text:span text:style-name="T2">Hints:</text:span></text:p>
            <text:p text:style-name="P1"><text:span text:style-name="T1"><text:s/></text:span><text:span text:style-name="T1">Structure Change: </text:span></text:p>
            <text:p text:style-name="P1"><text:span text:style-name="T1"><text:s/></text:span><text:span text:style-name="T1">something is missing</text:span></text:p>
            <text:p text:style-name="P1"><text:span text:style-name="T1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1" table:default-cell-style-name="ce126"/>
        <table:table-column table:style-name="co3" table:default-cell-style-name="ce126"/>
        <table:table-column table:style-name="co4" table:default-cell-style-name="ce15"/>
        <table:table-column table:style-name="co1" table:number-columns-repeated="10" table:default-cell-style-name="Default"/>
        <table:table-column table:style-name="co1" table:default-cell-style-name="ce43"/>
        <table:table-column table:style-name="co1" table:default-cell-style-name="ce28"/>
        <table:table-row table:style-name="ro1">
          <table:table-cell table:style-name="ce83" table:formula="of:=[$startpage.A1]" office:value-type="string" office:string-value="VERKEFNIS FJÁRHAGSÁÆTLUN 2025 " calcext:value-type="string">
            <text:p>VERKEFNIS FJÁRHAGSÁÆTLUN 2025 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83" table:formula="of:=[$startpage.C3]" office:value-type="string" office:string-value="Tímakaup" calcext:value-type="string" table:number-columns-spanned="2" table:number-rows-spanned="1">
            <text:p>Tímakaup</text:p>
          </table:table-cell>
          <table:covered-table-cell table:style-name="ce70"/>
          <table:table-cell table:style-name="ce15"/>
          <table:table-cell table:style-name="ce16" table:number-columns-repeated="5"/>
          <table:table-cell table:number-columns-repeated="6"/>
        </table:table-row>
        <table:table-row table:style-name="ro1">
          <table:table-cell table:style-name="ce59" table:formula="of:=[$startpage.A4]" office:value-type="string" office:string-value="Nafn" calcext:value-type="string">
            <text:p>Nafn</text:p>
          </table:table-cell>
          <table:table-cell table:style-name="ce59" table:formula="of:=[$startpage.C4]" office:value-type="string" office:string-value="Nettó" calcext:value-type="string">
            <text:p>Nettó</text:p>
          </table:table-cell>
          <table:table-cell table:style-name="ce16" table:formula="of:=[$startpage.D4]" office:value-type="string" office:string-value="Brúttó" calcext:value-type="string">
            <text:p>Brúttó</text:p>
          </table:table-cell>
          <table:table-cell table:style-name="ce16" table:formula="of:=[$startpage.E4]" office:value-type="string" office:string-value="Klukkutímar/Mánuð" calcext:value-type="string">
            <text:p>Klukkutímar/Mánuð</text:p>
          </table:table-cell>
          <table:table-cell table:number-columns-repeated="11"/>
        </table:table-row>
        <table:table-row table:style-name="ro1">
          <table:table-cell table:style-name="ce59"/>
          <table:table-cell table:number-columns-repeated="14"/>
        </table:table-row>
        <table:table-row table:style-name="ro1">
          <table:table-cell table:style-name="ce59"/>
          <table:table-cell/>
          <table:table-cell table:style-name="ce4"/>
          <table:table-cell table:style-name="ce60" table:formula="of:=[$startpage.E6]" office:value-type="string" office:string-value="Jan" calcext:value-type="string">
            <text:p>Jan</text:p>
          </table:table-cell>
          <table:table-cell table:style-name="ce60" table:formula="of:=[$startpage.F6]" office:value-type="string" office:string-value="Feb" calcext:value-type="string">
            <text:p>Feb</text:p>
          </table:table-cell>
          <table:table-cell table:style-name="ce60" table:formula="of:=[$startpage.G6]" office:value-type="string" office:string-value="Mar" calcext:value-type="string">
            <text:p>Mar</text:p>
          </table:table-cell>
          <table:table-cell table:style-name="ce60" table:formula="of:=[$startpage.H6]" office:value-type="string" office:string-value="Apr" calcext:value-type="string">
            <text:p>Apr</text:p>
          </table:table-cell>
          <table:table-cell table:style-name="ce60" table:formula="of:=[$startpage.I6]" office:value-type="string" office:string-value="Maí" calcext:value-type="string">
            <text:p>Maí</text:p>
          </table:table-cell>
          <table:table-cell table:style-name="ce60" table:formula="of:=[$startpage.J6]" office:value-type="string" office:string-value="Jún" calcext:value-type="string">
            <text:p>Jún</text:p>
          </table:table-cell>
          <table:table-cell table:number-columns-repeated="6"/>
        </table:table-row>
        <table:table-row table:style-name="ro1">
          <table:table-cell table:style-name="ce80" table:formula="of:=[$startpage.A7]" office:value-type="string" office:string-value="Smith" calcext:value-type="string">
            <text:p>Smith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15" table:formula="of:=[$startpage.E7]" office:value-type="float" office:value="75" calcext:value-type="float">
            <text:p>75</text:p>
          </table:table-cell>
          <table:table-cell table:style-name="ce15" table:formula="of:=[$startpage.F7]" office:value-type="float" office:value="90" calcext:value-type="float">
            <text:p>90</text:p>
          </table:table-cell>
          <table:table-cell table:style-name="ce15" table:formula="of:=[$startpage.G7]" office:value-type="float" office:value="90" calcext:value-type="float">
            <text:p>90</text:p>
          </table:table-cell>
          <table:table-cell table:style-name="ce15" table:formula="of:=[$startpage.H7]" office:value-type="float" office:value="70" calcext:value-type="float">
            <text:p>70</text:p>
          </table:table-cell>
          <table:table-cell table:style-name="ce15" table:formula="of:=[$startpage.I7]" office:value-type="float" office:value="60" calcext:value-type="float">
            <text:p>60</text:p>
          </table:table-cell>
          <table:table-cell table:style-name="ce15" table:formula="of:=[$startpage.J7]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80" table:formula="of:=[$startpage.A8]" office:value-type="string" office:string-value="Miller" calcext:value-type="string">
            <text:p>Miller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5" table:formula="of:=[$startpage.E8]" office:value-type="float" office:value="110" calcext:value-type="float">
            <text:p>110</text:p>
          </table:table-cell>
          <table:table-cell table:style-name="ce15" table:formula="of:=[$startpage.F8]" office:value-type="float" office:value="110" calcext:value-type="float">
            <text:p>110</text:p>
          </table:table-cell>
          <table:table-cell table:style-name="ce15" table:formula="of:=[$startpage.G8]" office:value-type="float" office:value="110" calcext:value-type="float">
            <text:p>110</text:p>
          </table:table-cell>
          <table:table-cell table:style-name="ce15" table:formula="of:=[$startpage.H8]" office:value-type="float" office:value="138" calcext:value-type="float">
            <text:p>138</text:p>
          </table:table-cell>
          <table:table-cell table:style-name="ce15" table:formula="of:=[$startpage.I8]" office:value-type="float" office:value="138" calcext:value-type="float">
            <text:p>138</text:p>
          </table:table-cell>
          <table:table-cell table:style-name="ce15" table:formula="of:=[$startpage.J8]" office:value-type="float" office:value="138" calcext:value-type="float">
            <text:p>138</text:p>
          </table:table-cell>
          <table:table-cell table:style-name="ce15" table:number-columns-repeated="2"/>
          <table:table-cell table:number-columns-repeated="4"/>
        </table:table-row>
        <table:table-row table:style-name="ro1">
          <table:table-cell table:style-name="ce80" table:formula="of:=[$startpage.A9]" office:value-type="string" office:string-value="Johnson" calcext:value-type="string">
            <text:p>Johnson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15" table:formula="of:=[$startpage.E9]" office:value-type="float" office:value="80" calcext:value-type="float">
            <text:p>80</text:p>
          </table:table-cell>
          <table:table-cell table:style-name="ce15" table:formula="of:=[$startpage.F9]" office:value-type="float" office:value="80" calcext:value-type="float">
            <text:p>80</text:p>
          </table:table-cell>
          <table:table-cell table:style-name="ce15" table:formula="of:=[$startpage.G9]" office:value-type="float" office:value="100" calcext:value-type="float">
            <text:p>100</text:p>
          </table:table-cell>
          <table:table-cell table:style-name="ce15" table:formula="of:=[$startpage.H9]" office:value-type="float" office:value="100" calcext:value-type="float">
            <text:p>100</text:p>
          </table:table-cell>
          <table:table-cell table:style-name="ce15" table:formula="of:=[$startpage.I9]" office:value-type="float" office:value="50" calcext:value-type="float">
            <text:p>50</text:p>
          </table:table-cell>
          <table:table-cell table:style-name="ce15" table:formula="of:=[$startpage.J9]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style-name="ce80" table:formula="of:=[$startpage.A10]" office:value-type="string" office:string-value="Williams" calcext:value-type="string">
            <text:p>Williams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5" table:formula="of:=[$startpage.E10]" office:value-type="float" office:value="50" calcext:value-type="float">
            <text:p>50</text:p>
          </table:table-cell>
          <table:table-cell table:style-name="ce15" table:formula="of:=[$startpage.F10]" office:value-type="float" office:value="50" calcext:value-type="float">
            <text:p>50</text:p>
          </table:table-cell>
          <table:table-cell table:style-name="ce15" table:formula="of:=[$startpage.G10]" office:value-type="float" office:value="70" calcext:value-type="float">
            <text:p>70</text:p>
          </table:table-cell>
          <table:table-cell table:style-name="ce15" table:formula="of:=[$startpage.H10]" office:value-type="float" office:value="105" calcext:value-type="float">
            <text:p>105</text:p>
          </table:table-cell>
          <table:table-cell table:style-name="ce15" table:formula="of:=[$startpage.I10]" office:value-type="float" office:value="100" calcext:value-type="float">
            <text:p>100</text:p>
          </table:table-cell>
          <table:table-cell table:style-name="ce15" table:formula="of:=[$startpage.J10]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80" table:formula="of:=[$startpage.A11]" office:value-type="string" office:string-value="Brown" calcext:value-type="string">
            <text:p>Brown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5" table:formula="of:=[$startpage.E11]" office:value-type="float" office:value="120" calcext:value-type="float">
            <text:p>120</text:p>
          </table:table-cell>
          <table:table-cell table:style-name="ce15" table:formula="of:=[$startpage.F11]" office:value-type="float" office:value="100" calcext:value-type="float">
            <text:p>100</text:p>
          </table:table-cell>
          <table:table-cell table:style-name="ce15" table:formula="of:=[$startpage.G11]" office:value-type="float" office:value="100" calcext:value-type="float">
            <text:p>100</text:p>
          </table:table-cell>
          <table:table-cell table:style-name="ce15" table:formula="of:=[$startpage.H11]" office:value-type="float" office:value="50" calcext:value-type="float">
            <text:p>50</text:p>
          </table:table-cell>
          <table:table-cell table:style-name="ce15" table:formula="of:=[$startpage.I11]" office:value-type="float" office:value="30" calcext:value-type="float">
            <text:p>30</text:p>
          </table:table-cell>
          <table:table-cell table:style-name="ce15" table:formula="of:=[$startpage.J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9"/>
          <table:table-cell table:number-columns-repeated="2"/>
          <table:table-cell table:style-name="ce88" table:number-columns-repeated="6"/>
          <table:table-cell table:number-columns-repeated="6"/>
        </table:table-row>
        <table:table-row table:style-name="ro1">
          <table:table-cell table:style-name="ce59" table:formula="of:=[$startpage.A13]" office:value-type="string" office:string-value="Samtals" calcext:value-type="string">
            <text:p>Samtals</text:p>
          </table:table-cell>
          <table:table-cell table:number-columns-repeated="14"/>
        </table:table-row>
        <table:table-row table:style-name="ro1">
          <table:table-cell table:style-name="ce59"/>
          <table:table-cell table:number-columns-repeated="14"/>
        </table:table-row>
        <table:table-row table:style-name="ro1">
          <table:table-cell table:style-name="ce80" table:formula="of:=[$startpage.A15]" office:value-type="string" office:string-value="Óbeinn kostnaður" calcext:value-type="string">
            <text:p>Óbeinn kostnaður</text:p>
          </table:table-cell>
          <table:table-cell table:style-name="ce90" office:value-type="percentage" office:value="0.28" calcext:value-type="percentage">
            <text:p>28%</text:p>
          </table:table-cell>
          <table:table-cell table:number-columns-repeated="1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64" table:number-columns-repeated="2"/>
          <table:table-cell table:style-name="ce29"/>
          <table:table-cell table:style-name="ce28" table:number-columns-repeated="11"/>
          <table:table-cell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7"/>
          <table:table-cell>
            <draw:custom-shape draw:z-index="2" draw:name="Textrahmen 28" draw:style-name="gr2" draw:text-style-name="P3" svg:width="7.553cm" svg:height="3.841cm" svg:x="2.245cm" svg:y="0cm">
              <text:p text:style-name="P1"><text:span text:style-name="T3"><text:s/></text:span><text:span text:style-name="T4">Notes:</text:span></text:p>
              <text:p text:style-name="P1"><text:span text:style-name="T5"><text:s/>“ </text:span><text:span text:style-name="T5">Remove the whole column [A] B [P1] from the table.”</text:span></text:p>
              <text:p text:style-name="P1"><text:span text:style-name="T9">Wie markiert man das? Ist sichtbar, dass nicht aller Inhalt nach links geschoben wurde</text:span><text:span text:style-name="T5">?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>
            <draw:custom-shape draw:z-index="1" draw:name="Textrahmen 6" draw:style-name="gr3" draw:text-style-name="P4" svg:width="7.552cm" svg:height="3.841cm" svg:x="2.217cm" svg:y="0.019cm">
              <text:p text:style-name="P1"><text:span text:style-name="T3"><text:s/></text:span><text:span text:style-name="T4">Expected solution: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</table:table-row>
        <table:table-row table:style-name="ro1" table:number-rows-repeated="1048551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task_7" table:style-name="ta8">
        <table:shapes>
          <draw:custom-shape draw:z-index="0" draw:name="Textrahmen 7" draw:style-name="gr9" draw:text-style-name="P2" svg:width="6.111cm" svg:height="2.487cm" svg:x="22.091cm" svg:y="10.037cm">
            <text:p text:style-name="P1"><text:span text:style-name="T1"><text:s/></text:span><text:span text:style-name="T2">Hints:</text:span></text:p>
            <text:p text:style-name="P1"><text:span text:style-name="T1"><text:s/></text:span><text:span text:style-name="T1">Structure Change: </text:span></text:p>
            <text:p text:style-name="P1"><text:span text:style-name="T1"><text:s/></text:span><text:span text:style-name="T1">Changed location</text:span></text:p>
            <text:p text:style-name="P1"><text:span text:style-name="T1"/></text:p>
            <text:p text:style-name="P1"><text:span text:style-name="T1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1" table:default-cell-style-name="Default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number-columns-repeated="9" table:default-cell-style-name="Default"/>
        <table:table-column table:style-name="co1" table:default-cell-style-name="ce28"/>
        <table:table-row table:style-name="ro1">
          <table:table-cell table:style-name="ce1" table:formula="of:=[$startpage.A1]" office:value-type="string" office:string-value="VERKEFNIS FJÁRHAGSÁÆTLUN 2025 " calcext:value-type="string" table:number-columns-spanned="3" table:number-rows-spanned="1">
            <text:p>VERKEFNIS FJÁRHAGSÁÆTLUN 2025 </text:p>
          </table:table-cell>
          <table:covered-table-cell table:style-name="ce1"/>
          <table:covered-table-cell/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style-name="ce15"/>
          <table:table-cell/>
          <table:table-cell table:style-name="ce1" table:formula="of:=[$startpage.C3]" office:value-type="string" office:string-value="Tímakaup" calcext:value-type="string" table:number-columns-spanned="2" table:number-rows-spanned="1">
            <text:p>Tímakaup</text:p>
          </table:table-cell>
          <table:covered-table-cell table:style-name="ce1"/>
          <table:table-cell table:style-name="ce15"/>
          <table:table-cell table:style-name="ce16" table:number-columns-repeated="2"/>
          <table:table-cell table:style-name="ce96" table:formula="of:=[$startpage.A15]" office:value-type="string" office:string-value="Óbeinn kostnaður" calcext:value-type="string" table:number-columns-spanned="2" table:number-rows-spanned="1">
            <text:p>Óbeinn kostnaður</text:p>
          </table:table-cell>
          <table:covered-table-cell table:style-name="ce96"/>
          <table:table-cell table:style-name="ce69" office:value-type="percentage" office:value="0.28" calcext:value-type="percentage">
            <text:p>28%</text:p>
          </table:table-cell>
          <table:table-cell table:number-columns-repeated="4"/>
        </table:table-row>
        <table:table-row table:style-name="ro1">
          <table:table-cell table:style-name="ce16" table:formula="of:=[$startpage.A4]" office:value-type="string" office:string-value="Nafn" calcext:value-type="string">
            <text:p>Nafn</text:p>
          </table:table-cell>
          <table:table-cell table:style-name="ce16" table:formula="of:=[$startpage.B4]" office:value-type="string" office:string-value="Starfsheiti" calcext:value-type="string">
            <text:p>Starfsheiti</text:p>
          </table:table-cell>
          <table:table-cell table:style-name="ce16" table:formula="of:=[$startpage.C4]" office:value-type="string" office:string-value="Nettó" calcext:value-type="string">
            <text:p>Nettó</text:p>
          </table:table-cell>
          <table:table-cell table:style-name="ce16" table:formula="of:=[$startpage.D4]" office:value-type="string" office:string-value="Brúttó" calcext:value-type="string">
            <text:p>Brúttó</text:p>
          </table:table-cell>
          <table:table-cell table:style-name="ce16" table:formula="of:=[$startpage.E4]" office:value-type="string" office:string-value="Klukkutímar/Mánuð" calcext:value-type="string">
            <text:p>Klukkutímar/Mánuð</text:p>
          </table:table-cell>
          <table:table-cell table:number-columns-repeated="9"/>
        </table:table-row>
        <table:table-row table:style-name="ro1">
          <table:table-cell table:style-name="ce16" table:number-columns-repeated="2"/>
          <table:table-cell table:number-columns-repeated="12"/>
        </table:table-row>
        <table:table-row table:style-name="ro1">
          <table:table-cell table:style-name="ce68" table:number-columns-repeated="2"/>
          <table:table-cell table:number-columns-repeated="2"/>
          <table:table-cell table:style-name="ce60" table:formula="of:=[$startpage.E6]" office:value-type="string" office:string-value="Jan" calcext:value-type="string">
            <text:p>Jan</text:p>
          </table:table-cell>
          <table:table-cell table:style-name="ce60" table:formula="of:=[$startpage.F6]" office:value-type="string" office:string-value="Feb" calcext:value-type="string">
            <text:p>Feb</text:p>
          </table:table-cell>
          <table:table-cell table:style-name="ce60" table:formula="of:=[$startpage.G6]" office:value-type="string" office:string-value="Mar" calcext:value-type="string">
            <text:p>Mar</text:p>
          </table:table-cell>
          <table:table-cell table:style-name="ce60" table:formula="of:=[$startpage.H6]" office:value-type="string" office:string-value="Apr" calcext:value-type="string">
            <text:p>Apr</text:p>
          </table:table-cell>
          <table:table-cell table:style-name="ce60" table:formula="of:=[$startpage.I6]" office:value-type="string" office:string-value="Maí" calcext:value-type="string">
            <text:p>Maí</text:p>
          </table:table-cell>
          <table:table-cell table:style-name="ce60" table:formula="of:=[$startpage.J6]" office:value-type="string" office:string-value="Jún" calcext:value-type="string">
            <text:p>Jún</text:p>
          </table:table-cell>
          <table:table-cell table:number-columns-repeated="4"/>
        </table:table-row>
        <table:table-row table:style-name="ro1">
          <table:table-cell table:style-name="ce68" table:formula="of:=[$startpage.A7]" office:value-type="string" office:string-value="Smith" calcext:value-type="string">
            <text:p>Smith</text:p>
          </table:table-cell>
          <table:table-cell table:style-name="ce68" table:formula="of:=[$startpage.B7]" office:value-type="string" office:string-value="Senior architect" calcext:value-type="string">
            <text:p>Senior architect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15" table:formula="of:=[$startpage.E7]" office:value-type="float" office:value="75" calcext:value-type="float">
            <text:p>75</text:p>
          </table:table-cell>
          <table:table-cell table:style-name="ce15" table:formula="of:=[$startpage.F7]" office:value-type="float" office:value="90" calcext:value-type="float">
            <text:p>90</text:p>
          </table:table-cell>
          <table:table-cell table:style-name="ce15" table:formula="of:=[$startpage.G7]" office:value-type="float" office:value="90" calcext:value-type="float">
            <text:p>90</text:p>
          </table:table-cell>
          <table:table-cell table:style-name="ce15" table:formula="of:=[$startpage.H7]" office:value-type="float" office:value="70" calcext:value-type="float">
            <text:p>70</text:p>
          </table:table-cell>
          <table:table-cell table:style-name="ce15" table:formula="of:=[$startpage.I7]" office:value-type="float" office:value="60" calcext:value-type="float">
            <text:p>60</text:p>
          </table:table-cell>
          <table:table-cell table:style-name="ce15" table:formula="of:=[$startpage.J7]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style-name="ce68" table:formula="of:=[$startpage.A8]" office:value-type="string" office:string-value="Miller" calcext:value-type="string">
            <text:p>Miller</text:p>
          </table:table-cell>
          <table:table-cell table:style-name="ce68" table:formula="of:=[$startpage.B8]" office:value-type="string" office:string-value="Junior architect" calcext:value-type="string">
            <text:p>Junior architect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5" table:formula="of:=[$startpage.E8]" office:value-type="float" office:value="110" calcext:value-type="float">
            <text:p>110</text:p>
          </table:table-cell>
          <table:table-cell table:style-name="ce15" table:formula="of:=[$startpage.F8]" office:value-type="float" office:value="110" calcext:value-type="float">
            <text:p>110</text:p>
          </table:table-cell>
          <table:table-cell table:style-name="ce15" table:formula="of:=[$startpage.G8]" office:value-type="float" office:value="110" calcext:value-type="float">
            <text:p>110</text:p>
          </table:table-cell>
          <table:table-cell table:style-name="ce15" table:formula="of:=[$startpage.H8]" office:value-type="float" office:value="138" calcext:value-type="float">
            <text:p>138</text:p>
          </table:table-cell>
          <table:table-cell table:style-name="ce15" table:formula="of:=[$startpage.I8]" office:value-type="float" office:value="138" calcext:value-type="float">
            <text:p>138</text:p>
          </table:table-cell>
          <table:table-cell table:style-name="ce15" table:formula="of:=[$startpage.J8]" office:value-type="float" office:value="138" calcext:value-type="float">
            <text:p>138</text:p>
          </table:table-cell>
          <table:table-cell table:style-name="ce15"/>
          <table:table-cell table:number-columns-repeated="3"/>
        </table:table-row>
        <table:table-row table:style-name="ro1">
          <table:table-cell table:style-name="ce68" table:formula="of:=[$startpage.A9]" office:value-type="string" office:string-value="Johnson" calcext:value-type="string">
            <text:p>Johnson</text:p>
          </table:table-cell>
          <table:table-cell table:style-name="ce68" table:formula="of:=[$startpage.B9]" office:value-type="string" office:string-value="Senior developer" calcext:value-type="string">
            <text:p>Senior developer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15" table:formula="of:=[$startpage.E9]" office:value-type="float" office:value="80" calcext:value-type="float">
            <text:p>80</text:p>
          </table:table-cell>
          <table:table-cell table:style-name="ce15" table:formula="of:=[$startpage.F9]" office:value-type="float" office:value="80" calcext:value-type="float">
            <text:p>80</text:p>
          </table:table-cell>
          <table:table-cell table:style-name="ce15" table:formula="of:=[$startpage.G9]" office:value-type="float" office:value="100" calcext:value-type="float">
            <text:p>100</text:p>
          </table:table-cell>
          <table:table-cell table:style-name="ce15" table:formula="of:=[$startpage.H9]" office:value-type="float" office:value="100" calcext:value-type="float">
            <text:p>100</text:p>
          </table:table-cell>
          <table:table-cell table:style-name="ce15" table:formula="of:=[$startpage.I9]" office:value-type="float" office:value="50" calcext:value-type="float">
            <text:p>50</text:p>
          </table:table-cell>
          <table:table-cell table:style-name="ce15" table:formula="of:=[$startpage.J9]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68" table:formula="of:=[$startpage.A10]" office:value-type="string" office:string-value="Williams" calcext:value-type="string">
            <text:p>Williams</text:p>
          </table:table-cell>
          <table:table-cell table:style-name="ce68" table:formula="of:=[$startpage.B10]" office:value-type="string" office:string-value="Junior developer" calcext:value-type="string">
            <text:p>Junior developer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5" table:formula="of:=[$startpage.E10]" office:value-type="float" office:value="50" calcext:value-type="float">
            <text:p>50</text:p>
          </table:table-cell>
          <table:table-cell table:style-name="ce15" table:formula="of:=[$startpage.F10]" office:value-type="float" office:value="50" calcext:value-type="float">
            <text:p>50</text:p>
          </table:table-cell>
          <table:table-cell table:style-name="ce15" table:formula="of:=[$startpage.G10]" office:value-type="float" office:value="70" calcext:value-type="float">
            <text:p>70</text:p>
          </table:table-cell>
          <table:table-cell table:style-name="ce15" table:formula="of:=[$startpage.H10]" office:value-type="float" office:value="105" calcext:value-type="float">
            <text:p>105</text:p>
          </table:table-cell>
          <table:table-cell table:style-name="ce15" table:formula="of:=[$startpage.I10]" office:value-type="float" office:value="100" calcext:value-type="float">
            <text:p>100</text:p>
          </table:table-cell>
          <table:table-cell table:style-name="ce15" table:formula="of:=[$startpage.J1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style-name="ce68" table:formula="of:=[$startpage.A11]" office:value-type="string" office:string-value="Brown" calcext:value-type="string">
            <text:p>Brown</text:p>
          </table:table-cell>
          <table:table-cell table:style-name="ce68" table:formula="of:=[$startpage.B11]" office:value-type="string" office:string-value="UX designer" calcext:value-type="string">
            <text:p>UX designer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5" table:formula="of:=[$startpage.E11]" office:value-type="float" office:value="120" calcext:value-type="float">
            <text:p>120</text:p>
          </table:table-cell>
          <table:table-cell table:style-name="ce15" table:formula="of:=[$startpage.F11]" office:value-type="float" office:value="100" calcext:value-type="float">
            <text:p>100</text:p>
          </table:table-cell>
          <table:table-cell table:style-name="ce15" table:formula="of:=[$startpage.G11]" office:value-type="float" office:value="100" calcext:value-type="float">
            <text:p>100</text:p>
          </table:table-cell>
          <table:table-cell table:style-name="ce15" table:formula="of:=[$startpage.H11]" office:value-type="float" office:value="50" calcext:value-type="float">
            <text:p>50</text:p>
          </table:table-cell>
          <table:table-cell table:style-name="ce15" table:formula="of:=[$startpage.I11]" office:value-type="float" office:value="30" calcext:value-type="float">
            <text:p>30</text:p>
          </table:table-cell>
          <table:table-cell table:style-name="ce15" table:formula="of:=[$startpage.J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6" table:number-columns-repeated="2"/>
          <table:table-cell table:number-columns-repeated="2"/>
          <table:table-cell table:style-name="ce88" table:number-columns-repeated="6"/>
          <table:table-cell table:number-columns-repeated="4"/>
        </table:table-row>
        <table:table-row table:style-name="ro1">
          <table:table-cell table:style-name="ce16" table:formula="of:=[$startpage.A13]" office:value-type="string" office:string-value="Samtals" calcext:value-type="string">
            <text:p>Samtals</text:p>
          </table:table-cell>
          <table:table-cell table:style-name="ce16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style-name="ce94" table:number-columns-spanned="2" table:number-rows-spanned="1"/>
          <table:covered-table-cell table:style-name="ce94"/>
          <table:table-cell table:style-name="ce102"/>
          <table:table-cell table:number-columns-repeated="11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28"/>
          <table:table-cell table:style-name="ce29" table:number-columns-repeated="3"/>
          <table:table-cell table:style-name="ce28" table:number-columns-repeated="9"/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>
            <draw:custom-shape draw:z-index="2" draw:name="Textrahmen 27" draw:style-name="gr2" draw:text-style-name="P3" svg:width="7.553cm" svg:height="3.841cm" svg:x="2.914cm" svg:y="0.208cm">
              <text:p text:style-name="P1"><text:span text:style-name="T3"><text:s/></text:span><text:span text:style-name="T4">Notes:</text:span></text:p>
              <text:p text:style-name="P1"><text:span text:style-name="T5"><text:s/>“</text:span><text:span text:style-name="T5">Move [A] cells A15-C15 [P1] to H3 [P2].”</text:span></text:p>
              <text:p text:style-name="P1"><text:span text:style-name="T10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>
            <draw:custom-shape draw:z-index="1" draw:name="Textrahmen 8" draw:style-name="gr3" draw:text-style-name="P4" svg:width="7.552cm" svg:height="3.841cm" svg:x="1.304cm" svg:y="0.199cm">
              <text:p text:style-name="P1"><text:span text:style-name="T3"><text:s/></text:span><text:span text:style-name="T4">Expected solution:</text:span></text:p>
              <text:p text:style-name="P1"><text:span text:style-name="T3"><text:s/></text:span><text:span text:style-name="T3">Sketch?</text:span></text:p>
              <text:p text:style-name="P1"><text:span text:style-name="T3"/></text:p>
              <text:p text:style-name="P1"><text:span text:style-name="T10">hinderlich für Sprache, dass mehrere Zellen, daher eher pointing per sketch?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</table:table-row>
        <table:table-row table:style-name="ro1" table:number-rows-repeated="104855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task_8" table:style-name="ta9">
        <table:shapes>
          <draw:custom-shape draw:z-index="0" draw:name="Textrahmen 9" draw:style-name="gr10" draw:text-style-name="P2" svg:width="6.364cm" svg:height="2.337cm" svg:x="0cm" svg:y="10.095cm">
            <text:p text:style-name="P1"><text:span text:style-name="T1"><text:s/></text:span><text:span text:style-name="T2">Hints:</text:span></text:p>
            <text:p text:style-name="P1"><text:span text:style-name="T1"><text:s/></text:span><text:span text:style-name="T1">Calculation</text:span></text:p>
            <text:p text:style-name="P5"><text:span text:style-name="T1"><text:s/></text:span><text:span text:style-name="T1">E13 </text:span><text:span text:style-name="T6">=SUM(</text:span><text:span text:style-name="T7">E7:E11</text:span><text:span text:style-name="T6">)</text:span></text:p>
            <text:p text:style-name="P1"><text:span text:style-name="T1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1" table:default-cell-style-name="Default"/>
        <table:table-column table:style-name="co2" table:default-cell-style-name="ce73"/>
        <table:table-column table:style-name="co3" table:default-cell-style-name="ce15"/>
        <table:table-column table:style-name="co4" table:default-cell-style-name="ce15"/>
        <table:table-column table:style-name="co1" table:number-columns-repeated="9" table:default-cell-style-name="Default"/>
        <table:table-column table:style-name="co1" table:default-cell-style-name="ce28"/>
        <table:table-row table:style-name="ro1">
          <table:table-cell table:style-name="ce1" table:formula="of:=[$startpage.A1]" office:value-type="string" office:string-value="VERKEFNIS FJÁRHAGSÁÆTLUN 2025 " calcext:value-type="string" table:number-columns-spanned="3" table:number-rows-spanned="1">
            <text:p>VERKEFNIS FJÁRHAGSÁÆTLUN 2025 </text:p>
          </table:table-cell>
          <table:covered-table-cell table:style-name="ce1"/>
          <table:covered-table-cell/>
          <table:table-cell table:number-columns-repeated="11"/>
        </table:table-row>
        <table:table-row table:style-name="ro1">
          <table:table-cell/>
          <table:table-cell table:style-name="ce15"/>
          <table:table-cell table:number-columns-repeated="12"/>
        </table:table-row>
        <table:table-row table:style-name="ro1">
          <table:table-cell table:style-name="ce15" table:number-columns-repeated="2"/>
          <table:table-cell table:style-name="ce1" table:formula="of:=[$startpage.C3]" office:value-type="string" office:string-value="Tímakaup" calcext:value-type="string" table:number-columns-spanned="2" table:number-rows-spanned="1">
            <text:p>Tímakaup</text:p>
          </table:table-cell>
          <table:covered-table-cell table:style-name="ce1"/>
          <table:table-cell table:style-name="ce15"/>
          <table:table-cell table:style-name="ce16" table:number-columns-repeated="5"/>
          <table:table-cell table:number-columns-repeated="4"/>
        </table:table-row>
        <table:table-row table:style-name="ro1">
          <table:table-cell table:style-name="ce16" table:formula="of:=[$startpage.A4]" office:value-type="string" office:string-value="Nafn" calcext:value-type="string">
            <text:p>Nafn</text:p>
          </table:table-cell>
          <table:table-cell table:style-name="ce16" table:formula="of:=[$startpage.B4]" office:value-type="string" office:string-value="Starfsheiti" calcext:value-type="string">
            <text:p>Starfsheiti</text:p>
          </table:table-cell>
          <table:table-cell table:style-name="ce16" table:formula="of:=[$startpage.C4]" office:value-type="string" office:string-value="Nettó" calcext:value-type="string">
            <text:p>Nettó</text:p>
          </table:table-cell>
          <table:table-cell table:style-name="ce16" table:formula="of:=[$startpage.D4]" office:value-type="string" office:string-value="Brúttó" calcext:value-type="string">
            <text:p>Brúttó</text:p>
          </table:table-cell>
          <table:table-cell table:style-name="ce16" table:formula="of:=[$startpage.E4]" office:value-type="string" office:string-value="Klukkutímar/Mánuð" calcext:value-type="string">
            <text:p>Klukkutímar/Mánuð</text:p>
          </table:table-cell>
          <table:table-cell table:number-columns-repeated="9"/>
        </table:table-row>
        <table:table-row table:style-name="ro1">
          <table:table-cell table:style-name="ce16" table:number-columns-repeated="2"/>
          <table:table-cell table:number-columns-repeated="12"/>
        </table:table-row>
        <table:table-row table:style-name="ro1">
          <table:table-cell table:style-name="ce16" table:number-columns-repeated="2"/>
          <table:table-cell table:number-columns-repeated="2"/>
          <table:table-cell table:style-name="ce60" table:formula="of:=[$startpage.E6]" office:value-type="string" office:string-value="Jan" calcext:value-type="string">
            <text:p>Jan</text:p>
          </table:table-cell>
          <table:table-cell table:style-name="ce60" table:formula="of:=[$startpage.F6]" office:value-type="string" office:string-value="Feb" calcext:value-type="string">
            <text:p>Feb</text:p>
          </table:table-cell>
          <table:table-cell table:style-name="ce60" table:formula="of:=[$startpage.G6]" office:value-type="string" office:string-value="Mar" calcext:value-type="string">
            <text:p>Mar</text:p>
          </table:table-cell>
          <table:table-cell table:style-name="ce60" table:formula="of:=[$startpage.H6]" office:value-type="string" office:string-value="Apr" calcext:value-type="string">
            <text:p>Apr</text:p>
          </table:table-cell>
          <table:table-cell table:style-name="ce60" table:formula="of:=[$startpage.I6]" office:value-type="string" office:string-value="Maí" calcext:value-type="string">
            <text:p>Maí</text:p>
          </table:table-cell>
          <table:table-cell table:style-name="ce60" table:formula="of:=[$startpage.J6]" office:value-type="string" office:string-value="Jún" calcext:value-type="string">
            <text:p>Jún</text:p>
          </table:table-cell>
          <table:table-cell table:number-columns-repeated="4"/>
        </table:table-row>
        <table:table-row table:style-name="ro1">
          <table:table-cell table:style-name="ce68" table:formula="of:=[$startpage.A7]" office:value-type="string" office:string-value="Smith" calcext:value-type="string">
            <text:p>Smith</text:p>
          </table:table-cell>
          <table:table-cell table:style-name="ce68" table:formula="of:=[$startpage.B7]" office:value-type="string" office:string-value="Senior architect" calcext:value-type="string">
            <text:p>Senior architect</text:p>
          </table:table-cell>
          <table:table-cell office:value-type="float" office:value="300" calcext:value-type="float">
            <text:p>300</text:p>
          </table:table-cell>
          <table:table-cell table:style-name="ce106"/>
          <table:table-cell table:style-name="ce120" table:formula="of:=[$startpage.E7]" office:value-type="float" office:value="75" calcext:value-type="float">
            <text:p>75</text:p>
          </table:table-cell>
          <table:table-cell table:style-name="ce20" table:formula="of:=[$startpage.F7]" office:value-type="float" office:value="90" calcext:value-type="float">
            <text:p>90</text:p>
          </table:table-cell>
          <table:table-cell table:style-name="ce15" table:formula="of:=[$startpage.G7]" office:value-type="float" office:value="90" calcext:value-type="float">
            <text:p>90</text:p>
          </table:table-cell>
          <table:table-cell table:style-name="ce15" table:formula="of:=[$startpage.H7]" office:value-type="float" office:value="70" calcext:value-type="float">
            <text:p>70</text:p>
          </table:table-cell>
          <table:table-cell table:style-name="ce15" table:formula="of:=[$startpage.I7]" office:value-type="float" office:value="60" calcext:value-type="float">
            <text:p>60</text:p>
          </table:table-cell>
          <table:table-cell table:style-name="ce15" table:formula="of:=[$startpage.J7]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style-name="ce68" table:formula="of:=[$startpage.A8]" office:value-type="string" office:string-value="Miller" calcext:value-type="string">
            <text:p>Miller</text:p>
          </table:table-cell>
          <table:table-cell table:style-name="ce68" table:formula="of:=[$startpage.B8]" office:value-type="string" office:string-value="Junior architect" calcext:value-type="string">
            <text:p>Junior architect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07" table:formula="of:=[$startpage.E8]" office:value-type="float" office:value="110" calcext:value-type="float">
            <text:p>110</text:p>
          </table:table-cell>
          <table:table-cell table:style-name="ce15" table:formula="of:=[$startpage.F8]" office:value-type="float" office:value="110" calcext:value-type="float">
            <text:p>110</text:p>
          </table:table-cell>
          <table:table-cell table:style-name="ce15" table:formula="of:=[$startpage.G8]" office:value-type="float" office:value="110" calcext:value-type="float">
            <text:p>110</text:p>
          </table:table-cell>
          <table:table-cell table:style-name="ce15" table:formula="of:=[$startpage.H8]" office:value-type="float" office:value="138" calcext:value-type="float">
            <text:p>138</text:p>
          </table:table-cell>
          <table:table-cell table:style-name="ce15" table:formula="of:=[$startpage.I8]" office:value-type="float" office:value="138" calcext:value-type="float">
            <text:p>138</text:p>
          </table:table-cell>
          <table:table-cell table:style-name="ce15" table:formula="of:=[$startpage.J8]" office:value-type="float" office:value="138" calcext:value-type="float">
            <text:p>138</text:p>
          </table:table-cell>
          <table:table-cell table:style-name="ce15"/>
          <table:table-cell table:number-columns-repeated="3"/>
        </table:table-row>
        <table:table-row table:style-name="ro1">
          <table:table-cell table:style-name="ce68" table:formula="of:=[$startpage.A9]" office:value-type="string" office:string-value="Johnson" calcext:value-type="string">
            <text:p>Johnson</text:p>
          </table:table-cell>
          <table:table-cell table:style-name="ce68" table:formula="of:=[$startpage.B9]" office:value-type="string" office:string-value="Senior developer" calcext:value-type="string">
            <text:p>Senior developer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107" table:formula="of:=[$startpage.E9]" office:value-type="float" office:value="80" calcext:value-type="float">
            <text:p>80</text:p>
          </table:table-cell>
          <table:table-cell table:style-name="ce15" table:formula="of:=[$startpage.F9]" office:value-type="float" office:value="80" calcext:value-type="float">
            <text:p>80</text:p>
          </table:table-cell>
          <table:table-cell table:style-name="ce15" table:formula="of:=[$startpage.G9]" office:value-type="float" office:value="100" calcext:value-type="float">
            <text:p>100</text:p>
          </table:table-cell>
          <table:table-cell table:style-name="ce15" table:formula="of:=[$startpage.H9]" office:value-type="float" office:value="100" calcext:value-type="float">
            <text:p>100</text:p>
          </table:table-cell>
          <table:table-cell table:style-name="ce15" table:formula="of:=[$startpage.I9]" office:value-type="float" office:value="50" calcext:value-type="float">
            <text:p>50</text:p>
          </table:table-cell>
          <table:table-cell table:style-name="ce15" table:formula="of:=[$startpage.J9]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68" table:formula="of:=[$startpage.A10]" office:value-type="string" office:string-value="Williams" calcext:value-type="string">
            <text:p>Williams</text:p>
          </table:table-cell>
          <table:table-cell table:style-name="ce68" table:formula="of:=[$startpage.B10]" office:value-type="string" office:string-value="Junior developer" calcext:value-type="string">
            <text:p>Junior developer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07" table:formula="of:=[$startpage.E10]" office:value-type="float" office:value="50" calcext:value-type="float">
            <text:p>50</text:p>
          </table:table-cell>
          <table:table-cell table:style-name="ce15" table:formula="of:=[$startpage.F10]" office:value-type="float" office:value="50" calcext:value-type="float">
            <text:p>50</text:p>
          </table:table-cell>
          <table:table-cell table:style-name="ce15" table:formula="of:=[$startpage.G10]" office:value-type="float" office:value="70" calcext:value-type="float">
            <text:p>70</text:p>
          </table:table-cell>
          <table:table-cell table:style-name="ce15" table:formula="of:=[$startpage.H10]" office:value-type="float" office:value="105" calcext:value-type="float">
            <text:p>105</text:p>
          </table:table-cell>
          <table:table-cell table:style-name="ce15" table:formula="of:=[$startpage.I10]" office:value-type="float" office:value="100" calcext:value-type="float">
            <text:p>100</text:p>
          </table:table-cell>
          <table:table-cell table:style-name="ce15" table:formula="of:=[$startpage.J1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style-name="ce68" table:formula="of:=[$startpage.A11]" office:value-type="string" office:string-value="Brown" calcext:value-type="string">
            <text:p>Brown</text:p>
          </table:table-cell>
          <table:table-cell table:style-name="ce68" table:formula="of:=[$startpage.B11]" office:value-type="string" office:string-value="UX designer" calcext:value-type="string">
            <text:p>UX designer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07" table:formula="of:=[$startpage.E11]" office:value-type="float" office:value="120" calcext:value-type="float">
            <text:p>120</text:p>
          </table:table-cell>
          <table:table-cell table:style-name="ce15" table:formula="of:=[$startpage.F11]" office:value-type="float" office:value="100" calcext:value-type="float">
            <text:p>100</text:p>
          </table:table-cell>
          <table:table-cell table:style-name="ce15" table:formula="of:=[$startpage.G11]" office:value-type="float" office:value="100" calcext:value-type="float">
            <text:p>100</text:p>
          </table:table-cell>
          <table:table-cell table:style-name="ce15" table:formula="of:=[$startpage.H11]" office:value-type="float" office:value="50" calcext:value-type="float">
            <text:p>50</text:p>
          </table:table-cell>
          <table:table-cell table:style-name="ce15" table:formula="of:=[$startpage.I11]" office:value-type="float" office:value="30" calcext:value-type="float">
            <text:p>30</text:p>
          </table:table-cell>
          <table:table-cell table:style-name="ce15" table:formula="of:=[$startpage.J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6" table:number-columns-repeated="2"/>
          <table:table-cell table:number-columns-repeated="2"/>
          <table:table-cell table:style-name="ce88" table:number-columns-repeated="6"/>
          <table:table-cell table:number-columns-repeated="4"/>
        </table:table-row>
        <table:table-row table:style-name="ro1">
          <table:table-cell table:style-name="ce16" table:formula="of:=[$startpage.A13]" office:value-type="string" office:string-value="Samtals" calcext:value-type="string">
            <text:p>Samtals</text:p>
          </table:table-cell>
          <table:table-cell table:style-name="ce16"/>
          <table:table-cell table:number-columns-repeated="2"/>
          <table:table-cell table:style-name="ce126" table:formula="of:=SUM([.E7:.E11])" office:value-type="float" office:value="435" calcext:value-type="float">
            <text:p>435</text:p>
          </table:table-cell>
          <table:table-cell table:number-columns-repeated="9"/>
        </table:table-row>
        <table:table-row table:style-name="ro1">
          <table:table-cell/>
          <table:table-cell table:style-name="ce15"/>
          <table:table-cell table:number-columns-repeated="12"/>
        </table:table-row>
        <table:table-row table:style-name="ro1">
          <table:table-cell table:style-name="ce4" table:formula="of:=[$startpage.A15]" office:value-type="string" office:string-value="Óbeinn kostnaður" calcext:value-type="string" table:number-columns-spanned="2" table:number-rows-spanned="1">
            <text:p>Óbeinn kostnaður</text:p>
          </table:table-cell>
          <table:covered-table-cell table:style-name="ce4"/>
          <table:table-cell table:style-name="ce35" office:value-type="percentage" office:value="0.28" calcext:value-type="percentage">
            <text:p>28%</text:p>
          </table:table-cell>
          <table:table-cell table:number-columns-repeated="11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28"/>
          <table:table-cell table:style-name="ce74"/>
          <table:table-cell table:style-name="ce29" table:number-columns-repeated="2"/>
          <table:table-cell table:style-name="ce28" table:number-columns-repeated="9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7"/>
          <table:table-cell>
            <draw:custom-shape draw:z-index="1" draw:name="Textrahmen 10" draw:style-name="gr3" draw:text-style-name="P4" svg:width="7.552cm" svg:height="3.841cm" svg:x="0.992cm" svg:y="0.182cm">
              <text:p text:style-name="P1"><text:span text:style-name="T3"><text:s/></text:span><text:span text:style-name="T4">Expected solution: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"/>
        </table:table-row>
        <table:table-row table:style-name="ro1">
          <table:table-cell/>
          <table:table-cell>
            <draw:custom-shape draw:z-index="2" draw:name="Textrahmen 26" draw:style-name="gr2" draw:text-style-name="P3" svg:width="7.553cm" svg:height="3.841cm" svg:x="3.088cm" svg:y="0.094cm">
              <text:p text:style-name="P1"><text:span text:style-name="T3"><text:s/></text:span><text:span text:style-name="T4">Notes:</text:span></text:p>
              <text:p text:style-name="P1"><text:span text:style-name="T5"><text:s/>“ </text:span><text:span text:style-name="T5">Calculate the sum [A] of cells E7-E11 [P1] in cell E13 [P2].”</text:span></text:p>
              <text:p text:style-name="P1"><text:span text:style-name="T5">! Formel ist sprach-abhängig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2"/>
        </table:table-row>
        <table:table-row table:style-name="ro1" table:number-rows-repeated="104855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task_9" table:style-name="ta10">
        <table:table-column table:style-name="co1" table:default-cell-style-name="Default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number-columns-repeated="9" table:default-cell-style-name="Default"/>
        <table:table-column table:style-name="co1" table:default-cell-style-name="ce28"/>
        <table:table-row table:style-name="ro1">
          <table:table-cell table:style-name="ce1" table:formula="of:=[$startpage.A1]" office:value-type="string" office:string-value="VERKEFNIS FJÁRHAGSÁÆTLUN 2025 " calcext:value-type="string" table:number-columns-spanned="3" table:number-rows-spanned="1">
            <text:p>VERKEFNIS FJÁRHAGSÁÆTLUN 2025 </text:p>
          </table:table-cell>
          <table:covered-table-cell table:style-name="ce1"/>
          <table:covered-table-cell/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style-name="ce15"/>
          <table:table-cell/>
          <table:table-cell table:style-name="ce16" table:formula="of:=[$startpage.C3]" office:value-type="string" office:string-value="Tímakaup" calcext:value-type="string" table:number-columns-spanned="2" table:number-rows-spanned="1">
            <text:p>Tímakaup</text:p>
          </table:table-cell>
          <table:covered-table-cell table:style-name="ce1"/>
          <table:table-cell table:style-name="ce15"/>
          <table:table-cell table:style-name="ce16" table:number-columns-repeated="5"/>
          <table:table-cell table:number-columns-repeated="4"/>
        </table:table-row>
        <table:table-row table:style-name="ro1">
          <table:table-cell table:style-name="ce16" table:formula="of:=[$startpage.A4]" office:value-type="string" office:string-value="Nafn" calcext:value-type="string">
            <text:p>Nafn</text:p>
          </table:table-cell>
          <table:table-cell table:style-name="ce16" table:formula="of:=[$startpage.B4]" office:value-type="string" office:string-value="Starfsheiti" calcext:value-type="string">
            <text:p>Starfsheiti</text:p>
          </table:table-cell>
          <table:table-cell table:style-name="ce16" table:formula="of:=[$startpage.C4]" office:value-type="string" office:string-value="Nettó" calcext:value-type="string">
            <text:p>Nettó</text:p>
          </table:table-cell>
          <table:table-cell table:style-name="ce16" table:formula="of:=[$startpage.D4]" office:value-type="string" office:string-value="Brúttó" calcext:value-type="string">
            <text:p>Brúttó</text:p>
          </table:table-cell>
          <table:table-cell table:style-name="ce16" table:formula="of:=[$startpage.E4]" office:value-type="string" office:string-value="Klukkutímar/Mánuð" calcext:value-type="string">
            <text:p>Klukkutímar/Mánuð</text:p>
          </table:table-cell>
          <table:table-cell table:number-columns-repeated="9"/>
        </table:table-row>
        <table:table-row table:style-name="ro1">
          <table:table-cell table:style-name="ce16" table:number-columns-repeated="2"/>
          <table:table-cell table:number-columns-repeated="12"/>
        </table:table-row>
        <table:table-row table:style-name="ro1">
          <table:table-cell table:style-name="ce16" table:number-columns-repeated="2"/>
          <table:table-cell table:number-columns-repeated="2"/>
          <table:table-cell table:style-name="ce60" table:formula="of:=[$startpage.E6]" office:value-type="string" office:string-value="Jan" calcext:value-type="string">
            <text:p>Jan</text:p>
          </table:table-cell>
          <table:table-cell table:style-name="ce60" table:formula="of:=[$startpage.F6]" office:value-type="string" office:string-value="Feb" calcext:value-type="string">
            <text:p>Feb</text:p>
          </table:table-cell>
          <table:table-cell table:style-name="ce60" table:formula="of:=[$startpage.G6]" office:value-type="string" office:string-value="Mar" calcext:value-type="string">
            <text:p>Mar</text:p>
          </table:table-cell>
          <table:table-cell table:style-name="ce60" table:formula="of:=[$startpage.H6]" office:value-type="string" office:string-value="Apr" calcext:value-type="string">
            <text:p>Apr</text:p>
          </table:table-cell>
          <table:table-cell table:style-name="ce60" table:formula="of:=[$startpage.I6]" office:value-type="string" office:string-value="Maí" calcext:value-type="string">
            <text:p>Maí</text:p>
          </table:table-cell>
          <table:table-cell table:style-name="ce60" table:formula="of:=[$startpage.J6]" office:value-type="string" office:string-value="Jún" calcext:value-type="string">
            <text:p>Jún</text:p>
          </table:table-cell>
          <table:table-cell table:number-columns-repeated="4"/>
        </table:table-row>
        <table:table-row table:style-name="ro1">
          <table:table-cell table:style-name="ce68" table:formula="of:=[$startpage.A7]" office:value-type="string" office:string-value="Smith" calcext:value-type="string">
            <text:p>Smith</text:p>
          </table:table-cell>
          <table:table-cell table:style-name="ce68" table:formula="of:=[$startpage.B7]" office:value-type="string" office:string-value="Senior architect" calcext:value-type="string">
            <text:p>Senior architect</text:p>
          </table:table-cell>
          <table:table-cell table:style-name="ce111" office:value-type="currency" office:currency="USD" office:value="300" calcext:value-type="currency">
            <text:p>$300.00</text:p>
          </table:table-cell>
          <table:table-cell/>
          <table:table-cell table:style-name="ce15" table:formula="of:=[$startpage.E7]" office:value-type="float" office:value="75" calcext:value-type="float">
            <text:p>75</text:p>
          </table:table-cell>
          <table:table-cell table:style-name="ce15" table:formula="of:=[$startpage.F7]" office:value-type="float" office:value="90" calcext:value-type="float">
            <text:p>90</text:p>
          </table:table-cell>
          <table:table-cell table:style-name="ce15" table:formula="of:=[$startpage.G7]" office:value-type="float" office:value="90" calcext:value-type="float">
            <text:p>90</text:p>
          </table:table-cell>
          <table:table-cell table:style-name="ce15" table:formula="of:=[$startpage.H7]" office:value-type="float" office:value="70" calcext:value-type="float">
            <text:p>70</text:p>
          </table:table-cell>
          <table:table-cell table:style-name="ce15" table:formula="of:=[$startpage.I7]" office:value-type="float" office:value="60" calcext:value-type="float">
            <text:p>60</text:p>
          </table:table-cell>
          <table:table-cell table:style-name="ce15" table:formula="of:=[$startpage.J7]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style-name="ce68" table:formula="of:=[$startpage.A8]" office:value-type="string" office:string-value="Miller" calcext:value-type="string">
            <text:p>Miller</text:p>
          </table:table-cell>
          <table:table-cell table:style-name="ce68" table:formula="of:=[$startpage.B8]" office:value-type="string" office:string-value="Junior architect" calcext:value-type="string">
            <text:p>Junior architect</text:p>
          </table:table-cell>
          <table:table-cell table:style-name="ce111" office:value-type="currency" office:currency="USD" office:value="150" calcext:value-type="currency">
            <text:p>$150.00</text:p>
          </table:table-cell>
          <table:table-cell/>
          <table:table-cell table:style-name="ce15" table:formula="of:=[$startpage.E8]" office:value-type="float" office:value="110" calcext:value-type="float">
            <text:p>110</text:p>
          </table:table-cell>
          <table:table-cell table:style-name="ce15" table:formula="of:=[$startpage.F8]" office:value-type="float" office:value="110" calcext:value-type="float">
            <text:p>110</text:p>
          </table:table-cell>
          <table:table-cell table:style-name="ce15" table:formula="of:=[$startpage.G8]" office:value-type="float" office:value="110" calcext:value-type="float">
            <text:p>110</text:p>
          </table:table-cell>
          <table:table-cell table:style-name="ce15" table:formula="of:=[$startpage.H8]" office:value-type="float" office:value="138" calcext:value-type="float">
            <text:p>138</text:p>
          </table:table-cell>
          <table:table-cell table:style-name="ce15" table:formula="of:=[$startpage.I8]" office:value-type="float" office:value="138" calcext:value-type="float">
            <text:p>138</text:p>
          </table:table-cell>
          <table:table-cell table:style-name="ce15" table:formula="of:=[$startpage.J8]" office:value-type="float" office:value="138" calcext:value-type="float">
            <text:p>138</text:p>
          </table:table-cell>
          <table:table-cell table:style-name="ce15"/>
          <table:table-cell table:number-columns-repeated="3"/>
        </table:table-row>
        <table:table-row table:style-name="ro1">
          <table:table-cell table:style-name="ce68" table:formula="of:=[$startpage.A9]" office:value-type="string" office:string-value="Johnson" calcext:value-type="string">
            <text:p>Johnson</text:p>
          </table:table-cell>
          <table:table-cell table:style-name="ce68" table:formula="of:=[$startpage.B9]" office:value-type="string" office:string-value="Senior developer" calcext:value-type="string">
            <text:p>Senior developer</text:p>
          </table:table-cell>
          <table:table-cell table:style-name="ce111" office:value-type="currency" office:currency="USD" office:value="200" calcext:value-type="currency">
            <text:p>$200.00</text:p>
          </table:table-cell>
          <table:table-cell/>
          <table:table-cell table:style-name="ce15" table:formula="of:=[$startpage.E9]" office:value-type="float" office:value="80" calcext:value-type="float">
            <text:p>80</text:p>
          </table:table-cell>
          <table:table-cell table:style-name="ce15" table:formula="of:=[$startpage.F9]" office:value-type="float" office:value="80" calcext:value-type="float">
            <text:p>80</text:p>
          </table:table-cell>
          <table:table-cell table:style-name="ce15" table:formula="of:=[$startpage.G9]" office:value-type="float" office:value="100" calcext:value-type="float">
            <text:p>100</text:p>
          </table:table-cell>
          <table:table-cell table:style-name="ce15" table:formula="of:=[$startpage.H9]" office:value-type="float" office:value="100" calcext:value-type="float">
            <text:p>100</text:p>
          </table:table-cell>
          <table:table-cell table:style-name="ce15" table:formula="of:=[$startpage.I9]" office:value-type="float" office:value="50" calcext:value-type="float">
            <text:p>50</text:p>
          </table:table-cell>
          <table:table-cell table:style-name="ce15" table:formula="of:=[$startpage.J9]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68" table:formula="of:=[$startpage.A10]" office:value-type="string" office:string-value="Williams" calcext:value-type="string">
            <text:p>Williams</text:p>
          </table:table-cell>
          <table:table-cell table:style-name="ce68" table:formula="of:=[$startpage.B10]" office:value-type="string" office:string-value="Junior developer" calcext:value-type="string">
            <text:p>Junior developer</text:p>
          </table:table-cell>
          <table:table-cell table:style-name="ce111" office:value-type="currency" office:currency="USD" office:value="100" calcext:value-type="currency">
            <text:p>$100.00</text:p>
          </table:table-cell>
          <table:table-cell/>
          <table:table-cell table:style-name="ce15" table:formula="of:=[$startpage.E10]" office:value-type="float" office:value="50" calcext:value-type="float">
            <text:p>50</text:p>
          </table:table-cell>
          <table:table-cell table:style-name="ce15" table:formula="of:=[$startpage.F10]" office:value-type="float" office:value="50" calcext:value-type="float">
            <text:p>50</text:p>
          </table:table-cell>
          <table:table-cell table:style-name="ce15" table:formula="of:=[$startpage.G10]" office:value-type="float" office:value="70" calcext:value-type="float">
            <text:p>70</text:p>
          </table:table-cell>
          <table:table-cell table:style-name="ce15" table:formula="of:=[$startpage.H10]" office:value-type="float" office:value="105" calcext:value-type="float">
            <text:p>105</text:p>
          </table:table-cell>
          <table:table-cell table:style-name="ce15" table:formula="of:=[$startpage.I10]" office:value-type="float" office:value="100" calcext:value-type="float">
            <text:p>100</text:p>
          </table:table-cell>
          <table:table-cell table:style-name="ce15" table:formula="of:=[$startpage.J1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style-name="ce68" table:formula="of:=[$startpage.A11]" office:value-type="string" office:string-value="Brown" calcext:value-type="string">
            <text:p>Brown</text:p>
          </table:table-cell>
          <table:table-cell table:style-name="ce68" table:formula="of:=[$startpage.B11]" office:value-type="string" office:string-value="UX designer" calcext:value-type="string">
            <text:p>UX designer</text:p>
          </table:table-cell>
          <table:table-cell table:style-name="ce111" office:value-type="currency" office:currency="USD" office:value="150" calcext:value-type="currency">
            <text:p>$150.00</text:p>
          </table:table-cell>
          <table:table-cell/>
          <table:table-cell table:style-name="ce15" table:formula="of:=[$startpage.E11]" office:value-type="float" office:value="120" calcext:value-type="float">
            <text:p>120</text:p>
          </table:table-cell>
          <table:table-cell table:style-name="ce15" table:formula="of:=[$startpage.F11]" office:value-type="float" office:value="100" calcext:value-type="float">
            <text:p>100</text:p>
          </table:table-cell>
          <table:table-cell table:style-name="ce15" table:formula="of:=[$startpage.G11]" office:value-type="float" office:value="100" calcext:value-type="float">
            <text:p>100</text:p>
          </table:table-cell>
          <table:table-cell table:style-name="ce15" table:formula="of:=[$startpage.H11]" office:value-type="float" office:value="50" calcext:value-type="float">
            <text:p>50</text:p>
          </table:table-cell>
          <table:table-cell table:style-name="ce15" table:formula="of:=[$startpage.I11]" office:value-type="float" office:value="30" calcext:value-type="float">
            <text:p>30</text:p>
          </table:table-cell>
          <table:table-cell table:style-name="ce15" table:formula="of:=[$startpage.J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6" table:number-columns-repeated="2"/>
          <table:table-cell table:number-columns-repeated="2"/>
          <table:table-cell table:style-name="ce88" table:number-columns-repeated="6"/>
          <table:table-cell table:number-columns-repeated="4"/>
        </table:table-row>
        <table:table-row table:style-name="ro1">
          <table:table-cell table:style-name="ce16" table:formula="of:=[$startpage.A13]" office:value-type="string" office:string-value="Samtals" calcext:value-type="string">
            <text:p>Samtals</text:p>
          </table:table-cell>
          <table:table-cell table:style-name="ce16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style-name="ce4" table:formula="of:=[$startpage.A15]" office:value-type="string" office:string-value="Óbeinn kostnaður" calcext:value-type="string" table:number-columns-spanned="2" table:number-rows-spanned="1">
            <text:p>Óbeinn kostnaður</text:p>
          </table:table-cell>
          <table:covered-table-cell table:style-name="ce4"/>
          <table:table-cell table:style-name="ce35" office:value-type="percentage" office:value="0.28" calcext:value-type="percentage">
            <text:p>28%</text:p>
          </table:table-cell>
          <table:table-cell table:number-columns-repeated="11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28"/>
          <table:table-cell table:style-name="ce29" table:number-columns-repeated="3"/>
          <table:table-cell table:style-name="ce28" table:number-columns-repeated="9"/>
          <table:table-cell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>
            <draw:custom-shape draw:z-index="2" draw:name="Textrahmen 39" draw:style-name="gr7" draw:text-style-name="P2" svg:width="5.082cm" svg:height="2.219cm" svg:x="1.72cm" svg:y="0.109cm">
              <text:p text:style-name="P1"><text:span text:style-name="T1"><text:s/></text:span><text:span text:style-name="T2">Hints:</text:span></text:p>
              <text:p text:style-name="P1"><text:span text:style-name="T1"><text:s/></text:span><text:span text:style-name="T1">Formatting</text:span></text:p>
              <text:p text:style-name="P1"><text:span text:style-name="T1"/></text:p>
              <text:p text:style-name="P1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>
            <draw:custom-shape draw:z-index="1" draw:name="Textrahmen 25" draw:style-name="gr2" draw:text-style-name="P3" svg:width="7.553cm" svg:height="3.841cm" svg:x="0.472cm" svg:y="0.188cm">
              <text:p text:style-name="P1"><text:span text:style-name="T3"><text:s/></text:span><text:span text:style-name="T4">Notes:</text:span></text:p>
              <text:p text:style-name="P1"><text:span text:style-name="T5"><text:s/>“ </text:span><text:span text:style-name="T5">Format the values [A] in cells C7-C11 [P1] as Dollar amounts with two decimal places [P2].”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>
            <draw:custom-shape draw:z-index="0" draw:name="Textrahmen 12" draw:style-name="gr3" draw:text-style-name="P4" svg:width="7.552cm" svg:height="3.841cm" svg:x="0.506cm" svg:y="0.012cm">
              <text:p text:style-name="P1"><text:span text:style-name="T3"><text:s/></text:span><text:span text:style-name="T4">Expected solution:</text:span></text:p>
              <text:p text:style-name="P1"><text:span text:style-name="T3">Sketch? </text:span></text:p>
              <text:p text:style-name="P1"><text:span text:style-name="T3"/></text:p>
              <text:p text:style-name="P1"><text:span text:style-name="T3">Localization per sketch + “$.00”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"/>
        </table:table-row>
        <table:table-row table:style-name="ro1" table:number-rows-repeated="104855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task_11X" table:style-name="ta11">
        <table:shapes>
          <draw:custom-shape draw:z-index="0" draw:name="Textrahmen 11" draw:style-name="gr7" draw:text-style-name="P2" svg:width="5.082cm" svg:height="2.219cm" svg:x="12.284cm" svg:y="10.232cm">
            <text:p text:style-name="P1"><text:span text:style-name="T1"><text:s/></text:span><text:span text:style-name="T2">Hints:</text:span></text:p>
            <text:p text:style-name="P1"><text:span text:style-name="T1"><text:s/></text:span><text:span text:style-name="T1">Formatting</text:span></text:p>
            <text:p text:style-name="P1"><text:span text:style-name="T1"/></text:p>
            <text:p text:style-name="P1"><text:span text:style-name="T1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1" table:default-cell-style-name="Default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number-columns-repeated="9" table:default-cell-style-name="Default"/>
        <table:table-column table:style-name="co1" table:default-cell-style-name="ce28"/>
        <table:table-row table:style-name="ro1">
          <table:table-cell table:style-name="ce1" table:formula="of:=[$startpage.A1]" office:value-type="string" office:string-value="VERKEFNIS FJÁRHAGSÁÆTLUN 2025 " calcext:value-type="string" table:number-columns-spanned="2" table:number-rows-spanned="1">
            <text:p>VERKEFNIS FJÁRHAGSÁÆTLUN 2025 </text:p>
          </table:table-cell>
          <table:covered-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style-name="ce15"/>
          <table:table-cell/>
          <table:table-cell table:style-name="ce1" table:formula="of:=[$startpage.C3]" office:value-type="string" office:string-value="Tímakaup" calcext:value-type="string" table:number-columns-spanned="2" table:number-rows-spanned="1">
            <text:p>Tímakaup</text:p>
          </table:table-cell>
          <table:covered-table-cell table:style-name="ce1"/>
          <table:table-cell table:style-name="ce15"/>
          <table:table-cell table:style-name="ce16" table:number-columns-repeated="5"/>
          <table:table-cell table:number-columns-repeated="4"/>
        </table:table-row>
        <table:table-row table:style-name="ro1">
          <table:table-cell table:style-name="ce16" table:formula="of:=[$startpage.A4]" office:value-type="string" office:string-value="Nafn" calcext:value-type="string">
            <text:p>Nafn</text:p>
          </table:table-cell>
          <table:table-cell table:style-name="ce16" table:formula="of:=[$startpage.B4]" office:value-type="string" office:string-value="Starfsheiti" calcext:value-type="string">
            <text:p>Starfsheiti</text:p>
          </table:table-cell>
          <table:table-cell table:style-name="ce16" table:formula="of:=[$startpage.C4]" office:value-type="string" office:string-value="Nettó" calcext:value-type="string">
            <text:p>Nettó</text:p>
          </table:table-cell>
          <table:table-cell table:style-name="ce16" table:formula="of:=[$startpage.D4]" office:value-type="string" office:string-value="Brúttó" calcext:value-type="string">
            <text:p>Brúttó</text:p>
          </table:table-cell>
          <table:table-cell table:style-name="ce16" table:formula="of:=[$startpage.E4]" office:value-type="string" office:string-value="Klukkutímar/Mánuð" calcext:value-type="string">
            <text:p>Klukkutímar/Mánuð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table:style-name="ce60" table:formula="of:=[$startpage.E6]" office:value-type="string" office:string-value="Jan" calcext:value-type="string">
            <text:p>Jan</text:p>
          </table:table-cell>
          <table:table-cell table:style-name="ce60" table:formula="of:=[$startpage.F6]" office:value-type="string" office:string-value="Feb" calcext:value-type="string">
            <text:p>Feb</text:p>
          </table:table-cell>
          <table:table-cell table:style-name="ce60" table:formula="of:=[$startpage.G6]" office:value-type="string" office:string-value="Mar" calcext:value-type="string">
            <text:p>Mar</text:p>
          </table:table-cell>
          <table:table-cell table:style-name="ce60" table:formula="of:=[$startpage.H6]" office:value-type="string" office:string-value="Apr" calcext:value-type="string">
            <text:p>Apr</text:p>
          </table:table-cell>
          <table:table-cell table:style-name="ce60" table:formula="of:=[$startpage.I6]" office:value-type="string" office:string-value="Maí" calcext:value-type="string">
            <text:p>Maí</text:p>
          </table:table-cell>
          <table:table-cell table:style-name="ce60" table:formula="of:=[$startpage.J6]" office:value-type="string" office:string-value="Jún" calcext:value-type="string">
            <text:p>Jún</text:p>
          </table:table-cell>
          <table:table-cell table:number-columns-repeated="4"/>
        </table:table-row>
        <table:table-row table:style-name="ro1">
          <table:table-cell table:style-name="ce115" table:formula="of:=[$startpage.A7]" office:value-type="string" office:string-value="Smith" calcext:value-type="string">
            <text:p>Smith</text:p>
          </table:table-cell>
          <table:table-cell table:style-name="ce115" table:formula="of:=[$startpage.B7]" office:value-type="string" office:string-value="Senior architect" calcext:value-type="string">
            <text:p>Senior architect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15" table:formula="of:=[$startpage.E7]" office:value-type="float" office:value="75" calcext:value-type="float">
            <text:p>75</text:p>
          </table:table-cell>
          <table:table-cell table:style-name="ce15" table:formula="of:=[$startpage.F7]" office:value-type="float" office:value="90" calcext:value-type="float">
            <text:p>90</text:p>
          </table:table-cell>
          <table:table-cell table:style-name="ce15" table:formula="of:=[$startpage.G7]" office:value-type="float" office:value="90" calcext:value-type="float">
            <text:p>90</text:p>
          </table:table-cell>
          <table:table-cell table:style-name="ce15" table:formula="of:=[$startpage.H7]" office:value-type="float" office:value="70" calcext:value-type="float">
            <text:p>70</text:p>
          </table:table-cell>
          <table:table-cell table:style-name="ce15" table:formula="of:=[$startpage.I7]" office:value-type="float" office:value="60" calcext:value-type="float">
            <text:p>60</text:p>
          </table:table-cell>
          <table:table-cell table:style-name="ce15" table:formula="of:=[$startpage.J7]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style-name="ce115" table:formula="of:=[$startpage.A8]" office:value-type="string" office:string-value="Miller" calcext:value-type="string">
            <text:p>Miller</text:p>
          </table:table-cell>
          <table:table-cell table:style-name="ce115" table:formula="of:=[$startpage.B8]" office:value-type="string" office:string-value="Junior architect" calcext:value-type="string">
            <text:p>Junior architect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5" table:formula="of:=[$startpage.E8]" office:value-type="float" office:value="110" calcext:value-type="float">
            <text:p>110</text:p>
          </table:table-cell>
          <table:table-cell table:style-name="ce15" table:formula="of:=[$startpage.F8]" office:value-type="float" office:value="110" calcext:value-type="float">
            <text:p>110</text:p>
          </table:table-cell>
          <table:table-cell table:style-name="ce15" table:formula="of:=[$startpage.G8]" office:value-type="float" office:value="110" calcext:value-type="float">
            <text:p>110</text:p>
          </table:table-cell>
          <table:table-cell table:style-name="ce15" table:formula="of:=[$startpage.H8]" office:value-type="float" office:value="138" calcext:value-type="float">
            <text:p>138</text:p>
          </table:table-cell>
          <table:table-cell table:style-name="ce15" table:formula="of:=[$startpage.I8]" office:value-type="float" office:value="138" calcext:value-type="float">
            <text:p>138</text:p>
          </table:table-cell>
          <table:table-cell table:style-name="ce15" table:formula="of:=[$startpage.J8]" office:value-type="float" office:value="138" calcext:value-type="float">
            <text:p>138</text:p>
          </table:table-cell>
          <table:table-cell table:style-name="ce15"/>
          <table:table-cell table:number-columns-repeated="3"/>
        </table:table-row>
        <table:table-row table:style-name="ro1">
          <table:table-cell table:style-name="ce115" table:formula="of:=[$startpage.A9]" office:value-type="string" office:string-value="Johnson" calcext:value-type="string">
            <text:p>Johnson</text:p>
          </table:table-cell>
          <table:table-cell table:style-name="ce115" table:formula="of:=[$startpage.B9]" office:value-type="string" office:string-value="Senior developer" calcext:value-type="string">
            <text:p>Senior developer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15" table:formula="of:=[$startpage.E9]" office:value-type="float" office:value="80" calcext:value-type="float">
            <text:p>80</text:p>
          </table:table-cell>
          <table:table-cell table:style-name="ce15" table:formula="of:=[$startpage.F9]" office:value-type="float" office:value="80" calcext:value-type="float">
            <text:p>80</text:p>
          </table:table-cell>
          <table:table-cell table:style-name="ce15" table:formula="of:=[$startpage.G9]" office:value-type="float" office:value="100" calcext:value-type="float">
            <text:p>100</text:p>
          </table:table-cell>
          <table:table-cell table:style-name="ce15" table:formula="of:=[$startpage.H9]" office:value-type="float" office:value="100" calcext:value-type="float">
            <text:p>100</text:p>
          </table:table-cell>
          <table:table-cell table:style-name="ce15" table:formula="of:=[$startpage.I9]" office:value-type="float" office:value="50" calcext:value-type="float">
            <text:p>50</text:p>
          </table:table-cell>
          <table:table-cell table:style-name="ce15" table:formula="of:=[$startpage.J9]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15" table:formula="of:=[$startpage.A10]" office:value-type="string" office:string-value="Williams" calcext:value-type="string">
            <text:p>Williams</text:p>
          </table:table-cell>
          <table:table-cell table:style-name="ce115" table:formula="of:=[$startpage.B10]" office:value-type="string" office:string-value="Junior developer" calcext:value-type="string">
            <text:p>Junior developer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5" table:formula="of:=[$startpage.E10]" office:value-type="float" office:value="50" calcext:value-type="float">
            <text:p>50</text:p>
          </table:table-cell>
          <table:table-cell table:style-name="ce15" table:formula="of:=[$startpage.F10]" office:value-type="float" office:value="50" calcext:value-type="float">
            <text:p>50</text:p>
          </table:table-cell>
          <table:table-cell table:style-name="ce15" table:formula="of:=[$startpage.G10]" office:value-type="float" office:value="70" calcext:value-type="float">
            <text:p>70</text:p>
          </table:table-cell>
          <table:table-cell table:style-name="ce15" table:formula="of:=[$startpage.H10]" office:value-type="float" office:value="105" calcext:value-type="float">
            <text:p>105</text:p>
          </table:table-cell>
          <table:table-cell table:style-name="ce15" table:formula="of:=[$startpage.I10]" office:value-type="float" office:value="100" calcext:value-type="float">
            <text:p>100</text:p>
          </table:table-cell>
          <table:table-cell table:style-name="ce15" table:formula="of:=[$startpage.J10]" office:value-type="float" office:value="100" calcext:value-type="float">
            <text:p>10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table:style-name="ce115" table:formula="of:=[$startpage.A11]" office:value-type="string" office:string-value="Brown" calcext:value-type="string">
            <text:p>Brown</text:p>
          </table:table-cell>
          <table:table-cell table:style-name="ce115" table:formula="of:=[$startpage.B11]" office:value-type="string" office:string-value="UX designer" calcext:value-type="string">
            <text:p>UX designer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5" table:formula="of:=[$startpage.E11]" office:value-type="float" office:value="120" calcext:value-type="float">
            <text:p>120</text:p>
          </table:table-cell>
          <table:table-cell table:style-name="ce15" table:formula="of:=[$startpage.F11]" office:value-type="float" office:value="100" calcext:value-type="float">
            <text:p>100</text:p>
          </table:table-cell>
          <table:table-cell table:style-name="ce15" table:formula="of:=[$startpage.G11]" office:value-type="float" office:value="100" calcext:value-type="float">
            <text:p>100</text:p>
          </table:table-cell>
          <table:table-cell table:style-name="ce15" table:formula="of:=[$startpage.H11]" office:value-type="float" office:value="50" calcext:value-type="float">
            <text:p>50</text:p>
          </table:table-cell>
          <table:table-cell table:style-name="ce15" table:formula="of:=[$startpage.I11]" office:value-type="float" office:value="30" calcext:value-type="float">
            <text:p>30</text:p>
          </table:table-cell>
          <table:table-cell table:style-name="ce15" table:formula="of:=[$startpage.J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7"/>
          <table:table-cell table:style-name="ce106"/>
          <table:table-cell table:number-columns-repeated="2"/>
          <table:table-cell table:style-name="ce88" table:number-columns-repeated="6"/>
          <table:table-cell table:number-columns-repeated="4"/>
        </table:table-row>
        <table:table-row table:style-name="ro1">
          <table:table-cell table:style-name="ce116" table:formula="of:=[$startpage.A13]" office:value-type="string" office:string-value="Samtals" calcext:value-type="string">
            <text:p>Samtals</text:p>
          </table:table-cell>
          <table:table-cell table:style-name="ce106"/>
          <table:table-cell table:number-columns-repeated="2"/>
          <table:table-cell table:style-name="ce97" table:number-columns-repeated="2"/>
          <table:table-cell table:style-name="ce100"/>
          <table:table-cell table:style-name="ce97"/>
          <table:table-cell table:style-name="ce100"/>
          <table:table-cell table:style-name="ce97"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4" table:formula="of:=[$startpage.A15]" office:value-type="string" office:string-value="Óbeinn kostnaður" calcext:value-type="string" table:number-columns-spanned="2" table:number-rows-spanned="1">
            <text:p>Óbeinn kostnaður</text:p>
          </table:table-cell>
          <table:covered-table-cell table:style-name="ce4"/>
          <table:table-cell table:style-name="ce35" office:value-type="percentage" office:value="0.28" calcext:value-type="percentage">
            <text:p>28%</text:p>
          </table:table-cell>
          <table:table-cell table:number-columns-repeated="11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28"/>
          <table:table-cell table:style-name="ce29" table:number-columns-repeated="3"/>
          <table:table-cell table:style-name="ce28" table:number-columns-repeated="9"/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>
            <draw:custom-shape draw:z-index="2" draw:name="Textrahmen 23" draw:style-name="gr2" draw:text-style-name="P3" svg:width="7.553cm" svg:height="3.841cm" svg:x="0.952cm" svg:y="0.104cm">
              <text:p text:style-name="P1"><text:span text:style-name="T3"><text:s/></text:span><text:span text:style-name="T4">Notes:</text:span></text:p>
              <text:p text:style-name="P1"><text:span text:style-name="T5"><text:s/>“</text:span><text:span text:style-name="T5">Transfer the formatting [A] of cell A13 [P1] to cells E13-J13 [P2].”</text:span></text:p>
              <text:p text:style-name="P1"><text:span text:style-name="T5">Wie zeigt man das? </text:span><text:span text:style-name="T11"><text:line-break/></text:span><text:span text:style-name="T5">Ist “Format von …” nicht immer auch einzeln verstehbar, als z.B. “fett machen”?</text:span></text:p>
              <text:p text:style-name="P1"><text:span text:style-name="T5"/></text:p>
              <text:p text:style-name="P1"><text:span text:style-name="T5">PILOT: Format übertragen: mind. 3 Veränderungen; Schriftart geändert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"/>
          <table:table-cell>
            <draw:custom-shape draw:z-index="1" draw:name="Textrahmen 12" draw:style-name="gr3" draw:text-style-name="P4" svg:width="7.552cm" svg:height="3.841cm" svg:x="2.138cm" svg:y="0.428cm">
              <text:p text:style-name="P1"><text:span text:style-name="T3"><text:s/></text:span><text:span text:style-name="T4">Expected solution:</text:span></text:p>
              <text:p text:style-name="P1"><text:span text:style-name="T3"/></text:p>
              <text:p text:style-name="P1"><text:span text:style-name="T3"><text:s/>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"/>
        </table:table-row>
        <table:table-row table:style-name="ro1" table:number-rows-repeated="104855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task_12X" table:style-name="ta12">
        <table:shapes>
          <draw:custom-shape draw:z-index="0" draw:name="Textrahmen 11" draw:style-name="gr11" draw:text-style-name="P6" svg:width="7.555cm" svg:height="3.841cm" svg:x="0.119cm" svg:y="10.401cm">
            <text:p text:style-name="P1"><text:span text:style-name="T3"><text:s/></text:span><text:span text:style-name="T4">Hints:</text:span></text:p>
            <text:p text:style-name="P1"><text:span text:style-name="T3"><text:s/></text:span></text:p>
            <text:p text:style-name="P1"><text:span text:style-name="T3"><text:s/></text:span><text:span text:style-name="T3">Visualiz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1" table:default-cell-style-name="Default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number-columns-repeated="9" table:default-cell-style-name="Default"/>
        <table:table-column table:style-name="co1" table:default-cell-style-name="ce28"/>
        <table:table-row table:style-name="ro1">
          <table:table-cell table:style-name="ce1" table:formula="of:=[$startpage.A1]" office:value-type="string" office:string-value="VERKEFNIS FJÁRHAGSÁÆTLUN 2025 " calcext:value-type="string" table:number-columns-spanned="2" table:number-rows-spanned="1">
            <text:p>VERKEFNIS FJÁRHAGSÁÆTLUN 2025 </text:p>
          </table:table-cell>
          <table:covered-table-cell table:style-name="ce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style-name="ce15"/>
          <table:table-cell/>
          <table:table-cell table:style-name="ce1" table:formula="of:=[$startpage.C3]" office:value-type="string" office:string-value="Tímakaup" calcext:value-type="string" table:number-columns-spanned="2" table:number-rows-spanned="1">
            <text:p>Tímakaup</text:p>
          </table:table-cell>
          <table:covered-table-cell table:style-name="ce1"/>
          <table:table-cell table:style-name="ce15"/>
          <table:table-cell table:style-name="ce16" table:number-columns-repeated="5"/>
          <table:table-cell table:number-columns-repeated="4"/>
        </table:table-row>
        <table:table-row table:style-name="ro1">
          <table:table-cell table:style-name="ce16" table:formula="of:=[$startpage.A4]" office:value-type="string" office:string-value="Nafn" calcext:value-type="string">
            <text:p>Nafn</text:p>
          </table:table-cell>
          <table:table-cell table:style-name="ce16" table:formula="of:=[$startpage.B4]" office:value-type="string" office:string-value="Starfsheiti" calcext:value-type="string">
            <text:p>Starfsheiti</text:p>
          </table:table-cell>
          <table:table-cell table:style-name="ce16" table:formula="of:=[$startpage.C4]" office:value-type="string" office:string-value="Nettó" calcext:value-type="string">
            <text:p>Nettó</text:p>
          </table:table-cell>
          <table:table-cell table:style-name="ce16" table:formula="of:=[$startpage.D4]" office:value-type="string" office:string-value="Brúttó" calcext:value-type="string">
            <text:p>Brúttó</text:p>
          </table:table-cell>
          <table:table-cell table:style-name="ce16" table:formula="of:=[$startpage.E4]" office:value-type="string" office:string-value="Klukkutímar/Mánuð" calcext:value-type="string">
            <text:p>Klukkutímar/Mánuð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>
            <draw:frame draw:z-index="3" draw:style-name="gr12" draw:text-style-name="P7" svg:width="8.55cm" svg:height="4.807cm" svg:x="0.216cm" svg:y="0.217cm">
              <draw:object draw:notify-on-update-of-ranges="task_12X.E22:task_12X.J22 task_12X.E23:task_12X.J2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  <table:table-cell table:style-name="ce60" table:formula="of:=[$startpage.E6]" office:value-type="string" office:string-value="Jan" calcext:value-type="string">
            <text:p>Jan</text:p>
          </table:table-cell>
          <table:table-cell table:style-name="ce60" table:formula="of:=[$startpage.F6]" office:value-type="string" office:string-value="Feb" calcext:value-type="string">
            <text:p>Feb</text:p>
          </table:table-cell>
          <table:table-cell table:style-name="ce60" table:formula="of:=[$startpage.G6]" office:value-type="string" office:string-value="Mar" calcext:value-type="string">
            <text:p>Mar</text:p>
          </table:table-cell>
          <table:table-cell table:style-name="ce60" table:formula="of:=[$startpage.H6]" office:value-type="string" office:string-value="Apr" calcext:value-type="string">
            <text:p>Apr</text:p>
          </table:table-cell>
          <table:table-cell table:style-name="ce60" table:formula="of:=[$startpage.I6]" office:value-type="string" office:string-value="Maí" calcext:value-type="string">
            <text:p>Maí</text:p>
          </table:table-cell>
          <table:table-cell table:style-name="ce60" table:formula="of:=[$startpage.J6]" office:value-type="string" office:string-value="Jún" calcext:value-type="string">
            <text:p>Jún</text:p>
          </table:table-cell>
          <table:table-cell table:number-columns-repeated="4"/>
        </table:table-row>
        <table:table-row table:style-name="ro1">
          <table:table-cell table:style-name="ce15" table:formula="of:=[$startpage.A7]" office:value-type="string" office:string-value="Smith" calcext:value-type="string">
            <text:p>Smith</text:p>
          </table:table-cell>
          <table:table-cell table:formula="of:=[$startpage.B7]" office:value-type="string" office:string-value="Senior architect" calcext:value-type="string">
            <text:p>Senior architect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15" table:formula="of:=[$startpage.E7]" office:value-type="float" office:value="75" calcext:value-type="float">
            <text:p>75</text:p>
          </table:table-cell>
          <table:table-cell table:style-name="ce15" table:formula="of:=[$startpage.F7]" office:value-type="float" office:value="90" calcext:value-type="float">
            <text:p>90</text:p>
          </table:table-cell>
          <table:table-cell table:style-name="ce15" table:formula="of:=[$startpage.G7]" office:value-type="float" office:value="90" calcext:value-type="float">
            <text:p>90</text:p>
          </table:table-cell>
          <table:table-cell table:style-name="ce15" table:formula="of:=[$startpage.H7]" office:value-type="float" office:value="70" calcext:value-type="float">
            <text:p>70</text:p>
          </table:table-cell>
          <table:table-cell table:style-name="ce15" table:formula="of:=[$startpage.I7]" office:value-type="float" office:value="60" calcext:value-type="float">
            <text:p>60</text:p>
          </table:table-cell>
          <table:table-cell table:style-name="ce15" table:formula="of:=[$startpage.J7]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style-name="ce15" table:formula="of:=[$startpage.A8]" office:value-type="string" office:string-value="Miller" calcext:value-type="string">
            <text:p>Miller</text:p>
          </table:table-cell>
          <table:table-cell table:formula="of:=[$startpage.B8]" office:value-type="string" office:string-value="Junior architect" calcext:value-type="string">
            <text:p>Junior architect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10" table:formula="of:=[$startpage.E8]" office:value-type="float" office:value="110" calcext:value-type="float">
            <text:p>110</text:p>
          </table:table-cell>
          <table:table-cell table:style-name="ce110" table:formula="of:=[$startpage.F8]" office:value-type="float" office:value="110" calcext:value-type="float">
            <text:p>110</text:p>
          </table:table-cell>
          <table:table-cell table:style-name="ce110" table:formula="of:=[$startpage.G8]" office:value-type="float" office:value="110" calcext:value-type="float">
            <text:p>110</text:p>
          </table:table-cell>
          <table:table-cell table:style-name="ce110" table:formula="of:=[$startpage.H8]" office:value-type="float" office:value="138" calcext:value-type="float">
            <text:p>138</text:p>
          </table:table-cell>
          <table:table-cell table:style-name="ce110" table:formula="of:=[$startpage.I8]" office:value-type="float" office:value="138" calcext:value-type="float">
            <text:p>138</text:p>
          </table:table-cell>
          <table:table-cell table:style-name="ce110" table:formula="of:=[$startpage.J8]" office:value-type="float" office:value="138" calcext:value-type="float">
            <text:p>138</text:p>
          </table:table-cell>
          <table:table-cell table:style-name="ce15"/>
          <table:table-cell table:number-columns-repeated="3"/>
        </table:table-row>
        <table:table-row table:style-name="ro1">
          <table:table-cell table:style-name="ce15" table:formula="of:=[$startpage.A9]" office:value-type="string" office:string-value="Johnson" calcext:value-type="string">
            <text:p>Johnson</text:p>
          </table:table-cell>
          <table:table-cell table:formula="of:=[$startpage.B9]" office:value-type="string" office:string-value="Senior developer" calcext:value-type="string">
            <text:p>Senior developer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15" table:formula="of:=[$startpage.E9]" office:value-type="float" office:value="80" calcext:value-type="float">
            <text:p>80</text:p>
          </table:table-cell>
          <table:table-cell table:style-name="ce15" table:formula="of:=[$startpage.F9]" office:value-type="float" office:value="80" calcext:value-type="float">
            <text:p>80</text:p>
          </table:table-cell>
          <table:table-cell table:style-name="ce15" table:formula="of:=[$startpage.G9]" office:value-type="float" office:value="100" calcext:value-type="float">
            <text:p>100</text:p>
          </table:table-cell>
          <table:table-cell table:style-name="ce15" table:formula="of:=[$startpage.H9]" office:value-type="float" office:value="100" calcext:value-type="float">
            <text:p>100</text:p>
          </table:table-cell>
          <table:table-cell table:style-name="ce15" table:formula="of:=[$startpage.I9]" office:value-type="float" office:value="50" calcext:value-type="float">
            <text:p>50</text:p>
          </table:table-cell>
          <table:table-cell table:style-name="ce15" table:formula="of:=[$startpage.J9]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5" table:formula="of:=[$startpage.A10]" office:value-type="string" office:string-value="Williams" calcext:value-type="string">
            <text:p>Williams</text:p>
          </table:table-cell>
          <table:table-cell table:formula="of:=[$startpage.B10]" office:value-type="string" office:string-value="Junior developer" calcext:value-type="string">
            <text:p>Junior developer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5" table:formula="of:=[$startpage.E10]" office:value-type="float" office:value="50" calcext:value-type="float">
            <text:p>50</text:p>
          </table:table-cell>
          <table:table-cell table:style-name="ce15" table:formula="of:=[$startpage.F10]" office:value-type="float" office:value="50" calcext:value-type="float">
            <text:p>50</text:p>
          </table:table-cell>
          <table:table-cell table:style-name="ce15" table:formula="of:=[$startpage.G10]" office:value-type="float" office:value="70" calcext:value-type="float">
            <text:p>70</text:p>
          </table:table-cell>
          <table:table-cell table:style-name="ce15" table:formula="of:=[$startpage.H10]" office:value-type="float" office:value="105" calcext:value-type="float">
            <text:p>105</text:p>
          </table:table-cell>
          <table:table-cell table:style-name="ce15" table:formula="of:=[$startpage.I10]" office:value-type="float" office:value="100" calcext:value-type="float">
            <text:p>100</text:p>
          </table:table-cell>
          <table:table-cell table:style-name="ce15" table:formula="of:=[$startpage.J1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style-name="ce15" table:formula="of:=[$startpage.A11]" office:value-type="string" office:string-value="Brown" calcext:value-type="string">
            <text:p>Brown</text:p>
          </table:table-cell>
          <table:table-cell table:formula="of:=[$startpage.B11]" office:value-type="string" office:string-value="UX designer" calcext:value-type="string">
            <text:p>UX designer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5" table:formula="of:=[$startpage.E11]" office:value-type="float" office:value="120" calcext:value-type="float">
            <text:p>120</text:p>
          </table:table-cell>
          <table:table-cell table:style-name="ce15" table:formula="of:=[$startpage.F11]" office:value-type="float" office:value="100" calcext:value-type="float">
            <text:p>100</text:p>
          </table:table-cell>
          <table:table-cell table:style-name="ce15" table:formula="of:=[$startpage.G11]" office:value-type="float" office:value="100" calcext:value-type="float">
            <text:p>100</text:p>
          </table:table-cell>
          <table:table-cell table:style-name="ce15" table:formula="of:=[$startpage.H11]" office:value-type="float" office:value="50" calcext:value-type="float">
            <text:p>50</text:p>
          </table:table-cell>
          <table:table-cell table:style-name="ce15" table:formula="of:=[$startpage.I11]" office:value-type="float" office:value="30" calcext:value-type="float">
            <text:p>30</text:p>
          </table:table-cell>
          <table:table-cell table:style-name="ce15" table:formula="of:=[$startpage.J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88" table:number-columns-repeated="6"/>
          <table:table-cell table:number-columns-repeated="4"/>
        </table:table-row>
        <table:table-row table:style-name="ro1">
          <table:table-cell table:style-name="ce16" table:formula="of:=[$startpage.A13]" office:value-type="string" office:string-value="Samtals" calcext:value-type="string">
            <text:p>Samtals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4" table:formula="of:=[$startpage.A15]" office:value-type="string" office:string-value="Óbeinn kostnaður" calcext:value-type="string" table:number-columns-spanned="2" table:number-rows-spanned="1">
            <text:p>Óbeinn kostnaður</text:p>
          </table:table-cell>
          <table:covered-table-cell table:style-name="ce4"/>
          <table:table-cell table:style-name="ce35" office:value-type="percentage" office:value="0.28" calcext:value-type="percentage">
            <text:p>28%</text:p>
          </table:table-cell>
          <table:table-cell table:number-columns-repeated="11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28"/>
          <table:table-cell table:style-name="ce29" table:number-columns-repeated="3"/>
          <table:table-cell table:style-name="ce28" table:number-columns-repeated="9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4"/>
          <table:table-cell table:style-name="ce15" office:value-type="string" calcext:value-type="string">
            <text:p>E8</text:p>
          </table:table-cell>
          <table:table-cell table:style-name="ce15" office:value-type="string" calcext:value-type="string">
            <text:p>F8</text:p>
          </table:table-cell>
          <table:table-cell table:style-name="ce15" office:value-type="string" calcext:value-type="string">
            <text:p>G8</text:p>
          </table:table-cell>
          <table:table-cell table:style-name="ce15" office:value-type="string" calcext:value-type="string">
            <text:p>H8</text:p>
          </table:table-cell>
          <table:table-cell table:style-name="ce15" office:value-type="string" calcext:value-type="string">
            <text:p>I8</text:p>
          </table:table-cell>
          <table:table-cell table:style-name="ce15" office:value-type="string" calcext:value-type="string">
            <text:p>J8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9" table:formula="of:=[.E8]" office:value-type="float" office:value="110" calcext:value-type="float">
            <text:p>110</text:p>
          </table:table-cell>
          <table:table-cell table:style-name="ce9" table:formula="of:=[.F8]" office:value-type="float" office:value="110" calcext:value-type="float">
            <text:p>110</text:p>
          </table:table-cell>
          <table:table-cell table:style-name="ce9" table:formula="of:=[.G8]" office:value-type="float" office:value="110" calcext:value-type="float">
            <text:p>110</text:p>
          </table:table-cell>
          <table:table-cell table:style-name="ce9" table:formula="of:=[.H8]" office:value-type="float" office:value="138" calcext:value-type="float">
            <text:p>138</text:p>
          </table:table-cell>
          <table:table-cell table:style-name="ce9" table:formula="of:=[.I8]" office:value-type="float" office:value="138" calcext:value-type="float">
            <text:p>138</text:p>
          </table:table-cell>
          <table:table-cell table:style-name="ce9" table:formula="of:=[.J8]" office:value-type="float" office:value="138" calcext:value-type="float">
            <text:p>138</text:p>
          </table:table-cell>
          <table:table-cell/>
          <table:table-cell>
            <draw:custom-shape draw:z-index="1" draw:name="Textrahmen 12" draw:style-name="gr3" draw:text-style-name="P4" svg:width="7.552cm" svg:height="3.841cm" svg:x="1.401cm" svg:y="0.408cm">
              <text:p text:style-name="P1"><text:span text:style-name="T3"><text:s/></text:span><text:span text:style-name="T4">Expected solution:</text:span></text:p>
              <text:p text:style-name="P1"><text:span text:style-name="T3"><text:s/></text:span><text:span text:style-name="T3">Selection by sketch + “pie chart”</text:span></text:p>
              <text:p text:style-name="P1"><text:span text:style-name="T3"><text:s/>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</table:table-row>
        <table:table-row table:style-name="ro1">
          <table:table-cell table:number-columns-repeated="7"/>
          <table:table-cell>
            <draw:custom-shape draw:z-index="2" draw:name="Textrahmen 22" draw:style-name="gr2" draw:text-style-name="P3" svg:width="7.553cm" svg:height="3.841cm" svg:x="2.242cm" svg:y="0cm">
              <text:p text:style-name="P1"><text:span text:style-name="T3"><text:s/></text:span><text:span text:style-name="T4">Notes:</text:span></text:p>
              <text:p text:style-name="P1"><text:span text:style-name="T5"><text:s/>“</text:span><text:span text:style-name="T5">Create a pie chart [A] from the values in cells E8-J8 [P1].”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"/>
        </table:table-row>
        <table:table-row table:style-name="ro1">
          <table:table-cell table:number-columns-repeated="5"/>
          <table:table-cell>
            <draw:custom-shape draw:z-index="4" draw:name="Textrahmen 37" draw:style-name="gr13" draw:text-style-name="P2" svg:width="5.646cm" svg:height="1.599cm" svg:x="0.889cm" svg:y="0.296cm">
              <text:p text:style-name="P1"><text:span text:style-name="T1"><text:s/></text:span><text:span text:style-name="T2">Hints:</text:span></text:p>
              <text:p text:style-name="P1"><text:span text:style-name="T1"><text:s/></text:span><text:span text:style-name="T1">Visualization</text:span></text:p>
              <text:p text:style-name="P1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8"/>
        </table:table-row>
        <table:table-row table:style-name="ro1" table:number-rows-repeated="104855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task_13" table:style-name="ta1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custom-shape draw:z-index="0" draw:name="Textrahmen 11" draw:style-name="gr13" draw:text-style-name="P2" svg:width="5.646cm" svg:height="1.599cm" svg:x="30.897cm" svg:y="8.871cm">
            <text:p text:style-name="P1"><text:span text:style-name="T1"><text:s/></text:span><text:span text:style-name="T2">Hints:</text:span></text:p>
            <text:p text:style-name="P1"><text:span text:style-name="T1"><text:s/></text:span><text:span text:style-name="T1">Visualization</text:span></text:p>
            <text:p text:style-name="P1"><text:span text:style-name="T1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z-index="3" draw:style-name="gr14" draw:text-style-name="P8" svg:width="12.564cm" svg:height="6.489cm" svg:x="11.38cm" svg:y="0.393cm">
            <draw:object draw:notify-on-update-of-ranges="task_13.B22:task_13.B26 task_13.A21:task_13.A21 task_13.C22:task_13.C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number-columns-repeated="9" table:default-cell-style-name="Default"/>
        <table:table-column table:style-name="co1" table:default-cell-style-name="ce28"/>
        <table:table-column table:style-name="co1" table:default-cell-style-name="Default"/>
        <table:table-row table:style-name="ro1">
          <table:table-cell table:style-name="ce1" table:formula="of:=[$startpage.A1]" office:value-type="string" office:string-value="VERKEFNIS FJÁRHAGSÁÆTLUN 2025 " calcext:value-type="string" table:number-columns-spanned="3" table:number-rows-spanned="1">
            <text:p>VERKEFNIS FJÁRHAGSÁÆTLUN 2025 </text:p>
          </table:table-cell>
          <table:covered-table-cell table:style-name="ce1"/>
          <table:covered-table-cell/>
          <table:table-cell table:number-columns-repeated="12"/>
        </table:table-row>
        <table:table-row table:style-name="ro1">
          <table:table-cell table:number-columns-repeated="14"/>
          <table:table-cell office:value-type="string" calcext:value-type="string">
            <text:p>Diagramm legen: linke obere Ecke in F2</text:p>
          </table:table-cell>
        </table:table-row>
        <table:table-row table:style-name="ro1">
          <table:table-cell table:style-name="ce15"/>
          <table:table-cell/>
          <table:table-cell table:style-name="ce105" table:formula="of:=[$startpage.C3]" office:value-type="string" office:string-value="Tímakaup" calcext:value-type="string" table:number-columns-spanned="2" table:number-rows-spanned="1">
            <text:p>Tímakaup</text:p>
          </table:table-cell>
          <table:covered-table-cell table:style-name="ce1"/>
          <table:table-cell table:style-name="ce15"/>
          <table:table-cell table:style-name="ce16" table:number-columns-repeated="5"/>
          <table:table-cell table:number-columns-repeated="5"/>
        </table:table-row>
        <table:table-row table:style-name="ro1">
          <table:table-cell table:style-name="ce103" table:formula="of:=[$startpage.A4]" office:value-type="string" office:string-value="Nafn" calcext:value-type="string">
            <text:p>Nafn</text:p>
          </table:table-cell>
          <table:table-cell table:style-name="ce16" table:formula="of:=[$startpage.B4]" office:value-type="string" office:string-value="Starfsheiti" calcext:value-type="string">
            <text:p>Starfsheiti</text:p>
          </table:table-cell>
          <table:table-cell table:style-name="ce103" table:formula="of:=[$startpage.C4]" office:value-type="string" office:string-value="Nettó" calcext:value-type="string">
            <text:p>Nettó</text:p>
          </table:table-cell>
          <table:table-cell table:style-name="ce104" table:formula="of:=[$startpage.D4]" office:value-type="string" office:string-value="Brúttó" calcext:value-type="string">
            <text:p>Brúttó</text:p>
          </table:table-cell>
          <table:table-cell table:style-name="ce16" table:formula="of:=[$startpage.E4]" office:value-type="string" office:string-value="Klukkutímar/Mánuð" calcext:value-type="string">
            <text:p>Klukkutímar/Mánuð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table:style-name="ce60" table:formula="of:=[$startpage.E6]" office:value-type="string" office:string-value="Jan" calcext:value-type="string">
            <text:p>Jan</text:p>
          </table:table-cell>
          <table:table-cell table:style-name="ce60" table:formula="of:=[$startpage.F6]" office:value-type="string" office:string-value="Feb" calcext:value-type="string">
            <text:p>Feb</text:p>
          </table:table-cell>
          <table:table-cell table:style-name="ce60" table:formula="of:=[$startpage.G6]" office:value-type="string" office:string-value="Mar" calcext:value-type="string">
            <text:p>Mar</text:p>
          </table:table-cell>
          <table:table-cell table:style-name="ce60" table:formula="of:=[$startpage.H6]" office:value-type="string" office:string-value="Apr" calcext:value-type="string">
            <text:p>Apr</text:p>
          </table:table-cell>
          <table:table-cell table:style-name="ce60" table:formula="of:=[$startpage.I6]" office:value-type="string" office:string-value="Maí" calcext:value-type="string">
            <text:p>Maí</text:p>
          </table:table-cell>
          <table:table-cell table:style-name="ce60" table:formula="of:=[$startpage.J6]" office:value-type="string" office:string-value="Jún" calcext:value-type="string">
            <text:p>Jún</text:p>
          </table:table-cell>
          <table:table-cell table:number-columns-repeated="5"/>
        </table:table-row>
        <table:table-row table:style-name="ro1">
          <table:table-cell table:style-name="ce107" table:formula="of:=[$startpage.A7]" office:value-type="string" office:string-value="Smith" calcext:value-type="string">
            <text:p>Smith</text:p>
          </table:table-cell>
          <table:table-cell table:formula="of:=[$startpage.B7]" office:value-type="string" office:string-value="Senior architect" calcext:value-type="string">
            <text:p>Senior architect</text:p>
          </table:table-cell>
          <table:table-cell table:style-name="ce107" office:value-type="float" office:value="300" calcext:value-type="float">
            <text:p>300</text:p>
          </table:table-cell>
          <table:table-cell/>
          <table:table-cell table:style-name="ce15" table:formula="of:=[$startpage.E7]" office:value-type="float" office:value="75" calcext:value-type="float">
            <text:p>75</text:p>
          </table:table-cell>
          <table:table-cell table:style-name="ce15" table:formula="of:=[$startpage.F7]" office:value-type="float" office:value="90" calcext:value-type="float">
            <text:p>90</text:p>
          </table:table-cell>
          <table:table-cell table:style-name="ce15" table:formula="of:=[$startpage.G7]" office:value-type="float" office:value="90" calcext:value-type="float">
            <text:p>90</text:p>
          </table:table-cell>
          <table:table-cell table:style-name="ce15" table:formula="of:=[$startpage.H7]" office:value-type="float" office:value="70" calcext:value-type="float">
            <text:p>70</text:p>
          </table:table-cell>
          <table:table-cell table:style-name="ce15" table:formula="of:=[$startpage.I7]" office:value-type="float" office:value="60" calcext:value-type="float">
            <text:p>60</text:p>
          </table:table-cell>
          <table:table-cell table:style-name="ce15" table:formula="of:=[$startpage.J7]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table:style-name="ce107" table:formula="of:=[$startpage.A8]" office:value-type="string" office:string-value="Miller" calcext:value-type="string">
            <text:p>Miller</text:p>
          </table:table-cell>
          <table:table-cell table:formula="of:=[$startpage.B8]" office:value-type="string" office:string-value="Junior architect" calcext:value-type="string">
            <text:p>Junior architect</text:p>
          </table:table-cell>
          <table:table-cell table:style-name="ce107" office:value-type="float" office:value="150" calcext:value-type="float">
            <text:p>150</text:p>
          </table:table-cell>
          <table:table-cell/>
          <table:table-cell table:style-name="ce15" table:formula="of:=[$startpage.E8]" office:value-type="float" office:value="110" calcext:value-type="float">
            <text:p>110</text:p>
          </table:table-cell>
          <table:table-cell table:style-name="ce15" table:formula="of:=[$startpage.F8]" office:value-type="float" office:value="110" calcext:value-type="float">
            <text:p>110</text:p>
          </table:table-cell>
          <table:table-cell table:style-name="ce15" table:formula="of:=[$startpage.G8]" office:value-type="float" office:value="110" calcext:value-type="float">
            <text:p>110</text:p>
          </table:table-cell>
          <table:table-cell table:style-name="ce15" table:formula="of:=[$startpage.H8]" office:value-type="float" office:value="138" calcext:value-type="float">
            <text:p>138</text:p>
          </table:table-cell>
          <table:table-cell table:style-name="ce15" table:formula="of:=[$startpage.I8]" office:value-type="float" office:value="138" calcext:value-type="float">
            <text:p>138</text:p>
          </table:table-cell>
          <table:table-cell table:style-name="ce15" table:formula="of:=[$startpage.J8]" office:value-type="float" office:value="138" calcext:value-type="float">
            <text:p>138</text:p>
          </table:table-cell>
          <table:table-cell table:style-name="ce15"/>
          <table:table-cell table:number-columns-repeated="4"/>
        </table:table-row>
        <table:table-row table:style-name="ro1">
          <table:table-cell table:style-name="ce107" table:formula="of:=[$startpage.A9]" office:value-type="string" office:string-value="Johnson" calcext:value-type="string">
            <text:p>Johnson</text:p>
          </table:table-cell>
          <table:table-cell table:formula="of:=[$startpage.B9]" office:value-type="string" office:string-value="Senior developer" calcext:value-type="string">
            <text:p>Senior developer</text:p>
          </table:table-cell>
          <table:table-cell table:style-name="ce107" office:value-type="float" office:value="200" calcext:value-type="float">
            <text:p>200</text:p>
          </table:table-cell>
          <table:table-cell/>
          <table:table-cell table:style-name="ce15" table:formula="of:=[$startpage.E9]" office:value-type="float" office:value="80" calcext:value-type="float">
            <text:p>80</text:p>
          </table:table-cell>
          <table:table-cell table:style-name="ce15" table:formula="of:=[$startpage.F9]" office:value-type="float" office:value="80" calcext:value-type="float">
            <text:p>80</text:p>
          </table:table-cell>
          <table:table-cell table:style-name="ce15" table:formula="of:=[$startpage.G9]" office:value-type="float" office:value="100" calcext:value-type="float">
            <text:p>100</text:p>
          </table:table-cell>
          <table:table-cell table:style-name="ce15" table:formula="of:=[$startpage.H9]" office:value-type="float" office:value="100" calcext:value-type="float">
            <text:p>100</text:p>
          </table:table-cell>
          <table:table-cell table:style-name="ce15" table:formula="of:=[$startpage.I9]" office:value-type="float" office:value="50" calcext:value-type="float">
            <text:p>50</text:p>
          </table:table-cell>
          <table:table-cell table:style-name="ce15" table:formula="of:=[$startpage.J9]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table:style-name="ce107" table:formula="of:=[$startpage.A10]" office:value-type="string" office:string-value="Williams" calcext:value-type="string">
            <text:p>Williams</text:p>
          </table:table-cell>
          <table:table-cell table:formula="of:=[$startpage.B10]" office:value-type="string" office:string-value="Junior developer" calcext:value-type="string">
            <text:p>Junior developer</text:p>
          </table:table-cell>
          <table:table-cell table:style-name="ce107" office:value-type="float" office:value="100" calcext:value-type="float">
            <text:p>100</text:p>
          </table:table-cell>
          <table:table-cell/>
          <table:table-cell table:style-name="ce15" table:formula="of:=[$startpage.E10]" office:value-type="float" office:value="50" calcext:value-type="float">
            <text:p>50</text:p>
          </table:table-cell>
          <table:table-cell table:style-name="ce15" table:formula="of:=[$startpage.F10]" office:value-type="float" office:value="50" calcext:value-type="float">
            <text:p>50</text:p>
          </table:table-cell>
          <table:table-cell table:style-name="ce15" table:formula="of:=[$startpage.G10]" office:value-type="float" office:value="70" calcext:value-type="float">
            <text:p>70</text:p>
          </table:table-cell>
          <table:table-cell table:style-name="ce15" table:formula="of:=[$startpage.H10]" office:value-type="float" office:value="105" calcext:value-type="float">
            <text:p>105</text:p>
          </table:table-cell>
          <table:table-cell table:style-name="ce15" table:formula="of:=[$startpage.I10]" office:value-type="float" office:value="100" calcext:value-type="float">
            <text:p>100</text:p>
          </table:table-cell>
          <table:table-cell table:style-name="ce15" table:formula="of:=[$startpage.J10]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style-name="ce107" table:formula="of:=[$startpage.A11]" office:value-type="string" office:string-value="Brown" calcext:value-type="string">
            <text:p>Brown</text:p>
          </table:table-cell>
          <table:table-cell table:formula="of:=[$startpage.B11]" office:value-type="string" office:string-value="UX designer" calcext:value-type="string">
            <text:p>UX designer</text:p>
          </table:table-cell>
          <table:table-cell table:style-name="ce107" office:value-type="float" office:value="150" calcext:value-type="float">
            <text:p>150</text:p>
          </table:table-cell>
          <table:table-cell/>
          <table:table-cell table:style-name="ce15" table:formula="of:=[$startpage.E11]" office:value-type="float" office:value="120" calcext:value-type="float">
            <text:p>120</text:p>
          </table:table-cell>
          <table:table-cell table:style-name="ce15" table:formula="of:=[$startpage.F11]" office:value-type="float" office:value="100" calcext:value-type="float">
            <text:p>100</text:p>
          </table:table-cell>
          <table:table-cell table:style-name="ce15" table:formula="of:=[$startpage.G11]" office:value-type="float" office:value="100" calcext:value-type="float">
            <text:p>100</text:p>
          </table:table-cell>
          <table:table-cell table:style-name="ce15" table:formula="of:=[$startpage.H11]" office:value-type="float" office:value="50" calcext:value-type="float">
            <text:p>50</text:p>
          </table:table-cell>
          <table:table-cell table:style-name="ce15" table:formula="of:=[$startpage.I11]" office:value-type="float" office:value="30" calcext:value-type="float">
            <text:p>30</text:p>
          </table:table-cell>
          <table:table-cell table:style-name="ce15" table:formula="of:=[$startpage.J1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88" table:number-columns-repeated="6"/>
          <table:table-cell table:number-columns-repeated="5"/>
        </table:table-row>
        <table:table-row table:style-name="ro1">
          <table:table-cell table:style-name="ce16" table:formula="of:=[$startpage.A13]" office:value-type="string" office:string-value="Samtals" calcext:value-type="string">
            <text:p>Samtals</text:p>
          </table:table-cell>
          <table:table-cell table:number-columns-repeated="3"/>
          <table:table-cell table:formula="of:=[.C22]" office:value-type="float" office:value="300" calcext:value-type="float">
            <text:p>300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style-name="ce4" table:formula="of:=[$startpage.A15]" office:value-type="string" office:string-value="Óbeinn kostnaður" calcext:value-type="string" table:number-columns-spanned="2" table:number-rows-spanned="1">
            <text:p>Óbeinn kostnaður</text:p>
          </table:table-cell>
          <table:covered-table-cell table:style-name="ce4"/>
          <table:table-cell table:style-name="ce35" office:value-type="percentage" office:value="0.28" calcext:value-type="percentage">
            <text:p>28%</text:p>
          </table:table-cell>
          <table:table-cell table:number-columns-repeated="4"/>
          <table:table-cell office:value-type="string" calcext:value-type="string">
            <text:p>Person</text:p>
          </table:table-cell>
          <table:table-cell table:number-columns-repeated="7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28"/>
          <table:table-cell table:style-name="ce29" table:number-columns-repeated="3"/>
          <table:table-cell table:style-name="ce28" table:number-columns-repeated="9"/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formula="of:=[$startpage.O5]" office:value-type="string" office:string-value="Dálkur C" calcext:value-type="string">
            <text:p>Dálkur C</text:p>
          </table:table-cell>
          <table:table-cell table:style-name="ce62" table:formula="of:=[$startpage.O4]" office:value-type="string" office:string-value="Nafn" calcext:value-type="string">
            <text:p>Nafn</text:p>
          </table:table-cell>
          <table:table-cell table:style-name="ce62" table:formula="of:=[$startpage.P4]" office:value-type="string" office:string-value="Nettó Tímakaup" calcext:value-type="string">
            <text:p>Nettó Tímakaup</text:p>
          </table:table-cell>
          <table:table-cell table:number-columns-repeated="2"/>
          <table:table-cell office:value-type="string" calcext:value-type="string">
            <text:p>Nettó Tímakaup</text:p>
          </table:table-cell>
          <table:table-cell table:number-columns-repeated="9"/>
        </table:table-row>
        <table:table-row table:style-name="ro1">
          <table:table-cell/>
          <table:table-cell table:formula="of:=[.A7]" office:value-type="string" office:string-value="Smith" calcext:value-type="string">
            <text:p>Smith</text:p>
          </table:table-cell>
          <table:table-cell table:style-name="ce63" table:formula="of:=[.C7]" office:value-type="float" office:value="300" calcext:value-type="float">
            <text:p>300</text:p>
          </table:table-cell>
          <table:table-cell table:number-columns-repeated="12"/>
        </table:table-row>
        <table:table-row table:style-name="ro1">
          <table:table-cell/>
          <table:table-cell table:formula="of:=[.A8]" office:value-type="string" office:string-value="Miller" calcext:value-type="string">
            <text:p>Miller</text:p>
          </table:table-cell>
          <table:table-cell table:style-name="ce63" table:formula="of:=[.C8]" office:value-type="float" office:value="150" calcext:value-type="float">
            <text:p>150</text:p>
          </table:table-cell>
          <table:table-cell table:number-columns-repeated="3"/>
          <table:table-cell>
            <draw:frame draw:z-index="4" draw:style-name="gr14" draw:text-style-name="P8" svg:width="12.564cm" svg:height="6.489cm" svg:x="0.924cm" svg:y="0.062cm">
              <draw:object draw:notify-on-update-of-ranges="task_13.B22:task_13.B26 task_13.A21:task_13.A21 task_13.C22:task_13.C2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/>
          <table:table-cell table:formula="of:=[.A9]" office:value-type="string" office:string-value="Johnson" calcext:value-type="string">
            <text:p>Johnson</text:p>
          </table:table-cell>
          <table:table-cell table:style-name="ce63" table:formula="of:=[.C9]" office:value-type="float" office:value="200" calcext:value-type="float">
            <text:p>200</text:p>
          </table:table-cell>
          <table:table-cell table:number-columns-repeated="12"/>
        </table:table-row>
        <table:table-row table:style-name="ro1">
          <table:table-cell/>
          <table:table-cell table:formula="of:=[.A10]" office:value-type="string" office:string-value="Williams" calcext:value-type="string">
            <text:p>Williams</text:p>
          </table:table-cell>
          <table:table-cell table:style-name="ce63" table:formula="of:=[.C10]" office:value-type="float" office:value="100" calcext:value-type="float">
            <text:p>100</text:p>
          </table:table-cell>
          <table:table-cell table:number-columns-repeated="9"/>
          <table:table-cell>
            <draw:custom-shape draw:z-index="1" draw:name="Textrahmen 12" draw:style-name="gr3" draw:text-style-name="P4" svg:width="7.552cm" svg:height="3.841cm" svg:x="1.885cm" svg:y="0.08cm">
              <text:p text:style-name="P1"><text:span text:style-name="T3"><text:s/></text:span><text:span text:style-name="T4">Expected solution:</text:span></text:p>
              <text:p text:style-name="P1"><text:span text:style-name="T3">Selection by sketch + “bar chart”</text:span></text:p>
              <text:p text:style-name="P1"><text:span text:style-name="T3"><text:s/>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</table:table-row>
        <table:table-row table:style-name="ro1">
          <table:table-cell/>
          <table:table-cell table:formula="of:=[.A11]" office:value-type="string" office:string-value="Brown" calcext:value-type="string">
            <text:p>Brown</text:p>
          </table:table-cell>
          <table:table-cell table:style-name="ce63" table:formula="of:=[.C11]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63"/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2"/>
          <table:table-cell>
            <draw:custom-shape draw:z-index="2" draw:name="Textrahmen 21" draw:style-name="gr2" draw:text-style-name="P3" svg:width="7.553cm" svg:height="3.841cm" svg:x="2.221cm" svg:y="0.39cm">
              <text:p text:style-name="P1"><text:span text:style-name="T3"><text:s/></text:span><text:span text:style-name="T4">Notes:</text:span></text:p>
              <text:p text:style-name="P1"><text:span text:style-name="T5"><text:s/>“ </text:span><text:span text:style-name="T5">Create a bar chart [A] from the values in cells C7-C11 [P1].”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</table:table-row>
        <table:table-row table:style-name="ro1">
          <table:table-cell>
            <draw:frame draw:z-index="5" draw:style-name="gr14" draw:text-style-name="P8" svg:width="12.564cm" svg:height="6.489cm" svg:x="0.865cm" svg:y="0.331cm">
              <draw:object draw:notify-on-update-of-ranges="task_13.B22:task_13.B26 task_13.A21:task_13.A21 task_13.C22:task_13.C26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4"/>
        </table:table-row>
        <table:table-row table:style-name="ro1" table:number-rows-repeated="104854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task_14" table:style-name="ta14">
        <table:shapes>
          <draw:custom-shape draw:z-index="0" draw:name="Textrahmen 11" draw:style-name="gr11" draw:text-style-name="P6" svg:width="7.555cm" svg:height="3.841cm" svg:x="0.119cm" svg:y="10.401cm">
            <text:p text:style-name="P1"><text:span text:style-name="T3"><text:s/></text:span><text:span text:style-name="T4">Hints:</text:span></text:p>
            <text:p text:style-name="P1"><text:span text:style-name="T3"><text:s/></text:span><text:span text:style-name="T3">Data Edit</text:span></text:p>
            <text:p text:style-name="P1"><text:span text:style-name="T3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1" table:default-cell-style-name="Default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number-columns-repeated="9" table:default-cell-style-name="Default"/>
        <table:table-column table:style-name="co1" table:default-cell-style-name="ce28"/>
        <table:table-row table:style-name="ro1">
          <table:table-cell table:style-name="ce1" table:formula="of:=[$startpage.A1]" office:value-type="string" office:string-value="VERKEFNIS FJÁRHAGSÁÆTLUN 2025 " calcext:value-type="string" table:number-columns-spanned="3" table:number-rows-spanned="1">
            <text:p>VERKEFNIS FJÁRHAGSÁÆTLUN 2025 </text:p>
          </table:table-cell>
          <table:covered-table-cell table:style-name="ce1"/>
          <table:covered-table-cell/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style-name="ce15"/>
          <table:table-cell/>
          <table:table-cell table:style-name="ce1" table:formula="of:=[$startpage.C3]" office:value-type="string" office:string-value="Tímakaup" calcext:value-type="string" table:number-columns-spanned="2" table:number-rows-spanned="1">
            <text:p>Tímakaup</text:p>
          </table:table-cell>
          <table:covered-table-cell table:style-name="ce1"/>
          <table:table-cell table:style-name="ce15"/>
          <table:table-cell table:style-name="ce16" table:number-columns-repeated="5"/>
          <table:table-cell table:number-columns-repeated="4"/>
        </table:table-row>
        <table:table-row table:style-name="ro1">
          <table:table-cell table:style-name="ce16" table:formula="of:=[$startpage.A4]" office:value-type="string" office:string-value="Nafn" calcext:value-type="string">
            <text:p>Nafn</text:p>
          </table:table-cell>
          <table:table-cell table:style-name="ce16" table:formula="of:=[$startpage.B4]" office:value-type="string" office:string-value="Starfsheiti" calcext:value-type="string">
            <text:p>Starfsheiti</text:p>
          </table:table-cell>
          <table:table-cell table:style-name="ce16" table:formula="of:=[$startpage.C4]" office:value-type="string" office:string-value="Nettó" calcext:value-type="string">
            <text:p>Nettó</text:p>
          </table:table-cell>
          <table:table-cell table:style-name="ce16" table:formula="of:=[$startpage.D4]" office:value-type="string" office:string-value="Brúttó" calcext:value-type="string">
            <text:p>Brúttó</text:p>
          </table:table-cell>
          <table:table-cell table:style-name="ce16" table:formula="of:=[$startpage.E4]" office:value-type="string" office:string-value="Klukkutímar/Mánuð" calcext:value-type="string">
            <text:p>Klukkutímar/Mánuð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table:style-name="ce139" table:formula="of:=[$startpage.E6]" office:value-type="string" office:string-value="Jan" calcext:value-type="string">
            <text:p>Jan</text:p>
          </table:table-cell>
          <table:table-cell table:style-name="ce139" table:formula="of:=[$startpage.F6]" office:value-type="string" office:string-value="Feb" calcext:value-type="string">
            <text:p>Feb</text:p>
          </table:table-cell>
          <table:table-cell table:style-name="ce139" table:formula="of:=[$startpage.G6]" office:value-type="string" office:string-value="Mar" calcext:value-type="string">
            <text:p>Mar</text:p>
          </table:table-cell>
          <table:table-cell table:style-name="ce139" table:formula="of:=[$startpage.H6]" office:value-type="string" office:string-value="Apr" calcext:value-type="string">
            <text:p>Apr</text:p>
          </table:table-cell>
          <table:table-cell table:style-name="ce139" table:formula="of:=[$startpage.I6]" office:value-type="string" office:string-value="Maí" calcext:value-type="string">
            <text:p>Maí</text:p>
          </table:table-cell>
          <table:table-cell table:style-name="ce139" table:formula="of:=[$startpage.J6]" office:value-type="string" office:string-value="Jún" calcext:value-type="string">
            <text:p>Jún</text:p>
          </table:table-cell>
          <table:table-cell table:style-name="ce140" office:value-type="string" calcext:value-type="string">
            <text:p>Jul</text:p>
          </table:table-cell>
          <table:table-cell table:style-name="ce140" office:value-type="string" calcext:value-type="string">
            <text:p>Aug</text:p>
          </table:table-cell>
          <table:table-cell table:style-name="ce140" office:value-type="string" calcext:value-type="string">
            <text:p>Sep</text:p>
          </table:table-cell>
          <table:table-cell/>
        </table:table-row>
        <table:table-row table:style-name="ro1">
          <table:table-cell table:style-name="ce15" table:formula="of:=[$startpage.A7]" office:value-type="string" office:string-value="Smith" calcext:value-type="string">
            <text:p>Smith</text:p>
          </table:table-cell>
          <table:table-cell table:formula="of:=[$startpage.B7]" office:value-type="string" office:string-value="Senior architect" calcext:value-type="string">
            <text:p>Senior architect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15" table:formula="of:=[$startpage.E7]" office:value-type="float" office:value="75" calcext:value-type="float">
            <text:p>75</text:p>
          </table:table-cell>
          <table:table-cell table:style-name="ce15" table:formula="of:=[$startpage.F7]" office:value-type="float" office:value="90" calcext:value-type="float">
            <text:p>90</text:p>
          </table:table-cell>
          <table:table-cell table:style-name="ce15" table:formula="of:=[$startpage.G7]" office:value-type="float" office:value="90" calcext:value-type="float">
            <text:p>90</text:p>
          </table:table-cell>
          <table:table-cell table:style-name="ce15" table:formula="of:=[$startpage.H7]" office:value-type="float" office:value="70" calcext:value-type="float">
            <text:p>70</text:p>
          </table:table-cell>
          <table:table-cell table:style-name="ce15" table:formula="of:=[$startpage.I7]" office:value-type="float" office:value="60" calcext:value-type="float">
            <text:p>60</text:p>
          </table:table-cell>
          <table:table-cell table:style-name="ce15" table:formula="of:=[$startpage.J7]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style-name="ce15" table:formula="of:=[$startpage.A8]" office:value-type="string" office:string-value="Miller" calcext:value-type="string">
            <text:p>Miller</text:p>
          </table:table-cell>
          <table:table-cell table:formula="of:=[$startpage.B8]" office:value-type="string" office:string-value="Junior architect" calcext:value-type="string">
            <text:p>Junior architect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5" table:formula="of:=[$startpage.E8]" office:value-type="float" office:value="110" calcext:value-type="float">
            <text:p>110</text:p>
          </table:table-cell>
          <table:table-cell table:style-name="ce15" table:formula="of:=[$startpage.F8]" office:value-type="float" office:value="110" calcext:value-type="float">
            <text:p>110</text:p>
          </table:table-cell>
          <table:table-cell table:style-name="ce15" table:formula="of:=[$startpage.G8]" office:value-type="float" office:value="110" calcext:value-type="float">
            <text:p>110</text:p>
          </table:table-cell>
          <table:table-cell table:style-name="ce15" table:formula="of:=[$startpage.H8]" office:value-type="float" office:value="138" calcext:value-type="float">
            <text:p>138</text:p>
          </table:table-cell>
          <table:table-cell table:style-name="ce15" table:formula="of:=[$startpage.I8]" office:value-type="float" office:value="138" calcext:value-type="float">
            <text:p>138</text:p>
          </table:table-cell>
          <table:table-cell table:style-name="ce15" table:formula="of:=[$startpage.J8]" office:value-type="float" office:value="138" calcext:value-type="float">
            <text:p>138</text:p>
          </table:table-cell>
          <table:table-cell table:style-name="ce15"/>
          <table:table-cell table:number-columns-repeated="3"/>
        </table:table-row>
        <table:table-row table:style-name="ro1">
          <table:table-cell table:style-name="ce15" table:formula="of:=[$startpage.A9]" office:value-type="string" office:string-value="Johnson" calcext:value-type="string">
            <text:p>Johnson</text:p>
          </table:table-cell>
          <table:table-cell table:formula="of:=[$startpage.B9]" office:value-type="string" office:string-value="Senior developer" calcext:value-type="string">
            <text:p>Senior developer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15" table:formula="of:=[$startpage.E9]" office:value-type="float" office:value="80" calcext:value-type="float">
            <text:p>80</text:p>
          </table:table-cell>
          <table:table-cell table:style-name="ce15" table:formula="of:=[$startpage.F9]" office:value-type="float" office:value="80" calcext:value-type="float">
            <text:p>80</text:p>
          </table:table-cell>
          <table:table-cell table:style-name="ce15" table:formula="of:=[$startpage.G9]" office:value-type="float" office:value="100" calcext:value-type="float">
            <text:p>100</text:p>
          </table:table-cell>
          <table:table-cell table:style-name="ce15" table:formula="of:=[$startpage.H9]" office:value-type="float" office:value="100" calcext:value-type="float">
            <text:p>100</text:p>
          </table:table-cell>
          <table:table-cell table:style-name="ce15" table:formula="of:=[$startpage.I9]" office:value-type="float" office:value="50" calcext:value-type="float">
            <text:p>50</text:p>
          </table:table-cell>
          <table:table-cell table:style-name="ce15" table:formula="of:=[$startpage.J9]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5" table:formula="of:=[$startpage.A10]" office:value-type="string" office:string-value="Williams" calcext:value-type="string">
            <text:p>Williams</text:p>
          </table:table-cell>
          <table:table-cell table:formula="of:=[$startpage.B10]" office:value-type="string" office:string-value="Junior developer" calcext:value-type="string">
            <text:p>Junior developer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5" table:formula="of:=[$startpage.E10]" office:value-type="float" office:value="50" calcext:value-type="float">
            <text:p>50</text:p>
          </table:table-cell>
          <table:table-cell table:style-name="ce15" table:formula="of:=[$startpage.F10]" office:value-type="float" office:value="50" calcext:value-type="float">
            <text:p>50</text:p>
          </table:table-cell>
          <table:table-cell table:style-name="ce15" table:formula="of:=[$startpage.G10]" office:value-type="float" office:value="70" calcext:value-type="float">
            <text:p>70</text:p>
          </table:table-cell>
          <table:table-cell table:style-name="ce15" table:formula="of:=[$startpage.H10]" office:value-type="float" office:value="105" calcext:value-type="float">
            <text:p>105</text:p>
          </table:table-cell>
          <table:table-cell table:style-name="ce15" table:formula="of:=[$startpage.I10]" office:value-type="float" office:value="100" calcext:value-type="float">
            <text:p>100</text:p>
          </table:table-cell>
          <table:table-cell table:style-name="ce15" table:formula="of:=[$startpage.J1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style-name="ce15" table:formula="of:=[$startpage.A11]" office:value-type="string" office:string-value="Brown" calcext:value-type="string">
            <text:p>Brown</text:p>
          </table:table-cell>
          <table:table-cell table:formula="of:=[$startpage.B11]" office:value-type="string" office:string-value="UX designer" calcext:value-type="string">
            <text:p>UX designer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5" table:formula="of:=[$startpage.E11]" office:value-type="float" office:value="120" calcext:value-type="float">
            <text:p>120</text:p>
          </table:table-cell>
          <table:table-cell table:style-name="ce15" table:formula="of:=[$startpage.F11]" office:value-type="float" office:value="100" calcext:value-type="float">
            <text:p>100</text:p>
          </table:table-cell>
          <table:table-cell table:style-name="ce15" table:formula="of:=[$startpage.G11]" office:value-type="float" office:value="100" calcext:value-type="float">
            <text:p>100</text:p>
          </table:table-cell>
          <table:table-cell table:style-name="ce15" table:formula="of:=[$startpage.H11]" office:value-type="float" office:value="50" calcext:value-type="float">
            <text:p>50</text:p>
          </table:table-cell>
          <table:table-cell table:style-name="ce15" table:formula="of:=[$startpage.I11]" office:value-type="float" office:value="30" calcext:value-type="float">
            <text:p>30</text:p>
          </table:table-cell>
          <table:table-cell table:style-name="ce15" table:formula="of:=[$startpage.J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88" table:number-columns-repeated="6"/>
          <table:table-cell table:number-columns-repeated="4"/>
        </table:table-row>
        <table:table-row table:style-name="ro1">
          <table:table-cell table:style-name="ce16" table:formula="of:=[$startpage.A13]" office:value-type="string" office:string-value="Samtals" calcext:value-type="string">
            <text:p>Samtals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4" table:formula="of:=[$startpage.A15]" office:value-type="string" office:string-value="Óbeinn kostnaður" calcext:value-type="string" table:number-columns-spanned="2" table:number-rows-spanned="1">
            <text:p>Óbeinn kostnaður</text:p>
          </table:table-cell>
          <table:covered-table-cell table:style-name="ce4"/>
          <table:table-cell table:style-name="ce35" office:value-type="percentage" office:value="0.28" calcext:value-type="percentage">
            <text:p>28%</text:p>
          </table:table-cell>
          <table:table-cell table:number-columns-repeated="11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28"/>
          <table:table-cell table:style-name="ce29" table:number-columns-repeated="3"/>
          <table:table-cell table:style-name="ce28" table:number-columns-repeated="9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4"/>
          <table:table-cell>
            <draw:custom-shape draw:z-index="3" draw:name="Textrahmen 36" draw:style-name="gr15" draw:text-style-name="P2" svg:width="5.626cm" svg:height="2.694cm" svg:x="2.126cm" svg:y="0.368cm">
              <text:p text:style-name="P1"><text:span text:style-name="T1"><text:s/></text:span><text:span text:style-name="T2">Hints:</text:span></text:p>
              <text:p text:style-name="P1"><text:span text:style-name="T1"><text:s/></text:span><text:span text:style-name="T1">Structure Chang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"/>
          <table:table-cell>
            <draw:custom-shape draw:z-index="1" draw:name="Textrahmen 12" draw:style-name="gr6" draw:text-style-name="P4" svg:width="7.552cm" svg:height="3.841cm" svg:x="1.401cm" svg:y="0.408cm">
              <text:p text:style-name="P1"><text:span text:style-name="T3"><text:s/></text:span><text:span text:style-name="T4">Expected solution:</text:span></text:p>
              <text:p text:style-name="P1"><text:span text:style-name="T3"><text:s/></text:span><text:span text:style-name="T3">Sketch (arrow)</text:span></text:p>
              <text:p text:style-name="P1"><text:span text:style-name="T3"><text:s/>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</table:table-row>
        <table:table-row table:style-name="ro1">
          <table:table-cell table:number-columns-repeated="7"/>
          <table:table-cell>
            <draw:custom-shape draw:z-index="2" draw:name="Textrahmen 20" draw:style-name="gr5" draw:text-style-name="P3" svg:width="7.553cm" svg:height="3.841cm" svg:x="2.242cm" svg:y="0cm">
              <text:p text:style-name="P1"><text:span text:style-name="T3"><text:s/></text:span><text:span text:style-name="T4">Notes:</text:span></text:p>
              <text:p text:style-name="P1"><text:span text:style-name="T5"><text:s/>“    </text:span><text:span text:style-name="T5">Continue the series of values [A] in row 6 (E6-J6) [P1] up to cell M6 [P2].”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"/>
        </table:table-row>
        <table:table-row table:style-name="ro1" table:number-rows-repeated="104855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task_15" table:style-name="ta15">
        <table:shapes>
          <draw:custom-shape draw:z-index="0" draw:name="Textrahmen 11" draw:style-name="gr11" draw:text-style-name="P6" svg:width="7.555cm" svg:height="3.841cm" svg:x="0.119cm" svg:y="10.401cm">
            <text:p text:style-name="P1"><text:span text:style-name="T3"><text:s/></text:span><text:span text:style-name="T4">Hints:</text:span></text:p>
            <text:p text:style-name="P1"><text:span text:style-name="T3"><text:s/></text:span><text:span text:style-name="T3">Structure Change</text:span></text:p>
            <text:p text:style-name="P1"><text:span text:style-name="T3"><text:s/></text:span><text:span text:style-name="T3">Veränderung Zelleinträge</text:span></text:p>
            <text:p text:style-name="P1"><text:span text:style-name="T3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1" table:default-cell-style-name="Default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number-columns-repeated="9" table:default-cell-style-name="Default"/>
        <table:table-column table:style-name="co1" table:default-cell-style-name="ce28"/>
        <table:table-row table:style-name="ro1">
          <table:table-cell table:style-name="ce1" table:formula="of:=[$startpage.A1]" office:value-type="string" office:string-value="VERKEFNIS FJÁRHAGSÁÆTLUN 2025 " calcext:value-type="string" table:number-columns-spanned="3" table:number-rows-spanned="1">
            <text:p>VERKEFNIS FJÁRHAGSÁÆTLUN 2025 </text:p>
          </table:table-cell>
          <table:covered-table-cell table:style-name="ce1"/>
          <table:covered-table-cell/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style-name="ce15"/>
          <table:table-cell/>
          <table:table-cell table:style-name="ce1" table:formula="of:=[$startpage.C3]" office:value-type="string" office:string-value="Tímakaup" calcext:value-type="string" table:number-columns-spanned="2" table:number-rows-spanned="1">
            <text:p>Tímakaup</text:p>
          </table:table-cell>
          <table:covered-table-cell table:style-name="ce1"/>
          <table:table-cell table:style-name="ce15"/>
          <table:table-cell table:style-name="ce16" table:number-columns-repeated="5"/>
          <table:table-cell table:number-columns-repeated="4"/>
        </table:table-row>
        <table:table-row table:style-name="ro1">
          <table:table-cell table:style-name="ce16" office:value-type="string" calcext:value-type="string">
            <text:p>Name</text:p>
          </table:table-cell>
          <table:table-cell table:style-name="ce16" table:formula="of:=[$startpage.B4]" office:value-type="string" office:string-value="Starfsheiti" calcext:value-type="string">
            <text:p>Starfsheiti</text:p>
          </table:table-cell>
          <table:table-cell table:style-name="ce16" table:formula="of:=[$startpage.C4]" office:value-type="string" office:string-value="Nettó" calcext:value-type="string">
            <text:p>Nettó</text:p>
          </table:table-cell>
          <table:table-cell table:style-name="ce16" table:formula="of:=[$startpage.D4]" office:value-type="string" office:string-value="Brúttó" calcext:value-type="string">
            <text:p>Brúttó</text:p>
          </table:table-cell>
          <table:table-cell table:style-name="ce16" table:formula="of:=[$startpage.E4]" office:value-type="string" office:string-value="Klukkutímar/Mánuð" calcext:value-type="string">
            <text:p>Klukkutímar/Mánuð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table:style-name="ce60" table:formula="of:=[$startpage.E6]" office:value-type="string" office:string-value="Jan" calcext:value-type="string">
            <text:p>Jan</text:p>
          </table:table-cell>
          <table:table-cell table:style-name="ce60" table:formula="of:=[$startpage.F6]" office:value-type="string" office:string-value="Feb" calcext:value-type="string">
            <text:p>Feb</text:p>
          </table:table-cell>
          <table:table-cell table:style-name="ce60" table:formula="of:=[$startpage.G6]" office:value-type="string" office:string-value="Mar" calcext:value-type="string">
            <text:p>Mar</text:p>
          </table:table-cell>
          <table:table-cell table:style-name="ce60" table:formula="of:=[$startpage.H6]" office:value-type="string" office:string-value="Apr" calcext:value-type="string">
            <text:p>Apr</text:p>
          </table:table-cell>
          <table:table-cell table:style-name="ce60" table:formula="of:=[$startpage.I6]" office:value-type="string" office:string-value="Maí" calcext:value-type="string">
            <text:p>Maí</text:p>
          </table:table-cell>
          <table:table-cell table:style-name="ce60" table:formula="of:=[$startpage.J6]" office:value-type="string" office:string-value="Jún" calcext:value-type="string">
            <text:p>Jún</text:p>
          </table:table-cell>
          <table:table-cell table:number-columns-repeated="4"/>
        </table:table-row>
        <table:table-row table:style-name="ro1">
          <table:table-cell table:style-name="ce107" table:formula="of:=[$startpage.A7]" office:value-type="string" office:string-value="Smith" calcext:value-type="string">
            <text:p>Smith</text:p>
          </table:table-cell>
          <table:table-cell table:formula="of:=[$startpage.B7]" office:value-type="string" office:string-value="Senior architect" calcext:value-type="string">
            <text:p>Senior architect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15" table:formula="of:=[$startpage.E7]" office:value-type="float" office:value="75" calcext:value-type="float">
            <text:p>75</text:p>
          </table:table-cell>
          <table:table-cell table:style-name="ce15" table:formula="of:=[$startpage.F7]" office:value-type="float" office:value="90" calcext:value-type="float">
            <text:p>90</text:p>
          </table:table-cell>
          <table:table-cell table:style-name="ce15" table:formula="of:=[$startpage.G7]" office:value-type="float" office:value="90" calcext:value-type="float">
            <text:p>90</text:p>
          </table:table-cell>
          <table:table-cell table:style-name="ce15" table:formula="of:=[$startpage.H7]" office:value-type="float" office:value="70" calcext:value-type="float">
            <text:p>70</text:p>
          </table:table-cell>
          <table:table-cell table:style-name="ce15" table:formula="of:=[$startpage.I7]" office:value-type="float" office:value="60" calcext:value-type="float">
            <text:p>60</text:p>
          </table:table-cell>
          <table:table-cell table:style-name="ce15" table:formula="of:=[$startpage.J7]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style-name="ce107" table:formula="of:=[$startpage.A8]" office:value-type="string" office:string-value="Miller" calcext:value-type="string">
            <text:p>Miller</text:p>
          </table:table-cell>
          <table:table-cell table:formula="of:=[$startpage.B8]" office:value-type="string" office:string-value="Junior architect" calcext:value-type="string">
            <text:p>Junior architect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5" table:formula="of:=[$startpage.E8]" office:value-type="float" office:value="110" calcext:value-type="float">
            <text:p>110</text:p>
          </table:table-cell>
          <table:table-cell table:style-name="ce15" table:formula="of:=[$startpage.F8]" office:value-type="float" office:value="110" calcext:value-type="float">
            <text:p>110</text:p>
          </table:table-cell>
          <table:table-cell table:style-name="ce15" table:formula="of:=[$startpage.G8]" office:value-type="float" office:value="110" calcext:value-type="float">
            <text:p>110</text:p>
          </table:table-cell>
          <table:table-cell table:style-name="ce15" table:formula="of:=[$startpage.H8]" office:value-type="float" office:value="138" calcext:value-type="float">
            <text:p>138</text:p>
          </table:table-cell>
          <table:table-cell table:style-name="ce15" table:formula="of:=[$startpage.I8]" office:value-type="float" office:value="138" calcext:value-type="float">
            <text:p>138</text:p>
          </table:table-cell>
          <table:table-cell table:style-name="ce15" table:formula="of:=[$startpage.J8]" office:value-type="float" office:value="138" calcext:value-type="float">
            <text:p>138</text:p>
          </table:table-cell>
          <table:table-cell table:style-name="ce15"/>
          <table:table-cell table:number-columns-repeated="3"/>
        </table:table-row>
        <table:table-row table:style-name="ro1">
          <table:table-cell table:style-name="ce107" table:formula="of:=[$startpage.A9]" office:value-type="string" office:string-value="Johnson" calcext:value-type="string">
            <text:p>Johnson</text:p>
          </table:table-cell>
          <table:table-cell table:formula="of:=[$startpage.B9]" office:value-type="string" office:string-value="Senior developer" calcext:value-type="string">
            <text:p>Senior developer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15" table:formula="of:=[$startpage.E9]" office:value-type="float" office:value="80" calcext:value-type="float">
            <text:p>80</text:p>
          </table:table-cell>
          <table:table-cell table:style-name="ce15" table:formula="of:=[$startpage.F9]" office:value-type="float" office:value="80" calcext:value-type="float">
            <text:p>80</text:p>
          </table:table-cell>
          <table:table-cell table:style-name="ce15" table:formula="of:=[$startpage.G9]" office:value-type="float" office:value="100" calcext:value-type="float">
            <text:p>100</text:p>
          </table:table-cell>
          <table:table-cell table:style-name="ce15" table:formula="of:=[$startpage.H9]" office:value-type="float" office:value="100" calcext:value-type="float">
            <text:p>100</text:p>
          </table:table-cell>
          <table:table-cell table:style-name="ce15" table:formula="of:=[$startpage.I9]" office:value-type="float" office:value="50" calcext:value-type="float">
            <text:p>50</text:p>
          </table:table-cell>
          <table:table-cell table:style-name="ce15" table:formula="of:=[$startpage.J9]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07" table:formula="of:=[$startpage.A10]" office:value-type="string" office:string-value="Williams" calcext:value-type="string">
            <text:p>Williams</text:p>
          </table:table-cell>
          <table:table-cell table:formula="of:=[$startpage.B10]" office:value-type="string" office:string-value="Junior developer" calcext:value-type="string">
            <text:p>Junior developer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5" table:formula="of:=[$startpage.E10]" office:value-type="float" office:value="50" calcext:value-type="float">
            <text:p>50</text:p>
          </table:table-cell>
          <table:table-cell table:style-name="ce15" table:formula="of:=[$startpage.F10]" office:value-type="float" office:value="50" calcext:value-type="float">
            <text:p>50</text:p>
          </table:table-cell>
          <table:table-cell table:style-name="ce15" table:formula="of:=[$startpage.G10]" office:value-type="float" office:value="70" calcext:value-type="float">
            <text:p>70</text:p>
          </table:table-cell>
          <table:table-cell table:style-name="ce15" table:formula="of:=[$startpage.H10]" office:value-type="float" office:value="105" calcext:value-type="float">
            <text:p>105</text:p>
          </table:table-cell>
          <table:table-cell table:style-name="ce15" table:formula="of:=[$startpage.I10]" office:value-type="float" office:value="100" calcext:value-type="float">
            <text:p>100</text:p>
          </table:table-cell>
          <table:table-cell table:style-name="ce15" table:formula="of:=[$startpage.J1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style-name="ce107" table:formula="of:=[$startpage.A11]" office:value-type="string" office:string-value="Brown" calcext:value-type="string">
            <text:p>Brown</text:p>
          </table:table-cell>
          <table:table-cell table:formula="of:=[$startpage.B11]" office:value-type="string" office:string-value="UX designer" calcext:value-type="string">
            <text:p>UX designer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5" table:formula="of:=[$startpage.E11]" office:value-type="float" office:value="120" calcext:value-type="float">
            <text:p>120</text:p>
          </table:table-cell>
          <table:table-cell table:style-name="ce15" table:formula="of:=[$startpage.F11]" office:value-type="float" office:value="100" calcext:value-type="float">
            <text:p>100</text:p>
          </table:table-cell>
          <table:table-cell table:style-name="ce15" table:formula="of:=[$startpage.G11]" office:value-type="float" office:value="100" calcext:value-type="float">
            <text:p>100</text:p>
          </table:table-cell>
          <table:table-cell table:style-name="ce15" table:formula="of:=[$startpage.H11]" office:value-type="float" office:value="50" calcext:value-type="float">
            <text:p>50</text:p>
          </table:table-cell>
          <table:table-cell table:style-name="ce15" table:formula="of:=[$startpage.I11]" office:value-type="float" office:value="30" calcext:value-type="float">
            <text:p>30</text:p>
          </table:table-cell>
          <table:table-cell table:style-name="ce15" table:formula="of:=[$startpage.J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88" table:number-columns-repeated="6"/>
          <table:table-cell table:number-columns-repeated="4"/>
        </table:table-row>
        <table:table-row table:style-name="ro1">
          <table:table-cell table:style-name="ce16" table:formula="of:=[$startpage.A13]" office:value-type="string" office:string-value="Samtals" calcext:value-type="string">
            <text:p>Samtals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4" table:formula="of:=[$startpage.A15]" office:value-type="string" office:string-value="Óbeinn kostnaður" calcext:value-type="string" table:number-columns-spanned="2" table:number-rows-spanned="1">
            <text:p>Óbeinn kostnaður</text:p>
          </table:table-cell>
          <table:covered-table-cell table:style-name="ce4"/>
          <table:table-cell table:style-name="ce35" office:value-type="percentage" office:value="0.28" calcext:value-type="percentage">
            <text:p>28%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style-name="ce126" office:value-type="string" calcext:value-type="string">
            <text:p>Smith</text:p>
          </table:table-cell>
          <table:table-cell table:style-name="ce126" office:value-type="string" calcext:value-type="string">
            <text:p>Miller</text:p>
          </table:table-cell>
          <table:table-cell table:style-name="ce126" office:value-type="string" calcext:value-type="string">
            <text:p>Johnson</text:p>
          </table:table-cell>
          <table:table-cell table:style-name="ce126" office:value-type="string" calcext:value-type="string">
            <text:p>Williams</text:p>
          </table:table-cell>
          <table:table-cell table:style-name="ce126" office:value-type="string" calcext:value-type="string">
            <text:p>Brown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style-name="ce28"/>
          <table:table-cell table:style-name="ce29" table:number-columns-repeated="3"/>
          <table:table-cell table:style-name="ce28" table:number-columns-repeated="9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5"/>
          <table:table-cell>
            <draw:custom-shape draw:z-index="3" draw:name="Textrahmen 35" draw:style-name="gr15" draw:text-style-name="P2" svg:width="5.626cm" svg:height="2.694cm" svg:x="1.212cm" svg:y="0.141cm">
              <text:p text:style-name="P1"><text:span text:style-name="T1"><text:s/></text:span><text:span text:style-name="T2">Hints:</text:span></text:p>
              <text:p text:style-name="P1"><text:span text:style-name="T1"><text:s/></text:span><text:span text:style-name="T1">Structure Change:</text:span></text:p>
              <text:p text:style-name="P1"><text:span text:style-name="T1"><text:s/></text:span><text:span text:style-name="T1">Data Edit in A17:E17</text:span></text:p>
              <text:p text:style-name="P1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"/>
          <table:table-cell>
            <draw:custom-shape draw:z-index="1" draw:name="Textrahmen 12" draw:style-name="gr3" draw:text-style-name="P4" svg:width="7.552cm" svg:height="3.841cm" svg:x="1.401cm" svg:y="0.408cm">
              <text:p text:style-name="P1"><text:span text:style-name="T3"><text:s/></text:span><text:span text:style-name="T4">Expected solution:</text:span></text:p>
              <text:p text:style-name="P1"><text:span text:style-name="T3"/></text:p>
              <text:p text:style-name="P1"><text:span text:style-name="T3"><text:s/>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</table:table-row>
        <table:table-row table:style-name="ro1">
          <table:table-cell table:number-columns-repeated="7"/>
          <table:table-cell>
            <draw:custom-shape draw:z-index="2" draw:name="Textrahmen 19" draw:style-name="gr2" draw:text-style-name="P3" svg:width="7.553cm" svg:height="3.841cm" svg:x="2.242cm" svg:y="0cm">
              <text:p text:style-name="P1"><text:span text:style-name="T3"><text:s/></text:span><text:span text:style-name="T4">Notes:</text:span></text:p>
              <text:p text:style-name="P1"><text:span text:style-name="T5"><text:s/>“ </text:span><text:span text:style-name="T5">Transpose [A] the names in cells A7–A11 [P1] to row 17 [P2]. (d.h. übertragen Sie die in Spalte A untereinander stehenden Namen nebeneinander stehend in Zeile 17).”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"/>
        </table:table-row>
        <table:table-row table:style-name="ro1" table:number-rows-repeated="104855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task_16" table:style-name="ta16">
        <table:shapes>
          <draw:custom-shape draw:z-index="0" draw:name="Textrahmen 11" draw:style-name="gr11" draw:text-style-name="P6" svg:width="7.555cm" svg:height="3.841cm" svg:x="0.119cm" svg:y="10.401cm">
            <text:p text:style-name="P1"><text:span text:style-name="T3"><text:s/></text:span><text:span text:style-name="T4">Hints:</text:span></text:p>
            <text:p text:style-name="P1"><text:span text:style-name="T3"><text:s/></text:span><text:span text:style-name="T3">Reihenfolge, zeilenweise</text:span></text:p>
            <text:p text:style-name="P1"><text:span text:style-name="T3"><text:s/></text:span><text:span text:style-name="T3">Structure Change</text:span></text:p>
            <text:p text:style-name="P1"><text:span text:style-name="T3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1" table:default-cell-style-name="Default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number-columns-repeated="9" table:default-cell-style-name="Default"/>
        <table:table-column table:style-name="co1" table:default-cell-style-name="ce28"/>
        <table:table-row table:style-name="ro1">
          <table:table-cell table:style-name="ce1" table:formula="of:=[$startpage.A1]" office:value-type="string" office:string-value="VERKEFNIS FJÁRHAGSÁÆTLUN 2025 " calcext:value-type="string" table:number-columns-spanned="3" table:number-rows-spanned="1">
            <text:p>VERKEFNIS FJÁRHAGSÁÆTLUN 2025 </text:p>
          </table:table-cell>
          <table:covered-table-cell table:style-name="ce1"/>
          <table:covered-table-cell/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style-name="ce15"/>
          <table:table-cell/>
          <table:table-cell table:style-name="ce1" table:formula="of:=[$startpage.C3]" office:value-type="string" office:string-value="Tímakaup" calcext:value-type="string" table:number-columns-spanned="2" table:number-rows-spanned="1">
            <text:p>Tímakaup</text:p>
          </table:table-cell>
          <table:covered-table-cell table:style-name="ce1"/>
          <table:table-cell table:style-name="ce15"/>
          <table:table-cell table:style-name="ce16" table:number-columns-repeated="5"/>
          <table:table-cell table:number-columns-repeated="4"/>
        </table:table-row>
        <table:table-row table:style-name="ro1">
          <table:table-cell table:style-name="ce16" table:formula="of:=[$startpage.A4]" office:value-type="string" office:string-value="Nafn" calcext:value-type="string">
            <text:p>Nafn</text:p>
          </table:table-cell>
          <table:table-cell table:style-name="ce16" table:formula="of:=[$startpage.B4]" office:value-type="string" office:string-value="Starfsheiti" calcext:value-type="string">
            <text:p>Starfsheiti</text:p>
          </table:table-cell>
          <table:table-cell table:style-name="ce16" table:formula="of:=[$startpage.C4]" office:value-type="string" office:string-value="Nettó" calcext:value-type="string">
            <text:p>Nettó</text:p>
          </table:table-cell>
          <table:table-cell table:style-name="ce16" table:formula="of:=[$startpage.D4]" office:value-type="string" office:string-value="Brúttó" calcext:value-type="string">
            <text:p>Brúttó</text:p>
          </table:table-cell>
          <table:table-cell table:style-name="ce16" table:formula="of:=[$startpage.E4]" office:value-type="string" office:string-value="Klukkutímar/Mánuð" calcext:value-type="string">
            <text:p>Klukkutímar/Mánuð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table:style-name="ce60" table:formula="of:=[$startpage.E6]" office:value-type="string" office:string-value="Jan" calcext:value-type="string">
            <text:p>Jan</text:p>
          </table:table-cell>
          <table:table-cell table:style-name="ce60" table:formula="of:=[$startpage.F6]" office:value-type="string" office:string-value="Feb" calcext:value-type="string">
            <text:p>Feb</text:p>
          </table:table-cell>
          <table:table-cell table:style-name="ce60" table:formula="of:=[$startpage.G6]" office:value-type="string" office:string-value="Mar" calcext:value-type="string">
            <text:p>Mar</text:p>
          </table:table-cell>
          <table:table-cell table:style-name="ce60" table:formula="of:=[$startpage.H6]" office:value-type="string" office:string-value="Apr" calcext:value-type="string">
            <text:p>Apr</text:p>
          </table:table-cell>
          <table:table-cell table:style-name="ce60" table:formula="of:=[$startpage.I6]" office:value-type="string" office:string-value="Maí" calcext:value-type="string">
            <text:p>Maí</text:p>
          </table:table-cell>
          <table:table-cell table:style-name="ce60" table:formula="of:=[$startpage.J6]" office:value-type="string" office:string-value="Jún" calcext:value-type="string">
            <text:p>Jún</text:p>
          </table:table-cell>
          <table:table-cell table:number-columns-repeated="4"/>
        </table:table-row>
        <table:table-row table:style-name="ro1">
          <table:table-cell table:style-name="ce126" table:formula="of:=[$startpage.A11]" office:value-type="string" office:string-value="Brown" calcext:value-type="string">
            <text:p>Brown</text:p>
          </table:table-cell>
          <table:table-cell table:style-name="ce107" table:formula="of:=[$startpage.B11]" office:value-type="string" office:string-value="UX designer" calcext:value-type="string">
            <text:p>UX designer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/>
          <table:table-cell table:style-name="ce145" office:value-type="float" office:value="120" calcext:value-type="float">
            <text:p>120</text:p>
          </table:table-cell>
          <table:table-cell table:number-columns-repeated="2" table:style-name="ce145" office:value-type="float" office:value="100" calcext:value-type="float">
            <text:p>100</text:p>
          </table:table-cell>
          <table:table-cell table:style-name="ce145" office:value-type="float" office:value="50" calcext:value-type="float">
            <text:p>50</text:p>
          </table:table-cell>
          <table:table-cell table:style-name="ce145" office:value-type="float" office:value="30" calcext:value-type="float">
            <text:p>3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26" table:formula="of:=[$startpage.A9]" office:value-type="string" office:string-value="Johnson" calcext:value-type="string">
            <text:p>Johnson</text:p>
          </table:table-cell>
          <table:table-cell table:style-name="ce107" table:formula="of:=[$startpage.B9]" office:value-type="string" office:string-value="Senior developer" calcext:value-type="string">
            <text:p>Senior developer</text:p>
          </table:table-cell>
          <table:table-cell table:style-name="ce107" office:value-type="float" office:value="200" calcext:value-type="float">
            <text:p>200</text:p>
          </table:table-cell>
          <table:table-cell table:style-name="ce107"/>
          <table:table-cell table:number-columns-repeated="2" table:style-name="ce107" office:value-type="float" office:value="80" calcext:value-type="float">
            <text:p>80</text:p>
          </table:table-cell>
          <table:table-cell table:number-columns-repeated="2" table:style-name="ce107" office:value-type="float" office:value="100" calcext:value-type="float">
            <text:p>100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float" office:value="25" calcext:value-type="float">
            <text:p>25</text:p>
          </table:table-cell>
          <table:table-cell table:style-name="ce15"/>
          <table:table-cell table:number-columns-repeated="3"/>
        </table:table-row>
        <table:table-row table:style-name="ro1">
          <table:table-cell table:style-name="ce126" table:formula="of:=[$startpage.A8]" office:value-type="string" office:string-value="Miller" calcext:value-type="string">
            <text:p>Miller</text:p>
          </table:table-cell>
          <table:table-cell table:style-name="ce107" table:formula="of:=[$startpage.B8]" office:value-type="string" office:string-value="Junior architect" calcext:value-type="string">
            <text:p>Junior architect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/>
          <table:table-cell table:number-columns-repeated="3" table:style-name="ce107" office:value-type="float" office:value="110" calcext:value-type="float">
            <text:p>110</text:p>
          </table:table-cell>
          <table:table-cell table:number-columns-repeated="3" table:style-name="ce107"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table:style-name="ce126" table:formula="of:=[$startpage.A7]" office:value-type="string" office:string-value="Smith" calcext:value-type="string">
            <text:p>Smith</text:p>
          </table:table-cell>
          <table:table-cell table:style-name="ce107" table:formula="of:=[$startpage.B7]" office:value-type="string" office:string-value="Senior architect" calcext:value-type="string">
            <text:p>Senior architect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/>
          <table:table-cell table:style-name="ce107" office:value-type="float" office:value="75" calcext:value-type="float">
            <text:p>75</text:p>
          </table:table-cell>
          <table:table-cell table:number-columns-repeated="2" table:style-name="ce107" office:value-type="float" office:value="90" calcext:value-type="float">
            <text:p>90</text:p>
          </table:table-cell>
          <table:table-cell table:style-name="ce107" office:value-type="float" office:value="70" calcext:value-type="float">
            <text:p>70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style-name="ce126" table:formula="of:=[$startpage.A10]" office:value-type="string" office:string-value="Williams" calcext:value-type="string">
            <text:p>Williams</text:p>
          </table:table-cell>
          <table:table-cell table:style-name="ce107" table:formula="of:=[$startpage.B10]" office:value-type="string" office:string-value="Junior developer" calcext:value-type="string">
            <text:p>Junior developer</text:p>
          </table:table-cell>
          <table:table-cell table:style-name="ce107" office:value-type="float" office:value="100" calcext:value-type="float">
            <text:p>100</text:p>
          </table:table-cell>
          <table:table-cell table:style-name="ce107"/>
          <table:table-cell table:number-columns-repeated="2" table:style-name="ce146" office:value-type="float" office:value="50" calcext:value-type="float">
            <text:p>50</text:p>
          </table:table-cell>
          <table:table-cell table:style-name="ce146" office:value-type="float" office:value="70" calcext:value-type="float">
            <text:p>70</text:p>
          </table:table-cell>
          <table:table-cell table:number-columns-repeated="3" table:style-name="ce146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88" table:number-columns-repeated="6"/>
          <table:table-cell table:number-columns-repeated="4"/>
        </table:table-row>
        <table:table-row table:style-name="ro1">
          <table:table-cell table:style-name="ce16" table:formula="of:=[$startpage.A13]" office:value-type="string" office:string-value="Samtals" calcext:value-type="string">
            <text:p>Samtals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4" table:formula="of:=[$startpage.A15]" office:value-type="string" office:string-value="Óbeinn kostnaður" calcext:value-type="string" table:number-columns-spanned="2" table:number-rows-spanned="1">
            <text:p>Óbeinn kostnaður</text:p>
          </table:table-cell>
          <table:covered-table-cell table:style-name="ce4"/>
          <table:table-cell table:style-name="ce35" office:value-type="percentage" office:value="0.28" calcext:value-type="percentage">
            <text:p>28%</text:p>
          </table:table-cell>
          <table:table-cell table:number-columns-repeated="11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28"/>
          <table:table-cell table:style-name="ce29" table:number-columns-repeated="3"/>
          <table:table-cell table:style-name="ce28" table:number-columns-repeated="9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4"/>
          <table:table-cell table:style-name="ce60" table:number-columns-repeated="6"/>
          <table:table-cell table:number-columns-repeated="4"/>
        </table:table-row>
        <table:table-row table:style-name="ro1">
          <table:table-cell table:number-columns-repeated="4"/>
          <table:table-cell table:style-name="ce15"/>
          <table:table-cell table:style-name="ce15">
            <draw:custom-shape draw:z-index="3" draw:name="Textrahmen 34" draw:style-name="gr16" draw:text-style-name="P2" svg:width="5.858cm" svg:height="1.922cm" svg:x="0.418cm" svg:y="0.283cm">
              <text:p text:style-name="P1"><text:span text:style-name="T1"><text:s/></text:span><text:span text:style-name="T2">Hints:</text:span></text:p>
              <text:p text:style-name="P1"><text:span text:style-name="T1"><text:s/></text:span><text:span text:style-name="T1">Structure Change: abc...</text:span></text:p>
              <text:p text:style-name="P1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5"/>
          <table:table-cell table:style-name="ce15">
            <draw:custom-shape draw:z-index="2" draw:name="Textrahmen 13" draw:style-name="gr2" draw:text-style-name="P3" svg:width="7.553cm" svg:height="3.841cm" svg:x="2.12cm" svg:y="0.433cm">
              <text:p text:style-name="P1"><text:span text:style-name="T3"><text:s/></text:span><text:span text:style-name="T4">Notes:</text:span></text:p>
              <text:p text:style-name="P1"><text:span text:style-name="T3"><text:s/>“ </text:span><text:span text:style-name="T3">Sort the data [A] in rows 7-11 [P1] alphabetically [P2] by the employee names in column A [P3].”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5" table:number-columns-repeated="2"/>
          <table:table-cell/>
          <table:table-cell>
            <draw:custom-shape draw:z-index="1" draw:name="Textrahmen 12" draw:style-name="gr3" draw:text-style-name="P4" svg:width="7.552cm" svg:height="3.841cm" svg:x="1.401cm" svg:y="0.446cm">
              <text:p text:style-name="P1"><text:span text:style-name="T3"><text:s/></text:span><text:span text:style-name="T4">Expected solution:</text:span></text:p>
              <text:p text:style-name="P1"><text:span text:style-name="T3"><text:s/>“</text:span><text:span text:style-name="T3">sort” ?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</table:table-row>
        <table:table-row table:style-name="ro1" table:number-rows-repeated="4">
          <table:table-cell table:number-columns-repeated="4"/>
          <table:table-cell table:style-name="ce15" table:number-columns-repeated="6"/>
          <table:table-cell table:number-columns-repeated="4"/>
        </table:table-row>
        <table:table-row table:style-name="ro1">
          <table:table-cell table:number-columns-repeated="4"/>
          <table:table-cell table:style-name="ce88" table:number-columns-repeated="6"/>
          <table:table-cell table:number-columns-repeated="4"/>
        </table:table-row>
        <table:table-row table:style-name="ro1" table:number-rows-repeated="104854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task_17" table:style-name="ta17">
        <table:shapes>
          <draw:custom-shape draw:z-index="0" draw:name="Textrahmen 11" draw:style-name="gr17" draw:text-style-name="P2" svg:width="6.015cm" svg:height="3.725cm" svg:x="9.417cm" svg:y="10.551cm">
            <text:p text:style-name="P1"><text:span text:style-name="T1"><text:s/></text:span><text:span text:style-name="T2">Hints:</text:span></text:p>
            <text:p text:style-name="P1"><text:span text:style-name="T1"><text:s/></text:span><text:span text:style-name="T1">Calculation: Total Hours/month</text:span></text:p>
            <text:p text:style-name="P5"><text:span text:style-name="T1"><text:s/></text:span><text:span text:style-name="T1">E13</text:span><text:span text:style-name="T6">=SUM(</text:span><text:span text:style-name="T7">E7:E11</text:span><text:span text:style-name="T6">)</text:span></text:p>
            <text:p text:style-name="P5"><text:span text:style-name="T6"><text:s/></text:span><text:span text:style-name="T6">F13=SUM(</text:span><text:span text:style-name="T7">F7:F11</text:span><text:span text:style-name="T6">)</text:span></text:p>
            <text:p text:style-name="P5"><text:span text:style-name="T6"><text:s/></text:span><text:span text:style-name="T6">G13=SUM(</text:span><text:span text:style-name="T7">G7:G11</text:span><text:span text:style-name="T6">)</text:span></text:p>
            <text:p text:style-name="P5"><text:span text:style-name="T6"><text:s/></text:span><text:span text:style-name="T6">H13=SUM(</text:span><text:span text:style-name="T7">H7:H11</text:span><text:span text:style-name="T6">)</text:span></text:p>
            <text:p text:style-name="P5"><text:span text:style-name="T6"><text:s/></text:span><text:span text:style-name="T6">I13=SUM(</text:span><text:span text:style-name="T7">I7:I11</text:span><text:span text:style-name="T6">)</text:span></text:p>
            <text:p text:style-name="P5"><text:span text:style-name="T6"><text:s/></text:span><text:span text:style-name="T6">J13=SUM(</text:span><text:span text:style-name="T7">J7:J11</text:span><text:span text:style-name="T6">)</text:span></text:p>
            <text:p text:style-name="P1"><text:span text:style-name="T1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1" table:default-cell-style-name="Default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number-columns-repeated="9" table:default-cell-style-name="Default"/>
        <table:table-column table:style-name="co1" table:default-cell-style-name="ce28"/>
        <table:table-row table:style-name="ro1">
          <table:table-cell table:style-name="ce1" table:formula="of:=[$startpage.A1]" office:value-type="string" office:string-value="VERKEFNIS FJÁRHAGSÁÆTLUN 2025 " calcext:value-type="string" table:number-columns-spanned="3" table:number-rows-spanned="1">
            <text:p>VERKEFNIS FJÁRHAGSÁÆTLUN 2025 </text:p>
          </table:table-cell>
          <table:covered-table-cell table:style-name="ce1"/>
          <table:covered-table-cell/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style-name="ce15"/>
          <table:table-cell/>
          <table:table-cell table:style-name="ce1" table:formula="of:=[$startpage.C3]" office:value-type="string" office:string-value="Tímakaup" calcext:value-type="string" table:number-columns-spanned="2" table:number-rows-spanned="1">
            <text:p>Tímakaup</text:p>
          </table:table-cell>
          <table:covered-table-cell table:style-name="ce1"/>
          <table:table-cell table:style-name="ce15"/>
          <table:table-cell table:style-name="ce16" table:number-columns-repeated="5"/>
          <table:table-cell table:number-columns-repeated="4"/>
        </table:table-row>
        <table:table-row table:style-name="ro1">
          <table:table-cell table:style-name="ce16" table:formula="of:=[$startpage.A4]" office:value-type="string" office:string-value="Nafn" calcext:value-type="string">
            <text:p>Nafn</text:p>
          </table:table-cell>
          <table:table-cell table:style-name="ce16" table:formula="of:=[$startpage.B4]" office:value-type="string" office:string-value="Starfsheiti" calcext:value-type="string">
            <text:p>Starfsheiti</text:p>
          </table:table-cell>
          <table:table-cell table:style-name="ce16" table:formula="of:=[$startpage.C4]" office:value-type="string" office:string-value="Nettó" calcext:value-type="string">
            <text:p>Nettó</text:p>
          </table:table-cell>
          <table:table-cell table:style-name="ce16" table:formula="of:=[$startpage.D4]" office:value-type="string" office:string-value="Brúttó" calcext:value-type="string">
            <text:p>Brúttó</text:p>
          </table:table-cell>
          <table:table-cell table:style-name="ce16" table:formula="of:=[$startpage.E4]" office:value-type="string" office:string-value="Klukkutímar/Mánuð" calcext:value-type="string">
            <text:p>Klukkutímar/Mánuð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table:style-name="ce60" table:formula="of:=[$startpage.E6]" office:value-type="string" office:string-value="Jan" calcext:value-type="string">
            <text:p>Jan</text:p>
          </table:table-cell>
          <table:table-cell table:style-name="ce60" table:formula="of:=[$startpage.F6]" office:value-type="string" office:string-value="Feb" calcext:value-type="string">
            <text:p>Feb</text:p>
          </table:table-cell>
          <table:table-cell table:style-name="ce60" table:formula="of:=[$startpage.G6]" office:value-type="string" office:string-value="Mar" calcext:value-type="string">
            <text:p>Mar</text:p>
          </table:table-cell>
          <table:table-cell table:style-name="ce60" table:formula="of:=[$startpage.H6]" office:value-type="string" office:string-value="Apr" calcext:value-type="string">
            <text:p>Apr</text:p>
          </table:table-cell>
          <table:table-cell table:style-name="ce60" table:formula="of:=[$startpage.I6]" office:value-type="string" office:string-value="Maí" calcext:value-type="string">
            <text:p>Maí</text:p>
          </table:table-cell>
          <table:table-cell table:style-name="ce60" table:formula="of:=[$startpage.J6]" office:value-type="string" office:string-value="Jún" calcext:value-type="string">
            <text:p>Jún</text:p>
          </table:table-cell>
          <table:table-cell table:number-columns-repeated="4"/>
        </table:table-row>
        <table:table-row table:style-name="ro1">
          <table:table-cell table:style-name="ce15" table:formula="of:=[$startpage.A7]" office:value-type="string" office:string-value="Smith" calcext:value-type="string">
            <text:p>Smith</text:p>
          </table:table-cell>
          <table:table-cell table:formula="of:=[$startpage.B7]" office:value-type="string" office:string-value="Senior architect" calcext:value-type="string">
            <text:p>Senior architect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147" table:formula="of:=[$startpage.E7]" office:value-type="float" office:value="75" calcext:value-type="float">
            <text:p>75</text:p>
          </table:table-cell>
          <table:table-cell table:style-name="ce147" table:formula="of:=[$startpage.F7]" office:value-type="float" office:value="90" calcext:value-type="float">
            <text:p>90</text:p>
          </table:table-cell>
          <table:table-cell table:style-name="ce147" table:formula="of:=[$startpage.G7]" office:value-type="float" office:value="90" calcext:value-type="float">
            <text:p>90</text:p>
          </table:table-cell>
          <table:table-cell table:style-name="ce147" table:formula="of:=[$startpage.H7]" office:value-type="float" office:value="70" calcext:value-type="float">
            <text:p>70</text:p>
          </table:table-cell>
          <table:table-cell table:style-name="ce147" table:formula="of:=[$startpage.I7]" office:value-type="float" office:value="60" calcext:value-type="float">
            <text:p>60</text:p>
          </table:table-cell>
          <table:table-cell table:style-name="ce147" table:formula="of:=[$startpage.J7]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style-name="ce15" table:formula="of:=[$startpage.A8]" office:value-type="string" office:string-value="Miller" calcext:value-type="string">
            <text:p>Miller</text:p>
          </table:table-cell>
          <table:table-cell table:formula="of:=[$startpage.B8]" office:value-type="string" office:string-value="Junior architect" calcext:value-type="string">
            <text:p>Junior architect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07" table:formula="of:=[$startpage.E8]" office:value-type="float" office:value="110" calcext:value-type="float">
            <text:p>110</text:p>
          </table:table-cell>
          <table:table-cell table:style-name="ce107" table:formula="of:=[$startpage.F8]" office:value-type="float" office:value="110" calcext:value-type="float">
            <text:p>110</text:p>
          </table:table-cell>
          <table:table-cell table:style-name="ce107" table:formula="of:=[$startpage.G8]" office:value-type="float" office:value="110" calcext:value-type="float">
            <text:p>110</text:p>
          </table:table-cell>
          <table:table-cell table:style-name="ce107" table:formula="of:=[$startpage.H8]" office:value-type="float" office:value="138" calcext:value-type="float">
            <text:p>138</text:p>
          </table:table-cell>
          <table:table-cell table:style-name="ce107" table:formula="of:=[$startpage.I8]" office:value-type="float" office:value="138" calcext:value-type="float">
            <text:p>138</text:p>
          </table:table-cell>
          <table:table-cell table:style-name="ce107" table:formula="of:=[$startpage.J8]" office:value-type="float" office:value="138" calcext:value-type="float">
            <text:p>138</text:p>
          </table:table-cell>
          <table:table-cell table:style-name="ce15"/>
          <table:table-cell table:number-columns-repeated="3"/>
        </table:table-row>
        <table:table-row table:style-name="ro1">
          <table:table-cell table:style-name="ce15" table:formula="of:=[$startpage.A9]" office:value-type="string" office:string-value="Johnson" calcext:value-type="string">
            <text:p>Johnson</text:p>
          </table:table-cell>
          <table:table-cell table:formula="of:=[$startpage.B9]" office:value-type="string" office:string-value="Senior developer" calcext:value-type="string">
            <text:p>Senior developer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107" table:formula="of:=[$startpage.E9]" office:value-type="float" office:value="80" calcext:value-type="float">
            <text:p>80</text:p>
          </table:table-cell>
          <table:table-cell table:style-name="ce107" table:formula="of:=[$startpage.F9]" office:value-type="float" office:value="80" calcext:value-type="float">
            <text:p>80</text:p>
          </table:table-cell>
          <table:table-cell table:style-name="ce107" table:formula="of:=[$startpage.G9]" office:value-type="float" office:value="100" calcext:value-type="float">
            <text:p>100</text:p>
          </table:table-cell>
          <table:table-cell table:style-name="ce107" table:formula="of:=[$startpage.H9]" office:value-type="float" office:value="100" calcext:value-type="float">
            <text:p>100</text:p>
          </table:table-cell>
          <table:table-cell table:style-name="ce107" table:formula="of:=[$startpage.I9]" office:value-type="float" office:value="50" calcext:value-type="float">
            <text:p>50</text:p>
          </table:table-cell>
          <table:table-cell table:style-name="ce107" table:formula="of:=[$startpage.J9]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5" table:formula="of:=[$startpage.A10]" office:value-type="string" office:string-value="Williams" calcext:value-type="string">
            <text:p>Williams</text:p>
          </table:table-cell>
          <table:table-cell table:formula="of:=[$startpage.B10]" office:value-type="string" office:string-value="Junior developer" calcext:value-type="string">
            <text:p>Junior developer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07" table:formula="of:=[$startpage.E10]" office:value-type="float" office:value="50" calcext:value-type="float">
            <text:p>50</text:p>
          </table:table-cell>
          <table:table-cell table:style-name="ce107" table:formula="of:=[$startpage.F10]" office:value-type="float" office:value="50" calcext:value-type="float">
            <text:p>50</text:p>
          </table:table-cell>
          <table:table-cell table:style-name="ce107" table:formula="of:=[$startpage.G10]" office:value-type="float" office:value="70" calcext:value-type="float">
            <text:p>70</text:p>
          </table:table-cell>
          <table:table-cell table:style-name="ce107" table:formula="of:=[$startpage.H10]" office:value-type="float" office:value="105" calcext:value-type="float">
            <text:p>105</text:p>
          </table:table-cell>
          <table:table-cell table:style-name="ce107" table:formula="of:=[$startpage.I10]" office:value-type="float" office:value="100" calcext:value-type="float">
            <text:p>100</text:p>
          </table:table-cell>
          <table:table-cell table:style-name="ce107" table:formula="of:=[$startpage.J1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style-name="ce15" table:formula="of:=[$startpage.A11]" office:value-type="string" office:string-value="Brown" calcext:value-type="string">
            <text:p>Brown</text:p>
          </table:table-cell>
          <table:table-cell table:formula="of:=[$startpage.B11]" office:value-type="string" office:string-value="UX designer" calcext:value-type="string">
            <text:p>UX designer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07" table:formula="of:=[$startpage.E11]" office:value-type="float" office:value="120" calcext:value-type="float">
            <text:p>120</text:p>
          </table:table-cell>
          <table:table-cell table:style-name="ce107" table:formula="of:=[$startpage.F11]" office:value-type="float" office:value="100" calcext:value-type="float">
            <text:p>100</text:p>
          </table:table-cell>
          <table:table-cell table:style-name="ce107" table:formula="of:=[$startpage.G11]" office:value-type="float" office:value="100" calcext:value-type="float">
            <text:p>100</text:p>
          </table:table-cell>
          <table:table-cell table:style-name="ce107" table:formula="of:=[$startpage.H11]" office:value-type="float" office:value="50" calcext:value-type="float">
            <text:p>50</text:p>
          </table:table-cell>
          <table:table-cell table:style-name="ce107" table:formula="of:=[$startpage.I11]" office:value-type="float" office:value="30" calcext:value-type="float">
            <text:p>30</text:p>
          </table:table-cell>
          <table:table-cell table:style-name="ce107" table:formula="of:=[$startpage.J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50" table:number-columns-repeated="6"/>
          <table:table-cell table:number-columns-repeated="4"/>
        </table:table-row>
        <table:table-row table:style-name="ro1">
          <table:table-cell table:style-name="ce16" table:formula="of:=[$startpage.A13]" office:value-type="string" office:string-value="Samtals" calcext:value-type="string">
            <text:p>Samtals</text:p>
          </table:table-cell>
          <table:table-cell table:number-columns-repeated="3"/>
          <table:table-cell table:style-name="ce126" table:formula="of:=SUM([.E7:.E11])" office:value-type="float" office:value="435" calcext:value-type="float">
            <text:p>435</text:p>
          </table:table-cell>
          <table:table-cell table:style-name="ce126" table:formula="of:=SUM([.F7:.F11])" office:value-type="float" office:value="430" calcext:value-type="float">
            <text:p>430</text:p>
          </table:table-cell>
          <table:table-cell table:style-name="ce126" table:formula="of:=SUM([.G7:.G11])" office:value-type="float" office:value="470" calcext:value-type="float">
            <text:p>470</text:p>
          </table:table-cell>
          <table:table-cell table:style-name="ce126" table:formula="of:=SUM([.H7:.H11])" office:value-type="float" office:value="463" calcext:value-type="float">
            <text:p>463</text:p>
          </table:table-cell>
          <table:table-cell table:style-name="ce126" table:formula="of:=SUM([.I7:.I11])" office:value-type="float" office:value="378" calcext:value-type="float">
            <text:p>378</text:p>
          </table:table-cell>
          <table:table-cell table:style-name="ce126" table:formula="of:=SUM([.J7:.J11])" office:value-type="float" office:value="313" calcext:value-type="float">
            <text:p>313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4" table:formula="of:=[$startpage.A15]" office:value-type="string" office:string-value="Óbeinn kostnaður" calcext:value-type="string" table:number-columns-spanned="2" table:number-rows-spanned="1">
            <text:p>Óbeinn kostnaður</text:p>
          </table:table-cell>
          <table:covered-table-cell table:style-name="ce4"/>
          <table:table-cell table:style-name="ce35" office:value-type="percentage" office:value="0.28" calcext:value-type="percentage">
            <text:p>28%</text:p>
          </table:table-cell>
          <table:table-cell table:number-columns-repeated="11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28"/>
          <table:table-cell table:style-name="ce29" table:number-columns-repeated="3"/>
          <table:table-cell table:style-name="ce28" table:number-columns-repeated="9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1"/>
          <table:table-cell>
            <draw:custom-shape draw:z-index="1" draw:name="Textrahmen 12" draw:style-name="gr3" draw:text-style-name="P4" svg:width="7.552cm" svg:height="3.841cm" svg:x="1.401cm" svg:y="0.408cm">
              <text:p text:style-name="P1"><text:span text:style-name="T3"><text:s/></text:span><text:span text:style-name="T4">Expected solution:</text:span></text:p>
              <text:p text:style-name="P1"><text:span text:style-name="T3"/></text:p>
              <text:p text:style-name="P1"><text:span text:style-name="T5"><text:s/>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</table:table-row>
        <table:table-row table:style-name="ro1">
          <table:table-cell table:number-columns-repeated="7"/>
          <table:table-cell>
            <draw:custom-shape draw:z-index="2" draw:name="Textrahmen 14" draw:style-name="gr2" draw:text-style-name="P3" svg:width="7.553cm" svg:height="3.841cm" svg:x="1.673cm" svg:y="0.076cm">
              <text:p text:style-name="P1"><text:span text:style-name="T3"><text:s/></text:span><text:span text:style-name="T4">Notes:</text:span></text:p>
              <text:p text:style-name="P1"><text:span text:style-name="T5"><text:s/>“ </text:span><text:span text:style-name="T5">For each month, calculate the sum [A] of all employees’ hours [P1] in cells E13-J13 [P2].”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"/>
        </table:table-row>
        <table:table-row table:style-name="ro1" table:number-rows-repeated="104855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task_18" table:style-name="ta18">
        <table:shapes>
          <draw:custom-shape draw:z-index="0" draw:name="Textrahmen 11" draw:style-name="gr18" draw:text-style-name="P2" svg:width="5.784cm" svg:height="3.781cm" svg:x="23.131cm" svg:y="9.542cm">
            <text:p text:style-name="P1"><text:span text:style-name="T1"><text:s/></text:span><text:span text:style-name="T2">Hints:</text:span></text:p>
            <text:p text:style-name="P1"><text:span text:style-name="T1"><text:s/></text:span><text:span text:style-name="T1">Calculation: </text:span></text:p>
            <text:p text:style-name="P1"><text:span text:style-name="T1"><text:s/></text:span><text:span text:style-name="T1">gross = net + overhead</text:span></text:p>
            <text:p text:style-name="P5"><text:span text:style-name="T1"><text:s/></text:span><text:span text:style-name="T1">D7</text:span><text:span text:style-name="T6">=</text:span><text:span text:style-name="T7">C7</text:span><text:span text:style-name="T6">+</text:span><text:span text:style-name="T8">C$15</text:span><text:span text:style-name="T6">*</text:span><text:span text:style-name="T7">C7</text:span></text:p>
            <text:p text:style-name="P5"><text:span text:style-name="T7"><text:s/></text:span><text:span text:style-name="T6">D8=</text:span><text:span text:style-name="T7">C8</text:span><text:span text:style-name="T6">+</text:span><text:span text:style-name="T8">C$15</text:span><text:span text:style-name="T6">*</text:span><text:span text:style-name="T7">C8</text:span></text:p>
            <text:p text:style-name="P5"><text:span text:style-name="T6"><text:s/></text:span><text:span text:style-name="T6">D9=</text:span><text:span text:style-name="T7">C9</text:span><text:span text:style-name="T6">+</text:span><text:span text:style-name="T8">C$15</text:span><text:span text:style-name="T6">*</text:span><text:span text:style-name="T7">C9</text:span></text:p>
            <text:p text:style-name="P5"><text:span text:style-name="T6"><text:s/></text:span><text:span text:style-name="T6">D10=</text:span><text:span text:style-name="T7">C10</text:span><text:span text:style-name="T6">+</text:span><text:span text:style-name="T8">C$15</text:span><text:span text:style-name="T6">*</text:span><text:span text:style-name="T7">C10</text:span></text:p>
            <text:p text:style-name="P5"><text:span text:style-name="T6"><text:s/></text:span><text:span text:style-name="T6">D11=</text:span><text:span text:style-name="T7">C11</text:span><text:span text:style-name="T6">+</text:span><text:span text:style-name="T8">C$15</text:span><text:span text:style-name="T6">*</text:span><text:span text:style-name="T7">C11</text:span></text:p>
            <text:p text:style-name="P5"><text:span text:style-name="T7"/></text:p>
            <text:p text:style-name="P5"><text:span text:style-name="T7"/></text:p>
            <text:p text:style-name="P1"><text:span text:style-name="T1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1" table:default-cell-style-name="Default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number-columns-repeated="9" table:default-cell-style-name="Default"/>
        <table:table-column table:style-name="co1" table:default-cell-style-name="ce28"/>
        <table:table-row table:style-name="ro1">
          <table:table-cell table:style-name="ce1" table:formula="of:=[$startpage.A1]" office:value-type="string" office:string-value="VERKEFNIS FJÁRHAGSÁÆTLUN 2025 " calcext:value-type="string" table:number-columns-spanned="3" table:number-rows-spanned="1">
            <text:p>VERKEFNIS FJÁRHAGSÁÆTLUN 2025 </text:p>
          </table:table-cell>
          <table:covered-table-cell table:style-name="ce1"/>
          <table:covered-table-cell/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style-name="ce15"/>
          <table:table-cell/>
          <table:table-cell table:style-name="ce1" table:formula="of:=[$startpage.C3]" office:value-type="string" office:string-value="Tímakaup" calcext:value-type="string" table:number-columns-spanned="2" table:number-rows-spanned="1">
            <text:p>Tímakaup</text:p>
          </table:table-cell>
          <table:covered-table-cell table:style-name="ce1"/>
          <table:table-cell table:style-name="ce15"/>
          <table:table-cell table:style-name="ce16" table:number-columns-repeated="5"/>
          <table:table-cell table:number-columns-repeated="4"/>
        </table:table-row>
        <table:table-row table:style-name="ro1">
          <table:table-cell table:style-name="ce16" table:formula="of:=[$startpage.A4]" office:value-type="string" office:string-value="Nafn" calcext:value-type="string">
            <text:p>Nafn</text:p>
          </table:table-cell>
          <table:table-cell table:style-name="ce16" table:formula="of:=[$startpage.B4]" office:value-type="string" office:string-value="Starfsheiti" calcext:value-type="string">
            <text:p>Starfsheiti</text:p>
          </table:table-cell>
          <table:table-cell table:style-name="ce16" table:formula="of:=[$startpage.C4]" office:value-type="string" office:string-value="Nettó" calcext:value-type="string">
            <text:p>Nettó</text:p>
          </table:table-cell>
          <table:table-cell table:style-name="ce16" table:formula="of:=[$startpage.D4]" office:value-type="string" office:string-value="Brúttó" calcext:value-type="string">
            <text:p>Brúttó</text:p>
          </table:table-cell>
          <table:table-cell table:style-name="ce16" table:formula="of:=[$startpage.E4]" office:value-type="string" office:string-value="Klukkutímar/Mánuð" calcext:value-type="string">
            <text:p>Klukkutímar/Mánuð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table:style-name="ce60" table:formula="of:=[$startpage.E6]" office:value-type="string" office:string-value="Jan" calcext:value-type="string">
            <text:p>Jan</text:p>
          </table:table-cell>
          <table:table-cell table:style-name="ce60" table:formula="of:=[$startpage.F6]" office:value-type="string" office:string-value="Feb" calcext:value-type="string">
            <text:p>Feb</text:p>
          </table:table-cell>
          <table:table-cell table:style-name="ce60" table:formula="of:=[$startpage.G6]" office:value-type="string" office:string-value="Mar" calcext:value-type="string">
            <text:p>Mar</text:p>
          </table:table-cell>
          <table:table-cell table:style-name="ce60" table:formula="of:=[$startpage.H6]" office:value-type="string" office:string-value="Apr" calcext:value-type="string">
            <text:p>Apr</text:p>
          </table:table-cell>
          <table:table-cell table:style-name="ce60" table:formula="of:=[$startpage.I6]" office:value-type="string" office:string-value="Maí" calcext:value-type="string">
            <text:p>Maí</text:p>
          </table:table-cell>
          <table:table-cell table:style-name="ce60" table:formula="of:=[$startpage.J6]" office:value-type="string" office:string-value="Jún" calcext:value-type="string">
            <text:p>Jún</text:p>
          </table:table-cell>
          <table:table-cell table:number-columns-repeated="4"/>
        </table:table-row>
        <table:table-row table:style-name="ro1">
          <table:table-cell table:style-name="ce15" table:formula="of:=[$startpage.A7]" office:value-type="string" office:string-value="Smith" calcext:value-type="string">
            <text:p>Smith</text:p>
          </table:table-cell>
          <table:table-cell table:formula="of:=[$startpage.B7]" office:value-type="string" office:string-value="Senior architect" calcext:value-type="string">
            <text:p>Senior architect</text:p>
          </table:table-cell>
          <table:table-cell table:style-name="ce107" office:value-type="float" office:value="300" calcext:value-type="float">
            <text:p>300</text:p>
          </table:table-cell>
          <table:table-cell table:style-name="ce126" table:formula="of:=[.C7]+[.C$15]*[.C7]" office:value-type="float" office:value="384" calcext:value-type="float">
            <text:p>384</text:p>
          </table:table-cell>
          <table:table-cell table:style-name="ce15" table:formula="of:=[$startpage.E7]" office:value-type="float" office:value="75" calcext:value-type="float">
            <text:p>75</text:p>
          </table:table-cell>
          <table:table-cell table:style-name="ce15" table:formula="of:=[$startpage.F7]" office:value-type="float" office:value="90" calcext:value-type="float">
            <text:p>90</text:p>
          </table:table-cell>
          <table:table-cell table:style-name="ce15" table:formula="of:=[$startpage.G7]" office:value-type="float" office:value="90" calcext:value-type="float">
            <text:p>90</text:p>
          </table:table-cell>
          <table:table-cell table:style-name="ce15" table:formula="of:=[$startpage.H7]" office:value-type="float" office:value="70" calcext:value-type="float">
            <text:p>70</text:p>
          </table:table-cell>
          <table:table-cell table:style-name="ce15" table:formula="of:=[$startpage.I7]" office:value-type="float" office:value="60" calcext:value-type="float">
            <text:p>60</text:p>
          </table:table-cell>
          <table:table-cell table:style-name="ce15" table:formula="of:=[$startpage.J7]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style-name="ce15" table:formula="of:=[$startpage.A8]" office:value-type="string" office:string-value="Miller" calcext:value-type="string">
            <text:p>Miller</text:p>
          </table:table-cell>
          <table:table-cell table:formula="of:=[$startpage.B8]" office:value-type="string" office:string-value="Junior architect" calcext:value-type="string">
            <text:p>Junior architect</text:p>
          </table:table-cell>
          <table:table-cell table:style-name="ce107" office:value-type="float" office:value="150" calcext:value-type="float">
            <text:p>150</text:p>
          </table:table-cell>
          <table:table-cell table:style-name="ce126" table:formula="of:=[.C8]+[.C$15]*[.C8]" office:value-type="float" office:value="192" calcext:value-type="float">
            <text:p>192</text:p>
          </table:table-cell>
          <table:table-cell table:style-name="ce15" table:formula="of:=[$startpage.E8]" office:value-type="float" office:value="110" calcext:value-type="float">
            <text:p>110</text:p>
          </table:table-cell>
          <table:table-cell table:style-name="ce15" table:formula="of:=[$startpage.F8]" office:value-type="float" office:value="110" calcext:value-type="float">
            <text:p>110</text:p>
          </table:table-cell>
          <table:table-cell table:style-name="ce15" table:formula="of:=[$startpage.G8]" office:value-type="float" office:value="110" calcext:value-type="float">
            <text:p>110</text:p>
          </table:table-cell>
          <table:table-cell table:style-name="ce15" table:formula="of:=[$startpage.H8]" office:value-type="float" office:value="138" calcext:value-type="float">
            <text:p>138</text:p>
          </table:table-cell>
          <table:table-cell table:style-name="ce15" table:formula="of:=[$startpage.I8]" office:value-type="float" office:value="138" calcext:value-type="float">
            <text:p>138</text:p>
          </table:table-cell>
          <table:table-cell table:style-name="ce15" table:formula="of:=[$startpage.J8]" office:value-type="float" office:value="138" calcext:value-type="float">
            <text:p>138</text:p>
          </table:table-cell>
          <table:table-cell table:style-name="ce15"/>
          <table:table-cell table:number-columns-repeated="3"/>
        </table:table-row>
        <table:table-row table:style-name="ro1">
          <table:table-cell table:style-name="ce15" table:formula="of:=[$startpage.A9]" office:value-type="string" office:string-value="Johnson" calcext:value-type="string">
            <text:p>Johnson</text:p>
          </table:table-cell>
          <table:table-cell table:formula="of:=[$startpage.B9]" office:value-type="string" office:string-value="Senior developer" calcext:value-type="string">
            <text:p>Senior developer</text:p>
          </table:table-cell>
          <table:table-cell table:style-name="ce107" office:value-type="float" office:value="200" calcext:value-type="float">
            <text:p>200</text:p>
          </table:table-cell>
          <table:table-cell table:style-name="ce126" table:formula="of:=[.C9]+[.C$15]*[.C9]" office:value-type="float" office:value="256" calcext:value-type="float">
            <text:p>256</text:p>
          </table:table-cell>
          <table:table-cell table:style-name="ce15" table:formula="of:=[$startpage.E9]" office:value-type="float" office:value="80" calcext:value-type="float">
            <text:p>80</text:p>
          </table:table-cell>
          <table:table-cell table:style-name="ce15" table:formula="of:=[$startpage.F9]" office:value-type="float" office:value="80" calcext:value-type="float">
            <text:p>80</text:p>
          </table:table-cell>
          <table:table-cell table:style-name="ce15" table:formula="of:=[$startpage.G9]" office:value-type="float" office:value="100" calcext:value-type="float">
            <text:p>100</text:p>
          </table:table-cell>
          <table:table-cell table:style-name="ce15" table:formula="of:=[$startpage.H9]" office:value-type="float" office:value="100" calcext:value-type="float">
            <text:p>100</text:p>
          </table:table-cell>
          <table:table-cell table:style-name="ce15" table:formula="of:=[$startpage.I9]" office:value-type="float" office:value="50" calcext:value-type="float">
            <text:p>50</text:p>
          </table:table-cell>
          <table:table-cell table:style-name="ce15" table:formula="of:=[$startpage.J9]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5" table:formula="of:=[$startpage.A10]" office:value-type="string" office:string-value="Williams" calcext:value-type="string">
            <text:p>Williams</text:p>
          </table:table-cell>
          <table:table-cell table:formula="of:=[$startpage.B10]" office:value-type="string" office:string-value="Junior developer" calcext:value-type="string">
            <text:p>Junior developer</text:p>
          </table:table-cell>
          <table:table-cell table:style-name="ce107" office:value-type="float" office:value="100" calcext:value-type="float">
            <text:p>100</text:p>
          </table:table-cell>
          <table:table-cell table:style-name="ce126" table:formula="of:=[.C10]+[.C$15]*[.C10]" office:value-type="float" office:value="128" calcext:value-type="float">
            <text:p>128</text:p>
          </table:table-cell>
          <table:table-cell table:style-name="ce15" table:formula="of:=[$startpage.E10]" office:value-type="float" office:value="50" calcext:value-type="float">
            <text:p>50</text:p>
          </table:table-cell>
          <table:table-cell table:style-name="ce15" table:formula="of:=[$startpage.F10]" office:value-type="float" office:value="50" calcext:value-type="float">
            <text:p>50</text:p>
          </table:table-cell>
          <table:table-cell table:style-name="ce15" table:formula="of:=[$startpage.G10]" office:value-type="float" office:value="70" calcext:value-type="float">
            <text:p>70</text:p>
          </table:table-cell>
          <table:table-cell table:style-name="ce15" table:formula="of:=[$startpage.H10]" office:value-type="float" office:value="105" calcext:value-type="float">
            <text:p>105</text:p>
          </table:table-cell>
          <table:table-cell table:style-name="ce15" table:formula="of:=[$startpage.I10]" office:value-type="float" office:value="100" calcext:value-type="float">
            <text:p>100</text:p>
          </table:table-cell>
          <table:table-cell table:style-name="ce15" table:formula="of:=[$startpage.J1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style-name="ce15" table:formula="of:=[$startpage.A11]" office:value-type="string" office:string-value="Brown" calcext:value-type="string">
            <text:p>Brown</text:p>
          </table:table-cell>
          <table:table-cell table:formula="of:=[$startpage.B11]" office:value-type="string" office:string-value="UX designer" calcext:value-type="string">
            <text:p>UX designer</text:p>
          </table:table-cell>
          <table:table-cell table:style-name="ce107" office:value-type="float" office:value="150" calcext:value-type="float">
            <text:p>150</text:p>
          </table:table-cell>
          <table:table-cell table:style-name="ce126" table:formula="of:=[.C11]+[.C$15]*[.C11]" office:value-type="float" office:value="192" calcext:value-type="float">
            <text:p>192</text:p>
          </table:table-cell>
          <table:table-cell table:style-name="ce15" table:formula="of:=[$startpage.E11]" office:value-type="float" office:value="120" calcext:value-type="float">
            <text:p>120</text:p>
          </table:table-cell>
          <table:table-cell table:style-name="ce15" table:formula="of:=[$startpage.F11]" office:value-type="float" office:value="100" calcext:value-type="float">
            <text:p>100</text:p>
          </table:table-cell>
          <table:table-cell table:style-name="ce15" table:formula="of:=[$startpage.G11]" office:value-type="float" office:value="100" calcext:value-type="float">
            <text:p>100</text:p>
          </table:table-cell>
          <table:table-cell table:style-name="ce15" table:formula="of:=[$startpage.H11]" office:value-type="float" office:value="50" calcext:value-type="float">
            <text:p>50</text:p>
          </table:table-cell>
          <table:table-cell table:style-name="ce15" table:formula="of:=[$startpage.I11]" office:value-type="float" office:value="30" calcext:value-type="float">
            <text:p>30</text:p>
          </table:table-cell>
          <table:table-cell table:style-name="ce15" table:formula="of:=[$startpage.J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3"/>
          <table:table-cell table:style-name="ce106"/>
          <table:table-cell table:style-name="ce88" table:number-columns-repeated="6"/>
          <table:table-cell table:number-columns-repeated="4"/>
        </table:table-row>
        <table:table-row table:style-name="ro1">
          <table:table-cell table:style-name="ce16" table:formula="of:=[$startpage.A13]" office:value-type="string" office:string-value="Samtals" calcext:value-type="string">
            <text:p>Samtals</text:p>
          </table:table-cell>
          <table:table-cell/>
          <table:table-cell table:style-name="ce63"/>
          <table:table-cell table:style-name="ce106"/>
          <table:table-cell table:number-columns-repeated="10"/>
        </table:table-row>
        <table:table-row table:style-name="ro1">
          <table:table-cell table:number-columns-repeated="2"/>
          <table:table-cell table:style-name="ce63"/>
          <table:table-cell table:style-name="ce106"/>
          <table:table-cell table:number-columns-repeated="10"/>
        </table:table-row>
        <table:table-row table:style-name="ro1">
          <table:table-cell table:style-name="ce4" table:formula="of:=[$startpage.A15]" office:value-type="string" office:string-value="Óbeinn kostnaður" calcext:value-type="string" table:number-columns-spanned="2" table:number-rows-spanned="1">
            <text:p>Óbeinn kostnaður</text:p>
          </table:table-cell>
          <table:covered-table-cell table:style-name="ce4"/>
          <table:table-cell table:style-name="ce102" office:value-type="percentage" office:value="0.28" calcext:value-type="percentage">
            <text:p>28%</text:p>
          </table:table-cell>
          <table:table-cell table:style-name="ce106"/>
          <table:table-cell table:number-columns-repeated="10"/>
        </table:table-row>
        <table:table-row table:style-name="ro1">
          <table:table-cell table:number-columns-repeated="2"/>
          <table:table-cell table:style-name="ce106" table:number-columns-repeated="2"/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28"/>
          <table:table-cell table:style-name="ce29" table:number-columns-repeated="3"/>
          <table:table-cell table:style-name="ce28" table:number-columns-repeated="9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>
            <draw:custom-shape draw:z-index="2" draw:name="Textrahmen 15" draw:style-name="gr2" draw:text-style-name="P3" svg:width="7.553cm" svg:height="3.841cm" svg:x="0.685cm" svg:y="0.379cm">
              <text:p text:style-name="P1"><text:span text:style-name="T3"><text:s/></text:span><text:span text:style-name="T4">Notes:</text:span></text:p>
              <text:p text:style-name="P1"><text:span text:style-name="T3"><text:s/>“</text:span><text:span text:style-name="T3">For each employee, calculate [A] the gross hourly rate in column D [P3] by factoring the overhead cost percentage from cell C15 [P2] into the net hourly rate in column C [P1].”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>
            <draw:custom-shape draw:z-index="1" draw:name="Textrahmen 12" draw:style-name="gr3" draw:text-style-name="P4" svg:width="7.552cm" svg:height="3.841cm" svg:x="0.367cm" svg:y="0.353cm">
              <text:p text:style-name="P1"><text:span text:style-name="T3"><text:s/></text:span><text:span text:style-name="T4">Expected solution:</text:span></text:p>
              <text:p text:style-name="P1"><text:span text:style-name="T5"/></text:p>
              <text:p text:style-name="P1"><text:span text:style-name="T3"><text:s/></text:span><text:span text:style-name="T3">?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"/>
        </table:table-row>
        <table:table-row table:style-name="ro1" table:number-rows-repeated="104855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task_19" table:style-name="ta19">
        <table:shapes>
          <draw:custom-shape draw:z-index="0" draw:name="Textrahmen 11" draw:style-name="gr11" draw:text-style-name="P6" svg:width="7.555cm" svg:height="3.841cm" svg:x="9.012cm" svg:y="9.343cm">
            <text:p text:style-name="P1"><text:span text:style-name="T3"><text:s/></text:span><text:span text:style-name="T4">Hints:</text:span></text:p>
            <text:p text:style-name="P1"><text:span text:style-name="T3"><text:s/></text:span><text:span text:style-name="T3">Formatting</text:span></text:p>
            <text:p text:style-name="P1"><text:span text:style-name="T3"><text:s/></text:span><text:span text:style-name="T12">&gt; 200</text:span></text:p>
            <text:p text:style-name="P1"><text:span text:style-name="T13"><text:s/></text:span><text:span text:style-name="T13">&lt; 200</text:span></text:p>
            <text:p text:style-name="P1"><text:span text:style-name="T13"/></text:p>
            <text:p text:style-name="P1"><text:span text:style-name="T13">Bis wann sind Werte grün? Bis wann sind Werte rot?</text:span></text:p>
            <text:p text:style-name="P1"><text:span text:style-name="T3"/></text:p>
            <text:p text:style-name="P1"><text:span text:style-name="T3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1" table:default-cell-style-name="Default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number-columns-repeated="9" table:default-cell-style-name="Default"/>
        <table:table-column table:style-name="co1" table:default-cell-style-name="ce28"/>
        <table:table-row table:style-name="ro1">
          <table:table-cell table:style-name="ce1" table:formula="of:=[$startpage.A1]" office:value-type="string" office:string-value="VERKEFNIS FJÁRHAGSÁÆTLUN 2025 " calcext:value-type="string" table:number-columns-spanned="3" table:number-rows-spanned="1">
            <text:p>VERKEFNIS FJÁRHAGSÁÆTLUN 2025 </text:p>
          </table:table-cell>
          <table:covered-table-cell table:style-name="ce1"/>
          <table:covered-table-cell/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style-name="ce15"/>
          <table:table-cell/>
          <table:table-cell table:style-name="ce1" table:formula="of:=[$startpage.C3]" office:value-type="string" office:string-value="Tímakaup" calcext:value-type="string" table:number-columns-spanned="2" table:number-rows-spanned="1">
            <text:p>Tímakaup</text:p>
          </table:table-cell>
          <table:covered-table-cell table:style-name="ce1"/>
          <table:table-cell table:style-name="ce15"/>
          <table:table-cell table:style-name="ce16" table:number-columns-repeated="5"/>
          <table:table-cell table:number-columns-repeated="4"/>
        </table:table-row>
        <table:table-row table:style-name="ro1">
          <table:table-cell table:style-name="ce16" table:formula="of:=[$startpage.A4]" office:value-type="string" office:string-value="Nafn" calcext:value-type="string">
            <text:p>Nafn</text:p>
          </table:table-cell>
          <table:table-cell table:style-name="ce16" table:formula="of:=[$startpage.B4]" office:value-type="string" office:string-value="Starfsheiti" calcext:value-type="string">
            <text:p>Starfsheiti</text:p>
          </table:table-cell>
          <table:table-cell table:style-name="ce16" table:formula="of:=[$startpage.C4]" office:value-type="string" office:string-value="Nettó" calcext:value-type="string">
            <text:p>Nettó</text:p>
          </table:table-cell>
          <table:table-cell table:style-name="ce16" table:formula="of:=[$startpage.D4]" office:value-type="string" office:string-value="Brúttó" calcext:value-type="string">
            <text:p>Brúttó</text:p>
          </table:table-cell>
          <table:table-cell table:style-name="ce16" table:formula="of:=[$startpage.E4]" office:value-type="string" office:string-value="Klukkutímar/Mánuð" calcext:value-type="string">
            <text:p>Klukkutímar/Mánuð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table:style-name="ce60" table:formula="of:=[$startpage.E6]" office:value-type="string" office:string-value="Jan" calcext:value-type="string">
            <text:p>Jan</text:p>
          </table:table-cell>
          <table:table-cell table:style-name="ce60" table:formula="of:=[$startpage.F6]" office:value-type="string" office:string-value="Feb" calcext:value-type="string">
            <text:p>Feb</text:p>
          </table:table-cell>
          <table:table-cell table:style-name="ce60" table:formula="of:=[$startpage.G6]" office:value-type="string" office:string-value="Mar" calcext:value-type="string">
            <text:p>Mar</text:p>
          </table:table-cell>
          <table:table-cell table:style-name="ce60" table:formula="of:=[$startpage.H6]" office:value-type="string" office:string-value="Apr" calcext:value-type="string">
            <text:p>Apr</text:p>
          </table:table-cell>
          <table:table-cell table:style-name="ce60" table:formula="of:=[$startpage.I6]" office:value-type="string" office:string-value="Maí" calcext:value-type="string">
            <text:p>Maí</text:p>
          </table:table-cell>
          <table:table-cell table:style-name="ce60" table:formula="of:=[$startpage.J6]" office:value-type="string" office:string-value="Jún" calcext:value-type="string">
            <text:p>Jún</text:p>
          </table:table-cell>
          <table:table-cell table:number-columns-repeated="4"/>
        </table:table-row>
        <table:table-row table:style-name="ro1">
          <table:table-cell table:style-name="ce15" table:formula="of:=[$startpage.A7]" office:value-type="string" office:string-value="Smith" calcext:value-type="string">
            <text:p>Smith</text:p>
          </table:table-cell>
          <table:table-cell table:formula="of:=[$startpage.B7]" office:value-type="string" office:string-value="Senior architect" calcext:value-type="string">
            <text:p>Senior architect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112" table:formula="of:=[$startpage.E7]" office:value-type="float" office:value="75" calcext:value-type="float">
            <text:p>75</text:p>
          </table:table-cell>
          <table:table-cell table:style-name="ce112" table:formula="of:=[$startpage.F7]" office:value-type="float" office:value="90" calcext:value-type="float">
            <text:p>90</text:p>
          </table:table-cell>
          <table:table-cell table:style-name="ce112" table:formula="of:=[$startpage.G7]" office:value-type="float" office:value="90" calcext:value-type="float">
            <text:p>90</text:p>
          </table:table-cell>
          <table:table-cell table:style-name="ce112" table:formula="of:=[$startpage.H7]" office:value-type="float" office:value="70" calcext:value-type="float">
            <text:p>70</text:p>
          </table:table-cell>
          <table:table-cell table:style-name="ce112" table:formula="of:=[$startpage.I7]" office:value-type="float" office:value="60" calcext:value-type="float">
            <text:p>60</text:p>
          </table:table-cell>
          <table:table-cell table:style-name="ce112" table:formula="of:=[$startpage.J7]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style-name="ce15" table:formula="of:=[$startpage.A8]" office:value-type="string" office:string-value="Miller" calcext:value-type="string">
            <text:p>Miller</text:p>
          </table:table-cell>
          <table:table-cell table:formula="of:=[$startpage.B8]" office:value-type="string" office:string-value="Junior architect" calcext:value-type="string">
            <text:p>Junior architect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13" table:formula="of:=[$startpage.E8]" office:value-type="float" office:value="110" calcext:value-type="float">
            <text:p>110</text:p>
          </table:table-cell>
          <table:table-cell table:style-name="ce113" table:formula="of:=[$startpage.F8]" office:value-type="float" office:value="110" calcext:value-type="float">
            <text:p>110</text:p>
          </table:table-cell>
          <table:table-cell table:style-name="ce113" table:formula="of:=[$startpage.G8]" office:value-type="float" office:value="110" calcext:value-type="float">
            <text:p>110</text:p>
          </table:table-cell>
          <table:table-cell table:style-name="ce113" table:formula="of:=[$startpage.H8]" office:value-type="float" office:value="138" calcext:value-type="float">
            <text:p>138</text:p>
          </table:table-cell>
          <table:table-cell table:style-name="ce113" table:formula="of:=[$startpage.I8]" office:value-type="float" office:value="138" calcext:value-type="float">
            <text:p>138</text:p>
          </table:table-cell>
          <table:table-cell table:style-name="ce113" table:formula="of:=[$startpage.J8]" office:value-type="float" office:value="138" calcext:value-type="float">
            <text:p>138</text:p>
          </table:table-cell>
          <table:table-cell table:style-name="ce15"/>
          <table:table-cell table:number-columns-repeated="3"/>
        </table:table-row>
        <table:table-row table:style-name="ro1">
          <table:table-cell table:style-name="ce15" table:formula="of:=[$startpage.A9]" office:value-type="string" office:string-value="Johnson" calcext:value-type="string">
            <text:p>Johnson</text:p>
          </table:table-cell>
          <table:table-cell table:formula="of:=[$startpage.B9]" office:value-type="string" office:string-value="Senior developer" calcext:value-type="string">
            <text:p>Senior developer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117" table:formula="of:=[$startpage.E9]" office:value-type="float" office:value="80" calcext:value-type="float">
            <text:p>80</text:p>
          </table:table-cell>
          <table:table-cell table:style-name="ce117" table:formula="of:=[$startpage.F9]" office:value-type="float" office:value="80" calcext:value-type="float">
            <text:p>80</text:p>
          </table:table-cell>
          <table:table-cell table:style-name="ce117" table:formula="of:=[$startpage.G9]" office:value-type="float" office:value="100" calcext:value-type="float">
            <text:p>100</text:p>
          </table:table-cell>
          <table:table-cell table:style-name="ce117" table:formula="of:=[$startpage.H9]" office:value-type="float" office:value="100" calcext:value-type="float">
            <text:p>100</text:p>
          </table:table-cell>
          <table:table-cell table:style-name="ce117" table:formula="of:=[$startpage.I9]" office:value-type="float" office:value="50" calcext:value-type="float">
            <text:p>50</text:p>
          </table:table-cell>
          <table:table-cell table:style-name="ce117" table:formula="of:=[$startpage.J9]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5" table:formula="of:=[$startpage.A10]" office:value-type="string" office:string-value="Williams" calcext:value-type="string">
            <text:p>Williams</text:p>
          </table:table-cell>
          <table:table-cell table:formula="of:=[$startpage.B10]" office:value-type="string" office:string-value="Junior developer" calcext:value-type="string">
            <text:p>Junior developer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17" table:formula="of:=[$startpage.E10]" office:value-type="float" office:value="50" calcext:value-type="float">
            <text:p>50</text:p>
          </table:table-cell>
          <table:table-cell table:style-name="ce117" table:formula="of:=[$startpage.F10]" office:value-type="float" office:value="50" calcext:value-type="float">
            <text:p>50</text:p>
          </table:table-cell>
          <table:table-cell table:style-name="ce117" table:formula="of:=[$startpage.G10]" office:value-type="float" office:value="70" calcext:value-type="float">
            <text:p>70</text:p>
          </table:table-cell>
          <table:table-cell table:style-name="ce113" table:formula="of:=[$startpage.H10]" office:value-type="float" office:value="105" calcext:value-type="float">
            <text:p>105</text:p>
          </table:table-cell>
          <table:table-cell table:style-name="ce117" table:formula="of:=[$startpage.I10]" office:value-type="float" office:value="100" calcext:value-type="float">
            <text:p>100</text:p>
          </table:table-cell>
          <table:table-cell table:style-name="ce117" table:formula="of:=[$startpage.J1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style-name="ce15" table:formula="of:=[$startpage.A11]" office:value-type="string" office:string-value="Brown" calcext:value-type="string">
            <text:p>Brown</text:p>
          </table:table-cell>
          <table:table-cell table:formula="of:=[$startpage.B11]" office:value-type="string" office:string-value="UX designer" calcext:value-type="string">
            <text:p>UX designer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13" table:formula="of:=[$startpage.E11]" office:value-type="float" office:value="120" calcext:value-type="float">
            <text:p>120</text:p>
          </table:table-cell>
          <table:table-cell table:style-name="ce117" table:formula="of:=[$startpage.F11]" office:value-type="float" office:value="100" calcext:value-type="float">
            <text:p>100</text:p>
          </table:table-cell>
          <table:table-cell table:style-name="ce117" table:formula="of:=[$startpage.G11]" office:value-type="float" office:value="100" calcext:value-type="float">
            <text:p>100</text:p>
          </table:table-cell>
          <table:table-cell table:style-name="ce117" table:formula="of:=[$startpage.H11]" office:value-type="float" office:value="50" calcext:value-type="float">
            <text:p>50</text:p>
          </table:table-cell>
          <table:table-cell table:style-name="ce117" table:formula="of:=[$startpage.I11]" office:value-type="float" office:value="30" calcext:value-type="float">
            <text:p>30</text:p>
          </table:table-cell>
          <table:table-cell table:style-name="ce117" table:formula="of:=[$startpage.J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88" table:number-columns-repeated="6"/>
          <table:table-cell table:number-columns-repeated="4"/>
        </table:table-row>
        <table:table-row table:style-name="ro1">
          <table:table-cell table:style-name="ce16" table:formula="of:=[$startpage.A13]" office:value-type="string" office:string-value="Samtals" calcext:value-type="string">
            <text:p>Samtals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4" table:formula="of:=[$startpage.A15]" office:value-type="string" office:string-value="Óbeinn kostnaður" calcext:value-type="string" table:number-columns-spanned="2" table:number-rows-spanned="1">
            <text:p>Óbeinn kostnaður</text:p>
          </table:table-cell>
          <table:covered-table-cell table:style-name="ce4"/>
          <table:table-cell table:style-name="ce35" office:value-type="percentage" office:value="0.28" calcext:value-type="percentage">
            <text:p>28%</text:p>
          </table:table-cell>
          <table:table-cell table:number-columns-repeated="11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28"/>
          <table:table-cell table:style-name="ce29" table:number-columns-repeated="3"/>
          <table:table-cell table:style-name="ce28" table:number-columns-repeated="9"/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1"/>
          <table:table-cell>
            <draw:custom-shape draw:z-index="1" draw:name="Textrahmen 12" draw:style-name="gr3" draw:text-style-name="P4" svg:width="7.552cm" svg:height="3.841cm" svg:x="1.401cm" svg:y="0.408cm">
              <text:p text:style-name="P1"><text:span text:style-name="T3"><text:s/></text:span><text:span text:style-name="T4">Expected solution:</text:span></text:p>
              <text:p text:style-name="P1"><text:span text:style-name="T5"/></text:p>
              <text:p text:style-name="P1"><text:span text:style-name="T3"><text:s/>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</table:table-row>
        <table:table-row table:style-name="ro1">
          <table:table-cell table:number-columns-repeated="7"/>
          <table:table-cell>
            <draw:custom-shape draw:z-index="2" draw:name="Textrahmen 16" draw:style-name="gr2" draw:text-style-name="P3" svg:width="7.553cm" svg:height="3.841cm" svg:x="2.242cm" svg:y="0cm">
              <text:p text:style-name="P1"><text:span text:style-name="T3"><text:s/></text:span><text:span text:style-name="T4">Notes:</text:span></text:p>
              <text:p text:style-name="P1"><text:span text:style-name="T5"><text:s/>“ </text:span><text:span text:style-name="T5">Define a conditional formatting rule [A] for cells C7-C11 [P1] so values greater than 200 [P2] are displayed in red but others in green [P3].”</text:span></text:p>
              <text:p text:style-name="P1"><text:span text:style-name="T5">Muss das rot/grün sein?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"/>
        </table:table-row>
        <table:table-row table:style-name="ro1" table:number-rows-repeated="104855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task_20" table:style-name="ta20">
        <table:shapes>
          <draw:custom-shape draw:z-index="0" draw:name="Textrahmen 11" draw:style-name="gr19" draw:text-style-name="P2" svg:width="5.879cm" svg:height="2.54cm" svg:x="23.097cm" svg:y="9.591cm">
            <text:p text:style-name="P1"><text:span text:style-name="T1"><text:s/></text:span><text:span text:style-name="T2">Hints:</text:span></text:p>
            <text:p text:style-name="P1"><text:span text:style-name="T1"><text:s/></text:span><text:span text:style-name="T1">Calculation </text:span></text:p>
            <text:p text:style-name="P1"><text:span text:style-name="T1"><text:s/></text:span><text:span text:style-name="T1">total salary of employee Smith </text:span></text:p>
            <text:p text:style-name="P1"><text:span text:style-name="T6"><text:s/></text:span><text:span text:style-name="T6">L7=</text:span><text:span text:style-name="T7">C7</text:span><text:span text:style-name="T6">*(</text:span><text:span text:style-name="T8">E7+F7+G7+H7+J7</text:span><text:span text:style-name="T6">)</text:span><text:span text:style-name="T1"> </text:span></text:p>
            <text:p text:style-name="P1"><text:span text:style-name="T6"><text:s text:c="5"/></text:span><text:span text:style-name="T6">=</text:span><text:span text:style-name="T7">C7</text:span><text:span text:style-name="T6">*SUM(</text:span><text:span text:style-name="T8">E7:J7</text:span><text:span text:style-name="T6">)</text:span><text:span text:style-name="T1"> </text:span></text:p>
            <text:p text:style-name="P1"><text:span text:style-name="T1"><text:s/></text:span></text:p>
            <text:p text:style-name="P1"><text:span text:style-name="T1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1" table:default-cell-style-name="Default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number-columns-repeated="9" table:default-cell-style-name="Default"/>
        <table:table-column table:style-name="co1" table:default-cell-style-name="ce28"/>
        <table:table-row table:style-name="ro1">
          <table:table-cell table:style-name="ce1" table:formula="of:=[$startpage.A1]" office:value-type="string" office:string-value="VERKEFNIS FJÁRHAGSÁÆTLUN 2025 " calcext:value-type="string" table:number-columns-spanned="3" table:number-rows-spanned="1">
            <text:p>VERKEFNIS FJÁRHAGSÁÆTLUN 2025 </text:p>
          </table:table-cell>
          <table:covered-table-cell table:style-name="ce1"/>
          <table:covered-table-cell/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style-name="ce15"/>
          <table:table-cell/>
          <table:table-cell table:style-name="ce1" table:formula="of:=[$startpage.C3]" office:value-type="string" office:string-value="Tímakaup" calcext:value-type="string" table:number-columns-spanned="2" table:number-rows-spanned="1">
            <text:p>Tímakaup</text:p>
          </table:table-cell>
          <table:covered-table-cell table:style-name="ce1"/>
          <table:table-cell table:style-name="ce15"/>
          <table:table-cell table:style-name="ce16" table:number-columns-repeated="5"/>
          <table:table-cell table:number-columns-repeated="4"/>
        </table:table-row>
        <table:table-row table:style-name="ro1">
          <table:table-cell table:style-name="ce16" table:formula="of:=[$startpage.A4]" office:value-type="string" office:string-value="Nafn" calcext:value-type="string">
            <text:p>Nafn</text:p>
          </table:table-cell>
          <table:table-cell table:style-name="ce16" table:formula="of:=[$startpage.B4]" office:value-type="string" office:string-value="Starfsheiti" calcext:value-type="string">
            <text:p>Starfsheiti</text:p>
          </table:table-cell>
          <table:table-cell table:style-name="ce16" table:formula="of:=[$startpage.C4]" office:value-type="string" office:string-value="Nettó" calcext:value-type="string">
            <text:p>Nettó</text:p>
          </table:table-cell>
          <table:table-cell table:style-name="ce16" table:formula="of:=[$startpage.D4]" office:value-type="string" office:string-value="Brúttó" calcext:value-type="string">
            <text:p>Brúttó</text:p>
          </table:table-cell>
          <table:table-cell table:style-name="ce16" table:formula="of:=[$startpage.E4]" office:value-type="string" office:string-value="Klukkutímar/Mánuð" calcext:value-type="string">
            <text:p>Klukkutímar/Mánuð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table:style-name="ce60" table:formula="of:=[$startpage.E6]" office:value-type="string" office:string-value="Jan" calcext:value-type="string">
            <text:p>Jan</text:p>
          </table:table-cell>
          <table:table-cell table:style-name="ce60" table:formula="of:=[$startpage.F6]" office:value-type="string" office:string-value="Feb" calcext:value-type="string">
            <text:p>Feb</text:p>
          </table:table-cell>
          <table:table-cell table:style-name="ce60" table:formula="of:=[$startpage.G6]" office:value-type="string" office:string-value="Mar" calcext:value-type="string">
            <text:p>Mar</text:p>
          </table:table-cell>
          <table:table-cell table:style-name="ce60" table:formula="of:=[$startpage.H6]" office:value-type="string" office:string-value="Apr" calcext:value-type="string">
            <text:p>Apr</text:p>
          </table:table-cell>
          <table:table-cell table:style-name="ce60" table:formula="of:=[$startpage.I6]" office:value-type="string" office:string-value="Maí" calcext:value-type="string">
            <text:p>Maí</text:p>
          </table:table-cell>
          <table:table-cell table:style-name="ce60" table:formula="of:=[$startpage.J6]" office:value-type="string" office:string-value="Jún" calcext:value-type="string">
            <text:p>Jún</text:p>
          </table:table-cell>
          <table:table-cell table:number-columns-repeated="4"/>
        </table:table-row>
        <table:table-row table:style-name="ro1">
          <table:table-cell table:style-name="ce15" table:formula="of:=[$startpage.A7]" office:value-type="string" office:string-value="Smith" calcext:value-type="string">
            <text:p>Smith</text:p>
          </table:table-cell>
          <table:table-cell table:formula="of:=[$startpage.B7]" office:value-type="string" office:string-value="Senior architect" calcext:value-type="string">
            <text:p>Senior architect</text:p>
          </table:table-cell>
          <table:table-cell table:style-name="ce107" office:value-type="float" office:value="300" calcext:value-type="float">
            <text:p>300</text:p>
          </table:table-cell>
          <table:table-cell table:style-name="ce63"/>
          <table:table-cell table:style-name="ce147" table:formula="of:=[$startpage.E7]" office:value-type="float" office:value="75" calcext:value-type="float">
            <text:p>75</text:p>
          </table:table-cell>
          <table:table-cell table:style-name="ce147" table:formula="of:=[$startpage.F7]" office:value-type="float" office:value="90" calcext:value-type="float">
            <text:p>90</text:p>
          </table:table-cell>
          <table:table-cell table:style-name="ce147" table:formula="of:=[$startpage.G7]" office:value-type="float" office:value="90" calcext:value-type="float">
            <text:p>90</text:p>
          </table:table-cell>
          <table:table-cell table:style-name="ce147" table:formula="of:=[$startpage.H7]" office:value-type="float" office:value="70" calcext:value-type="float">
            <text:p>70</text:p>
          </table:table-cell>
          <table:table-cell table:style-name="ce147" table:formula="of:=[$startpage.I7]" office:value-type="float" office:value="60" calcext:value-type="float">
            <text:p>60</text:p>
          </table:table-cell>
          <table:table-cell table:style-name="ce147" table:formula="of:=[$startpage.J7]" office:value-type="float" office:value="50" calcext:value-type="float">
            <text:p>50</text:p>
          </table:table-cell>
          <table:table-cell table:style-name="ce27"/>
          <table:table-cell table:style-name="ce126" table:formula="of:=[.C7]*SUM([.E7:.J7])" office:value-type="float" office:value="130500" calcext:value-type="float">
            <text:p>130500</text:p>
          </table:table-cell>
          <table:table-cell table:number-columns-repeated="2"/>
        </table:table-row>
        <table:table-row table:style-name="ro1">
          <table:table-cell table:style-name="ce15" table:formula="of:=[$startpage.A8]" office:value-type="string" office:string-value="Miller" calcext:value-type="string">
            <text:p>Miller</text:p>
          </table:table-cell>
          <table:table-cell table:formula="of:=[$startpage.B8]" office:value-type="string" office:string-value="Junior architect" calcext:value-type="string">
            <text:p>Junior architect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5" table:formula="of:=[$startpage.E8]" office:value-type="float" office:value="110" calcext:value-type="float">
            <text:p>110</text:p>
          </table:table-cell>
          <table:table-cell table:style-name="ce15" table:formula="of:=[$startpage.F8]" office:value-type="float" office:value="110" calcext:value-type="float">
            <text:p>110</text:p>
          </table:table-cell>
          <table:table-cell table:style-name="ce15" table:formula="of:=[$startpage.G8]" office:value-type="float" office:value="110" calcext:value-type="float">
            <text:p>110</text:p>
          </table:table-cell>
          <table:table-cell table:style-name="ce15" table:formula="of:=[$startpage.H8]" office:value-type="float" office:value="138" calcext:value-type="float">
            <text:p>138</text:p>
          </table:table-cell>
          <table:table-cell table:style-name="ce15" table:formula="of:=[$startpage.I8]" office:value-type="float" office:value="138" calcext:value-type="float">
            <text:p>138</text:p>
          </table:table-cell>
          <table:table-cell table:style-name="ce15" table:formula="of:=[$startpage.J8]" office:value-type="float" office:value="138" calcext:value-type="float">
            <text:p>138</text:p>
          </table:table-cell>
          <table:table-cell table:style-name="ce15"/>
          <table:table-cell table:number-columns-repeated="3"/>
        </table:table-row>
        <table:table-row table:style-name="ro1">
          <table:table-cell table:style-name="ce15" table:formula="of:=[$startpage.A9]" office:value-type="string" office:string-value="Johnson" calcext:value-type="string">
            <text:p>Johnson</text:p>
          </table:table-cell>
          <table:table-cell table:formula="of:=[$startpage.B9]" office:value-type="string" office:string-value="Senior developer" calcext:value-type="string">
            <text:p>Senior developer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15" table:formula="of:=[$startpage.E9]" office:value-type="float" office:value="80" calcext:value-type="float">
            <text:p>80</text:p>
          </table:table-cell>
          <table:table-cell table:style-name="ce15" table:formula="of:=[$startpage.F9]" office:value-type="float" office:value="80" calcext:value-type="float">
            <text:p>80</text:p>
          </table:table-cell>
          <table:table-cell table:style-name="ce15" table:formula="of:=[$startpage.G9]" office:value-type="float" office:value="100" calcext:value-type="float">
            <text:p>100</text:p>
          </table:table-cell>
          <table:table-cell table:style-name="ce15" table:formula="of:=[$startpage.H9]" office:value-type="float" office:value="100" calcext:value-type="float">
            <text:p>100</text:p>
          </table:table-cell>
          <table:table-cell table:style-name="ce15" table:formula="of:=[$startpage.I9]" office:value-type="float" office:value="50" calcext:value-type="float">
            <text:p>50</text:p>
          </table:table-cell>
          <table:table-cell table:style-name="ce15" table:formula="of:=[$startpage.J9]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5" table:formula="of:=[$startpage.A10]" office:value-type="string" office:string-value="Williams" calcext:value-type="string">
            <text:p>Williams</text:p>
          </table:table-cell>
          <table:table-cell table:formula="of:=[$startpage.B10]" office:value-type="string" office:string-value="Junior developer" calcext:value-type="string">
            <text:p>Junior developer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5" table:formula="of:=[$startpage.E10]" office:value-type="float" office:value="50" calcext:value-type="float">
            <text:p>50</text:p>
          </table:table-cell>
          <table:table-cell table:style-name="ce15" table:formula="of:=[$startpage.F10]" office:value-type="float" office:value="50" calcext:value-type="float">
            <text:p>50</text:p>
          </table:table-cell>
          <table:table-cell table:style-name="ce15" table:formula="of:=[$startpage.G10]" office:value-type="float" office:value="70" calcext:value-type="float">
            <text:p>70</text:p>
          </table:table-cell>
          <table:table-cell table:style-name="ce15" table:formula="of:=[$startpage.H10]" office:value-type="float" office:value="105" calcext:value-type="float">
            <text:p>105</text:p>
          </table:table-cell>
          <table:table-cell table:style-name="ce15" table:formula="of:=[$startpage.I10]" office:value-type="float" office:value="100" calcext:value-type="float">
            <text:p>100</text:p>
          </table:table-cell>
          <table:table-cell table:style-name="ce15" table:formula="of:=[$startpage.J1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style-name="ce15" table:formula="of:=[$startpage.A11]" office:value-type="string" office:string-value="Brown" calcext:value-type="string">
            <text:p>Brown</text:p>
          </table:table-cell>
          <table:table-cell table:formula="of:=[$startpage.B11]" office:value-type="string" office:string-value="UX designer" calcext:value-type="string">
            <text:p>UX designer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5" table:formula="of:=[$startpage.E11]" office:value-type="float" office:value="120" calcext:value-type="float">
            <text:p>120</text:p>
          </table:table-cell>
          <table:table-cell table:style-name="ce15" table:formula="of:=[$startpage.F11]" office:value-type="float" office:value="100" calcext:value-type="float">
            <text:p>100</text:p>
          </table:table-cell>
          <table:table-cell table:style-name="ce15" table:formula="of:=[$startpage.G11]" office:value-type="float" office:value="100" calcext:value-type="float">
            <text:p>100</text:p>
          </table:table-cell>
          <table:table-cell table:style-name="ce15" table:formula="of:=[$startpage.H11]" office:value-type="float" office:value="50" calcext:value-type="float">
            <text:p>50</text:p>
          </table:table-cell>
          <table:table-cell table:style-name="ce15" table:formula="of:=[$startpage.I11]" office:value-type="float" office:value="30" calcext:value-type="float">
            <text:p>30</text:p>
          </table:table-cell>
          <table:table-cell table:style-name="ce15" table:formula="of:=[$startpage.J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88" table:number-columns-repeated="6"/>
          <table:table-cell table:number-columns-repeated="4"/>
        </table:table-row>
        <table:table-row table:style-name="ro1">
          <table:table-cell table:style-name="ce16" table:formula="of:=[$startpage.A13]" office:value-type="string" office:string-value="Samtals" calcext:value-type="string">
            <text:p>Samtals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4" table:formula="of:=[$startpage.A15]" office:value-type="string" office:string-value="Óbeinn kostnaður" calcext:value-type="string" table:number-columns-spanned="2" table:number-rows-spanned="1">
            <text:p>Óbeinn kostnaður</text:p>
          </table:table-cell>
          <table:covered-table-cell table:style-name="ce4"/>
          <table:table-cell table:style-name="ce35" office:value-type="percentage" office:value="0.28" calcext:value-type="percentage">
            <text:p>28%</text:p>
          </table:table-cell>
          <table:table-cell table:number-columns-repeated="11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28"/>
          <table:table-cell table:style-name="ce29" table:number-columns-repeated="3"/>
          <table:table-cell table:style-name="ce28" table:number-columns-repeated="9"/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>
            <draw:custom-shape draw:z-index="2" draw:name="Textrahmen 17" draw:style-name="gr2" draw:text-style-name="P3" svg:width="7.553cm" svg:height="3.841cm" svg:x="3.115cm" svg:y="0.15cm">
              <text:p text:style-name="P1"><text:span text:style-name="T3"><text:s/></text:span><text:span text:style-name="T4">Notes:</text:span></text:p>
              <text:p text:style-name="P1"><text:span text:style-name="T5"><text:s/>“ </text:span><text:span text:style-name="T5">Calculate [A] the total salary of employee Smith [by multiplication of cell C7 [P1] with the sum of cells E7-J7 [P2]] in cell L7 [P3].”</text:span></text:p>
              <text:p text:style-name="P1"><text:span text:style-name="T5">! Formelname “SUMME”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>
            <draw:custom-shape draw:z-index="1" draw:name="Textrahmen 12" draw:style-name="gr3" draw:text-style-name="P4" svg:width="7.552cm" svg:height="3.841cm" svg:x="1.362cm" svg:y="0.125cm">
              <text:p text:style-name="P1"><text:span text:style-name="T3"><text:s/></text:span><text:span text:style-name="T4">Expected solution: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</table:table-row>
        <table:table-row table:style-name="ro1" table:number-rows-repeated="104855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task_A" table:style-name="ta20">
        <table:shapes>
          <draw:custom-shape draw:z-index="0" draw:name="Textrahmen 11" draw:style-name="gr19" draw:text-style-name="P2" svg:width="5.879cm" svg:height="2.54cm" svg:x="23.262cm" svg:y="9.061cm">
            <text:p text:style-name="P1"><text:span text:style-name="T1"><text:s/></text:span><text:span text:style-name="T2">Hints:</text:span></text:p>
            <text:p text:style-name="P1"><text:span text:style-name="T1"><text:s/></text:span><text:span text:style-name="T1">Formatting</text:span></text:p>
            <text:p text:style-name="P1"><text:span text:style-name="T1"><text:s/></text:span></text:p>
            <text:p text:style-name="P1"><text:span text:style-name="T1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1" table:default-cell-style-name="Default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number-columns-repeated="9" table:default-cell-style-name="Default"/>
        <table:table-column table:style-name="co1" table:default-cell-style-name="ce28"/>
        <table:table-row table:style-name="ro1">
          <table:table-cell table:style-name="ce1" table:formula="of:=[$startpage.A1]" office:value-type="string" office:string-value="VERKEFNIS FJÁRHAGSÁÆTLUN 2025 " calcext:value-type="string" table:number-columns-spanned="3" table:number-rows-spanned="1">
            <text:p>VERKEFNIS FJÁRHAGSÁÆTLUN 2025 </text:p>
          </table:table-cell>
          <table:covered-table-cell table:style-name="ce1"/>
          <table:covered-table-cell/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style-name="ce15"/>
          <table:table-cell/>
          <table:table-cell table:style-name="ce1" table:formula="of:=[$startpage.C3]" office:value-type="string" office:string-value="Tímakaup" calcext:value-type="string" table:number-columns-spanned="2" table:number-rows-spanned="1">
            <text:p>Tímakaup</text:p>
          </table:table-cell>
          <table:covered-table-cell table:style-name="ce1"/>
          <table:table-cell table:style-name="ce15"/>
          <table:table-cell table:style-name="ce16" table:number-columns-repeated="5"/>
          <table:table-cell table:number-columns-repeated="4"/>
        </table:table-row>
        <table:table-row table:style-name="ro1">
          <table:table-cell table:style-name="ce16" table:formula="of:=[$startpage.A4]" office:value-type="string" office:string-value="Nafn" calcext:value-type="string">
            <text:p>Nafn</text:p>
          </table:table-cell>
          <table:table-cell table:style-name="ce16" table:formula="of:=[$startpage.B4]" office:value-type="string" office:string-value="Starfsheiti" calcext:value-type="string">
            <text:p>Starfsheiti</text:p>
          </table:table-cell>
          <table:table-cell table:style-name="ce16" table:formula="of:=[$startpage.C4]" office:value-type="string" office:string-value="Nettó" calcext:value-type="string">
            <text:p>Nettó</text:p>
          </table:table-cell>
          <table:table-cell table:style-name="ce16" table:formula="of:=[$startpage.D4]" office:value-type="string" office:string-value="Brúttó" calcext:value-type="string">
            <text:p>Brúttó</text:p>
          </table:table-cell>
          <table:table-cell table:style-name="ce16" table:formula="of:=[$startpage.E4]" office:value-type="string" office:string-value="Klukkutímar/Mánuð" calcext:value-type="string">
            <text:p>Klukkutímar/Mánuð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table:style-name="ce60" table:formula="of:=[$startpage.E6]" office:value-type="string" office:string-value="Jan" calcext:value-type="string">
            <text:p>Jan</text:p>
          </table:table-cell>
          <table:table-cell table:style-name="ce60" table:formula="of:=[$startpage.F6]" office:value-type="string" office:string-value="Feb" calcext:value-type="string">
            <text:p>Feb</text:p>
          </table:table-cell>
          <table:table-cell table:style-name="ce60" table:formula="of:=[$startpage.G6]" office:value-type="string" office:string-value="Mar" calcext:value-type="string">
            <text:p>Mar</text:p>
          </table:table-cell>
          <table:table-cell table:style-name="ce60" table:formula="of:=[$startpage.H6]" office:value-type="string" office:string-value="Apr" calcext:value-type="string">
            <text:p>Apr</text:p>
          </table:table-cell>
          <table:table-cell table:style-name="ce60" table:formula="of:=[$startpage.I6]" office:value-type="string" office:string-value="Maí" calcext:value-type="string">
            <text:p>Maí</text:p>
          </table:table-cell>
          <table:table-cell table:style-name="ce60" table:formula="of:=[$startpage.J6]" office:value-type="string" office:string-value="Jún" calcext:value-type="string">
            <text:p>Jún</text:p>
          </table:table-cell>
          <table:table-cell table:number-columns-repeated="4"/>
        </table:table-row>
        <table:table-row table:style-name="ro1">
          <table:table-cell table:style-name="ce164" table:formula="of:=[$startpage.A7]" office:value-type="string" office:string-value="Smith" calcext:value-type="string">
            <text:p>Smith</text:p>
          </table:table-cell>
          <table:table-cell table:style-name="ce164" table:formula="of:=[$startpage.B7]" office:value-type="string" office:string-value="Senior architect" calcext:value-type="string">
            <text:p>Senior architect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15" table:formula="of:=[$startpage.E7]" office:value-type="float" office:value="75" calcext:value-type="float">
            <text:p>75</text:p>
          </table:table-cell>
          <table:table-cell table:style-name="ce15" table:formula="of:=[$startpage.F7]" office:value-type="float" office:value="90" calcext:value-type="float">
            <text:p>90</text:p>
          </table:table-cell>
          <table:table-cell table:style-name="ce15" table:formula="of:=[$startpage.G7]" office:value-type="float" office:value="90" calcext:value-type="float">
            <text:p>90</text:p>
          </table:table-cell>
          <table:table-cell table:style-name="ce15" table:formula="of:=[$startpage.H7]" office:value-type="float" office:value="70" calcext:value-type="float">
            <text:p>70</text:p>
          </table:table-cell>
          <table:table-cell table:style-name="ce15" table:formula="of:=[$startpage.I7]" office:value-type="float" office:value="60" calcext:value-type="float">
            <text:p>60</text:p>
          </table:table-cell>
          <table:table-cell table:style-name="ce15" table:formula="of:=[$startpage.J7]" office:value-type="float" office:value="50" calcext:value-type="float">
            <text:p>50</text:p>
          </table:table-cell>
          <table:table-cell table:style-name="ce122"/>
          <table:table-cell table:style-name="ce118"/>
          <table:table-cell table:number-columns-repeated="2"/>
        </table:table-row>
        <table:table-row table:style-name="ro1">
          <table:table-cell table:style-name="ce164" table:formula="of:=[$startpage.A8]" office:value-type="string" office:string-value="Miller" calcext:value-type="string">
            <text:p>Miller</text:p>
          </table:table-cell>
          <table:table-cell table:style-name="ce164" table:formula="of:=[$startpage.B8]" office:value-type="string" office:string-value="Junior architect" calcext:value-type="string">
            <text:p>Junior architect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5" table:formula="of:=[$startpage.E8]" office:value-type="float" office:value="110" calcext:value-type="float">
            <text:p>110</text:p>
          </table:table-cell>
          <table:table-cell table:style-name="ce15" table:formula="of:=[$startpage.F8]" office:value-type="float" office:value="110" calcext:value-type="float">
            <text:p>110</text:p>
          </table:table-cell>
          <table:table-cell table:style-name="ce15" table:formula="of:=[$startpage.G8]" office:value-type="float" office:value="110" calcext:value-type="float">
            <text:p>110</text:p>
          </table:table-cell>
          <table:table-cell table:style-name="ce15" table:formula="of:=[$startpage.H8]" office:value-type="float" office:value="138" calcext:value-type="float">
            <text:p>138</text:p>
          </table:table-cell>
          <table:table-cell table:style-name="ce15" table:formula="of:=[$startpage.I8]" office:value-type="float" office:value="138" calcext:value-type="float">
            <text:p>138</text:p>
          </table:table-cell>
          <table:table-cell table:style-name="ce15" table:formula="of:=[$startpage.J8]" office:value-type="float" office:value="138" calcext:value-type="float">
            <text:p>138</text:p>
          </table:table-cell>
          <table:table-cell table:style-name="ce15"/>
          <table:table-cell table:number-columns-repeated="3"/>
        </table:table-row>
        <table:table-row table:style-name="ro1">
          <table:table-cell table:style-name="ce164" table:formula="of:=[$startpage.A9]" office:value-type="string" office:string-value="Johnson" calcext:value-type="string">
            <text:p>Johnson</text:p>
          </table:table-cell>
          <table:table-cell table:style-name="ce164" table:formula="of:=[$startpage.B9]" office:value-type="string" office:string-value="Senior developer" calcext:value-type="string">
            <text:p>Senior developer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15" table:formula="of:=[$startpage.E9]" office:value-type="float" office:value="80" calcext:value-type="float">
            <text:p>80</text:p>
          </table:table-cell>
          <table:table-cell table:style-name="ce15" table:formula="of:=[$startpage.F9]" office:value-type="float" office:value="80" calcext:value-type="float">
            <text:p>80</text:p>
          </table:table-cell>
          <table:table-cell table:style-name="ce15" table:formula="of:=[$startpage.G9]" office:value-type="float" office:value="100" calcext:value-type="float">
            <text:p>100</text:p>
          </table:table-cell>
          <table:table-cell table:style-name="ce15" table:formula="of:=[$startpage.H9]" office:value-type="float" office:value="100" calcext:value-type="float">
            <text:p>100</text:p>
          </table:table-cell>
          <table:table-cell table:style-name="ce15" table:formula="of:=[$startpage.I9]" office:value-type="float" office:value="50" calcext:value-type="float">
            <text:p>50</text:p>
          </table:table-cell>
          <table:table-cell table:style-name="ce15" table:formula="of:=[$startpage.J9]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64" table:formula="of:=[$startpage.A10]" office:value-type="string" office:string-value="Williams" calcext:value-type="string">
            <text:p>Williams</text:p>
          </table:table-cell>
          <table:table-cell table:style-name="ce164" table:formula="of:=[$startpage.B10]" office:value-type="string" office:string-value="Junior developer" calcext:value-type="string">
            <text:p>Junior developer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5" table:formula="of:=[$startpage.E10]" office:value-type="float" office:value="50" calcext:value-type="float">
            <text:p>50</text:p>
          </table:table-cell>
          <table:table-cell table:style-name="ce15" table:formula="of:=[$startpage.F10]" office:value-type="float" office:value="50" calcext:value-type="float">
            <text:p>50</text:p>
          </table:table-cell>
          <table:table-cell table:style-name="ce15" table:formula="of:=[$startpage.G10]" office:value-type="float" office:value="70" calcext:value-type="float">
            <text:p>70</text:p>
          </table:table-cell>
          <table:table-cell table:style-name="ce15" table:formula="of:=[$startpage.H10]" office:value-type="float" office:value="105" calcext:value-type="float">
            <text:p>105</text:p>
          </table:table-cell>
          <table:table-cell table:style-name="ce15" table:formula="of:=[$startpage.I10]" office:value-type="float" office:value="100" calcext:value-type="float">
            <text:p>100</text:p>
          </table:table-cell>
          <table:table-cell table:style-name="ce15" table:formula="of:=[$startpage.J1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style-name="ce164" table:formula="of:=[$startpage.A11]" office:value-type="string" office:string-value="Brown" calcext:value-type="string">
            <text:p>Brown</text:p>
          </table:table-cell>
          <table:table-cell table:style-name="ce164" table:formula="of:=[$startpage.B11]" office:value-type="string" office:string-value="UX designer" calcext:value-type="string">
            <text:p>UX designer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5" table:formula="of:=[$startpage.E11]" office:value-type="float" office:value="120" calcext:value-type="float">
            <text:p>120</text:p>
          </table:table-cell>
          <table:table-cell table:style-name="ce15" table:formula="of:=[$startpage.F11]" office:value-type="float" office:value="100" calcext:value-type="float">
            <text:p>100</text:p>
          </table:table-cell>
          <table:table-cell table:style-name="ce15" table:formula="of:=[$startpage.G11]" office:value-type="float" office:value="100" calcext:value-type="float">
            <text:p>100</text:p>
          </table:table-cell>
          <table:table-cell table:style-name="ce15" table:formula="of:=[$startpage.H11]" office:value-type="float" office:value="50" calcext:value-type="float">
            <text:p>50</text:p>
          </table:table-cell>
          <table:table-cell table:style-name="ce15" table:formula="of:=[$startpage.I11]" office:value-type="float" office:value="30" calcext:value-type="float">
            <text:p>30</text:p>
          </table:table-cell>
          <table:table-cell table:style-name="ce15" table:formula="of:=[$startpage.J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88" table:number-columns-repeated="6"/>
          <table:table-cell table:number-columns-repeated="4"/>
        </table:table-row>
        <table:table-row table:style-name="ro1">
          <table:table-cell table:style-name="ce16" table:formula="of:=[$startpage.A13]" office:value-type="string" office:string-value="Samtals" calcext:value-type="string">
            <text:p>Samtals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4" table:formula="of:=[$startpage.A15]" office:value-type="string" office:string-value="Óbeinn kostnaður" calcext:value-type="string" table:number-columns-spanned="2" table:number-rows-spanned="1">
            <text:p>Óbeinn kostnaður</text:p>
          </table:table-cell>
          <table:covered-table-cell table:style-name="ce4"/>
          <table:table-cell table:style-name="ce35" office:value-type="percentage" office:value="0.28" calcext:value-type="percentage">
            <text:p>28%</text:p>
          </table:table-cell>
          <table:table-cell table:number-columns-repeated="11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28"/>
          <table:table-cell table:style-name="ce29" table:number-columns-repeated="3"/>
          <table:table-cell table:style-name="ce28" table:number-columns-repeated="9"/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>
            <draw:custom-shape draw:z-index="2" draw:name="Textrahmen 17" draw:style-name="gr5" draw:text-style-name="P3" svg:width="7.553cm" svg:height="3.841cm" svg:x="3.115cm" svg:y="0.15cm">
              <text:p text:style-name="P1"><text:span text:style-name="T3"><text:s/></text:span><text:span text:style-name="T4">Notes:</text:span></text:p>
              <text:p text:style-name="P1"><text:span text:style-name="T5"/></text:p>
              <text:p text:style-name="P1"><text:span text:style-name="T5">Ehemals A</text:span></text:p>
              <text:p text:style-name="P1"><text:span text:style-name="T5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>
            <draw:custom-shape draw:z-index="1" draw:name="Textrahmen 12" draw:style-name="gr6" draw:text-style-name="P4" svg:width="7.552cm" svg:height="3.841cm" svg:x="1.362cm" svg:y="0.125cm">
              <text:p text:style-name="P1"><text:span text:style-name="T3"><text:s/></text:span><text:span text:style-name="T4">Expected solution: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</table:table-row>
        <table:table-row table:style-name="ro1" table:number-rows-repeated="104855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task_B" table:style-name="ta20">
        <table:shapes>
          <draw:custom-shape draw:z-index="0" draw:name="Textrahmen 11" draw:style-name="gr19" draw:text-style-name="P2" svg:width="5.879cm" svg:height="2.54cm" svg:x="23.564cm" svg:y="9.592cm">
            <text:p text:style-name="P1"><text:span text:style-name="T1"><text:s/></text:span><text:span text:style-name="T2">Hints:</text:span></text:p>
            <text:p text:style-name="P1"><text:span text:style-name="T1"><text:s/></text:span><text:span text:style-name="T1">Formatting</text:span></text:p>
            <text:p text:style-name="P1"><text:span text:style-name="T1"><text:s/></text:span></text:p>
            <text:p text:style-name="P1"><text:span text:style-name="T1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1" table:default-cell-style-name="Default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number-columns-repeated="9" table:default-cell-style-name="Default"/>
        <table:table-column table:style-name="co1" table:default-cell-style-name="ce28"/>
        <table:table-row table:style-name="ro1">
          <table:table-cell table:style-name="ce1" table:formula="of:=[$startpage.A1]" office:value-type="string" office:string-value="VERKEFNIS FJÁRHAGSÁÆTLUN 2025 " calcext:value-type="string" table:number-columns-spanned="3" table:number-rows-spanned="1">
            <text:p>VERKEFNIS FJÁRHAGSÁÆTLUN 2025 </text:p>
          </table:table-cell>
          <table:covered-table-cell table:style-name="ce1"/>
          <table:covered-table-cell/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style-name="ce15"/>
          <table:table-cell/>
          <table:table-cell table:style-name="ce1" table:formula="of:=[$startpage.C3]" office:value-type="string" office:string-value="Tímakaup" calcext:value-type="string" table:number-columns-spanned="2" table:number-rows-spanned="1">
            <text:p>Tímakaup</text:p>
          </table:table-cell>
          <table:covered-table-cell table:style-name="ce1"/>
          <table:table-cell table:style-name="ce126"/>
          <table:table-cell table:style-name="ce59" table:number-columns-repeated="5"/>
          <table:table-cell table:number-columns-repeated="4"/>
        </table:table-row>
        <table:table-row table:style-name="ro1">
          <table:table-cell table:style-name="ce16" table:formula="of:=[$startpage.A4]" office:value-type="string" office:string-value="Nafn" calcext:value-type="string">
            <text:p>Nafn</text:p>
          </table:table-cell>
          <table:table-cell table:style-name="ce16" table:formula="of:=[$startpage.B4]" office:value-type="string" office:string-value="Starfsheiti" calcext:value-type="string">
            <text:p>Starfsheiti</text:p>
          </table:table-cell>
          <table:table-cell table:style-name="ce16" table:formula="of:=[$startpage.C4]" office:value-type="string" office:string-value="Nettó" calcext:value-type="string">
            <text:p>Nettó</text:p>
          </table:table-cell>
          <table:table-cell table:style-name="ce16" table:formula="of:=[$startpage.D4]" office:value-type="string" office:string-value="Brúttó" calcext:value-type="string">
            <text:p>Brúttó</text:p>
          </table:table-cell>
          <table:table-cell table:style-name="ce59" table:formula="of:=[$startpage.E4]" office:value-type="string" office:string-value="Klukkutímar/Mánuð" calcext:value-type="string" table:number-columns-spanned="6" table:number-rows-spanned="1">
            <text:p>Klukkutímar/Mánuð</text:p>
          </table:table-cell>
          <table:covered-table-cell table:number-columns-repeated="5" table:style-name="ce125"/>
          <table:table-cell table:number-columns-repeated="4"/>
        </table:table-row>
        <table:table-row table:style-name="ro1">
          <table:table-cell table:number-columns-repeated="4"/>
          <table:table-cell table:style-name="ce125" table:number-columns-repeated="6"/>
          <table:table-cell table:number-columns-repeated="4"/>
        </table:table-row>
        <table:table-row table:style-name="ro1">
          <table:table-cell table:number-columns-repeated="4"/>
          <table:table-cell table:style-name="ce60" table:formula="of:=[$startpage.E6]" office:value-type="string" office:string-value="Jan" calcext:value-type="string">
            <text:p>Jan</text:p>
          </table:table-cell>
          <table:table-cell table:style-name="ce60" table:formula="of:=[$startpage.F6]" office:value-type="string" office:string-value="Feb" calcext:value-type="string">
            <text:p>Feb</text:p>
          </table:table-cell>
          <table:table-cell table:style-name="ce60" table:formula="of:=[$startpage.G6]" office:value-type="string" office:string-value="Mar" calcext:value-type="string">
            <text:p>Mar</text:p>
          </table:table-cell>
          <table:table-cell table:style-name="ce60" table:formula="of:=[$startpage.H6]" office:value-type="string" office:string-value="Apr" calcext:value-type="string">
            <text:p>Apr</text:p>
          </table:table-cell>
          <table:table-cell table:style-name="ce60" table:formula="of:=[$startpage.I6]" office:value-type="string" office:string-value="Maí" calcext:value-type="string">
            <text:p>Maí</text:p>
          </table:table-cell>
          <table:table-cell table:style-name="ce60" table:formula="of:=[$startpage.J6]" office:value-type="string" office:string-value="Jún" calcext:value-type="string">
            <text:p>Jún</text:p>
          </table:table-cell>
          <table:table-cell table:number-columns-repeated="4"/>
        </table:table-row>
        <table:table-row table:style-name="ro1">
          <table:table-cell table:style-name="ce15" table:formula="of:=[$startpage.A7]" office:value-type="string" office:string-value="Smith" calcext:value-type="string">
            <text:p>Smith</text:p>
          </table:table-cell>
          <table:table-cell table:formula="of:=[$startpage.B7]" office:value-type="string" office:string-value="Senior architect" calcext:value-type="string">
            <text:p>Senior architect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15" table:formula="of:=[$startpage.E7]" office:value-type="float" office:value="75" calcext:value-type="float">
            <text:p>75</text:p>
          </table:table-cell>
          <table:table-cell table:style-name="ce15" table:formula="of:=[$startpage.F7]" office:value-type="float" office:value="90" calcext:value-type="float">
            <text:p>90</text:p>
          </table:table-cell>
          <table:table-cell table:style-name="ce15" table:formula="of:=[$startpage.G7]" office:value-type="float" office:value="90" calcext:value-type="float">
            <text:p>90</text:p>
          </table:table-cell>
          <table:table-cell table:style-name="ce15" table:formula="of:=[$startpage.H7]" office:value-type="float" office:value="70" calcext:value-type="float">
            <text:p>70</text:p>
          </table:table-cell>
          <table:table-cell table:style-name="ce15" table:formula="of:=[$startpage.I7]" office:value-type="float" office:value="60" calcext:value-type="float">
            <text:p>60</text:p>
          </table:table-cell>
          <table:table-cell table:style-name="ce15" table:formula="of:=[$startpage.J7]" office:value-type="float" office:value="50" calcext:value-type="float">
            <text:p>50</text:p>
          </table:table-cell>
          <table:table-cell table:style-name="ce122"/>
          <table:table-cell table:style-name="ce118"/>
          <table:table-cell table:number-columns-repeated="2"/>
        </table:table-row>
        <table:table-row table:style-name="ro1">
          <table:table-cell table:style-name="ce15" table:formula="of:=[$startpage.A8]" office:value-type="string" office:string-value="Miller" calcext:value-type="string">
            <text:p>Miller</text:p>
          </table:table-cell>
          <table:table-cell table:formula="of:=[$startpage.B8]" office:value-type="string" office:string-value="Junior architect" calcext:value-type="string">
            <text:p>Junior architect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5" table:formula="of:=[$startpage.E8]" office:value-type="float" office:value="110" calcext:value-type="float">
            <text:p>110</text:p>
          </table:table-cell>
          <table:table-cell table:style-name="ce15" table:formula="of:=[$startpage.F8]" office:value-type="float" office:value="110" calcext:value-type="float">
            <text:p>110</text:p>
          </table:table-cell>
          <table:table-cell table:style-name="ce15" table:formula="of:=[$startpage.G8]" office:value-type="float" office:value="110" calcext:value-type="float">
            <text:p>110</text:p>
          </table:table-cell>
          <table:table-cell table:style-name="ce15" table:formula="of:=[$startpage.H8]" office:value-type="float" office:value="138" calcext:value-type="float">
            <text:p>138</text:p>
          </table:table-cell>
          <table:table-cell table:style-name="ce15" table:formula="of:=[$startpage.I8]" office:value-type="float" office:value="138" calcext:value-type="float">
            <text:p>138</text:p>
          </table:table-cell>
          <table:table-cell table:style-name="ce15" table:formula="of:=[$startpage.J8]" office:value-type="float" office:value="138" calcext:value-type="float">
            <text:p>138</text:p>
          </table:table-cell>
          <table:table-cell table:style-name="ce15"/>
          <table:table-cell table:number-columns-repeated="3"/>
        </table:table-row>
        <table:table-row table:style-name="ro1">
          <table:table-cell table:style-name="ce15" table:formula="of:=[$startpage.A9]" office:value-type="string" office:string-value="Johnson" calcext:value-type="string">
            <text:p>Johnson</text:p>
          </table:table-cell>
          <table:table-cell table:formula="of:=[$startpage.B9]" office:value-type="string" office:string-value="Senior developer" calcext:value-type="string">
            <text:p>Senior developer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15" table:formula="of:=[$startpage.E9]" office:value-type="float" office:value="80" calcext:value-type="float">
            <text:p>80</text:p>
          </table:table-cell>
          <table:table-cell table:style-name="ce15" table:formula="of:=[$startpage.F9]" office:value-type="float" office:value="80" calcext:value-type="float">
            <text:p>80</text:p>
          </table:table-cell>
          <table:table-cell table:style-name="ce15" table:formula="of:=[$startpage.G9]" office:value-type="float" office:value="100" calcext:value-type="float">
            <text:p>100</text:p>
          </table:table-cell>
          <table:table-cell table:style-name="ce15" table:formula="of:=[$startpage.H9]" office:value-type="float" office:value="100" calcext:value-type="float">
            <text:p>100</text:p>
          </table:table-cell>
          <table:table-cell table:style-name="ce15" table:formula="of:=[$startpage.I9]" office:value-type="float" office:value="50" calcext:value-type="float">
            <text:p>50</text:p>
          </table:table-cell>
          <table:table-cell table:style-name="ce15" table:formula="of:=[$startpage.J9]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5" table:formula="of:=[$startpage.A10]" office:value-type="string" office:string-value="Williams" calcext:value-type="string">
            <text:p>Williams</text:p>
          </table:table-cell>
          <table:table-cell table:formula="of:=[$startpage.B10]" office:value-type="string" office:string-value="Junior developer" calcext:value-type="string">
            <text:p>Junior developer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5" table:formula="of:=[$startpage.E10]" office:value-type="float" office:value="50" calcext:value-type="float">
            <text:p>50</text:p>
          </table:table-cell>
          <table:table-cell table:style-name="ce15" table:formula="of:=[$startpage.F10]" office:value-type="float" office:value="50" calcext:value-type="float">
            <text:p>50</text:p>
          </table:table-cell>
          <table:table-cell table:style-name="ce15" table:formula="of:=[$startpage.G10]" office:value-type="float" office:value="70" calcext:value-type="float">
            <text:p>70</text:p>
          </table:table-cell>
          <table:table-cell table:style-name="ce15" table:formula="of:=[$startpage.H10]" office:value-type="float" office:value="105" calcext:value-type="float">
            <text:p>105</text:p>
          </table:table-cell>
          <table:table-cell table:style-name="ce15" table:formula="of:=[$startpage.I10]" office:value-type="float" office:value="100" calcext:value-type="float">
            <text:p>100</text:p>
          </table:table-cell>
          <table:table-cell table:style-name="ce15" table:formula="of:=[$startpage.J1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style-name="ce15" table:formula="of:=[$startpage.A11]" office:value-type="string" office:string-value="Brown" calcext:value-type="string">
            <text:p>Brown</text:p>
          </table:table-cell>
          <table:table-cell table:formula="of:=[$startpage.B11]" office:value-type="string" office:string-value="UX designer" calcext:value-type="string">
            <text:p>UX designer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5" table:formula="of:=[$startpage.E11]" office:value-type="float" office:value="120" calcext:value-type="float">
            <text:p>120</text:p>
          </table:table-cell>
          <table:table-cell table:style-name="ce15" table:formula="of:=[$startpage.F11]" office:value-type="float" office:value="100" calcext:value-type="float">
            <text:p>100</text:p>
          </table:table-cell>
          <table:table-cell table:style-name="ce15" table:formula="of:=[$startpage.G11]" office:value-type="float" office:value="100" calcext:value-type="float">
            <text:p>100</text:p>
          </table:table-cell>
          <table:table-cell table:style-name="ce15" table:formula="of:=[$startpage.H11]" office:value-type="float" office:value="50" calcext:value-type="float">
            <text:p>50</text:p>
          </table:table-cell>
          <table:table-cell table:style-name="ce15" table:formula="of:=[$startpage.I11]" office:value-type="float" office:value="30" calcext:value-type="float">
            <text:p>30</text:p>
          </table:table-cell>
          <table:table-cell table:style-name="ce15" table:formula="of:=[$startpage.J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88" table:number-columns-repeated="6"/>
          <table:table-cell table:number-columns-repeated="4"/>
        </table:table-row>
        <table:table-row table:style-name="ro1">
          <table:table-cell table:style-name="ce16" table:formula="of:=[$startpage.A13]" office:value-type="string" office:string-value="Samtals" calcext:value-type="string">
            <text:p>Samtals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4" table:formula="of:=[$startpage.A15]" office:value-type="string" office:string-value="Óbeinn kostnaður" calcext:value-type="string" table:number-columns-spanned="2" table:number-rows-spanned="1">
            <text:p>Óbeinn kostnaður</text:p>
          </table:table-cell>
          <table:covered-table-cell table:style-name="ce4"/>
          <table:table-cell table:style-name="ce35" office:value-type="percentage" office:value="0.28" calcext:value-type="percentage">
            <text:p>28%</text:p>
          </table:table-cell>
          <table:table-cell table:number-columns-repeated="11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28"/>
          <table:table-cell table:style-name="ce29" table:number-columns-repeated="3"/>
          <table:table-cell table:style-name="ce28" table:number-columns-repeated="9"/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>
            <draw:custom-shape draw:z-index="2" draw:name="Textrahmen 17" draw:style-name="gr5" draw:text-style-name="P3" svg:width="7.553cm" svg:height="3.841cm" svg:x="3.115cm" svg:y="0.15cm">
              <text:p text:style-name="P1"><text:span text:style-name="T3"><text:s/></text:span><text:span text:style-name="T4">Notes:</text:span></text:p>
              <text:p text:style-name="P1"><text:span text:style-name="T5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>
            <draw:custom-shape draw:z-index="1" draw:name="Textrahmen 12" draw:style-name="gr6" draw:text-style-name="P4" svg:width="7.552cm" svg:height="3.841cm" svg:x="1.362cm" svg:y="0.125cm">
              <text:p text:style-name="P1"><text:span text:style-name="T3"><text:s/></text:span><text:span text:style-name="T4">Expected solution: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</table:table-row>
        <table:table-row table:style-name="ro1" table:number-rows-repeated="104855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task_C" table:style-name="ta20">
        <table:shapes>
          <draw:custom-shape draw:z-index="0" draw:name="Textrahmen 11" draw:style-name="gr19" draw:text-style-name="P2" svg:width="5.879cm" svg:height="2.54cm" svg:x="23.014cm" svg:y="10.653cm">
            <text:p text:style-name="P1"><text:span text:style-name="T1"><text:s/></text:span><text:span text:style-name="T2">Hints:</text:span></text:p>
            <text:p text:style-name="P1"><text:span text:style-name="T1"><text:s/></text:span><text:span text:style-name="T1">Formatting</text:span></text:p>
            <text:p text:style-name="P1"><text:span text:style-name="T1"><text:s/></text:span></text:p>
            <text:p text:style-name="P1"><text:span text:style-name="T1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1" table:default-cell-style-name="Default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number-columns-repeated="9" table:default-cell-style-name="Default"/>
        <table:table-column table:style-name="co1" table:default-cell-style-name="ce28"/>
        <table:table-column table:style-name="co1" table:number-columns-repeated="16370" table:default-cell-style-name="Default"/>
        <table:table-row table:style-name="ro3">
          <table:table-cell table:style-name="ce171" table:formula="of:=[$startpage.A1]" office:value-type="string" office:string-value="VERKEFNIS FJÁRHAGSÁÆTLUN 2025 " calcext:value-type="string" table:number-columns-spanned="3" table:number-rows-spanned="1">
            <text:p>VERKEFNIS FJÁRHAGSÁÆTLUN 2025 </text:p>
          </table:table-cell>
          <table:covered-table-cell table:style-name="ce171"/>
          <table:covered-table-cell table:style-name="ce166"/>
          <table:table-cell table:style-name="ce127"/>
          <table:table-cell table:style-name="ce128" table:number-columns-repeated="9"/>
          <table:table-cell table:style-name="ce129"/>
          <table:table-cell table:style-name="ce128" table:number-columns-repeated="16370"/>
        </table:table-row>
        <table:table-row table:style-name="ro4">
          <table:table-cell table:style-name="ce125"/>
          <table:table-cell table:style-name="ce126" table:number-columns-repeated="3"/>
          <table:table-cell table:style-name="ce125" table:number-columns-repeated="9"/>
          <table:table-cell table:style-name="ce130"/>
          <table:table-cell table:style-name="ce125" table:number-columns-repeated="16370"/>
        </table:table-row>
        <table:table-row table:style-name="ro1">
          <table:table-cell table:style-name="ce15"/>
          <table:table-cell/>
          <table:table-cell table:style-name="ce1" table:formula="of:=[$startpage.C3]" office:value-type="string" office:string-value="Tímakaup" calcext:value-type="string" table:number-columns-spanned="2" table:number-rows-spanned="1">
            <text:p>Tímakaup</text:p>
          </table:table-cell>
          <table:covered-table-cell table:style-name="ce1"/>
          <table:table-cell table:style-name="ce15"/>
          <table:table-cell table:style-name="ce16" table:number-columns-repeated="5"/>
          <table:table-cell table:number-columns-repeated="16374"/>
        </table:table-row>
        <table:table-row table:style-name="ro1">
          <table:table-cell table:style-name="ce16" table:formula="of:=[$startpage.A4]" office:value-type="string" office:string-value="Nafn" calcext:value-type="string">
            <text:p>Nafn</text:p>
          </table:table-cell>
          <table:table-cell table:style-name="ce16" table:formula="of:=[$startpage.B4]" office:value-type="string" office:string-value="Starfsheiti" calcext:value-type="string">
            <text:p>Starfsheiti</text:p>
          </table:table-cell>
          <table:table-cell table:style-name="ce16" table:formula="of:=[$startpage.C4]" office:value-type="string" office:string-value="Nettó" calcext:value-type="string">
            <text:p>Nettó</text:p>
          </table:table-cell>
          <table:table-cell table:style-name="ce16" table:formula="of:=[$startpage.D4]" office:value-type="string" office:string-value="Brúttó" calcext:value-type="string">
            <text:p>Brúttó</text:p>
          </table:table-cell>
          <table:table-cell table:style-name="ce16" table:formula="of:=[$startpage.E4]" office:value-type="string" office:string-value="Klukkutímar/Mánuð" calcext:value-type="string">
            <text:p>Klukkutímar/Mánuð</text:p>
          </table:table-cell>
          <table:table-cell table:number-columns-repeated="16379"/>
        </table:table-row>
        <table:table-row table:style-name="ro1">
          <table:table-cell table:style-name="ce16" table:number-columns-repeated="2"/>
          <table:table-cell table:number-columns-repeated="16382"/>
        </table:table-row>
        <table:table-row table:style-name="ro1">
          <table:table-cell table:style-name="ce16" table:number-columns-repeated="2"/>
          <table:table-cell table:number-columns-repeated="2"/>
          <table:table-cell table:style-name="ce60" table:formula="of:=[$startpage.E6]" office:value-type="string" office:string-value="Jan" calcext:value-type="string">
            <text:p>Jan</text:p>
          </table:table-cell>
          <table:table-cell table:style-name="ce60" table:formula="of:=[$startpage.F6]" office:value-type="string" office:string-value="Feb" calcext:value-type="string">
            <text:p>Feb</text:p>
          </table:table-cell>
          <table:table-cell table:style-name="ce60" table:formula="of:=[$startpage.G6]" office:value-type="string" office:string-value="Mar" calcext:value-type="string">
            <text:p>Mar</text:p>
          </table:table-cell>
          <table:table-cell table:style-name="ce60" table:formula="of:=[$startpage.H6]" office:value-type="string" office:string-value="Apr" calcext:value-type="string">
            <text:p>Apr</text:p>
          </table:table-cell>
          <table:table-cell table:style-name="ce60" table:formula="of:=[$startpage.I6]" office:value-type="string" office:string-value="Maí" calcext:value-type="string">
            <text:p>Maí</text:p>
          </table:table-cell>
          <table:table-cell table:style-name="ce60" table:formula="of:=[$startpage.J6]" office:value-type="string" office:string-value="Jún" calcext:value-type="string">
            <text:p>Jún</text:p>
          </table:table-cell>
          <table:table-cell table:number-columns-repeated="16374"/>
        </table:table-row>
        <table:table-row table:style-name="ro1">
          <table:table-cell table:style-name="ce68" table:formula="of:=[$startpage.A7]" office:value-type="string" office:string-value="Smith" calcext:value-type="string">
            <text:p>Smith</text:p>
          </table:table-cell>
          <table:table-cell table:style-name="ce68" table:formula="of:=[$startpage.B7]" office:value-type="string" office:string-value="Senior architect" calcext:value-type="string">
            <text:p>Senior architect</text:p>
          </table:table-cell>
          <table:table-cell table:style-name="ce118" office:value-type="float" office:value="300" calcext:value-type="float">
            <text:p>300</text:p>
          </table:table-cell>
          <table:table-cell table:style-name="ce119"/>
          <table:table-cell table:style-name="ce15" table:formula="of:=[$startpage.E7]" office:value-type="float" office:value="75" calcext:value-type="float">
            <text:p>75</text:p>
          </table:table-cell>
          <table:table-cell table:style-name="ce15" table:formula="of:=[$startpage.F7]" office:value-type="float" office:value="90" calcext:value-type="float">
            <text:p>90</text:p>
          </table:table-cell>
          <table:table-cell table:style-name="ce15" table:formula="of:=[$startpage.G7]" office:value-type="float" office:value="90" calcext:value-type="float">
            <text:p>90</text:p>
          </table:table-cell>
          <table:table-cell table:style-name="ce15" table:formula="of:=[$startpage.H7]" office:value-type="float" office:value="70" calcext:value-type="float">
            <text:p>70</text:p>
          </table:table-cell>
          <table:table-cell table:style-name="ce15" table:formula="of:=[$startpage.I7]" office:value-type="float" office:value="60" calcext:value-type="float">
            <text:p>60</text:p>
          </table:table-cell>
          <table:table-cell table:style-name="ce15" table:formula="of:=[$startpage.J7]" office:value-type="float" office:value="50" calcext:value-type="float">
            <text:p>50</text:p>
          </table:table-cell>
          <table:table-cell table:style-name="ce122"/>
          <table:table-cell table:style-name="ce118"/>
          <table:table-cell table:number-columns-repeated="16372"/>
        </table:table-row>
        <table:table-row table:style-name="ro1">
          <table:table-cell table:style-name="ce68" table:formula="of:=[$startpage.A8]" office:value-type="string" office:string-value="Miller" calcext:value-type="string">
            <text:p>Miller</text:p>
          </table:table-cell>
          <table:table-cell table:style-name="ce68" table:formula="of:=[$startpage.B8]" office:value-type="string" office:string-value="Junior architect" calcext:value-type="string">
            <text:p>Junior architect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5" table:formula="of:=[$startpage.E8]" office:value-type="float" office:value="110" calcext:value-type="float">
            <text:p>110</text:p>
          </table:table-cell>
          <table:table-cell table:style-name="ce15" table:formula="of:=[$startpage.F8]" office:value-type="float" office:value="110" calcext:value-type="float">
            <text:p>110</text:p>
          </table:table-cell>
          <table:table-cell table:style-name="ce15" table:formula="of:=[$startpage.G8]" office:value-type="float" office:value="110" calcext:value-type="float">
            <text:p>110</text:p>
          </table:table-cell>
          <table:table-cell table:style-name="ce15" table:formula="of:=[$startpage.H8]" office:value-type="float" office:value="138" calcext:value-type="float">
            <text:p>138</text:p>
          </table:table-cell>
          <table:table-cell table:style-name="ce15" table:formula="of:=[$startpage.I8]" office:value-type="float" office:value="138" calcext:value-type="float">
            <text:p>138</text:p>
          </table:table-cell>
          <table:table-cell table:style-name="ce15" table:formula="of:=[$startpage.J8]" office:value-type="float" office:value="138" calcext:value-type="float">
            <text:p>138</text:p>
          </table:table-cell>
          <table:table-cell table:style-name="ce15"/>
          <table:table-cell table:number-columns-repeated="16373"/>
        </table:table-row>
        <table:table-row table:style-name="ro1">
          <table:table-cell table:style-name="ce68" table:formula="of:=[$startpage.A9]" office:value-type="string" office:string-value="Johnson" calcext:value-type="string">
            <text:p>Johnson</text:p>
          </table:table-cell>
          <table:table-cell table:style-name="ce68" table:formula="of:=[$startpage.B9]" office:value-type="string" office:string-value="Senior developer" calcext:value-type="string">
            <text:p>Senior developer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15" table:formula="of:=[$startpage.E9]" office:value-type="float" office:value="80" calcext:value-type="float">
            <text:p>80</text:p>
          </table:table-cell>
          <table:table-cell table:style-name="ce15" table:formula="of:=[$startpage.F9]" office:value-type="float" office:value="80" calcext:value-type="float">
            <text:p>80</text:p>
          </table:table-cell>
          <table:table-cell table:style-name="ce15" table:formula="of:=[$startpage.G9]" office:value-type="float" office:value="100" calcext:value-type="float">
            <text:p>100</text:p>
          </table:table-cell>
          <table:table-cell table:style-name="ce15" table:formula="of:=[$startpage.H9]" office:value-type="float" office:value="100" calcext:value-type="float">
            <text:p>100</text:p>
          </table:table-cell>
          <table:table-cell table:style-name="ce15" table:formula="of:=[$startpage.I9]" office:value-type="float" office:value="50" calcext:value-type="float">
            <text:p>50</text:p>
          </table:table-cell>
          <table:table-cell table:style-name="ce15" table:formula="of:=[$startpage.J9]" office:value-type="float" office:value="25" calcext:value-type="float">
            <text:p>25</text:p>
          </table:table-cell>
          <table:table-cell table:number-columns-repeated="16374"/>
        </table:table-row>
        <table:table-row table:style-name="ro1">
          <table:table-cell table:style-name="ce68" table:formula="of:=[$startpage.A10]" office:value-type="string" office:string-value="Williams" calcext:value-type="string">
            <text:p>Williams</text:p>
          </table:table-cell>
          <table:table-cell table:style-name="ce68" table:formula="of:=[$startpage.B10]" office:value-type="string" office:string-value="Junior developer" calcext:value-type="string">
            <text:p>Junior developer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5" table:formula="of:=[$startpage.E10]" office:value-type="float" office:value="50" calcext:value-type="float">
            <text:p>50</text:p>
          </table:table-cell>
          <table:table-cell table:style-name="ce15" table:formula="of:=[$startpage.F10]" office:value-type="float" office:value="50" calcext:value-type="float">
            <text:p>50</text:p>
          </table:table-cell>
          <table:table-cell table:style-name="ce15" table:formula="of:=[$startpage.G10]" office:value-type="float" office:value="70" calcext:value-type="float">
            <text:p>70</text:p>
          </table:table-cell>
          <table:table-cell table:style-name="ce15" table:formula="of:=[$startpage.H10]" office:value-type="float" office:value="105" calcext:value-type="float">
            <text:p>105</text:p>
          </table:table-cell>
          <table:table-cell table:style-name="ce15" table:formula="of:=[$startpage.I10]" office:value-type="float" office:value="100" calcext:value-type="float">
            <text:p>100</text:p>
          </table:table-cell>
          <table:table-cell table:style-name="ce15" table:formula="of:=[$startpage.J10]" office:value-type="float" office:value="100" calcext:value-type="float">
            <text:p>100</text:p>
          </table:table-cell>
          <table:table-cell table:number-columns-repeated="16374"/>
        </table:table-row>
        <table:table-row table:style-name="ro1">
          <table:table-cell table:style-name="ce68" table:formula="of:=[$startpage.A11]" office:value-type="string" office:string-value="Brown" calcext:value-type="string">
            <text:p>Brown</text:p>
          </table:table-cell>
          <table:table-cell table:style-name="ce68" table:formula="of:=[$startpage.B11]" office:value-type="string" office:string-value="UX designer" calcext:value-type="string">
            <text:p>UX designer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5" table:formula="of:=[$startpage.E11]" office:value-type="float" office:value="120" calcext:value-type="float">
            <text:p>120</text:p>
          </table:table-cell>
          <table:table-cell table:style-name="ce15" table:formula="of:=[$startpage.F11]" office:value-type="float" office:value="100" calcext:value-type="float">
            <text:p>100</text:p>
          </table:table-cell>
          <table:table-cell table:style-name="ce15" table:formula="of:=[$startpage.G11]" office:value-type="float" office:value="100" calcext:value-type="float">
            <text:p>100</text:p>
          </table:table-cell>
          <table:table-cell table:style-name="ce15" table:formula="of:=[$startpage.H11]" office:value-type="float" office:value="50" calcext:value-type="float">
            <text:p>50</text:p>
          </table:table-cell>
          <table:table-cell table:style-name="ce15" table:formula="of:=[$startpage.I11]" office:value-type="float" office:value="30" calcext:value-type="float">
            <text:p>30</text:p>
          </table:table-cell>
          <table:table-cell table:style-name="ce15" table:formula="of:=[$startpage.J1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6" table:number-columns-repeated="2"/>
          <table:table-cell table:number-columns-repeated="2"/>
          <table:table-cell table:style-name="ce88" table:number-columns-repeated="6"/>
          <table:table-cell table:number-columns-repeated="16374"/>
        </table:table-row>
        <table:table-row table:style-name="ro1">
          <table:table-cell table:style-name="ce16" table:formula="of:=[$startpage.A13]" office:value-type="string" office:string-value="Samtals" calcext:value-type="string">
            <text:p>Samtals</text:p>
          </table:table-cell>
          <table:table-cell table:style-name="ce16"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4" table:formula="of:=[$startpage.A15]" office:value-type="string" office:string-value="Óbeinn kostnaður" calcext:value-type="string" table:number-columns-spanned="2" table:number-rows-spanned="1">
            <text:p>Óbeinn kostnaður</text:p>
          </table:table-cell>
          <table:covered-table-cell table:style-name="ce4"/>
          <table:table-cell table:style-name="ce35" office:value-type="percentage" office:value="0.28" calcext:value-type="percentage">
            <text:p>28%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 table:number-rows-repeated="3">
          <table:table-cell table:style-name="ce28"/>
          <table:table-cell table:style-name="ce29" table:number-columns-repeated="3"/>
          <table:table-cell table:style-name="ce28" table:number-columns-repeated="9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>
            <draw:custom-shape draw:z-index="2" draw:name="Textrahmen 17" draw:style-name="gr5" draw:text-style-name="P3" svg:width="7.553cm" svg:height="3.841cm" svg:x="3.115cm" svg:y="0.15cm">
              <text:p text:style-name="P1"><text:span text:style-name="T3"><text:s/></text:span><text:span text:style-name="T4">Notes:</text:span></text:p>
              <text:p text:style-name="P1"><text:span text:style-name="T5">Ehemals C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>
            <draw:custom-shape draw:z-index="1" draw:name="Textrahmen 12" draw:style-name="gr6" draw:text-style-name="P4" svg:width="7.552cm" svg:height="3.841cm" svg:x="1.362cm" svg:y="0.125cm">
              <text:p text:style-name="P1"><text:span text:style-name="T3"><text:s/></text:span><text:span text:style-name="T4">Expected solution: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77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ask_D" table:style-name="ta20">
        <table:shapes>
          <draw:custom-shape draw:z-index="0" draw:name="Textrahmen 11" draw:style-name="gr19" draw:text-style-name="P2" svg:width="5.879cm" svg:height="2.54cm" svg:x="23.234cm" svg:y="9.566cm">
            <text:p text:style-name="P1"><text:span text:style-name="T1"><text:s/></text:span><text:span text:style-name="T2">Hints:</text:span></text:p>
            <text:p text:style-name="P5"><text:span text:style-name="T1"><text:s/></text:span><text:span text:style-name="T14">IF(</text:span><text:span text:style-name="T15">J7</text:span><text:span text:style-name="T14">&gt;=100, "Expensive", "Ok")</text:span></text:p>
            <text:p text:style-name="P1"><text:span text:style-name="T1"><text:s/></text:span></text:p>
            <text:p text:style-name="P1"><text:span text:style-name="T1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1" table:default-cell-style-name="Default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number-columns-repeated="9" table:default-cell-style-name="Default"/>
        <table:table-column table:style-name="co1" table:default-cell-style-name="ce28"/>
        <table:table-row table:style-name="ro1">
          <table:table-cell table:style-name="ce1" table:formula="of:=[$startpage.A1]" office:value-type="string" office:string-value="VERKEFNIS FJÁRHAGSÁÆTLUN 2025 " calcext:value-type="string" table:number-columns-spanned="3" table:number-rows-spanned="1">
            <text:p>VERKEFNIS FJÁRHAGSÁÆTLUN 2025 </text:p>
          </table:table-cell>
          <table:covered-table-cell table:style-name="ce1"/>
          <table:covered-table-cell/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style-name="ce15"/>
          <table:table-cell/>
          <table:table-cell table:style-name="ce1" table:formula="of:=[$startpage.C3]" office:value-type="string" office:string-value="Tímakaup" calcext:value-type="string" table:number-columns-spanned="2" table:number-rows-spanned="1">
            <text:p>Tímakaup</text:p>
          </table:table-cell>
          <table:covered-table-cell table:style-name="ce1"/>
          <table:table-cell table:style-name="ce15"/>
          <table:table-cell table:style-name="ce16" table:number-columns-repeated="5"/>
          <table:table-cell table:number-columns-repeated="4"/>
        </table:table-row>
        <table:table-row table:style-name="ro1">
          <table:table-cell table:style-name="ce16" table:formula="of:=[$startpage.A4]" office:value-type="string" office:string-value="Nafn" calcext:value-type="string">
            <text:p>Nafn</text:p>
          </table:table-cell>
          <table:table-cell table:style-name="ce16" table:formula="of:=[$startpage.B4]" office:value-type="string" office:string-value="Starfsheiti" calcext:value-type="string">
            <text:p>Starfsheiti</text:p>
          </table:table-cell>
          <table:table-cell table:style-name="ce16" table:formula="of:=[$startpage.C4]" office:value-type="string" office:string-value="Nettó" calcext:value-type="string">
            <text:p>Nettó</text:p>
          </table:table-cell>
          <table:table-cell table:style-name="ce16" table:formula="of:=[$startpage.D4]" office:value-type="string" office:string-value="Brúttó" calcext:value-type="string">
            <text:p>Brúttó</text:p>
          </table:table-cell>
          <table:table-cell table:style-name="ce16" table:formula="of:=[$startpage.E4]" office:value-type="string" office:string-value="Klukkutímar/Mánuð" calcext:value-type="string">
            <text:p>Klukkutímar/Mánuð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table:style-name="ce60" table:formula="of:=[$startpage.E6]" office:value-type="string" office:string-value="Jan" calcext:value-type="string">
            <text:p>Jan</text:p>
          </table:table-cell>
          <table:table-cell table:style-name="ce60" table:formula="of:=[$startpage.F6]" office:value-type="string" office:string-value="Feb" calcext:value-type="string">
            <text:p>Feb</text:p>
          </table:table-cell>
          <table:table-cell table:style-name="ce60" table:formula="of:=[$startpage.G6]" office:value-type="string" office:string-value="Mar" calcext:value-type="string">
            <text:p>Mar</text:p>
          </table:table-cell>
          <table:table-cell table:style-name="ce60" table:formula="of:=[$startpage.H6]" office:value-type="string" office:string-value="Apr" calcext:value-type="string">
            <text:p>Apr</text:p>
          </table:table-cell>
          <table:table-cell table:style-name="ce60" table:formula="of:=[$startpage.I6]" office:value-type="string" office:string-value="Maí" calcext:value-type="string">
            <text:p>Maí</text:p>
          </table:table-cell>
          <table:table-cell table:style-name="ce60" table:formula="of:=[$startpage.J6]" office:value-type="string" office:string-value="Jún" calcext:value-type="string">
            <text:p>Jún</text:p>
          </table:table-cell>
          <table:table-cell table:number-columns-repeated="4"/>
        </table:table-row>
        <table:table-row table:style-name="ro1">
          <table:table-cell table:style-name="ce15" table:formula="of:=[$startpage.A7]" office:value-type="string" office:string-value="Smith" calcext:value-type="string">
            <text:p>Smith</text:p>
          </table:table-cell>
          <table:table-cell table:formula="of:=[$startpage.B7]" office:value-type="string" office:string-value="Senior architect" calcext:value-type="string">
            <text:p>Senior architect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15" table:formula="of:=[$startpage.E7]" office:value-type="float" office:value="75" calcext:value-type="float">
            <text:p>75</text:p>
          </table:table-cell>
          <table:table-cell table:style-name="ce15" table:formula="of:=[$startpage.F7]" office:value-type="float" office:value="90" calcext:value-type="float">
            <text:p>90</text:p>
          </table:table-cell>
          <table:table-cell table:style-name="ce15" table:formula="of:=[$startpage.G7]" office:value-type="float" office:value="90" calcext:value-type="float">
            <text:p>90</text:p>
          </table:table-cell>
          <table:table-cell table:style-name="ce15" table:formula="of:=[$startpage.H7]" office:value-type="float" office:value="70" calcext:value-type="float">
            <text:p>70</text:p>
          </table:table-cell>
          <table:table-cell table:style-name="ce15" table:formula="of:=[$startpage.I7]" office:value-type="float" office:value="60" calcext:value-type="float">
            <text:p>60</text:p>
          </table:table-cell>
          <table:table-cell table:style-name="ce147" table:formula="of:=[$startpage.J7]" office:value-type="float" office:value="50" calcext:value-type="float">
            <text:p>50</text:p>
          </table:table-cell>
          <table:table-cell table:style-name="ce169" table:formula="of:=IF([.J7]&gt;=100; &quot;Expensive&quot;; &quot;Ok&quot;)" office:value-type="string" office:string-value="Ok" calcext:value-type="string">
            <text:p>Ok</text:p>
          </table:table-cell>
          <table:table-cell table:style-name="ce118"/>
          <table:table-cell table:number-columns-repeated="2"/>
        </table:table-row>
        <table:table-row table:style-name="ro1">
          <table:table-cell table:style-name="ce15" table:formula="of:=[$startpage.A8]" office:value-type="string" office:string-value="Miller" calcext:value-type="string">
            <text:p>Miller</text:p>
          </table:table-cell>
          <table:table-cell table:formula="of:=[$startpage.B8]" office:value-type="string" office:string-value="Junior architect" calcext:value-type="string">
            <text:p>Junior architect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5" table:formula="of:=[$startpage.E8]" office:value-type="float" office:value="110" calcext:value-type="float">
            <text:p>110</text:p>
          </table:table-cell>
          <table:table-cell table:style-name="ce15" table:formula="of:=[$startpage.F8]" office:value-type="float" office:value="110" calcext:value-type="float">
            <text:p>110</text:p>
          </table:table-cell>
          <table:table-cell table:style-name="ce15" table:formula="of:=[$startpage.G8]" office:value-type="float" office:value="110" calcext:value-type="float">
            <text:p>110</text:p>
          </table:table-cell>
          <table:table-cell table:style-name="ce15" table:formula="of:=[$startpage.H8]" office:value-type="float" office:value="138" calcext:value-type="float">
            <text:p>138</text:p>
          </table:table-cell>
          <table:table-cell table:style-name="ce15" table:formula="of:=[$startpage.I8]" office:value-type="float" office:value="138" calcext:value-type="float">
            <text:p>138</text:p>
          </table:table-cell>
          <table:table-cell table:style-name="ce107" table:formula="of:=[$startpage.J8]" office:value-type="float" office:value="138" calcext:value-type="float">
            <text:p>138</text:p>
          </table:table-cell>
          <table:table-cell table:style-name="ce169" table:formula="of:=IF([.J8]&gt;=100; &quot;Expensive&quot;; &quot;Ok&quot;)" office:value-type="string" office:string-value="Expensive" calcext:value-type="string">
            <text:p>Expensive</text:p>
          </table:table-cell>
          <table:table-cell table:number-columns-repeated="3"/>
        </table:table-row>
        <table:table-row table:style-name="ro1">
          <table:table-cell table:style-name="ce15" table:formula="of:=[$startpage.A9]" office:value-type="string" office:string-value="Johnson" calcext:value-type="string">
            <text:p>Johnson</text:p>
          </table:table-cell>
          <table:table-cell table:formula="of:=[$startpage.B9]" office:value-type="string" office:string-value="Senior developer" calcext:value-type="string">
            <text:p>Senior developer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15" table:formula="of:=[$startpage.E9]" office:value-type="float" office:value="80" calcext:value-type="float">
            <text:p>80</text:p>
          </table:table-cell>
          <table:table-cell table:style-name="ce15" table:formula="of:=[$startpage.F9]" office:value-type="float" office:value="80" calcext:value-type="float">
            <text:p>80</text:p>
          </table:table-cell>
          <table:table-cell table:style-name="ce15" table:formula="of:=[$startpage.G9]" office:value-type="float" office:value="100" calcext:value-type="float">
            <text:p>100</text:p>
          </table:table-cell>
          <table:table-cell table:style-name="ce15" table:formula="of:=[$startpage.H9]" office:value-type="float" office:value="100" calcext:value-type="float">
            <text:p>100</text:p>
          </table:table-cell>
          <table:table-cell table:style-name="ce15" table:formula="of:=[$startpage.I9]" office:value-type="float" office:value="50" calcext:value-type="float">
            <text:p>50</text:p>
          </table:table-cell>
          <table:table-cell table:style-name="ce107" table:formula="of:=[$startpage.J9]" office:value-type="float" office:value="25" calcext:value-type="float">
            <text:p>25</text:p>
          </table:table-cell>
          <table:table-cell table:style-name="ce169" table:formula="of:=IF([.J9]&gt;=100; &quot;Expensive&quot;; &quot;Ok&quot;)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1">
          <table:table-cell table:style-name="ce15" table:formula="of:=[$startpage.A10]" office:value-type="string" office:string-value="Williams" calcext:value-type="string">
            <text:p>Williams</text:p>
          </table:table-cell>
          <table:table-cell table:formula="of:=[$startpage.B10]" office:value-type="string" office:string-value="Junior developer" calcext:value-type="string">
            <text:p>Junior developer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5" table:formula="of:=[$startpage.E10]" office:value-type="float" office:value="50" calcext:value-type="float">
            <text:p>50</text:p>
          </table:table-cell>
          <table:table-cell table:style-name="ce15" table:formula="of:=[$startpage.F10]" office:value-type="float" office:value="50" calcext:value-type="float">
            <text:p>50</text:p>
          </table:table-cell>
          <table:table-cell table:style-name="ce15" table:formula="of:=[$startpage.G10]" office:value-type="float" office:value="70" calcext:value-type="float">
            <text:p>70</text:p>
          </table:table-cell>
          <table:table-cell table:style-name="ce15" table:formula="of:=[$startpage.H10]" office:value-type="float" office:value="105" calcext:value-type="float">
            <text:p>105</text:p>
          </table:table-cell>
          <table:table-cell table:style-name="ce15" table:formula="of:=[$startpage.I10]" office:value-type="float" office:value="100" calcext:value-type="float">
            <text:p>100</text:p>
          </table:table-cell>
          <table:table-cell table:style-name="ce107" table:formula="of:=[$startpage.J10]" office:value-type="float" office:value="100" calcext:value-type="float">
            <text:p>100</text:p>
          </table:table-cell>
          <table:table-cell table:style-name="ce169" table:formula="of:=IF([.J10]&gt;=100; &quot;Expensive&quot;; &quot;Ok&quot;)" office:value-type="string" office:string-value="Expensive" calcext:value-type="string">
            <text:p>Expensive</text:p>
          </table:table-cell>
          <table:table-cell table:number-columns-repeated="3"/>
        </table:table-row>
        <table:table-row table:style-name="ro1">
          <table:table-cell table:style-name="ce15" table:formula="of:=[$startpage.A11]" office:value-type="string" office:string-value="Brown" calcext:value-type="string">
            <text:p>Brown</text:p>
          </table:table-cell>
          <table:table-cell table:formula="of:=[$startpage.B11]" office:value-type="string" office:string-value="UX designer" calcext:value-type="string">
            <text:p>UX designer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5" table:formula="of:=[$startpage.E11]" office:value-type="float" office:value="120" calcext:value-type="float">
            <text:p>120</text:p>
          </table:table-cell>
          <table:table-cell table:style-name="ce15" table:formula="of:=[$startpage.F11]" office:value-type="float" office:value="100" calcext:value-type="float">
            <text:p>100</text:p>
          </table:table-cell>
          <table:table-cell table:style-name="ce15" table:formula="of:=[$startpage.G11]" office:value-type="float" office:value="100" calcext:value-type="float">
            <text:p>100</text:p>
          </table:table-cell>
          <table:table-cell table:style-name="ce15" table:formula="of:=[$startpage.H11]" office:value-type="float" office:value="50" calcext:value-type="float">
            <text:p>50</text:p>
          </table:table-cell>
          <table:table-cell table:style-name="ce15" table:formula="of:=[$startpage.I11]" office:value-type="float" office:value="30" calcext:value-type="float">
            <text:p>30</text:p>
          </table:table-cell>
          <table:table-cell table:style-name="ce107" table:formula="of:=[$startpage.J11]" office:value-type="float" office:value="0" calcext:value-type="float">
            <text:p>0</text:p>
          </table:table-cell>
          <table:table-cell table:style-name="ce169" table:formula="of:=IF([.J11]&gt;=100; &quot;Expensive&quot;; &quot;Ok&quot;)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88" table:number-columns-repeated="6"/>
          <table:table-cell table:number-columns-repeated="4"/>
        </table:table-row>
        <table:table-row table:style-name="ro1">
          <table:table-cell table:style-name="ce16" table:formula="of:=[$startpage.A13]" office:value-type="string" office:string-value="Samtals" calcext:value-type="string">
            <text:p>Samtals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4" table:formula="of:=[$startpage.A15]" office:value-type="string" office:string-value="Óbeinn kostnaður" calcext:value-type="string" table:number-columns-spanned="2" table:number-rows-spanned="1">
            <text:p>Óbeinn kostnaður</text:p>
          </table:table-cell>
          <table:covered-table-cell table:style-name="ce4"/>
          <table:table-cell table:style-name="ce35" office:value-type="percentage" office:value="0.28" calcext:value-type="percentage">
            <text:p>28%</text:p>
          </table:table-cell>
          <table:table-cell table:number-columns-repeated="11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28"/>
          <table:table-cell table:style-name="ce29" table:number-columns-repeated="3"/>
          <table:table-cell table:style-name="ce28" table:number-columns-repeated="9"/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>
            <draw:custom-shape draw:z-index="2" draw:name="Textrahmen 17" draw:style-name="gr5" draw:text-style-name="P3" svg:width="7.553cm" svg:height="3.841cm" svg:x="3.115cm" svg:y="0.15cm">
              <text:p text:style-name="P1"><text:span text:style-name="T3"><text:s/></text:span><text:span text:style-name="T4">Notes:</text:span></text:p>
              <text:p text:style-name="P1"><text:span text:style-name="T5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>
            <draw:custom-shape draw:z-index="1" draw:name="Textrahmen 12" draw:style-name="gr6" draw:text-style-name="P4" svg:width="7.552cm" svg:height="3.841cm" svg:x="1.362cm" svg:y="0.125cm">
              <text:p text:style-name="P1"><text:span text:style-name="T3"><text:s/></text:span><text:span text:style-name="T4">Expected solution: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</table:table-row>
        <table:table-row table:style-name="ro1" table:number-rows-repeated="104855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task_E" table:style-name="ta20">
        <table:shapes>
          <draw:custom-shape draw:z-index="0" draw:name="Textrahmen 11" draw:style-name="gr19" draw:text-style-name="P2" svg:width="5.879cm" svg:height="2.54cm" svg:x="23.069cm" svg:y="10.096cm">
            <text:p text:style-name="P1"><text:span text:style-name="T1"><text:s/></text:span><text:span text:style-name="T2">Hints:</text:span></text:p>
            <text:p text:style-name="P1"><text:span text:style-name="T1"><text:s/></text:span><text:span text:style-name="T1">Structure Change: </text:span></text:p>
            <text:p text:style-name="P1"><text:span text:style-name="T1"><text:s/></text:span><text:span text:style-name="T1">Changed location</text:span></text:p>
            <text:p text:style-name="P1"><text:span text:style-name="T1"><text:s/></text:span></text:p>
            <text:p text:style-name="P1"><text:span text:style-name="T1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1" table:default-cell-style-name="Default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number-columns-repeated="9" table:default-cell-style-name="Default"/>
        <table:table-column table:style-name="co1" table:default-cell-style-name="ce28"/>
        <table:table-row table:style-name="ro1">
          <table:table-cell table:style-name="ce1" table:formula="of:=[$startpage.A1]" office:value-type="string" office:string-value="VERKEFNIS FJÁRHAGSÁÆTLUN 2025 " calcext:value-type="string" table:number-columns-spanned="3" table:number-rows-spanned="1">
            <text:p>VERKEFNIS FJÁRHAGSÁÆTLUN 2025 </text:p>
          </table:table-cell>
          <table:covered-table-cell table:style-name="ce1"/>
          <table:covered-table-cell/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style-name="ce15"/>
          <table:table-cell/>
          <table:table-cell table:style-name="ce1" table:formula="of:=[$startpage.C3]" office:value-type="string" office:string-value="Tímakaup" calcext:value-type="string" table:number-columns-spanned="2" table:number-rows-spanned="1">
            <text:p>Tímakaup</text:p>
          </table:table-cell>
          <table:covered-table-cell table:style-name="ce1"/>
          <table:table-cell table:style-name="ce15"/>
          <table:table-cell table:style-name="ce16" table:number-columns-repeated="5"/>
          <table:table-cell table:number-columns-repeated="4"/>
        </table:table-row>
        <table:table-row table:style-name="ro1">
          <table:table-cell table:style-name="ce16" table:formula="of:=[$startpage.A4]" office:value-type="string" office:string-value="Nafn" calcext:value-type="string">
            <text:p>Nafn</text:p>
          </table:table-cell>
          <table:table-cell table:style-name="ce16" table:formula="of:=[$startpage.B4]" office:value-type="string" office:string-value="Starfsheiti" calcext:value-type="string">
            <text:p>Starfsheiti</text:p>
          </table:table-cell>
          <table:table-cell table:style-name="ce16" table:formula="of:=[$startpage.C4]" office:value-type="string" office:string-value="Nettó" calcext:value-type="string">
            <text:p>Nettó</text:p>
          </table:table-cell>
          <table:table-cell table:style-name="ce16" table:formula="of:=[$startpage.D4]" office:value-type="string" office:string-value="Brúttó" calcext:value-type="string">
            <text:p>Brúttó</text:p>
          </table:table-cell>
          <table:table-cell table:style-name="ce16" table:formula="of:=[$startpage.E4]" office:value-type="string" office:string-value="Klukkutímar/Mánuð" calcext:value-type="string">
            <text:p>Klukkutímar/Mánuð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2"/>
          <table:table-cell table:style-name="ce60" table:formula="of:=[$startpage.E6]" office:value-type="string" office:string-value="Jan" calcext:value-type="string">
            <text:p>Jan</text:p>
          </table:table-cell>
          <table:table-cell table:style-name="ce60" table:formula="of:=[$startpage.F6]" office:value-type="string" office:string-value="Feb" calcext:value-type="string">
            <text:p>Feb</text:p>
          </table:table-cell>
          <table:table-cell table:style-name="ce60" table:formula="of:=[$startpage.G6]" office:value-type="string" office:string-value="Mar" calcext:value-type="string">
            <text:p>Mar</text:p>
          </table:table-cell>
          <table:table-cell table:style-name="ce60" table:formula="of:=[$startpage.H6]" office:value-type="string" office:string-value="Apr" calcext:value-type="string">
            <text:p>Apr</text:p>
          </table:table-cell>
          <table:table-cell table:style-name="ce60" table:formula="of:=[$startpage.I6]" office:value-type="string" office:string-value="Maí" calcext:value-type="string">
            <text:p>Maí</text:p>
          </table:table-cell>
          <table:table-cell table:style-name="ce60" table:formula="of:=[$startpage.J6]" office:value-type="string" office:string-value="Jún" calcext:value-type="string">
            <text:p>Jún</text:p>
          </table:table-cell>
          <table:table-cell table:number-columns-repeated="4"/>
        </table:table-row>
        <table:table-row table:style-name="ro1">
          <table:table-cell table:style-name="ce15" table:formula="of:=[$startpage.A7]" office:value-type="string" office:string-value="Smith" calcext:value-type="string">
            <text:p>Smith</text:p>
          </table:table-cell>
          <table:table-cell table:style-name="ce126" table:formula="of:=[$startpage.B8]" office:value-type="string" office:string-value="Junior architect" calcext:value-type="string">
            <text:p>Junior architect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15" table:formula="of:=[$startpage.E7]" office:value-type="float" office:value="75" calcext:value-type="float">
            <text:p>75</text:p>
          </table:table-cell>
          <table:table-cell table:style-name="ce15" table:formula="of:=[$startpage.F7]" office:value-type="float" office:value="90" calcext:value-type="float">
            <text:p>90</text:p>
          </table:table-cell>
          <table:table-cell table:style-name="ce15" table:formula="of:=[$startpage.G7]" office:value-type="float" office:value="90" calcext:value-type="float">
            <text:p>90</text:p>
          </table:table-cell>
          <table:table-cell table:style-name="ce15" table:formula="of:=[$startpage.H7]" office:value-type="float" office:value="70" calcext:value-type="float">
            <text:p>70</text:p>
          </table:table-cell>
          <table:table-cell table:style-name="ce15" table:formula="of:=[$startpage.I7]" office:value-type="float" office:value="60" calcext:value-type="float">
            <text:p>60</text:p>
          </table:table-cell>
          <table:table-cell table:style-name="ce15" table:formula="of:=[$startpage.J7]" office:value-type="float" office:value="50" calcext:value-type="float">
            <text:p>50</text:p>
          </table:table-cell>
          <table:table-cell table:style-name="ce122"/>
          <table:table-cell table:style-name="ce118"/>
          <table:table-cell table:number-columns-repeated="2"/>
        </table:table-row>
        <table:table-row table:style-name="ro1">
          <table:table-cell table:style-name="ce15" table:formula="of:=[$startpage.A8]" office:value-type="string" office:string-value="Miller" calcext:value-type="string">
            <text:p>Miller</text:p>
          </table:table-cell>
          <table:table-cell table:style-name="ce126" table:formula="of:=[$startpage.B7]" office:value-type="string" office:string-value="Senior architect" calcext:value-type="string">
            <text:p>Senior architect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5" table:formula="of:=[$startpage.E8]" office:value-type="float" office:value="110" calcext:value-type="float">
            <text:p>110</text:p>
          </table:table-cell>
          <table:table-cell table:style-name="ce15" table:formula="of:=[$startpage.F8]" office:value-type="float" office:value="110" calcext:value-type="float">
            <text:p>110</text:p>
          </table:table-cell>
          <table:table-cell table:style-name="ce15" table:formula="of:=[$startpage.G8]" office:value-type="float" office:value="110" calcext:value-type="float">
            <text:p>110</text:p>
          </table:table-cell>
          <table:table-cell table:style-name="ce15" table:formula="of:=[$startpage.H8]" office:value-type="float" office:value="138" calcext:value-type="float">
            <text:p>138</text:p>
          </table:table-cell>
          <table:table-cell table:style-name="ce15" table:formula="of:=[$startpage.I8]" office:value-type="float" office:value="138" calcext:value-type="float">
            <text:p>138</text:p>
          </table:table-cell>
          <table:table-cell table:style-name="ce15" table:formula="of:=[$startpage.J8]" office:value-type="float" office:value="138" calcext:value-type="float">
            <text:p>138</text:p>
          </table:table-cell>
          <table:table-cell table:style-name="ce15"/>
          <table:table-cell table:number-columns-repeated="3"/>
        </table:table-row>
        <table:table-row table:style-name="ro1">
          <table:table-cell table:style-name="ce15" table:formula="of:=[$startpage.A9]" office:value-type="string" office:string-value="Johnson" calcext:value-type="string">
            <text:p>Johnson</text:p>
          </table:table-cell>
          <table:table-cell table:formula="of:=[$startpage.B9]" office:value-type="string" office:string-value="Senior developer" calcext:value-type="string">
            <text:p>Senior developer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15" table:formula="of:=[$startpage.E9]" office:value-type="float" office:value="80" calcext:value-type="float">
            <text:p>80</text:p>
          </table:table-cell>
          <table:table-cell table:style-name="ce15" table:formula="of:=[$startpage.F9]" office:value-type="float" office:value="80" calcext:value-type="float">
            <text:p>80</text:p>
          </table:table-cell>
          <table:table-cell table:style-name="ce15" table:formula="of:=[$startpage.G9]" office:value-type="float" office:value="100" calcext:value-type="float">
            <text:p>100</text:p>
          </table:table-cell>
          <table:table-cell table:style-name="ce15" table:formula="of:=[$startpage.H9]" office:value-type="float" office:value="100" calcext:value-type="float">
            <text:p>100</text:p>
          </table:table-cell>
          <table:table-cell table:style-name="ce15" table:formula="of:=[$startpage.I9]" office:value-type="float" office:value="50" calcext:value-type="float">
            <text:p>50</text:p>
          </table:table-cell>
          <table:table-cell table:style-name="ce15" table:formula="of:=[$startpage.J9]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5" table:formula="of:=[$startpage.A10]" office:value-type="string" office:string-value="Williams" calcext:value-type="string">
            <text:p>Williams</text:p>
          </table:table-cell>
          <table:table-cell table:formula="of:=[$startpage.B10]" office:value-type="string" office:string-value="Junior developer" calcext:value-type="string">
            <text:p>Junior developer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5" table:formula="of:=[$startpage.E10]" office:value-type="float" office:value="50" calcext:value-type="float">
            <text:p>50</text:p>
          </table:table-cell>
          <table:table-cell table:style-name="ce15" table:formula="of:=[$startpage.F10]" office:value-type="float" office:value="50" calcext:value-type="float">
            <text:p>50</text:p>
          </table:table-cell>
          <table:table-cell table:style-name="ce15" table:formula="of:=[$startpage.G10]" office:value-type="float" office:value="70" calcext:value-type="float">
            <text:p>70</text:p>
          </table:table-cell>
          <table:table-cell table:style-name="ce15" table:formula="of:=[$startpage.H10]" office:value-type="float" office:value="105" calcext:value-type="float">
            <text:p>105</text:p>
          </table:table-cell>
          <table:table-cell table:style-name="ce15" table:formula="of:=[$startpage.I10]" office:value-type="float" office:value="100" calcext:value-type="float">
            <text:p>100</text:p>
          </table:table-cell>
          <table:table-cell table:style-name="ce15" table:formula="of:=[$startpage.J1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style-name="ce15" table:formula="of:=[$startpage.A11]" office:value-type="string" office:string-value="Brown" calcext:value-type="string">
            <text:p>Brown</text:p>
          </table:table-cell>
          <table:table-cell table:formula="of:=[$startpage.B11]" office:value-type="string" office:string-value="UX designer" calcext:value-type="string">
            <text:p>UX designer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5" table:formula="of:=[$startpage.E11]" office:value-type="float" office:value="120" calcext:value-type="float">
            <text:p>120</text:p>
          </table:table-cell>
          <table:table-cell table:style-name="ce15" table:formula="of:=[$startpage.F11]" office:value-type="float" office:value="100" calcext:value-type="float">
            <text:p>100</text:p>
          </table:table-cell>
          <table:table-cell table:style-name="ce15" table:formula="of:=[$startpage.G11]" office:value-type="float" office:value="100" calcext:value-type="float">
            <text:p>100</text:p>
          </table:table-cell>
          <table:table-cell table:style-name="ce15" table:formula="of:=[$startpage.H11]" office:value-type="float" office:value="50" calcext:value-type="float">
            <text:p>50</text:p>
          </table:table-cell>
          <table:table-cell table:style-name="ce15" table:formula="of:=[$startpage.I11]" office:value-type="float" office:value="30" calcext:value-type="float">
            <text:p>30</text:p>
          </table:table-cell>
          <table:table-cell table:style-name="ce15" table:formula="of:=[$startpage.J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88" table:number-columns-repeated="6"/>
          <table:table-cell table:number-columns-repeated="4"/>
        </table:table-row>
        <table:table-row table:style-name="ro1">
          <table:table-cell table:style-name="ce16" table:formula="of:=[$startpage.A13]" office:value-type="string" office:string-value="Samtals" calcext:value-type="string">
            <text:p>Samtals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4" table:formula="of:=[$startpage.A15]" office:value-type="string" office:string-value="Óbeinn kostnaður" calcext:value-type="string" table:number-columns-spanned="2" table:number-rows-spanned="1">
            <text:p>Óbeinn kostnaður</text:p>
          </table:table-cell>
          <table:covered-table-cell table:style-name="ce4"/>
          <table:table-cell table:style-name="ce35" office:value-type="percentage" office:value="0.28" calcext:value-type="percentage">
            <text:p>28%</text:p>
          </table:table-cell>
          <table:table-cell table:number-columns-repeated="11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28"/>
          <table:table-cell table:style-name="ce29" table:number-columns-repeated="3"/>
          <table:table-cell table:style-name="ce28" table:number-columns-repeated="9"/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>
            <draw:custom-shape draw:z-index="2" draw:name="Textrahmen 17" draw:style-name="gr5" draw:text-style-name="P3" svg:width="7.553cm" svg:height="3.841cm" svg:x="3.115cm" svg:y="0.15cm">
              <text:p text:style-name="P1"><text:span text:style-name="T3"><text:s/></text:span><text:span text:style-name="T4">Notes:</text:span></text:p>
              <text:p text:style-name="P1"><text:span text:style-name="T5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>
            <draw:custom-shape draw:z-index="1" draw:name="Textrahmen 12" draw:style-name="gr6" draw:text-style-name="P4" svg:width="7.552cm" svg:height="3.841cm" svg:x="1.362cm" svg:y="0.125cm">
              <text:p text:style-name="P1"><text:span text:style-name="T3"><text:s/></text:span><text:span text:style-name="T4">Expected solution: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</table:table-row>
        <table:table-row table:style-name="ro1" table:number-rows-repeated="104855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task_F" table:style-name="ta20">
        <table:shapes>
          <draw:custom-shape draw:z-index="0" draw:name="Textrahmen 11" draw:style-name="gr19" draw:text-style-name="P2" svg:width="5.879cm" svg:height="2.54cm" svg:x="22.959cm" svg:y="9.619cm">
            <text:p text:style-name="P1"><text:span text:style-name="T1"><text:s/></text:span><text:span text:style-name="T2">Hints:</text:span></text:p>
            <text:p text:style-name="P1"><text:span text:style-name="T1"><text:s/></text:span><text:span text:style-name="T1">123+69</text:span></text:p>
            <text:p text:style-name="P1"><text:span text:style-name="T1"><text:s/></text:span></text:p>
            <text:p text:style-name="P1"><text:span text:style-name="T1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1" table:default-cell-style-name="Default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number-columns-repeated="9" table:default-cell-style-name="Default"/>
        <table:table-column table:style-name="co1" table:default-cell-style-name="ce28"/>
        <table:table-row table:style-name="ro1">
          <table:table-cell table:style-name="ce1" table:formula="of:=[$startpage.A1]" office:value-type="string" office:string-value="VERKEFNIS FJÁRHAGSÁÆTLUN 2025 " calcext:value-type="string" table:number-columns-spanned="3" table:number-rows-spanned="1">
            <text:p>VERKEFNIS FJÁRHAGSÁÆTLUN 2025 </text:p>
          </table:table-cell>
          <table:covered-table-cell table:style-name="ce1"/>
          <table:covered-table-cell/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style-name="ce15"/>
          <table:table-cell/>
          <table:table-cell table:style-name="ce1" table:formula="of:=[$startpage.C3]" office:value-type="string" office:string-value="Tímakaup" calcext:value-type="string" table:number-columns-spanned="2" table:number-rows-spanned="1">
            <text:p>Tímakaup</text:p>
          </table:table-cell>
          <table:covered-table-cell table:style-name="ce1"/>
          <table:table-cell table:style-name="ce15"/>
          <table:table-cell table:style-name="ce16" table:number-columns-repeated="5"/>
          <table:table-cell table:number-columns-repeated="4"/>
        </table:table-row>
        <table:table-row table:style-name="ro1">
          <table:table-cell table:style-name="ce16" table:formula="of:=[$startpage.A4]" office:value-type="string" office:string-value="Nafn" calcext:value-type="string">
            <text:p>Nafn</text:p>
          </table:table-cell>
          <table:table-cell table:style-name="ce16" table:formula="of:=[$startpage.B4]" office:value-type="string" office:string-value="Starfsheiti" calcext:value-type="string">
            <text:p>Starfsheiti</text:p>
          </table:table-cell>
          <table:table-cell table:style-name="ce16" table:formula="of:=[$startpage.C4]" office:value-type="string" office:string-value="Nettó" calcext:value-type="string">
            <text:p>Nettó</text:p>
          </table:table-cell>
          <table:table-cell table:style-name="ce16" table:formula="of:=[$startpage.D4]" office:value-type="string" office:string-value="Brúttó" calcext:value-type="string">
            <text:p>Brúttó</text:p>
          </table:table-cell>
          <table:table-cell table:style-name="ce16" table:formula="of:=[$startpage.E4]" office:value-type="string" office:string-value="Klukkutímar/Mánuð" calcext:value-type="string">
            <text:p>Klukkutímar/Mánuð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table:style-name="ce60" table:formula="of:=[$startpage.E6]" office:value-type="string" office:string-value="Jan" calcext:value-type="string">
            <text:p>Jan</text:p>
          </table:table-cell>
          <table:table-cell table:style-name="ce60" table:formula="of:=[$startpage.F6]" office:value-type="string" office:string-value="Feb" calcext:value-type="string">
            <text:p>Feb</text:p>
          </table:table-cell>
          <table:table-cell table:style-name="ce60" table:formula="of:=[$startpage.G6]" office:value-type="string" office:string-value="Mar" calcext:value-type="string">
            <text:p>Mar</text:p>
          </table:table-cell>
          <table:table-cell table:style-name="ce60" table:formula="of:=[$startpage.H6]" office:value-type="string" office:string-value="Apr" calcext:value-type="string">
            <text:p>Apr</text:p>
          </table:table-cell>
          <table:table-cell table:style-name="ce60" table:formula="of:=[$startpage.I6]" office:value-type="string" office:string-value="Maí" calcext:value-type="string">
            <text:p>Maí</text:p>
          </table:table-cell>
          <table:table-cell table:style-name="ce60" table:formula="of:=[$startpage.J6]" office:value-type="string" office:string-value="Jún" calcext:value-type="string">
            <text:p>Jún</text:p>
          </table:table-cell>
          <table:table-cell table:number-columns-repeated="4"/>
        </table:table-row>
        <table:table-row table:style-name="ro1">
          <table:table-cell table:style-name="ce15" table:formula="of:=[$startpage.A7]" office:value-type="string" office:string-value="Smith" calcext:value-type="string">
            <text:p>Smith</text:p>
          </table:table-cell>
          <table:table-cell table:formula="of:=[$startpage.B7]" office:value-type="string" office:string-value="Senior architect" calcext:value-type="string">
            <text:p>Senior architect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15" table:formula="of:=[$startpage.E7]" office:value-type="float" office:value="75" calcext:value-type="float">
            <text:p>75</text:p>
          </table:table-cell>
          <table:table-cell table:style-name="ce15" table:formula="of:=[$startpage.F7]" office:value-type="float" office:value="90" calcext:value-type="float">
            <text:p>90</text:p>
          </table:table-cell>
          <table:table-cell table:style-name="ce15" table:formula="of:=[$startpage.G7]" office:value-type="float" office:value="90" calcext:value-type="float">
            <text:p>90</text:p>
          </table:table-cell>
          <table:table-cell table:style-name="ce15" table:formula="of:=[$startpage.H7]" office:value-type="float" office:value="70" calcext:value-type="float">
            <text:p>70</text:p>
          </table:table-cell>
          <table:table-cell table:style-name="ce15" table:formula="of:=[$startpage.I7]" office:value-type="float" office:value="60" calcext:value-type="float">
            <text:p>60</text:p>
          </table:table-cell>
          <table:table-cell table:style-name="ce15" table:formula="of:=[$startpage.J7]" office:value-type="float" office:value="50" calcext:value-type="float">
            <text:p>50</text:p>
          </table:table-cell>
          <table:table-cell table:style-name="ce122"/>
          <table:table-cell table:style-name="ce118"/>
          <table:table-cell table:number-columns-repeated="2"/>
        </table:table-row>
        <table:table-row table:style-name="ro1">
          <table:table-cell table:style-name="ce15" table:formula="of:=[$startpage.A8]" office:value-type="string" office:string-value="Miller" calcext:value-type="string">
            <text:p>Miller</text:p>
          </table:table-cell>
          <table:table-cell table:formula="of:=[$startpage.B8]" office:value-type="string" office:string-value="Junior architect" calcext:value-type="string">
            <text:p>Junior architect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5" table:formula="of:=[$startpage.E8]" office:value-type="float" office:value="110" calcext:value-type="float">
            <text:p>110</text:p>
          </table:table-cell>
          <table:table-cell table:style-name="ce15" table:formula="of:=[$startpage.F8]" office:value-type="float" office:value="110" calcext:value-type="float">
            <text:p>110</text:p>
          </table:table-cell>
          <table:table-cell table:style-name="ce15" table:formula="of:=[$startpage.G8]" office:value-type="float" office:value="110" calcext:value-type="float">
            <text:p>110</text:p>
          </table:table-cell>
          <table:table-cell table:style-name="ce15" table:formula="of:=[$startpage.H8]" office:value-type="float" office:value="138" calcext:value-type="float">
            <text:p>138</text:p>
          </table:table-cell>
          <table:table-cell table:style-name="ce15" table:formula="of:=[$startpage.I8]" office:value-type="float" office:value="138" calcext:value-type="float">
            <text:p>138</text:p>
          </table:table-cell>
          <table:table-cell table:style-name="ce15" table:formula="of:=[$startpage.J8]" office:value-type="float" office:value="138" calcext:value-type="float">
            <text:p>138</text:p>
          </table:table-cell>
          <table:table-cell table:style-name="ce15"/>
          <table:table-cell table:number-columns-repeated="3"/>
        </table:table-row>
        <table:table-row table:style-name="ro1">
          <table:table-cell table:style-name="ce15" table:formula="of:=[$startpage.A9]" office:value-type="string" office:string-value="Johnson" calcext:value-type="string">
            <text:p>Johnson</text:p>
          </table:table-cell>
          <table:table-cell table:formula="of:=[$startpage.B9]" office:value-type="string" office:string-value="Senior developer" calcext:value-type="string">
            <text:p>Senior developer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15" table:formula="of:=[$startpage.E9]" office:value-type="float" office:value="80" calcext:value-type="float">
            <text:p>80</text:p>
          </table:table-cell>
          <table:table-cell table:style-name="ce15" table:formula="of:=[$startpage.F9]" office:value-type="float" office:value="80" calcext:value-type="float">
            <text:p>80</text:p>
          </table:table-cell>
          <table:table-cell table:style-name="ce126" table:formula="of:=123+69" office:value-type="float" office:value="192" calcext:value-type="float">
            <text:p>192</text:p>
          </table:table-cell>
          <table:table-cell table:style-name="ce15" table:formula="of:=[$startpage.H9]" office:value-type="float" office:value="100" calcext:value-type="float">
            <text:p>100</text:p>
          </table:table-cell>
          <table:table-cell table:style-name="ce15" table:formula="of:=[$startpage.I9]" office:value-type="float" office:value="50" calcext:value-type="float">
            <text:p>50</text:p>
          </table:table-cell>
          <table:table-cell table:style-name="ce15" table:formula="of:=[$startpage.J9]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5" table:formula="of:=[$startpage.A10]" office:value-type="string" office:string-value="Williams" calcext:value-type="string">
            <text:p>Williams</text:p>
          </table:table-cell>
          <table:table-cell table:formula="of:=[$startpage.B10]" office:value-type="string" office:string-value="Junior developer" calcext:value-type="string">
            <text:p>Junior developer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5" table:formula="of:=[$startpage.E10]" office:value-type="float" office:value="50" calcext:value-type="float">
            <text:p>50</text:p>
          </table:table-cell>
          <table:table-cell table:style-name="ce15" table:formula="of:=[$startpage.F10]" office:value-type="float" office:value="50" calcext:value-type="float">
            <text:p>50</text:p>
          </table:table-cell>
          <table:table-cell table:style-name="ce15" table:formula="of:=[$startpage.G10]" office:value-type="float" office:value="70" calcext:value-type="float">
            <text:p>70</text:p>
          </table:table-cell>
          <table:table-cell table:style-name="ce15" table:formula="of:=[$startpage.H10]" office:value-type="float" office:value="105" calcext:value-type="float">
            <text:p>105</text:p>
          </table:table-cell>
          <table:table-cell table:style-name="ce15" table:formula="of:=[$startpage.I10]" office:value-type="float" office:value="100" calcext:value-type="float">
            <text:p>100</text:p>
          </table:table-cell>
          <table:table-cell table:style-name="ce15" table:formula="of:=[$startpage.J1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style-name="ce15" table:formula="of:=[$startpage.A11]" office:value-type="string" office:string-value="Brown" calcext:value-type="string">
            <text:p>Brown</text:p>
          </table:table-cell>
          <table:table-cell table:formula="of:=[$startpage.B11]" office:value-type="string" office:string-value="UX designer" calcext:value-type="string">
            <text:p>UX designer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5" table:formula="of:=[$startpage.E11]" office:value-type="float" office:value="120" calcext:value-type="float">
            <text:p>120</text:p>
          </table:table-cell>
          <table:table-cell table:style-name="ce15" table:formula="of:=[$startpage.F11]" office:value-type="float" office:value="100" calcext:value-type="float">
            <text:p>100</text:p>
          </table:table-cell>
          <table:table-cell table:style-name="ce15" table:formula="of:=[$startpage.G11]" office:value-type="float" office:value="100" calcext:value-type="float">
            <text:p>100</text:p>
          </table:table-cell>
          <table:table-cell table:style-name="ce15" table:formula="of:=[$startpage.H11]" office:value-type="float" office:value="50" calcext:value-type="float">
            <text:p>50</text:p>
          </table:table-cell>
          <table:table-cell table:style-name="ce15" table:formula="of:=[$startpage.I11]" office:value-type="float" office:value="30" calcext:value-type="float">
            <text:p>30</text:p>
          </table:table-cell>
          <table:table-cell table:style-name="ce15" table:formula="of:=[$startpage.J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88" table:number-columns-repeated="6"/>
          <table:table-cell table:number-columns-repeated="4"/>
        </table:table-row>
        <table:table-row table:style-name="ro1">
          <table:table-cell table:style-name="ce16" table:formula="of:=[$startpage.A13]" office:value-type="string" office:string-value="Samtals" calcext:value-type="string">
            <text:p>Samtals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4" table:formula="of:=[$startpage.A15]" office:value-type="string" office:string-value="Óbeinn kostnaður" calcext:value-type="string" table:number-columns-spanned="2" table:number-rows-spanned="1">
            <text:p>Óbeinn kostnaður</text:p>
          </table:table-cell>
          <table:covered-table-cell table:style-name="ce4"/>
          <table:table-cell table:style-name="ce35" office:value-type="percentage" office:value="0.28" calcext:value-type="percentage">
            <text:p>28%</text:p>
          </table:table-cell>
          <table:table-cell table:number-columns-repeated="11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28"/>
          <table:table-cell table:style-name="ce29" table:number-columns-repeated="3"/>
          <table:table-cell table:style-name="ce28" table:number-columns-repeated="9"/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>
            <draw:custom-shape draw:z-index="2" draw:name="Textrahmen 17" draw:style-name="gr5" draw:text-style-name="P3" svg:width="7.553cm" svg:height="3.841cm" svg:x="3.115cm" svg:y="0.15cm">
              <text:p text:style-name="P1"><text:span text:style-name="T3"><text:s/></text:span><text:span text:style-name="T4">Notes:</text:span></text:p>
              <text:p text:style-name="P1"><text:span text:style-name="T5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>
            <draw:custom-shape draw:z-index="1" draw:name="Textrahmen 12" draw:style-name="gr6" draw:text-style-name="P4" svg:width="7.552cm" svg:height="3.841cm" svg:x="1.362cm" svg:y="0.125cm">
              <text:p text:style-name="P1"><text:span text:style-name="T3"><text:s/></text:span><text:span text:style-name="T4">Expected solution: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</table:table-row>
        <table:table-row table:style-name="ro1" table:number-rows-repeated="104855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task_G" table:style-name="ta20">
        <table:shapes>
          <draw:custom-shape draw:z-index="0" draw:name="Textrahmen 11" draw:style-name="gr19" draw:text-style-name="P2" svg:width="5.879cm" svg:height="2.54cm" svg:x="22.959cm" svg:y="9.619cm">
            <text:p text:style-name="P1"><text:span text:style-name="T1"><text:s/></text:span><text:span text:style-name="T2">Hints:</text:span></text:p>
            <text:p text:style-name="P9"><text:span text:style-name="T1"><text:s/></text:span><text:span text:style-name="T1">Ø</text:span></text:p>
            <text:p text:style-name="P1"><text:span text:style-name="T1"><text:s/></text:span></text:p>
            <text:p text:style-name="P1"><text:span text:style-name="T1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1" table:default-cell-style-name="Default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number-columns-repeated="9" table:default-cell-style-name="Default"/>
        <table:table-column table:style-name="co1" table:default-cell-style-name="ce28"/>
        <table:table-row table:style-name="ro1">
          <table:table-cell table:style-name="ce1" table:formula="of:=[$startpage.A1]" office:value-type="string" office:string-value="VERKEFNIS FJÁRHAGSÁÆTLUN 2025 " calcext:value-type="string" table:number-columns-spanned="3" table:number-rows-spanned="1">
            <text:p>VERKEFNIS FJÁRHAGSÁÆTLUN 2025 </text:p>
          </table:table-cell>
          <table:covered-table-cell table:style-name="ce1"/>
          <table:covered-table-cell/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style-name="ce15"/>
          <table:table-cell/>
          <table:table-cell table:style-name="ce1" table:formula="of:=[$startpage.C3]" office:value-type="string" office:string-value="Tímakaup" calcext:value-type="string" table:number-columns-spanned="2" table:number-rows-spanned="1">
            <text:p>Tímakaup</text:p>
          </table:table-cell>
          <table:covered-table-cell table:style-name="ce1"/>
          <table:table-cell table:style-name="ce15"/>
          <table:table-cell table:style-name="ce16" table:number-columns-repeated="5"/>
          <table:table-cell table:number-columns-repeated="4"/>
        </table:table-row>
        <table:table-row table:style-name="ro1">
          <table:table-cell table:style-name="ce16" table:formula="of:=[$startpage.A4]" office:value-type="string" office:string-value="Nafn" calcext:value-type="string">
            <text:p>Nafn</text:p>
          </table:table-cell>
          <table:table-cell table:style-name="ce16" table:formula="of:=[$startpage.B4]" office:value-type="string" office:string-value="Starfsheiti" calcext:value-type="string">
            <text:p>Starfsheiti</text:p>
          </table:table-cell>
          <table:table-cell table:style-name="ce16" table:formula="of:=[$startpage.C4]" office:value-type="string" office:string-value="Nettó" calcext:value-type="string">
            <text:p>Nettó</text:p>
          </table:table-cell>
          <table:table-cell table:style-name="ce16" table:formula="of:=[$startpage.D4]" office:value-type="string" office:string-value="Brúttó" calcext:value-type="string">
            <text:p>Brúttó</text:p>
          </table:table-cell>
          <table:table-cell table:style-name="ce16" table:formula="of:=[$startpage.E4]" office:value-type="string" office:string-value="Klukkutímar/Mánuð" calcext:value-type="string">
            <text:p>Klukkutímar/Mánuð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table:style-name="ce60" table:formula="of:=[$startpage.E6]" office:value-type="string" office:string-value="Jan" calcext:value-type="string">
            <text:p>Jan</text:p>
          </table:table-cell>
          <table:table-cell table:style-name="ce60" table:formula="of:=[$startpage.F6]" office:value-type="string" office:string-value="Feb" calcext:value-type="string">
            <text:p>Feb</text:p>
          </table:table-cell>
          <table:table-cell table:style-name="ce60" table:formula="of:=[$startpage.G6]" office:value-type="string" office:string-value="Mar" calcext:value-type="string">
            <text:p>Mar</text:p>
          </table:table-cell>
          <table:table-cell table:style-name="ce60" table:formula="of:=[$startpage.H6]" office:value-type="string" office:string-value="Apr" calcext:value-type="string">
            <text:p>Apr</text:p>
          </table:table-cell>
          <table:table-cell table:style-name="ce60" table:formula="of:=[$startpage.I6]" office:value-type="string" office:string-value="Maí" calcext:value-type="string">
            <text:p>Maí</text:p>
          </table:table-cell>
          <table:table-cell table:style-name="ce60" table:formula="of:=[$startpage.J6]" office:value-type="string" office:string-value="Jún" calcext:value-type="string">
            <text:p>Jún</text:p>
          </table:table-cell>
          <table:table-cell table:number-columns-repeated="4"/>
        </table:table-row>
        <table:table-row table:style-name="ro1">
          <table:table-cell table:style-name="ce15" table:formula="of:=[$startpage.A7]" office:value-type="string" office:string-value="Smith" calcext:value-type="string">
            <text:p>Smith</text:p>
          </table:table-cell>
          <table:table-cell table:formula="of:=[$startpage.B7]" office:value-type="string" office:string-value="Senior architect" calcext:value-type="string">
            <text:p>Senior architect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147" table:formula="of:=[$startpage.E7]" office:value-type="float" office:value="75" calcext:value-type="float">
            <text:p>75</text:p>
          </table:table-cell>
          <table:table-cell table:style-name="ce147" table:formula="of:=[$startpage.F7]" office:value-type="float" office:value="90" calcext:value-type="float">
            <text:p>90</text:p>
          </table:table-cell>
          <table:table-cell table:style-name="ce147" table:formula="of:=[$startpage.G7]" office:value-type="float" office:value="90" calcext:value-type="float">
            <text:p>90</text:p>
          </table:table-cell>
          <table:table-cell table:style-name="ce147" table:formula="of:=[$startpage.H7]" office:value-type="float" office:value="70" calcext:value-type="float">
            <text:p>70</text:p>
          </table:table-cell>
          <table:table-cell table:style-name="ce147" table:formula="of:=[$startpage.I7]" office:value-type="float" office:value="60" calcext:value-type="float">
            <text:p>60</text:p>
          </table:table-cell>
          <table:table-cell table:style-name="ce147" table:formula="of:=[$startpage.J7]" office:value-type="float" office:value="50" calcext:value-type="float">
            <text:p>50</text:p>
          </table:table-cell>
          <table:table-cell table:style-name="ce160" table:formula="of:=([.E7]+[.F7]+[.G7]+[.H7]+[.I7]+[.J7])/6" office:value-type="float" office:value="72.5" calcext:value-type="float">
            <text:p>72.50</text:p>
          </table:table-cell>
          <table:table-cell table:style-name="ce118"/>
          <table:table-cell table:number-columns-repeated="2"/>
        </table:table-row>
        <table:table-row table:style-name="ro1">
          <table:table-cell table:style-name="ce15" table:formula="of:=[$startpage.A8]" office:value-type="string" office:string-value="Miller" calcext:value-type="string">
            <text:p>Miller</text:p>
          </table:table-cell>
          <table:table-cell table:formula="of:=[$startpage.B8]" office:value-type="string" office:string-value="Junior architect" calcext:value-type="string">
            <text:p>Junior architect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63" table:formula="of:=[$startpage.E8]" office:value-type="float" office:value="110" calcext:value-type="float">
            <text:p>110</text:p>
          </table:table-cell>
          <table:table-cell table:style-name="ce63" table:formula="of:=[$startpage.F8]" office:value-type="float" office:value="110" calcext:value-type="float">
            <text:p>110</text:p>
          </table:table-cell>
          <table:table-cell table:style-name="ce63" table:formula="of:=[$startpage.G8]" office:value-type="float" office:value="110" calcext:value-type="float">
            <text:p>110</text:p>
          </table:table-cell>
          <table:table-cell table:style-name="ce63" table:formula="of:=[$startpage.H8]" office:value-type="float" office:value="138" calcext:value-type="float">
            <text:p>138</text:p>
          </table:table-cell>
          <table:table-cell table:style-name="ce63" table:formula="of:=[$startpage.I8]" office:value-type="float" office:value="138" calcext:value-type="float">
            <text:p>138</text:p>
          </table:table-cell>
          <table:table-cell table:style-name="ce63" table:formula="of:=[$startpage.J8]" office:value-type="float" office:value="138" calcext:value-type="float">
            <text:p>138</text:p>
          </table:table-cell>
          <table:table-cell table:style-name="ce180"/>
          <table:table-cell table:number-columns-repeated="3"/>
        </table:table-row>
        <table:table-row table:style-name="ro1">
          <table:table-cell table:style-name="ce15" table:formula="of:=[$startpage.A9]" office:value-type="string" office:string-value="Johnson" calcext:value-type="string">
            <text:p>Johnson</text:p>
          </table:table-cell>
          <table:table-cell table:formula="of:=[$startpage.B9]" office:value-type="string" office:string-value="Senior developer" calcext:value-type="string">
            <text:p>Senior developer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63" table:formula="of:=[$startpage.E9]" office:value-type="float" office:value="80" calcext:value-type="float">
            <text:p>80</text:p>
          </table:table-cell>
          <table:table-cell table:style-name="ce63" table:formula="of:=[$startpage.F9]" office:value-type="float" office:value="80" calcext:value-type="float">
            <text:p>80</text:p>
          </table:table-cell>
          <table:table-cell table:style-name="ce63" table:formula="of:=[$startpage.G9]" office:value-type="float" office:value="100" calcext:value-type="float">
            <text:p>100</text:p>
          </table:table-cell>
          <table:table-cell table:style-name="ce63" table:formula="of:=[$startpage.H9]" office:value-type="float" office:value="100" calcext:value-type="float">
            <text:p>100</text:p>
          </table:table-cell>
          <table:table-cell table:style-name="ce63" table:formula="of:=[$startpage.I9]" office:value-type="float" office:value="50" calcext:value-type="float">
            <text:p>50</text:p>
          </table:table-cell>
          <table:table-cell table:style-name="ce63" table:formula="of:=[$startpage.J9]" office:value-type="float" office:value="25" calcext:value-type="float">
            <text:p>25</text:p>
          </table:table-cell>
          <table:table-cell table:style-name="ce180"/>
          <table:table-cell table:number-columns-repeated="3"/>
        </table:table-row>
        <table:table-row table:style-name="ro1">
          <table:table-cell table:style-name="ce15" table:formula="of:=[$startpage.A10]" office:value-type="string" office:string-value="Williams" calcext:value-type="string">
            <text:p>Williams</text:p>
          </table:table-cell>
          <table:table-cell table:formula="of:=[$startpage.B10]" office:value-type="string" office:string-value="Junior developer" calcext:value-type="string">
            <text:p>Junior developer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63" table:formula="of:=[$startpage.E10]" office:value-type="float" office:value="50" calcext:value-type="float">
            <text:p>50</text:p>
          </table:table-cell>
          <table:table-cell table:style-name="ce63" table:formula="of:=[$startpage.F10]" office:value-type="float" office:value="50" calcext:value-type="float">
            <text:p>50</text:p>
          </table:table-cell>
          <table:table-cell table:style-name="ce63" table:formula="of:=[$startpage.G10]" office:value-type="float" office:value="70" calcext:value-type="float">
            <text:p>70</text:p>
          </table:table-cell>
          <table:table-cell table:style-name="ce63" table:formula="of:=[$startpage.H10]" office:value-type="float" office:value="105" calcext:value-type="float">
            <text:p>105</text:p>
          </table:table-cell>
          <table:table-cell table:style-name="ce63" table:formula="of:=[$startpage.I10]" office:value-type="float" office:value="100" calcext:value-type="float">
            <text:p>100</text:p>
          </table:table-cell>
          <table:table-cell table:style-name="ce63" table:formula="of:=[$startpage.J10]" office:value-type="float" office:value="100" calcext:value-type="float">
            <text:p>100</text:p>
          </table:table-cell>
          <table:table-cell table:style-name="ce180"/>
          <table:table-cell table:number-columns-repeated="3"/>
        </table:table-row>
        <table:table-row table:style-name="ro1">
          <table:table-cell table:style-name="ce15" table:formula="of:=[$startpage.A11]" office:value-type="string" office:string-value="Brown" calcext:value-type="string">
            <text:p>Brown</text:p>
          </table:table-cell>
          <table:table-cell table:formula="of:=[$startpage.B11]" office:value-type="string" office:string-value="UX designer" calcext:value-type="string">
            <text:p>UX designer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63" table:formula="of:=[$startpage.E11]" office:value-type="float" office:value="120" calcext:value-type="float">
            <text:p>120</text:p>
          </table:table-cell>
          <table:table-cell table:style-name="ce63" table:formula="of:=[$startpage.F11]" office:value-type="float" office:value="100" calcext:value-type="float">
            <text:p>100</text:p>
          </table:table-cell>
          <table:table-cell table:style-name="ce63" table:formula="of:=[$startpage.G11]" office:value-type="float" office:value="100" calcext:value-type="float">
            <text:p>100</text:p>
          </table:table-cell>
          <table:table-cell table:style-name="ce63" table:formula="of:=[$startpage.H11]" office:value-type="float" office:value="50" calcext:value-type="float">
            <text:p>50</text:p>
          </table:table-cell>
          <table:table-cell table:style-name="ce63" table:formula="of:=[$startpage.I11]" office:value-type="float" office:value="30" calcext:value-type="float">
            <text:p>30</text:p>
          </table:table-cell>
          <table:table-cell table:style-name="ce63" table:formula="of:=[$startpage.J11]" office:value-type="float" office:value="0" calcext:value-type="float">
            <text:p>0</text:p>
          </table:table-cell>
          <table:table-cell table:style-name="ce180"/>
          <table:table-cell table:number-columns-repeated="3"/>
        </table:table-row>
        <table:table-row table:style-name="ro1">
          <table:table-cell table:number-columns-repeated="4"/>
          <table:table-cell table:style-name="ce88" table:number-columns-repeated="6"/>
          <table:table-cell table:number-columns-repeated="4"/>
        </table:table-row>
        <table:table-row table:style-name="ro1">
          <table:table-cell table:style-name="ce16" table:formula="of:=[$startpage.A13]" office:value-type="string" office:string-value="Samtals" calcext:value-type="string">
            <text:p>Samtals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4" table:formula="of:=[$startpage.A15]" office:value-type="string" office:string-value="Óbeinn kostnaður" calcext:value-type="string" table:number-columns-spanned="2" table:number-rows-spanned="1">
            <text:p>Óbeinn kostnaður</text:p>
          </table:table-cell>
          <table:covered-table-cell table:style-name="ce4"/>
          <table:table-cell table:style-name="ce35" office:value-type="percentage" office:value="0.28" calcext:value-type="percentage">
            <text:p>28%</text:p>
          </table:table-cell>
          <table:table-cell table:number-columns-repeated="11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28"/>
          <table:table-cell table:style-name="ce29" table:number-columns-repeated="3"/>
          <table:table-cell table:style-name="ce28" table:number-columns-repeated="9"/>
          <table:table-cell/>
        </table:table-row>
        <table:table-row table:style-name="ro1">
          <table:table-cell table:number-columns-repeated="14"/>
        </table:table-row>
        <table:table-row table:style-name="ro1">
          <table:table-cell/>
          <table:table-cell>
            <draw:custom-shape draw:z-index="2" draw:name="Textrahmen 17" draw:style-name="gr5" draw:text-style-name="P3" svg:width="7.553cm" svg:height="3.841cm" svg:x="3.115cm" svg:y="0.15cm">
              <text:p text:style-name="P1"><text:span text:style-name="T3"><text:s/></text:span><text:span text:style-name="T4">Notes:</text:span></text:p>
              <text:p text:style-name="P1"><text:span text:style-name="T5"><text:s/></text:span><text:span text:style-name="T5">Durchschnit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>
            <draw:custom-shape draw:z-index="1" draw:name="Textrahmen 12" draw:style-name="gr6" draw:text-style-name="P4" svg:width="7.552cm" svg:height="3.841cm" svg:x="0.582cm" svg:y="0.084cm">
              <text:p text:style-name="P1"><text:span text:style-name="T3"><text:s/></text:span><text:span text:style-name="T4">Expected solution: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</table:table-row>
        <table:table-row table:style-name="ro1" table:number-rows-repeated="104855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overview" table:style-name="ta21">
        <table:table-column table:style-name="co6" table:default-cell-style-name="ce31"/>
        <table:table-column table:style-name="co7" table:default-cell-style-name="ce15"/>
        <table:table-column table:style-name="co8" table:default-cell-style-name="ce31"/>
        <table:table-column table:style-name="co9" table:default-cell-style-name="ce31"/>
        <table:table-column table:style-name="co10" table:default-cell-style-name="ce15"/>
        <table:table-column table:style-name="co11" table:default-cell-style-name="ce208"/>
        <table:table-column table:style-name="co12" table:default-cell-style-name="ce49"/>
        <table:table-column table:style-name="co1" table:default-cell-style-name="Default"/>
        <table:table-column table:style-name="co13" table:default-cell-style-name="ce208"/>
        <table:table-column table:style-name="co1" table:number-columns-repeated="2" table:default-cell-style-name="ce31"/>
        <table:table-column table:style-name="co1" table:number-columns-repeated="16373" table:default-cell-style-name="Default"/>
        <table:table-row table:style-name="ro1">
          <table:table-cell table:style-name="ce30"/>
          <table:table-cell table:style-name="Default"/>
          <table:table-cell table:style-name="ce16"/>
          <table:table-cell table:style-name="ce200" office:value-type="string" calcext:value-type="string" table:number-columns-spanned="2" table:number-rows-spanned="1">
            <text:p>expectation</text:p>
          </table:table-cell>
          <table:covered-table-cell table:style-name="ce200"/>
          <table:table-cell table:style-name="ce16"/>
          <table:table-cell table:style-name="ce44"/>
          <table:table-cell table:style-name="ce49"/>
          <table:table-cell table:style-name="ce44"/>
          <table:table-cell table:style-name="ce30" table:number-columns-repeated="2"/>
          <table:table-cell table:style-name="ce16" table:number-columns-repeated="3"/>
          <table:table-cell table:style-name="ce15"/>
          <table:table-cell table:style-name="ce16" table:number-columns-repeated="16369"/>
        </table:table-row>
        <table:table-row table:style-name="ro1">
          <table:table-cell table:style-name="ce30" office:value-type="string" calcext:value-type="string">
            <text:p>task</text:p>
          </table:table-cell>
          <table:table-cell table:style-name="ce61" office:value-type="string" calcext:value-type="string">
            <text:p>content</text:p>
          </table:table-cell>
          <table:table-cell table:style-name="ce16" office:value-type="string" calcext:value-type="string">
            <text:p>highlighting</text:p>
          </table:table-cell>
          <table:table-cell table:style-name="ce30" office:value-type="string" calcext:value-type="string">
            <text:p>localization</text:p>
          </table:table-cell>
          <table:table-cell table:style-name="ce30" office:value-type="string" calcext:value-type="string">
            <text:p>semantic</text:p>
          </table:table-cell>
          <table:table-cell table:style-name="ce40" office:value-type="string" calcext:value-type="string">
            <text:p>→ S as localization, voice for semantics?</text:p>
          </table:table-cell>
          <table:table-cell table:style-name="ce30" office:value-type="string" calcext:value-type="string">
            <text:p>kind</text:p>
          </table:table-cell>
          <table:table-cell table:style-name="ce50" office:value-type="string" calcext:value-type="string">
            <text:p>result</text:p>
          </table:table-cell>
          <table:table-cell table:style-name="ce44" office:value-type="string" calcext:value-type="string">
            <text:p>open question</text:p>
          </table:table-cell>
          <table:table-cell table:style-name="ce30" table:number-columns-repeated="2"/>
          <table:table-cell table:style-name="ce16" table:number-columns-repeated="3"/>
          <table:table-cell table:style-name="ce15"/>
          <table:table-cell table:style-name="ce16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7" office:value-type="string" calcext:value-type="string">
            <text:p>Veränderung Zelleintrag</text:p>
          </table:table-cell>
          <table:table-cell table:style-name="ce163" office:value-type="string" calcext:value-type="string">
            <text:p>v</text:p>
          </table:table-cell>
          <table:table-cell table:style-name="ce36" office:value-type="string" calcext:value-type="string">
            <text:p>V</text:p>
          </table:table-cell>
          <table:table-cell table:style-name="ce36" office:value-type="string" calcext:value-type="string">
            <text:p>V / (S)</text:p>
          </table:table-cell>
          <table:table-cell table:style-name="ce41" office:value-type="string" calcext:value-type="string">
            <text:p>possible</text:p>
          </table:table-cell>
          <table:table-cell table:style-name="ce208" office:value-type="string" calcext:value-type="string">
            <text:p>Data edit</text:p>
          </table:table-cell>
          <table:table-cell table:style-name="ce51" office:value-type="string" calcext:value-type="string">
            <text:p>keep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7" office:value-type="string" calcext:value-type="string">
            <text:p>delete cell entry</text:p>
          </table:table-cell>
          <table:table-cell table:style-name="ce163" office:value-type="string" calcext:value-type="string">
            <text:p>v</text:p>
          </table:table-cell>
          <table:table-cell table:style-name="ce36" office:value-type="string" calcext:value-type="string">
            <text:p>(V) / S</text:p>
          </table:table-cell>
          <table:table-cell table:style-name="ce36" office:value-type="string" calcext:value-type="string">
            <text:p>S</text:p>
          </table:table-cell>
          <table:table-cell table:style-name="ce41" office:value-type="string" calcext:value-type="string">
            <text:p>possible</text:p>
          </table:table-cell>
          <table:table-cell table:style-name="ce208" office:value-type="string" calcext:value-type="string">
            <text:p>deletion</text:p>
          </table:table-cell>
          <table:table-cell table:style-name="ce51" office:value-type="string" calcext:value-type="string">
            <text:p>keep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delete cell entries</text:p>
          </table:table-cell>
          <table:table-cell table:style-name="ce163" office:value-type="string" calcext:value-type="string">
            <text:p>v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S</text:p>
          </table:table-cell>
          <table:table-cell table:style-name="ce42" office:value-type="string" calcext:value-type="string">
            <text:p>probably</text:p>
          </table:table-cell>
          <table:table-cell table:style-name="ce208" office:value-type="string" calcext:value-type="string">
            <text:p>deletion</text:p>
          </table:table-cell>
          <table:table-cell table:style-name="ce51" office:value-type="string" calcext:value-type="string">
            <text:p>keep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sum of 2 cells</text:p>
          </table:table-cell>
          <table:table-cell table:style-name="ce33" office:value-type="string" calcext:value-type="string">
            <text:p>2 highlighting colors</text:p>
          </table:table-cell>
          <table:table-cell table:number-columns-repeated="2" table:style-name="ce38" office:value-type="string" calcext:value-type="string">
            <text:p>V / S</text:p>
          </table:table-cell>
          <table:table-cell table:style-name="ce15" office:value-type="string" calcext:value-type="string">
            <text:p>umständlich, da zwei Orte (Werte + Ziel)</text:p>
          </table:table-cell>
          <table:table-cell table:style-name="ce208" office:value-type="string" calcext:value-type="string">
            <text:p>simple mathematics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add column</text:p>
          </table:table-cell>
          <table:table-cell table:style-name="ce34" office:value-type="string" calcext:value-type="string">
            <text:p>highlighting misleading?</text:p>
          </table:table-cell>
          <table:table-cell table:number-columns-repeated="2" table:style-name="ce38" office:value-type="string" calcext:value-type="string">
            <text:p>V</text:p>
          </table:table-cell>
          <table:table-cell table:style-name="ce15" office:value-type="string" calcext:value-type="string">
            <text:p>umständlich, da Ort nicht vorhanden</text:p>
          </table:table-cell>
          <table:table-cell table:style-name="ce45" office:value-type="string" calcext:value-type="string">
            <text:p>adding</text:p>
          </table:table-cell>
          <table:table-cell table:style-name="ce53" office:value-type="string" calcext:value-type="string">
            <text:p>remove?</text:p>
          </table:table-cell>
          <table:table-cell table:style-name="ce175" office:value-type="string" calcext:value-type="string" table:number-columns-spanned="1" table:number-rows-spanned="2">
            <text:p>1 von beidem? Welches besser erkennbar?</text:p>
          </table:table-cell>
          <table:table-cell table:number-columns-repeated="1637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remove column</text:p>
          </table:table-cell>
          <table:table-cell table:style-name="ce34" office:value-type="string" calcext:value-type="string">
            <text:p>how to highlight?</text:p>
          </table:table-cell>
          <table:table-cell table:number-columns-repeated="2" table:style-name="ce36" office:value-type="string" calcext:value-type="string">
            <text:p>S</text:p>
          </table:table-cell>
          <table:table-cell table:style-name="ce41" office:value-type="string" calcext:value-type="string">
            <text:p>possible</text:p>
          </table:table-cell>
          <table:table-cell table:style-name="ce45" office:value-type="string" calcext:value-type="string">
            <text:p>deletion</text:p>
          </table:table-cell>
          <table:table-cell table:style-name="ce51" office:value-type="string" calcext:value-type="string">
            <text:p>keep???</text:p>
          </table:table-cell>
          <table:covered-table-cell/>
          <table:table-cell table:number-columns-repeated="1637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Move 3 cells</text:p>
          </table:table-cell>
          <table:table-cell table:style-name="ce163" office:value-type="string" calcext:value-type="string">
            <text:p>v</text:p>
          </table:table-cell>
          <table:table-cell table:style-name="ce37" office:value-type="string" calcext:value-type="string">
            <text:p>V</text:p>
          </table:table-cell>
          <table:table-cell table:style-name="ce37" office:value-type="string" calcext:value-type="string">
            <text:p>S</text:p>
          </table:table-cell>
          <table:table-cell table:style-name="ce42" office:value-type="string" calcext:value-type="string">
            <text:p>probably</text:p>
          </table:table-cell>
          <table:table-cell table:style-name="ce208" office:value-type="string" calcext:value-type="string">
            <text:p>moving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calculate sum of column</text:p>
          </table:table-cell>
          <table:table-cell table:style-name="ce33" office:value-type="string" calcext:value-type="string">
            <text:p>2 highlighting colors</text:p>
          </table:table-cell>
          <table:table-cell table:number-columns-repeated="2" table:style-name="ce38" office:value-type="string" calcext:value-type="string">
            <text:p>S / (V)</text:p>
          </table:table-cell>
          <table:table-cell table:style-name="ce15" office:value-type="string" calcext:value-type="string">
            <text:p>umständlich, da zwei Orte (Werte + Ziel)</text:p>
          </table:table-cell>
          <table:table-cell table:style-name="ce208" office:value-type="string" calcext:value-type="string">
            <text:p>mathematics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Format $0.00</text:p>
          </table:table-cell>
          <table:table-cell table:style-name="ce163" office:value-type="string" calcext:value-type="string">
            <text:p>v</text:p>
          </table:table-cell>
          <table:table-cell table:style-name="ce36" office:value-type="string" calcext:value-type="string">
            <text:p>V / S</text:p>
          </table:table-cell>
          <table:table-cell table:style-name="ce36" office:value-type="string" calcext:value-type="string">
            <text:p>S</text:p>
          </table:table-cell>
          <table:table-cell table:style-name="ce41" office:value-type="string" calcext:value-type="string">
            <text:p>possible</text:p>
          </table:table-cell>
          <table:table-cell table:style-name="ce208" office:value-type="string" calcext:value-type="string">
            <text:p>formatting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umranden</text:p>
          </table:table-cell>
          <table:table-cell table:style-name="ce32" office:value-type="string" calcext:value-type="string">
            <text:p>highlighting okay?</text:p>
          </table:table-cell>
          <table:table-cell table:style-name="ce37" office:value-type="string" calcext:value-type="string">
            <text:p>V / S</text:p>
          </table:table-cell>
          <table:table-cell table:style-name="ce37" office:value-type="string" calcext:value-type="string">
            <text:p>S</text:p>
          </table:table-cell>
          <table:table-cell table:style-name="ce42" office:value-type="string" calcext:value-type="string">
            <text:p>probable</text:p>
          </table:table-cell>
          <table:table-cell table:style-name="ce208" office:value-type="string" calcext:value-type="string">
            <text:p>formatting</text:p>
          </table:table-cell>
          <table:table-cell table:style-name="ce51" office:value-type="string" calcext:value-type="string">
            <text:p>re-check</text:p>
          </table:table-cell>
          <table:table-cell office:value-type="string" calcext:value-type="string">
            <text:p>verständlich?</text:p>
          </table:table-cell>
          <table:table-cell table:number-columns-repeated="1637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“Fett”-Format übertragen</text:p>
          </table:table-cell>
          <table:table-cell table:style-name="ce34" office:value-type="string" calcext:value-type="string">
            <text:p>real change not see-able</text:p>
          </table:table-cell>
          <table:table-cell table:style-name="ce38" office:value-type="string" calcext:value-type="string">
            <text:p><text:s/>(V) / S</text:p>
          </table:table-cell>
          <table:table-cell table:style-name="ce38" office:value-type="string" calcext:value-type="string">
            <text:p>S / (V)</text:p>
          </table:table-cell>
          <table:table-cell table:style-name="ce15" office:value-type="string" calcext:value-type="string">
            <text:p>umständlich</text:p>
          </table:table-cell>
          <table:table-cell table:style-name="ce208" office:value-type="string" calcext:value-type="string">
            <text:p>formatting</text:p>
          </table:table-cell>
          <table:table-cell table:style-name="ce53" office:value-type="string" calcext:value-type="string">
            <text:p>!!!</text:p>
          </table:table-cell>
          <table:table-cell office:value-type="string" calcext:value-type="string">
            <text:p>nur fett? Fett &amp; unterstrichen? </text:p>
          </table:table-cell>
          <table:table-cell table:number-columns-repeated="1637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pie chart</text:p>
          </table:table-cell>
          <table:table-cell table:style-name="ce33" office:value-type="string" calcext:value-type="string">
            <text:p>2 highlighting colors</text:p>
          </table:table-cell>
          <table:table-cell table:style-name="ce36" office:value-type="string" calcext:value-type="string">
            <text:p>V</text:p>
          </table:table-cell>
          <table:table-cell table:style-name="ce36" office:value-type="string" calcext:value-type="string">
            <text:p>S</text:p>
          </table:table-cell>
          <table:table-cell table:style-name="ce41" office:value-type="string" calcext:value-type="string">
            <text:p>possible</text:p>
          </table:table-cell>
          <table:table-cell table:style-name="ce208" office:value-type="string" calcext:value-type="string">
            <text:p>diagram</text:p>
          </table:table-cell>
          <table:table-cell table:style-name="ce53" office:value-type="string" calcext:value-type="string">
            <text:p>delete</text:p>
          </table:table-cell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bar chart</text:p>
          </table:table-cell>
          <table:table-cell table:style-name="ce33" office:value-type="string" calcext:value-type="string">
            <text:p>2 highlighting colors</text:p>
          </table:table-cell>
          <table:table-cell table:style-name="ce36" office:value-type="string" calcext:value-type="string">
            <text:p>V</text:p>
          </table:table-cell>
          <table:table-cell table:style-name="ce36" office:value-type="string" calcext:value-type="string">
            <text:p>S</text:p>
          </table:table-cell>
          <table:table-cell table:style-name="ce41" office:value-type="string" calcext:value-type="string">
            <text:p>possible</text:p>
          </table:table-cell>
          <table:table-cell table:style-name="ce45" office:value-type="string" calcext:value-type="string">
            <text:p>diagram</text:p>
          </table:table-cell>
          <table:table-cell table:style-name="ce213" office:value-type="string" calcext:value-type="string">
            <text:p>keep</text:p>
          </table:table-cell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series completion (months)</text:p>
          </table:table-cell>
          <table:table-cell table:style-name="ce33" office:value-type="string" calcext:value-type="string">
            <text:p>2 highlighting colors</text:p>
          </table:table-cell>
          <table:table-cell table:number-columns-repeated="2" table:style-name="ce38" office:value-type="string" calcext:value-type="string">
            <text:p>S</text:p>
          </table:table-cell>
          <table:table-cell table:style-name="ce15" office:value-type="string" calcext:value-type="string">
            <text:p>unwahrscheinlich</text:p>
          </table:table-cell>
          <table:table-cell table:style-name="ce208" office:value-type="string" calcext:value-type="string">
            <text:p>series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transposition</text:p>
          </table:table-cell>
          <table:table-cell table:style-name="ce33" office:value-type="string" calcext:value-type="string">
            <text:p>2 highlighting colors</text:p>
          </table:table-cell>
          <table:table-cell table:number-columns-repeated="2" table:style-name="ce38" office:value-type="string" calcext:value-type="string">
            <text:p>S</text:p>
          </table:table-cell>
          <table:table-cell table:style-name="ce15" office:value-type="string" calcext:value-type="string">
            <text:p>eventually</text:p>
          </table:table-cell>
          <table:table-cell table:style-name="ce208" office:value-type="string" calcext:value-type="string">
            <text:p>series</text:p>
          </table:table-cell>
          <table:table-cell table:style-name="ce51"/>
          <table:table-cell table:number-columns-repeated="1637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sort alphabetically</text:p>
          </table:table-cell>
          <table:table-cell table:style-name="ce34" office:value-type="string" calcext:value-type="string">
            <text:p>highlighting!? </text:p>
          </table:table-cell>
          <table:table-cell table:style-name="ce36" office:value-type="string" calcext:value-type="string">
            <text:p>V</text:p>
          </table:table-cell>
          <table:table-cell table:style-name="ce36" office:value-type="string" calcext:value-type="string">
            <text:p>S / V</text:p>
          </table:table-cell>
          <table:table-cell table:style-name="ce41" office:value-type="string" calcext:value-type="string">
            <text:p>possible</text:p>
          </table:table-cell>
          <table:table-cell table:style-name="ce162" office:value-type="string" calcext:value-type="string">
            <text:p>sorting</text:p>
          </table:table-cell>
          <table:table-cell table:style-name="ce54" office:value-type="string" calcext:value-type="string">
            <text:p>keep???</text:p>
          </table:table-cell>
          <table:table-cell table:number-columns-repeated="1637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calculate total</text:p>
          </table:table-cell>
          <table:table-cell table:style-name="ce32" office:value-type="string" calcext:value-type="string">
            <text:p>highlighting okay?</text:p>
          </table:table-cell>
          <table:table-cell table:style-name="ce38" office:value-type="string" calcext:value-type="string">
            <text:p>?</text:p>
          </table:table-cell>
          <table:table-cell table:style-name="ce38" office:value-type="string" calcext:value-type="string">
            <text:p>S?</text:p>
          </table:table-cell>
          <table:table-cell table:style-name="ce15" office:value-type="string" calcext:value-type="string">
            <text:p>unwahrscheinlich</text:p>
          </table:table-cell>
          <table:table-cell table:style-name="ce208" office:value-type="string" calcext:value-type="string">
            <text:p>mathematics</text:p>
          </table:table-cell>
          <table:table-cell table:style-name="ce54"/>
          <table:table-cell table:number-columns-repeated="1637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Calculate net + overhead</text:p>
          </table:table-cell>
          <table:table-cell table:style-name="ce33" office:value-type="string" calcext:value-type="string">
            <text:p>2 highlighting colors</text:p>
          </table:table-cell>
          <table:table-cell table:style-name="ce38" office:value-type="string" calcext:value-type="string">
            <text:p>?</text:p>
          </table:table-cell>
          <table:table-cell table:style-name="ce38" office:value-type="string" calcext:value-type="string">
            <text:p>S?</text:p>
          </table:table-cell>
          <table:table-cell table:style-name="ce15" office:value-type="string" calcext:value-type="string">
            <text:p>umständlich</text:p>
          </table:table-cell>
          <table:table-cell table:style-name="ce208" office:value-type="string" calcext:value-type="string">
            <text:p>mathematics</text:p>
          </table:table-cell>
          <table:table-cell table:style-name="ce54"/>
          <table:table-cell table:number-columns-repeated="1637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conditional formatting</text:p>
          </table:table-cell>
          <table:table-cell table:style-name="ce34" office:value-type="string" calcext:value-type="string">
            <text:p>wie gut ist das sichtbar?</text:p>
          </table:table-cell>
          <table:table-cell table:style-name="ce36" office:value-type="string" calcext:value-type="string">
            <text:p>V / (S)</text:p>
          </table:table-cell>
          <table:table-cell table:style-name="ce36" office:value-type="string" calcext:value-type="string">
            <text:p>S</text:p>
          </table:table-cell>
          <table:table-cell table:style-name="ce15" office:value-type="string" calcext:value-type="string">
            <text:p>umständlich</text:p>
          </table:table-cell>
          <table:table-cell table:style-name="ce208" office:value-type="string" calcext:value-type="string">
            <text:p>formatting</text:p>
          </table:table-cell>
          <table:table-cell table:style-name="ce54"/>
          <table:table-cell office:value-type="string" calcext:value-type="string">
            <text:p>Farbkonzept???</text:p>
          </table:table-cell>
          <table:table-cell/>
          <table:table-cell office:value-type="string" calcext:value-type="string">
            <text:p>tabelle statt net</text:p>
          </table:table-cell>
          <table:table-cell table:number-columns-repeated="1637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total salary of employee Smith</text:p>
          </table:table-cell>
          <table:table-cell table:style-name="ce33" office:value-type="string" calcext:value-type="string">
            <text:p>2 highlighting colors</text:p>
          </table:table-cell>
          <table:table-cell table:style-name="ce38" office:value-type="string" calcext:value-type="string">
            <text:p>?</text:p>
          </table:table-cell>
          <table:table-cell table:style-name="ce38" office:value-type="string" calcext:value-type="string">
            <text:p>S?</text:p>
          </table:table-cell>
          <table:table-cell table:style-name="ce15" office:value-type="string" calcext:value-type="string">
            <text:p>umständlich</text:p>
          </table:table-cell>
          <table:table-cell table:style-name="ce208" office:value-type="string" calcext:value-type="string">
            <text:p>mathematics</text:p>
          </table:table-cell>
          <table:table-cell table:style-name="ce54"/>
          <table:table-cell table:number-columns-repeated="16376"/>
        </table:table-row>
        <table:table-row table:style-name="ro1">
          <table:table-cell table:style-name="ce30" office:value-type="string" calcext:value-type="string">
            <text:p>Ersatz-tasks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</text:p>
          </table:table-cell>
          <table:table-cell table:style-name="ce138" office:value-type="string" calcext:value-type="string">
            <text:p>Zentrieren eines Wertes</text:p>
          </table:table-cell>
          <table:table-cell table:style-name="ce142" office:value-type="string" calcext:value-type="string">
            <text:p>v</text:p>
          </table:table-cell>
          <table:table-cell table:style-name="ce148" office:value-type="string" calcext:value-type="string">
            <text:p>S</text:p>
          </table:table-cell>
          <table:table-cell table:style-name="ce148" office:value-type="string" calcext:value-type="string">
            <text:p>V</text:p>
          </table:table-cell>
          <table:table-cell table:style-name="ce154" office:value-type="string" calcext:value-type="string">
            <text:p>probably</text:p>
          </table:table-cell>
          <table:table-cell table:style-name="ce208" office:value-type="string" calcext:value-type="string">
            <text:p>formatting</text:p>
          </table:table-cell>
          <table:table-cell table:style-name="ce172" office:value-type="string" calcext:value-type="string">
            <text:p>ad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</text:p>
          </table:table-cell>
          <table:table-cell table:style-name="ce138" office:value-type="string" calcext:value-type="string">
            <text:p>Zellen verbinden</text:p>
          </table:table-cell>
          <table:table-cell table:style-name="ce143" office:value-type="string" calcext:value-type="string">
            <text:p>difficult to see</text:p>
          </table:table-cell>
          <table:table-cell table:style-name="ce148" office:value-type="string" calcext:value-type="string">
            <text:p>S</text:p>
          </table:table-cell>
          <table:table-cell table:style-name="ce148" office:value-type="string" calcext:value-type="string">
            <text:p>V</text:p>
          </table:table-cell>
          <table:table-cell table:style-name="ce154" office:value-type="string" calcext:value-type="string">
            <text:p>probably</text:p>
          </table:table-cell>
          <table:table-cell table:style-name="ce208" office:value-type="string" calcext:value-type="string">
            <text:p>formatting</text:p>
          </table:table-cell>
          <table:table-cell table:style-name="ce173"/>
          <table:table-cell table:number-columns-repeated="16376"/>
        </table:table-row>
        <table:table-row table:style-name="ro1">
          <table:table-cell office:value-type="string" calcext:value-type="string">
            <text:p>C</text:p>
          </table:table-cell>
          <table:table-cell table:style-name="ce138" office:value-type="string" calcext:value-type="string">
            <text:p>Spaltenbreite anpassen</text:p>
          </table:table-cell>
          <table:table-cell table:style-name="ce142"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table:style-name="ce31" office:value-type="string" calcext:value-type="string">
            <text:p>S</text:p>
          </table:table-cell>
          <table:table-cell table:style-name="Default" office:value-type="string" calcext:value-type="string">
            <text:p>Umständlich?</text:p>
          </table:table-cell>
          <table:table-cell table:style-name="ce208" office:value-type="string" calcext:value-type="string">
            <text:p>formatting</text:p>
          </table:table-cell>
          <table:table-cell table:style-name="ce172"/>
          <table:table-cell table:number-columns-repeated="16376"/>
        </table:table-row>
        <table:table-row table:style-name="ro1">
          <table:table-cell office:value-type="string" calcext:value-type="string">
            <text:p>D</text:p>
          </table:table-cell>
          <table:table-cell table:style-name="ce138" office:value-type="string" calcext:value-type="string">
            <text:p>Condition, e.g. IF(A1&gt;50, "Pass", "Fail")</text:p>
          </table:table-cell>
          <table:table-cell table:style-name="ce142" office:value-type="string" calcext:value-type="string">
            <text:p>v</text:p>
          </table:table-cell>
          <table:table-cell office:value-type="string" calcext:value-type="string">
            <text:p>S / V</text:p>
          </table:table-cell>
          <table:table-cell table:style-name="ce31" office:value-type="string" calcext:value-type="string">
            <text:p>S / V</text:p>
          </table:table-cell>
          <table:table-cell table:style-name="Default" office:value-type="string" calcext:value-type="string">
            <text:p>umständlich</text:p>
          </table:table-cell>
          <table:table-cell table:style-name="ce208" office:value-type="string" calcext:value-type="string">
            <text:p>mathematics?!</text:p>
          </table:table-cell>
          <table:table-cell table:style-name="ce217" office:value-type="string" calcext:value-type="string">
            <text:p>zu kompliziert? Statt sorting?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E</text:p>
          </table:table-cell>
          <table:table-cell table:style-name="ce138" office:value-type="string" calcext:value-type="string">
            <text:p>Zellen tauschen</text:p>
          </table:table-cell>
          <table:table-cell table:style-name="ce142"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table:style-name="ce31" office:value-type="string" calcext:value-type="string">
            <text:p>S</text:p>
          </table:table-cell>
          <table:table-cell table:style-name="ce155" office:value-type="string" calcext:value-type="string">
            <text:p>possible</text:p>
          </table:table-cell>
          <table:table-cell table:style-name="ce208" office:value-type="string" calcext:value-type="string">
            <text:p>moving</text:p>
          </table:table-cell>
          <table:table-cell table:style-name="ce172" office:value-type="string" calcext:value-type="string">
            <text:p>ad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</text:p>
          </table:table-cell>
          <table:table-cell table:style-name="ce138" office:value-type="string" calcext:value-type="string">
            <text:p>calculation in cell (with 0 / just 1 reference cell)</text:p>
          </table:table-cell>
          <table:table-cell table:style-name="ce142" office:value-type="string" calcext:value-type="string">
            <text:p>v</text:p>
          </table:table-cell>
          <table:table-cell office:value-type="string" calcext:value-type="string">
            <text:p>S / V</text:p>
          </table:table-cell>
          <table:table-cell table:style-name="ce31" office:value-type="string" calcext:value-type="string">
            <text:p>S / V</text:p>
          </table:table-cell>
          <table:table-cell table:style-name="ce156" office:value-type="string" calcext:value-type="string">
            <text:p>possible</text:p>
          </table:table-cell>
          <table:table-cell office:value-type="string" calcext:value-type="string">
            <text:p>mathematics</text:p>
          </table:table-cell>
          <table:table-cell table:style-name="ce173"/>
          <table:table-cell office:value-type="string" calcext:value-type="string">
            <text:p>Interessant: anders als mit Bezügen?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urchschnitt Zeile</text:p>
          </table:table-cell>
          <table:table-cell table:style-name="ce142" office:value-type="string" calcext:value-type="string">
            <text:p>v</text:p>
          </table:table-cell>
          <table:table-cell table:number-columns-repeated="2" office:value-type="string" calcext:value-type="string">
            <text:p>S / V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mathematics</text:p>
          </table:table-cell>
          <table:table-cell table:style-name="ce172" office:value-type="string" calcext:value-type="string">
            <text:p>keep example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table:style-name="ce174" table:number-columns-repeated="7"/>
          <table:table-cell table:number-columns-repeated="16370"/>
        </table:table-row>
        <table:table-row table:style-name="ro1" table:number-rows-repeated="2">
          <table:table-cell table:number-columns-repeated="7"/>
          <table:table-cell table:style-name="ce174" table:number-columns-repeated="7"/>
          <table:table-cell table:number-columns-repeated="16370"/>
        </table:table-row>
        <table:table-row table:style-name="ro6">
          <table:table-cell table:number-columns-repeated="3"/>
          <table:table-cell table:style-name="ce39" office:value-type="string" calcext:value-type="string">
            <text:p>S bei mehrere Zellen;</text:p>
            <text:p>S/V bei einer Zelle</text:p>
          </table:table-cell>
          <table:table-cell table:number-columns-repeated="3"/>
          <table:table-cell table:style-name="ce174" table:number-columns-repeated="7"/>
          <table:table-cell table:number-columns-repeated="16370"/>
        </table:table-row>
        <table:table-row table:style-name="ro1" table:number-rows-repeated="4">
          <table:table-cell table:number-columns-repeated="7"/>
          <table:table-cell table:style-name="ce174" table:number-columns-repeated="7"/>
          <table:table-cell table:number-columns-repeated="16370"/>
        </table:table-row>
        <table:table-row table:style-name="ro1">
          <table:table-cell>
            <draw:custom-shape draw:z-index="0" draw:name="Textrahmen 18" draw:style-name="gr20" draw:text-style-name="P3" svg:width="15.062cm" svg:height="6.158cm" svg:x="0.735cm" svg:y="0.082cm">
              <text:p text:style-name="P1"><text:span text:style-name="T3"><text:s/></text:span><text:span text:style-name="T4">Notes:</text:span></text:p>
              <text:p text:style-name="P5"><text:span text:style-name="T14">- Sketching als pointing und voice als Art der Ausführung immer mögl. </text:span></text:p>
              <text:p text:style-name="P5"><text:span text:style-name="T14"><text:s text:c="3"/>→ </text:span><text:span text:style-name="T14">aber nach erster intuitiver Einordnung der vermuteten Modalitätswahl</text:span></text:p>
              <text:p text:style-name="P5"><text:span text:style-name="T14"><text:s text:c="3"/></text:span><text:span text:style-name="T14">Waren es sogar genau 10/10 die ich als SV-Kombination eingeordnet hätte</text:span></text:p>
              <text:p text:style-name="P5"><text:span text:style-name="T14">- 2 Farben okay für Kennzeichnung, welche Zellen relevant sind (hell) und</text:span></text:p>
              <text:p text:style-name="P5"><text:span text:style-name="T14"><text:s text:c="2"/></text:span><text:span text:style-name="T14">Welche verändert sind? </text:span></text:p>
              <text:p text:style-name="P5"><text:span text:style-name="T14">- was wenn jmd. trotz Hinweis die Änderung nicht versteht? Wie schlimm ist das?</text:span></text:p>
              <text:p text:style-name="P5"><text:span text:style-name="T14">- </text:span><text:span text:style-name="T16">Hinweise</text:span><text:span text:style-name="T14">: “veränderung” suggeriert “ändere …”? Aber ist das vlt. ausgeglichen, weil Formeln wie bei &lt;200 eher Sketching suggerieren?</text:span></text:p>
              <text:p text:style-name="P5"><text:span text:style-name="T14"><text:s text:c="3"/></text:span><text:span text:style-name="T14">Mehr inhaltliche Angaben, s. Name + was das Geld bedeutet, da dies nicht direkt Zellenverweise sind / Übertrags-Aktion nötig?</text:span></text:p>
              <text:p text:style-name="P5"><text:span text:style-name="T14"/></text:p>
              <text:p text:style-name="P5"><text:span text:style-name="T14">Wie viel Erklärung vor Studie? Festgelegter Text? </text:span></text:p>
              <text:p text:style-name="P5"><text:span text:style-name="T14"/></text:p>
              <text:p text:style-name="P1"><text:span text:style-name="T5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46" office:value-type="string" calcext:value-type="string">
            <text:p>Data edit</text:p>
          </table:table-cell>
          <table:table-cell table:style-name="ce55" table:formula="of:=COUNTIF([.$G$3:.$G$22]; [.G3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47" office:value-type="string" calcext:value-type="string">
            <text:p>deletion</text:p>
          </table:table-cell>
          <table:table-cell table:style-name="ce56" table:formula="of:=COUNTIF([.$G$4:.$G$23]; [.G4])"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47" office:value-type="string" calcext:value-type="string">
            <text:p>simple mathematics</text:p>
          </table:table-cell>
          <table:table-cell table:style-name="ce56" table:formula="of:=COUNTIF([.$G$2:.$G$22]; [.G6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47" office:value-type="string" calcext:value-type="string">
            <text:p>mathematics</text:p>
          </table:table-cell>
          <table:table-cell table:style-name="ce56" table:formula="of:=COUNTIF([.$G$1:.$G$22]; [.G10])"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47" office:value-type="string" calcext:value-type="string">
            <text:p>adding</text:p>
          </table:table-cell>
          <table:table-cell table:style-name="ce56" table:formula="of:=COUNTIF([.$G$3:.$G$22]; [.G7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47" office:value-type="string" calcext:value-type="string">
            <text:p>moving</text:p>
          </table:table-cell>
          <table:table-cell table:style-name="ce56" table:formula="of:=COUNTIF([.$G$1:.$G$22]; [.G9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47" office:value-type="string" calcext:value-type="string">
            <text:p>diagram</text:p>
          </table:table-cell>
          <table:table-cell table:style-name="ce56" table:formula="of:=COUNTIF([.$G$3:.$G$22]; [.G14])"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31"/>
          <table:table-cell table:style-name="ce47" office:value-type="string" calcext:value-type="string">
            <text:p>series</text:p>
          </table:table-cell>
          <table:table-cell table:style-name="ce56" table:formula="of:=COUNTIF([.$G$3:.$G$22]; [.G16])"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31"/>
          <table:table-cell table:style-name="ce47" office:value-type="string" calcext:value-type="string">
            <text:p>formatting</text:p>
          </table:table-cell>
          <table:table-cell table:style-name="ce56" table:formula="of:=COUNTIF([.$G$3:.$G$22]; [.G11])"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208"/>
          <table:table-cell table:style-name="ce48" office:value-type="string" calcext:value-type="string">
            <text:p>sorting</text:p>
          </table:table-cell>
          <table:table-cell table:style-name="ce57" table:formula="of:=COUNTIF([.$G$3:.$G$22]; [.G18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31"/>
          <table:table-cell table:number-columns-repeated="16379"/>
        </table:table-row>
        <table:table-row table:style-name="ro1">
          <table:table-cell table:number-columns-repeated="5"/>
          <table:table-cell office:value-type="string" calcext:value-type="string">
            <text:p>wäre es nicht gut: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mathematics</text:p>
          </table:table-cell>
          <table:table-cell table:formula="of:=[.G44]+[.G45]"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formatting</text:p>
          </table:table-cell>
          <table:table-cell table:formula="of:=[.G50]"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Deletion / adding /changing</text:p>
          </table:table-cell>
          <table:table-cell table:formula="of:=[.G43]+[.G42]+[.G46]"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others</text:p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ce177" office:value-type="string" calcext:value-type="string">
            <text:p>proposed new order: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225" table:formula="of:=[.A2]" office:value-type="string" office:string-value="task" calcext:value-type="string">
            <text:p>task</text:p>
          </table:table-cell>
          <table:table-cell table:style-name="ce225" table:formula="of:=[.B2]" office:value-type="string" office:string-value="content" calcext:value-type="string">
            <text:p>content</text:p>
          </table:table-cell>
          <table:table-cell table:style-name="ce225" table:formula="of:=[.C2]" office:value-type="string" office:string-value="highlighting" calcext:value-type="string">
            <text:p>highlighting</text:p>
          </table:table-cell>
          <table:table-cell table:style-name="ce225" table:formula="of:=[.D2]" office:value-type="string" office:string-value="localization" calcext:value-type="string">
            <text:p>localization</text:p>
          </table:table-cell>
          <table:table-cell table:style-name="ce225" table:formula="of:=[.E2]" office:value-type="string" office:string-value="semantic" calcext:value-type="string">
            <text:p>semantic</text:p>
          </table:table-cell>
          <table:table-cell table:style-name="ce201" table:formula="of:=[.F2]" office:value-type="string" office:string-value="→ S as localization, voice for semantics?" calcext:value-type="string">
            <text:p>→ S as localization, voice for semantics?</text:p>
          </table:table-cell>
          <table:table-cell table:style-name="ce225" table:formula="of:=[.G2]" office:value-type="string" office:string-value="kind" calcext:value-type="string">
            <text:p>kind</text:p>
          </table:table-cell>
          <table:table-cell table:style-name="ce225" office:value-type="string" calcext:value-type="string">
            <text:p>group</text:p>
          </table:table-cell>
          <table:table-cell table:number-columns-repeated="16376"/>
        </table:table-row>
        <table:table-row table:style-name="ro1">
          <table:table-cell table:formula="of:=[.A26]" office:value-type="string" office:string-value="C" calcext:value-type="string">
            <text:p>C</text:p>
          </table:table-cell>
          <table:table-cell table:style-name="ce31" table:formula="of:=[.B26]" office:value-type="string" office:string-value="Spaltenbreite anpassen" calcext:value-type="string">
            <text:p>Spaltenbreite anpassen</text:p>
          </table:table-cell>
          <table:table-cell table:formula="of:=[.C26]" office:value-type="string" office:string-value="v" calcext:value-type="string">
            <text:p>v</text:p>
          </table:table-cell>
          <table:table-cell table:formula="of:=[.D26]" office:value-type="string" office:string-value="S" calcext:value-type="string">
            <text:p>S</text:p>
          </table:table-cell>
          <table:table-cell table:style-name="ce31" table:formula="of:=[.E26]" office:value-type="string" office:string-value="S" calcext:value-type="string">
            <text:p>S</text:p>
          </table:table-cell>
          <table:table-cell table:formula="of:=[.F26]" office:value-type="string" office:string-value="Umständlich?" calcext:value-type="string">
            <text:p>Umständlich?</text:p>
          </table:table-cell>
          <table:table-cell table:style-name="ce31" table:formula="of:=[.G26]" office:value-type="string" office:string-value="formatting" calcext:value-type="string">
            <text:p>formatting</text:p>
          </table:table-cell>
          <table:table-cell table:style-name="ce31" office:value-type="string" calcext:value-type="string">
            <text:p>P</text:p>
          </table:table-cell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170" table:formula="of:=[.A30]" office:value-type="string" office:string-value="G" calcext:value-type="string">
            <text:p>G</text:p>
          </table:table-cell>
          <table:table-cell table:style-name="ce170" table:formula="of:=[.B30]" office:value-type="string" office:string-value="durchschnitt Zeile" calcext:value-type="string">
            <text:p>durchschnitt Zeile</text:p>
          </table:table-cell>
          <table:table-cell table:style-name="ce170" table:formula="of:=[.C30]" office:value-type="string" office:string-value="v" calcext:value-type="string">
            <text:p>v</text:p>
          </table:table-cell>
          <table:table-cell table:style-name="ce170" table:formula="of:=[.D30]" office:value-type="string" office:string-value="S / V" calcext:value-type="string">
            <text:p>S / V</text:p>
          </table:table-cell>
          <table:table-cell table:style-name="ce170" table:formula="of:=[.E30]" office:value-type="string" office:string-value="S / V" calcext:value-type="string">
            <text:p>S / V</text:p>
          </table:table-cell>
          <table:table-cell table:style-name="ce202" table:formula="of:=[.F30]" office:value-type="string" office:string-value="possible" calcext:value-type="string">
            <text:p>possible</text:p>
          </table:table-cell>
          <table:table-cell table:style-name="ce170" table:formula="of:=[.G30]" office:value-type="string" office:string-value="mathematics" calcext:value-type="string">
            <text:p>mathematics</text:p>
          </table:table-cell>
          <table:table-cell table:style-name="ce225" office:value-type="string" calcext:value-type="string">
            <text:p>P</text:p>
          </table:table-cell>
          <table:table-cell table:style-name="Default" table:number-columns-repeated="3"/>
          <table:table-cell table:number-columns-repeated="16373"/>
        </table:table-row>
        <table:table-row table:style-name="ro1">
          <table:table-cell table:formula="of:=[.A3]" office:value-type="float" office:value="1" calcext:value-type="float">
            <text:p>1</text:p>
          </table:table-cell>
          <table:table-cell table:style-name="ce31" table:formula="of:=[.B3]" office:value-type="string" office:string-value="Veränderung Zelleintrag" calcext:value-type="string">
            <text:p>Veränderung Zelleintrag</text:p>
          </table:table-cell>
          <table:table-cell table:formula="of:=[.C3]" office:value-type="string" office:string-value="v" calcext:value-type="string">
            <text:p>v</text:p>
          </table:table-cell>
          <table:table-cell table:formula="of:=[.D3]" office:value-type="string" office:string-value="V" calcext:value-type="string">
            <text:p>V</text:p>
          </table:table-cell>
          <table:table-cell table:style-name="ce31" table:formula="of:=[.E3]" office:value-type="string" office:string-value="V / (S)" calcext:value-type="string">
            <text:p>V / (S)</text:p>
          </table:table-cell>
          <table:table-cell table:formula="of:=[.F3]" office:value-type="string" office:string-value="possible" calcext:value-type="string">
            <text:p>possible</text:p>
          </table:table-cell>
          <table:table-cell table:style-name="ce31" table:formula="of:=[.G3]" office:value-type="string" office:string-value="Data edit" calcext:value-type="string">
            <text:p>Data edit</text:p>
          </table:table-cell>
          <table:table-cell table:style-name="ce31" office:value-type="string" calcext:value-type="string">
            <text:p>A</text:p>
          </table:table-cell>
          <table:table-cell table:style-name="Default" table:number-columns-repeated="3"/>
          <table:table-cell table:number-columns-repeated="16373"/>
        </table:table-row>
        <table:table-row table:style-name="ro1">
          <table:table-cell table:formula="of:=[.A4]" office:value-type="float" office:value="2" calcext:value-type="float">
            <text:p>2</text:p>
          </table:table-cell>
          <table:table-cell table:style-name="ce31" table:formula="of:=[.B4]" office:value-type="string" office:string-value="delete cell entry" calcext:value-type="string">
            <text:p>delete cell entry</text:p>
          </table:table-cell>
          <table:table-cell table:formula="of:=[.C4]" office:value-type="string" office:string-value="v" calcext:value-type="string">
            <text:p>v</text:p>
          </table:table-cell>
          <table:table-cell table:formula="of:=[.D4]" office:value-type="string" office:string-value="(V) / S" calcext:value-type="string">
            <text:p>(V) / S</text:p>
          </table:table-cell>
          <table:table-cell table:style-name="ce31" table:formula="of:=[.E4]" office:value-type="string" office:string-value="S" calcext:value-type="string">
            <text:p>S</text:p>
          </table:table-cell>
          <table:table-cell table:formula="of:=[.F4]" office:value-type="string" office:string-value="possible" calcext:value-type="string">
            <text:p>possible</text:p>
          </table:table-cell>
          <table:table-cell table:style-name="ce31" table:formula="of:=[.G4]" office:value-type="string" office:string-value="deletion" calcext:value-type="string">
            <text:p>deletion</text:p>
          </table:table-cell>
          <table:table-cell table:style-name="ce31" office:value-type="string" calcext:value-type="string">
            <text:p>A</text:p>
          </table:table-cell>
          <table:table-cell table:style-name="ce46" office:value-type="string" calcext:value-type="string">
            <text:p>simple mathematics</text:p>
          </table:table-cell>
          <table:table-cell table:style-name="ce222" table:formula="of:=COUNTIF([.G$65:.G$85];[.I69] )" office:value-type="float" office:value="1" calcext:value-type="float">
            <text:p>1</text:p>
          </table:table-cell>
          <table:table-cell table:style-name="ce226" table:formula="of:=SUM([.J69:.J70])" office:value-type="float" office:value="6" calcext:value-type="float" table:number-columns-spanned="1" table:number-rows-spanned="2">
            <text:p>6</text:p>
          </table:table-cell>
          <table:table-cell table:number-columns-repeated="16373"/>
        </table:table-row>
        <table:table-row table:style-name="ro1">
          <table:table-cell table:formula="of:=[.A5]" office:value-type="float" office:value="3" calcext:value-type="float">
            <text:p>3</text:p>
          </table:table-cell>
          <table:table-cell table:style-name="ce31" table:formula="of:=[.B5]" office:value-type="string" office:string-value="delete cell entries" calcext:value-type="string">
            <text:p>delete cell entries</text:p>
          </table:table-cell>
          <table:table-cell table:formula="of:=[.C5]" office:value-type="string" office:string-value="v" calcext:value-type="string">
            <text:p>v</text:p>
          </table:table-cell>
          <table:table-cell table:formula="of:=[.D5]" office:value-type="string" office:string-value="V" calcext:value-type="string">
            <text:p>V</text:p>
          </table:table-cell>
          <table:table-cell table:style-name="ce31" table:formula="of:=[.E5]" office:value-type="string" office:string-value="S" calcext:value-type="string">
            <text:p>S</text:p>
          </table:table-cell>
          <table:table-cell table:formula="of:=[.F5]" office:value-type="string" office:string-value="probably" calcext:value-type="string">
            <text:p>probably</text:p>
          </table:table-cell>
          <table:table-cell table:style-name="ce31" table:formula="of:=[.G5]" office:value-type="string" office:string-value="deletion" calcext:value-type="string">
            <text:p>deletion</text:p>
          </table:table-cell>
          <table:table-cell table:style-name="ce31" office:value-type="string" calcext:value-type="string">
            <text:p>A</text:p>
          </table:table-cell>
          <table:table-cell table:style-name="ce47" office:value-type="string" calcext:value-type="string">
            <text:p>mathematics</text:p>
          </table:table-cell>
          <table:table-cell table:style-name="ce223" table:formula="of:=COUNTIF([.G$65:.G$85];[.I70] )" office:value-type="float" office:value="5" calcext:value-type="float">
            <text:p>5</text:p>
          </table:table-cell>
          <table:covered-table-cell table:style-name="ce227"/>
          <table:table-cell table:number-columns-repeated="16373"/>
        </table:table-row>
        <table:table-row table:style-name="ro1">
          <table:table-cell table:formula="of:=[.A6]" office:value-type="float" office:value="4" calcext:value-type="float">
            <text:p>4</text:p>
          </table:table-cell>
          <table:table-cell table:style-name="ce31" table:formula="of:=[.B6]" office:value-type="string" office:string-value="sum of 2 cells" calcext:value-type="string">
            <text:p>sum of 2 cells</text:p>
          </table:table-cell>
          <table:table-cell table:formula="of:=[.C6]" office:value-type="string" office:string-value="2 highlighting colors" calcext:value-type="string">
            <text:p>2 highlighting colors</text:p>
          </table:table-cell>
          <table:table-cell table:formula="of:=[.D6]" office:value-type="string" office:string-value="V / S" calcext:value-type="string">
            <text:p>V / S</text:p>
          </table:table-cell>
          <table:table-cell table:style-name="ce31" table:formula="of:=[.E6]" office:value-type="string" office:string-value="V / S" calcext:value-type="string">
            <text:p>V / S</text:p>
          </table:table-cell>
          <table:table-cell table:formula="of:=[.F6]" office:value-type="string" office:string-value="umständlich, da zwei Orte (Werte + Ziel)" calcext:value-type="string">
            <text:p>umständlich, da zwei Orte (Werte + Ziel)</text:p>
          </table:table-cell>
          <table:table-cell table:style-name="ce31" table:formula="of:=[.G6]" office:value-type="string" office:string-value="simple mathematics" calcext:value-type="string">
            <text:p>simple mathematics</text:p>
          </table:table-cell>
          <table:table-cell table:style-name="ce31" office:value-type="string" calcext:value-type="string">
            <text:p>A</text:p>
          </table:table-cell>
          <table:table-cell table:style-name="ce47" office:value-type="string" calcext:value-type="string">
            <text:p>deletion</text:p>
          </table:table-cell>
          <table:table-cell table:style-name="ce223" table:formula="of:=COUNTIF([.G$65:.G$85];[.I71] )" office:value-type="float" office:value="3" calcext:value-type="float">
            <text:p>3</text:p>
          </table:table-cell>
          <table:table-cell table:style-name="ce227" table:formula="of:=[.J71]" office:value-type="float" office:value="3" calcext:value-type="float">
            <text:p>3</text:p>
          </table:table-cell>
          <table:table-cell table:number-columns-repeated="16373"/>
        </table:table-row>
        <table:table-row table:style-name="ro1">
          <table:table-cell table:formula="of:=[.A8]" office:value-type="float" office:value="6" calcext:value-type="float">
            <text:p>6</text:p>
          </table:table-cell>
          <table:table-cell table:style-name="ce31" table:formula="of:=[.B8]" office:value-type="string" office:string-value="remove column" calcext:value-type="string">
            <text:p>remove column</text:p>
          </table:table-cell>
          <table:table-cell table:formula="of:=[.C8]" office:value-type="string" office:string-value="how to highlight?" calcext:value-type="string">
            <text:p>how to highlight?</text:p>
          </table:table-cell>
          <table:table-cell table:formula="of:=[.D8]" office:value-type="string" office:string-value="S" calcext:value-type="string">
            <text:p>S</text:p>
          </table:table-cell>
          <table:table-cell table:style-name="ce31" table:formula="of:=[.E8]" office:value-type="string" office:string-value="S" calcext:value-type="string">
            <text:p>S</text:p>
          </table:table-cell>
          <table:table-cell table:formula="of:=[.F8]" office:value-type="string" office:string-value="possible" calcext:value-type="string">
            <text:p>possible</text:p>
          </table:table-cell>
          <table:table-cell table:style-name="ce31" table:formula="of:=[.G8]" office:value-type="string" office:string-value="deletion" calcext:value-type="string">
            <text:p>deletion</text:p>
          </table:table-cell>
          <table:table-cell table:style-name="ce31" office:value-type="string" calcext:value-type="string">
            <text:p>A</text:p>
          </table:table-cell>
          <table:table-cell table:style-name="ce47" office:value-type="string" calcext:value-type="string">
            <text:p>moving</text:p>
          </table:table-cell>
          <table:table-cell table:style-name="ce223" table:formula="of:=COUNTIF([.G$65:.G$85];[.I72] )" office:value-type="float" office:value="2" calcext:value-type="float">
            <text:p>2</text:p>
          </table:table-cell>
          <table:table-cell table:style-name="ce228" table:formula="of:=SUM([.J72:.J73])" office:value-type="float" office:value="3" calcext:value-type="float" table:number-columns-spanned="1" table:number-rows-spanned="2">
            <text:p>3</text:p>
          </table:table-cell>
          <table:table-cell table:number-columns-repeated="16373"/>
        </table:table-row>
        <table:table-row table:style-name="ro1">
          <table:table-cell table:formula="of:=[.A9]" office:value-type="float" office:value="7" calcext:value-type="float">
            <text:p>7</text:p>
          </table:table-cell>
          <table:table-cell table:style-name="ce31" table:formula="of:=[.B9]" office:value-type="string" office:string-value="Move 3 cells" calcext:value-type="string">
            <text:p>Move 3 cells</text:p>
          </table:table-cell>
          <table:table-cell table:formula="of:=[.C9]" office:value-type="string" office:string-value="v" calcext:value-type="string">
            <text:p>v</text:p>
          </table:table-cell>
          <table:table-cell table:formula="of:=[.D9]" office:value-type="string" office:string-value="V" calcext:value-type="string">
            <text:p>V</text:p>
          </table:table-cell>
          <table:table-cell table:style-name="ce31" table:formula="of:=[.E9]" office:value-type="string" office:string-value="S" calcext:value-type="string">
            <text:p>S</text:p>
          </table:table-cell>
          <table:table-cell table:formula="of:=[.F9]" office:value-type="string" office:string-value="probably" calcext:value-type="string">
            <text:p>probably</text:p>
          </table:table-cell>
          <table:table-cell table:style-name="ce31" table:formula="of:=[.G9]" office:value-type="string" office:string-value="moving" calcext:value-type="string">
            <text:p>moving</text:p>
          </table:table-cell>
          <table:table-cell table:style-name="ce31" office:value-type="string" calcext:value-type="string">
            <text:p>A</text:p>
          </table:table-cell>
          <table:table-cell table:style-name="ce47" office:value-type="string" calcext:value-type="string">
            <text:p>sorting</text:p>
          </table:table-cell>
          <table:table-cell table:style-name="ce223" table:formula="of:=COUNTIF([.G$65:.G$85];[.I73] )" office:value-type="float" office:value="1" calcext:value-type="float">
            <text:p>1</text:p>
          </table:table-cell>
          <table:covered-table-cell table:style-name="ce228"/>
          <table:table-cell table:number-columns-repeated="16373"/>
        </table:table-row>
        <table:table-row table:style-name="ro1">
          <table:table-cell table:formula="of:=[.A10]" office:value-type="float" office:value="8" calcext:value-type="float">
            <text:p>8</text:p>
          </table:table-cell>
          <table:table-cell table:style-name="ce31" table:formula="of:=[.B10]" office:value-type="string" office:string-value="calculate sum of column" calcext:value-type="string">
            <text:p>calculate sum of column</text:p>
          </table:table-cell>
          <table:table-cell table:formula="of:=[.C10]" office:value-type="string" office:string-value="2 highlighting colors" calcext:value-type="string">
            <text:p>2 highlighting colors</text:p>
          </table:table-cell>
          <table:table-cell table:formula="of:=[.D10]" office:value-type="string" office:string-value="S / (V)" calcext:value-type="string">
            <text:p>S / (V)</text:p>
          </table:table-cell>
          <table:table-cell table:style-name="ce31" table:formula="of:=[.E10]" office:value-type="string" office:string-value="S / (V)" calcext:value-type="string">
            <text:p>S / (V)</text:p>
          </table:table-cell>
          <table:table-cell table:formula="of:=[.F10]" office:value-type="string" office:string-value="umständlich, da zwei Orte (Werte + Ziel)" calcext:value-type="string">
            <text:p>umständlich, da zwei Orte (Werte + Ziel)</text:p>
          </table:table-cell>
          <table:table-cell table:style-name="ce31" table:formula="of:=[.G10]" office:value-type="string" office:string-value="mathematics" calcext:value-type="string">
            <text:p>mathematics</text:p>
          </table:table-cell>
          <table:table-cell table:style-name="ce31" office:value-type="string" calcext:value-type="string">
            <text:p>B</text:p>
          </table:table-cell>
          <table:table-cell table:style-name="ce47" office:value-type="string" calcext:value-type="string">
            <text:p>formatting</text:p>
          </table:table-cell>
          <table:table-cell table:style-name="ce223" table:formula="of:=COUNTIF([.G$65:.G$85];[.I74] )" office:value-type="float" office:value="4" calcext:value-type="float">
            <text:p>4</text:p>
          </table:table-cell>
          <table:table-cell table:style-name="ce227" table:formula="of:=[.J74]" office:value-type="float" office:value="4" calcext:value-type="float">
            <text:p>4</text:p>
          </table:table-cell>
          <table:table-cell table:number-columns-repeated="16373"/>
        </table:table-row>
        <table:table-row table:style-name="ro1">
          <table:table-cell table:formula="of:=[.A11]" office:value-type="float" office:value="9" calcext:value-type="float">
            <text:p>9</text:p>
          </table:table-cell>
          <table:table-cell table:style-name="ce31" table:formula="of:=[.B11]" office:value-type="string" office:string-value="Format $0.00" calcext:value-type="string">
            <text:p>Format $0.00</text:p>
          </table:table-cell>
          <table:table-cell table:formula="of:=[.C11]" office:value-type="string" office:string-value="v" calcext:value-type="string">
            <text:p>v</text:p>
          </table:table-cell>
          <table:table-cell table:formula="of:=[.D11]" office:value-type="string" office:string-value="V / S" calcext:value-type="string">
            <text:p>V / S</text:p>
          </table:table-cell>
          <table:table-cell table:style-name="ce31" table:formula="of:=[.E11]" office:value-type="string" office:string-value="S" calcext:value-type="string">
            <text:p>S</text:p>
          </table:table-cell>
          <table:table-cell table:formula="of:=[.F11]" office:value-type="string" office:string-value="possible" calcext:value-type="string">
            <text:p>possible</text:p>
          </table:table-cell>
          <table:table-cell table:style-name="ce31" table:formula="of:=[.G11]" office:value-type="string" office:string-value="formatting" calcext:value-type="string">
            <text:p>formatting</text:p>
          </table:table-cell>
          <table:table-cell table:style-name="ce31" office:value-type="string" calcext:value-type="string">
            <text:p>B</text:p>
          </table:table-cell>
          <table:table-cell table:style-name="ce47" office:value-type="string" calcext:value-type="string">
            <text:p>diagram</text:p>
          </table:table-cell>
          <table:table-cell table:style-name="ce223" table:formula="of:=COUNTIF([.G$65:.G$85];[.I75] )" office:value-type="float" office:value="1" calcext:value-type="float">
            <text:p>1</text:p>
          </table:table-cell>
          <table:table-cell table:style-name="ce227" table:formula="of:=[.J75]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formula="of:=[.A12]" office:value-type="float" office:value="10" calcext:value-type="float">
            <text:p>10</text:p>
          </table:table-cell>
          <table:table-cell table:style-name="ce31" table:formula="of:=[.B12]" office:value-type="string" office:string-value="umranden" calcext:value-type="string">
            <text:p>umranden</text:p>
          </table:table-cell>
          <table:table-cell table:formula="of:=[.C12]" office:value-type="string" office:string-value="highlighting okay?" calcext:value-type="string">
            <text:p>highlighting okay?</text:p>
          </table:table-cell>
          <table:table-cell table:formula="of:=[.D12]" office:value-type="string" office:string-value="V / S" calcext:value-type="string">
            <text:p>V / S</text:p>
          </table:table-cell>
          <table:table-cell table:style-name="ce31" table:formula="of:=[.E12]" office:value-type="string" office:string-value="S" calcext:value-type="string">
            <text:p>S</text:p>
          </table:table-cell>
          <table:table-cell table:formula="of:=[.F12]" office:value-type="string" office:string-value="probable" calcext:value-type="string">
            <text:p>probable</text:p>
          </table:table-cell>
          <table:table-cell table:style-name="ce31" table:formula="of:=[.G12]" office:value-type="string" office:string-value="formatting" calcext:value-type="string">
            <text:p>formatting</text:p>
          </table:table-cell>
          <table:table-cell table:style-name="ce31" office:value-type="string" calcext:value-type="string">
            <text:p>B</text:p>
          </table:table-cell>
          <table:table-cell table:style-name="ce47" office:value-type="string" calcext:value-type="string">
            <text:p>series</text:p>
          </table:table-cell>
          <table:table-cell table:style-name="ce223" table:formula="of:=COUNTIF([.G$65:.G$85];[.I76] )" office:value-type="float" office:value="2" calcext:value-type="float">
            <text:p>2</text:p>
          </table:table-cell>
          <table:table-cell table:style-name="ce227" table:formula="of:=SUM([.J76:.J77])" office:value-type="float" office:value="3" calcext:value-type="float" table:number-columns-spanned="1" table:number-rows-spanned="2">
            <text:p>3</text:p>
          </table:table-cell>
          <table:table-cell table:number-columns-repeated="16373"/>
        </table:table-row>
        <table:table-row table:style-name="ro1">
          <table:table-cell table:formula="of:=[.A28]" office:value-type="string" office:string-value="E" calcext:value-type="string">
            <text:p>E</text:p>
          </table:table-cell>
          <table:table-cell table:style-name="ce31" table:formula="of:=[.B28]" office:value-type="string" office:string-value="Zellen tauschen" calcext:value-type="string">
            <text:p>Zellen tauschen</text:p>
          </table:table-cell>
          <table:table-cell table:formula="of:=[.C28]" office:value-type="string" office:string-value="v" calcext:value-type="string">
            <text:p>v</text:p>
          </table:table-cell>
          <table:table-cell table:formula="of:=[.D28]" office:value-type="string" office:string-value="S" calcext:value-type="string">
            <text:p>S</text:p>
          </table:table-cell>
          <table:table-cell table:style-name="ce31" table:formula="of:=[.E28]" office:value-type="string" office:string-value="S" calcext:value-type="string">
            <text:p>S</text:p>
          </table:table-cell>
          <table:table-cell table:formula="of:=[.F28]" office:value-type="string" office:string-value="possible" calcext:value-type="string">
            <text:p>possible</text:p>
          </table:table-cell>
          <table:table-cell table:style-name="ce31" table:formula="of:=[.G28]" office:value-type="string" office:string-value="moving" calcext:value-type="string">
            <text:p>moving</text:p>
          </table:table-cell>
          <table:table-cell table:style-name="ce31" office:value-type="string" calcext:value-type="string">
            <text:p>B</text:p>
          </table:table-cell>
          <table:table-cell table:style-name="ce47" office:value-type="string" calcext:value-type="string">
            <text:p>Data edit</text:p>
          </table:table-cell>
          <table:table-cell table:style-name="ce223" table:formula="of:=COUNTIF([.G$65:.G$85];[.I77] )" office:value-type="float" office:value="1" calcext:value-type="float">
            <text:p>1</text:p>
          </table:table-cell>
          <table:covered-table-cell table:style-name="ce227"/>
          <table:table-cell table:number-columns-repeated="16373"/>
        </table:table-row>
        <table:table-row table:style-name="ro1">
          <table:table-cell table:formula="of:=[.A15]" office:value-type="float" office:value="13" calcext:value-type="float">
            <text:p>13</text:p>
          </table:table-cell>
          <table:table-cell table:style-name="ce31" table:formula="of:=[.B15]" office:value-type="string" office:string-value="bar chart" calcext:value-type="string">
            <text:p>bar chart</text:p>
          </table:table-cell>
          <table:table-cell table:formula="of:=[.C15]" office:value-type="string" office:string-value="2 highlighting colors" calcext:value-type="string">
            <text:p>2 highlighting colors</text:p>
          </table:table-cell>
          <table:table-cell table:formula="of:=[.D15]" office:value-type="string" office:string-value="V" calcext:value-type="string">
            <text:p>V</text:p>
          </table:table-cell>
          <table:table-cell table:style-name="ce31" table:formula="of:=[.E15]" office:value-type="string" office:string-value="S" calcext:value-type="string">
            <text:p>S</text:p>
          </table:table-cell>
          <table:table-cell table:formula="of:=[.F15]" office:value-type="string" office:string-value="possible" calcext:value-type="string">
            <text:p>possible</text:p>
          </table:table-cell>
          <table:table-cell table:style-name="ce31" table:formula="of:=[.G15]" office:value-type="string" office:string-value="diagram" calcext:value-type="string">
            <text:p>diagram</text:p>
          </table:table-cell>
          <table:table-cell table:style-name="ce31" office:value-type="string" calcext:value-type="string">
            <text:p>C</text:p>
          </table:table-cell>
          <table:table-cell table:style-name="ce220"/>
          <table:table-cell table:style-name="ce224"/>
          <table:table-cell table:style-name="ce229"/>
          <table:table-cell table:number-columns-repeated="16373"/>
        </table:table-row>
        <table:table-row table:style-name="ro1">
          <table:table-cell table:formula="of:=[.A16]" office:value-type="float" office:value="14" calcext:value-type="float">
            <text:p>14</text:p>
          </table:table-cell>
          <table:table-cell table:style-name="ce31" table:formula="of:=[.B16]" office:value-type="string" office:string-value="series completion (months)" calcext:value-type="string">
            <text:p>series completion (months)</text:p>
          </table:table-cell>
          <table:table-cell table:formula="of:=[.C16]" office:value-type="string" office:string-value="2 highlighting colors" calcext:value-type="string">
            <text:p>2 highlighting colors</text:p>
          </table:table-cell>
          <table:table-cell table:formula="of:=[.D16]" office:value-type="string" office:string-value="S" calcext:value-type="string">
            <text:p>S</text:p>
          </table:table-cell>
          <table:table-cell table:style-name="ce31" table:formula="of:=[.E16]" office:value-type="string" office:string-value="S" calcext:value-type="string">
            <text:p>S</text:p>
          </table:table-cell>
          <table:table-cell table:formula="of:=[.F16]" office:value-type="string" office:string-value="unwahrscheinlich" calcext:value-type="string">
            <text:p>unwahrscheinlich</text:p>
          </table:table-cell>
          <table:table-cell table:style-name="ce31" table:formula="of:=[.G16]" office:value-type="string" office:string-value="series" calcext:value-type="string">
            <text:p>series</text:p>
          </table:table-cell>
          <table:table-cell table:style-name="ce31" office:value-type="string" calcext:value-type="string">
            <text:p>B</text:p>
          </table:table-cell>
          <table:table-cell table:style-name="ce220"/>
          <table:table-cell table:style-name="ce224"/>
          <table:table-cell table:style-name="ce230"/>
          <table:table-cell table:number-columns-repeated="16373"/>
        </table:table-row>
        <table:table-row table:style-name="ro1">
          <table:table-cell table:formula="of:=[.A17]" office:value-type="float" office:value="15" calcext:value-type="float">
            <text:p>15</text:p>
          </table:table-cell>
          <table:table-cell table:style-name="ce31" table:formula="of:=[.B17]" office:value-type="string" office:string-value="transposition" calcext:value-type="string">
            <text:p>transposition</text:p>
          </table:table-cell>
          <table:table-cell table:formula="of:=[.C17]" office:value-type="string" office:string-value="2 highlighting colors" calcext:value-type="string">
            <text:p>2 highlighting colors</text:p>
          </table:table-cell>
          <table:table-cell table:formula="of:=[.D17]" office:value-type="string" office:string-value="S" calcext:value-type="string">
            <text:p>S</text:p>
          </table:table-cell>
          <table:table-cell table:style-name="ce31" table:formula="of:=[.E17]" office:value-type="string" office:string-value="S" calcext:value-type="string">
            <text:p>S</text:p>
          </table:table-cell>
          <table:table-cell table:formula="of:=[.F17]" office:value-type="string" office:string-value="eventually" calcext:value-type="string">
            <text:p>eventually</text:p>
          </table:table-cell>
          <table:table-cell table:style-name="ce31" table:formula="of:=[.G17]" office:value-type="string" office:string-value="series" calcext:value-type="string">
            <text:p>series</text:p>
          </table:table-cell>
          <table:table-cell table:style-name="ce31" office:value-type="string" calcext:value-type="string">
            <text:p>B</text:p>
          </table:table-cell>
          <table:table-cell table:style-name="ce221" office:value-type="string" calcext:value-type="string">
            <text:p>summe</text:p>
          </table:table-cell>
          <table:table-cell table:style-name="ce225" table:formula="of:=SUM([.J66:.J78])" office:value-type="float" office:value="20" calcext:value-type="float">
            <text:p>20</text:p>
          </table:table-cell>
          <table:table-cell table:style-name="ce231" table:formula="of:=SUM([.K66:.K78])" office:value-type="float" office:value="20" calcext:value-type="float">
            <text:p>20</text:p>
          </table:table-cell>
          <table:table-cell table:number-columns-repeated="16373"/>
        </table:table-row>
        <table:table-row table:style-name="ro1">
          <table:table-cell table:formula="of:=[.A18]" office:value-type="float" office:value="16" calcext:value-type="float">
            <text:p>16</text:p>
          </table:table-cell>
          <table:table-cell table:style-name="ce31" table:formula="of:=[.B18]" office:value-type="string" office:string-value="sort alphabetically" calcext:value-type="string">
            <text:p>sort alphabetically</text:p>
          </table:table-cell>
          <table:table-cell table:formula="of:=[.C18]" office:value-type="string" office:string-value="highlighting!? " calcext:value-type="string">
            <text:p>highlighting!? </text:p>
          </table:table-cell>
          <table:table-cell table:formula="of:=[.D18]" office:value-type="string" office:string-value="V" calcext:value-type="string">
            <text:p>V</text:p>
          </table:table-cell>
          <table:table-cell table:style-name="ce31" table:formula="of:=[.E18]" office:value-type="string" office:string-value="S / V" calcext:value-type="string">
            <text:p>S / V</text:p>
          </table:table-cell>
          <table:table-cell table:formula="of:=[.F18]" office:value-type="string" office:string-value="possible" calcext:value-type="string">
            <text:p>possible</text:p>
          </table:table-cell>
          <table:table-cell table:style-name="ce31" table:formula="of:=[.G18]" office:value-type="string" office:string-value="sorting" calcext:value-type="string">
            <text:p>sorting</text:p>
          </table:table-cell>
          <table:table-cell table:style-name="ce31" office:value-type="string" calcext:value-type="string">
            <text:p>C</text:p>
          </table:table-cell>
          <table:table-cell table:number-columns-repeated="16376"/>
        </table:table-row>
        <table:table-row table:style-name="ro1">
          <table:table-cell table:formula="of:=[.A19]" office:value-type="float" office:value="17" calcext:value-type="float">
            <text:p>17</text:p>
          </table:table-cell>
          <table:table-cell table:style-name="ce31" table:formula="of:=[.B19]" office:value-type="string" office:string-value="calculate total" calcext:value-type="string">
            <text:p>calculate total</text:p>
          </table:table-cell>
          <table:table-cell table:formula="of:=[.C19]" office:value-type="string" office:string-value="highlighting okay?" calcext:value-type="string">
            <text:p>highlighting okay?</text:p>
          </table:table-cell>
          <table:table-cell table:formula="of:=[.D19]" office:value-type="string" office:string-value="?" calcext:value-type="string">
            <text:p>?</text:p>
          </table:table-cell>
          <table:table-cell table:style-name="ce31" table:formula="of:=[.E19]" office:value-type="string" office:string-value="S?" calcext:value-type="string">
            <text:p>S?</text:p>
          </table:table-cell>
          <table:table-cell table:formula="of:=[.F19]" office:value-type="string" office:string-value="unwahrscheinlich" calcext:value-type="string">
            <text:p>unwahrscheinlich</text:p>
          </table:table-cell>
          <table:table-cell table:style-name="ce31" table:formula="of:=[.G19]" office:value-type="string" office:string-value="mathematics" calcext:value-type="string">
            <text:p>mathematics</text:p>
          </table:table-cell>
          <table:table-cell table:style-name="ce31" office:value-type="string" calcext:value-type="string">
            <text:p>C</text:p>
          </table:table-cell>
          <table:table-cell table:number-columns-repeated="16376"/>
        </table:table-row>
        <table:table-row table:style-name="ro1">
          <table:table-cell table:formula="of:=[.A20]" office:value-type="float" office:value="18" calcext:value-type="float">
            <text:p>18</text:p>
          </table:table-cell>
          <table:table-cell table:style-name="ce31" table:formula="of:=[.B20]" office:value-type="string" office:string-value="Calculate net + overhead" calcext:value-type="string">
            <text:p>Calculate net + overhead</text:p>
          </table:table-cell>
          <table:table-cell table:formula="of:=[.C20]" office:value-type="string" office:string-value="2 highlighting colors" calcext:value-type="string">
            <text:p>2 highlighting colors</text:p>
          </table:table-cell>
          <table:table-cell table:formula="of:=[.D20]" office:value-type="string" office:string-value="?" calcext:value-type="string">
            <text:p>?</text:p>
          </table:table-cell>
          <table:table-cell table:style-name="ce31" table:formula="of:=[.E20]" office:value-type="string" office:string-value="S?" calcext:value-type="string">
            <text:p>S?</text:p>
          </table:table-cell>
          <table:table-cell table:formula="of:=[.F20]" office:value-type="string" office:string-value="umständlich" calcext:value-type="string">
            <text:p>umständlich</text:p>
          </table:table-cell>
          <table:table-cell table:style-name="ce31" table:formula="of:=[.G20]" office:value-type="string" office:string-value="mathematics" calcext:value-type="string">
            <text:p>mathematics</text:p>
          </table:table-cell>
          <table:table-cell table:style-name="ce31" office:value-type="string" calcext:value-type="string">
            <text:p>C</text:p>
          </table:table-cell>
          <table:table-cell table:number-columns-repeated="16376"/>
        </table:table-row>
        <table:table-row table:style-name="ro1">
          <table:table-cell table:formula="of:=[.A21]" office:value-type="float" office:value="19" calcext:value-type="float">
            <text:p>19</text:p>
          </table:table-cell>
          <table:table-cell table:style-name="ce31" table:formula="of:=[.B21]" office:value-type="string" office:string-value="conditional formatting" calcext:value-type="string">
            <text:p>conditional formatting</text:p>
          </table:table-cell>
          <table:table-cell table:formula="of:=[.C21]" office:value-type="string" office:string-value="wie gut ist das sichtbar?" calcext:value-type="string">
            <text:p>wie gut ist das sichtbar?</text:p>
          </table:table-cell>
          <table:table-cell table:formula="of:=[.D21]" office:value-type="string" office:string-value="V / (S)" calcext:value-type="string">
            <text:p>V / (S)</text:p>
          </table:table-cell>
          <table:table-cell table:style-name="ce31" table:formula="of:=[.E21]" office:value-type="string" office:string-value="S" calcext:value-type="string">
            <text:p>S</text:p>
          </table:table-cell>
          <table:table-cell table:formula="of:=[.F21]" office:value-type="string" office:string-value="umständlich" calcext:value-type="string">
            <text:p>umständlich</text:p>
          </table:table-cell>
          <table:table-cell table:style-name="ce31" table:formula="of:=[.G21]" office:value-type="string" office:string-value="formatting" calcext:value-type="string">
            <text:p>formatting</text:p>
          </table:table-cell>
          <table:table-cell table:style-name="ce211" office:value-type="string" calcext:value-type="string">
            <text:p>C</text:p>
          </table:table-cell>
          <table:table-cell table:number-columns-repeated="16376"/>
        </table:table-row>
        <table:table-row table:style-name="ro1">
          <table:table-cell table:formula="of:=[.A22]" office:value-type="float" office:value="20" calcext:value-type="float">
            <text:p>20</text:p>
          </table:table-cell>
          <table:table-cell table:style-name="ce31" table:formula="of:=[.B22]" office:value-type="string" office:string-value="total salary of employee Smith" calcext:value-type="string">
            <text:p>total salary of employee Smith</text:p>
          </table:table-cell>
          <table:table-cell table:formula="of:=[.C22]" office:value-type="string" office:string-value="2 highlighting colors" calcext:value-type="string">
            <text:p>2 highlighting colors</text:p>
          </table:table-cell>
          <table:table-cell table:formula="of:=[.D22]" office:value-type="string" office:string-value="?" calcext:value-type="string">
            <text:p>?</text:p>
          </table:table-cell>
          <table:table-cell table:style-name="ce31" table:formula="of:=[.E22]" office:value-type="string" office:string-value="S?" calcext:value-type="string">
            <text:p>S?</text:p>
          </table:table-cell>
          <table:table-cell table:formula="of:=[.F22]" office:value-type="string" office:string-value="umständlich" calcext:value-type="string">
            <text:p>umständlich</text:p>
          </table:table-cell>
          <table:table-cell table:style-name="ce31" table:formula="of:=[.G22]" office:value-type="string" office:string-value="mathematics" calcext:value-type="string">
            <text:p>mathematics</text:p>
          </table:table-cell>
          <table:table-cell table:style-name="ce211" office:value-type="string" calcext:value-type="string">
            <text:p>C</text:p>
          </table:table-cell>
          <table:table-cell table:number-columns-repeated="16376"/>
        </table:table-row>
        <table:table-row table:style-name="ro1" table:number-rows-repeated="2">
          <table:table-cell table:style-name="Default" table:number-columns-repeated="7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table:style-name="ce210" office:value-type="string" calcext:value-type="string">
            <text:p>Gruppe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211" office:value-type="string" calcext:value-type="string">
            <text:p>P</text:p>
          </table:table-cell>
          <table:table-cell table:style-name="ce211" table:formula="of:=COUNTIF([.H$66:.H$86];[.G90] )" office:value-type="float" office:value="2" calcext:value-type="float">
            <text:p>2</text:p>
          </table:table-cell>
          <table:table-cell table:number-columns-repeated="16376"/>
        </table:table-row>
        <table:table-row table:style-name="ro1">
          <table:table-cell table:number-columns-repeated="6"/>
          <table:table-cell table:style-name="ce38" office:value-type="string" calcext:value-type="string">
            <text:p>A</text:p>
          </table:table-cell>
          <table:table-cell table:style-name="ce211" table:formula="of:=COUNTIF([.H$66:.H$86];[.G91] )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number-columns-repeated="6"/>
          <table:table-cell table:style-name="ce38" office:value-type="string" calcext:value-type="string">
            <text:p>B</text:p>
          </table:table-cell>
          <table:table-cell table:style-name="ce211" table:formula="of:=COUNTIF([.H$66:.H$86];[.G92] )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number-columns-repeated="6"/>
          <table:table-cell table:style-name="ce38" office:value-type="string" calcext:value-type="string">
            <text:p>C</text:p>
          </table:table-cell>
          <table:table-cell table:style-name="ce211" table:formula="of:=COUNTIF([.H$66:.H$86];[.G93] )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number-columns-repeated="6"/>
          <table:table-cell table:style-name="ce38" office:value-type="string" calcext:value-type="string">
            <text:p>D</text:p>
          </table:table-cell>
          <table:table-cell table:style-name="ce211" table:formula="of:=COUNTIF([.H$66:.H$86];[.G94] )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6"/>
          <table:table-cell table:style-name="ce50" office:value-type="string" calcext:value-type="string">
            <text:p>Summe</text:p>
          </table:table-cell>
          <table:table-cell table:style-name="ce235" table:formula="of:=SUM([.H90:.H94])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table:number-columns-repeated="6"/>
          <table:table-cell table:style-name="Default"/>
          <table:table-cell table:number-columns-repeated="16377"/>
        </table:table-row>
        <table:table-row table:style-name="ro1" table:number-rows-repeated="104847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30" table:style-name="ta22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ejaVu Sans" svg:font-family="'DejaVu Sans'"/>
    <style:font-face style:name="DejaVu Sans1" svg:font-family="'DejaVu Sans'" style:font-family-generic="system" style:font-pitch="variable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1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22P0"/>
    </number:currency-style>
    <number:date-style style:name="N123">
      <number:day number:style="long"/>
      <number:text>-</number:text>
      <number:month number:textual="true"/>
      <number:text>-</number:text>
      <number:year/>
    </number:date-style>
    <number:date-style style:name="N124">
      <number:day number:style="long"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number number:decimal-places="0" number:min-decimal-places="0" number:min-integer-digits="1" number:grouping="true"/>
    </number:number-style>
    <number:number-style style:name="N128">
      <number:text>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5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9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9P2" style:volatile="true">
      <number:text loext:blank-width-char="-"> £</number:text>
      <number:fill-character> </number:fill-character>
      <number:text>- _-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7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7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7">
      <number:text loext:blank-width-char="-"> </number:text>
      <number:text-content/>
      <number:text loext:blank-width-char="-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53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0">00/00/0000</text:date>, <text:time style:data-style-name="N2" text:time-value="12:06:54.62424216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sk_5f_1" style:display-name="PageStyle_task_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ask_20_5" style:display-name="PageStyle_task 5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ask_20_8" style:display-name="PageStyle_task 8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ask_20_6" style:display-name="PageStyle_task 6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ask_20_11" style:display-name="PageStyle_task 1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ask_20_16" style:display-name="PageStyle_task 16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ask_20_12" style:display-name="PageStyle_task 12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ask_20_14" style:display-name="PageStyle_task 14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verview" style:display-name="PageStyle_overview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tartpage" style:display-name="PageStyle_startpage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ask_5f_2" style:display-name="PageStyle_task_2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ask_20_19" style:display-name="PageStyle_task 19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ask_20_17" style:display-name="PageStyle_task 17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ask_20_A" style:display-name="PageStyle_task A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ask_20_15" style:display-name="PageStyle_task 15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ask_20_18" style:display-name="PageStyle_task 18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ask_20_13" style:display-name="PageStyle_task 13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ask_20_10" style:display-name="PageStyle_task 10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ask_20_7" style:display-name="PageStyle_task 7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ask_20_9" style:display-name="PageStyle_task 9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ask_20_20" style:display-name="PageStyle_task 20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ask_20_4" style:display-name="PageStyle_task 4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ask_5f_3" style:display-name="PageStyle_task_3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7T12:15:50</meta:creation-date>
    <dc:language>en-GB</dc:language>
    <dc:date>2025-06-20T12:08:19.417856661</dc:date>
    <meta:editing-cycles>528</meta:editing-cycles>
    <meta:editing-duration>P1DT5H40M18S</meta:editing-duration>
    <meta:generator>LibreOffice/24.8.7.2$Linux_X86_64 LibreOffice_project/480$Build-2</meta:generator>
    <meta:document-statistic meta:table-count="30" meta:cell-count="2409" meta:object-count="90"/>
    <meta:user-defined meta:name="AppVersion">15.000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00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6" style:family="chart" style:data-style-name="N0">
      <style:chart-properties chart:link-data-style-to-source="true" chart:label-position="avoid-overlap"/>
      <style:graphic-properties draw:stroke="none" draw:fill-color="#004586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chart-properties chart:solid-type="cuboid"/>
      <style:graphic-properties draw:fill-color="#7e0021"/>
    </style:style>
    <style:style style:name="ch12" style:family="chart">
      <style:chart-properties chart:solid-type="cuboid"/>
      <style:graphic-properties draw:fill-color="#83caff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8.551cm" svg:height="4.808cm" xlink:href=".." xlink:type="simple" chart:class="chart:circle" chart:style-name="ch1">
        <chart:legend chart:legend-position="end" svg:x="7.337cm" svg:y="0.86cm" style:legend-expansion="high" chart:style-name="ch2"/>
        <chart:plot-area chart:style-name="ch3" table:cell-range-address="task_12X.E22:task_12X.J23" chart:data-source-has-labels="row" svg:x="0.35cm" svg:y="0.35cm" svg:width="6.637cm" svg:height="4.108cm">
          <chart:coordinate-region svg:x="1.615cm" svg:y="0.351cm" svg:width="4.107cm" svg:height="4.107cm"/>
          <chart:axis chart:dimension="x" chart:name="primary-x" chart:style-name="ch4" chartooo:axis-type="text">
            <chart:categories table:cell-range-address="task_12X.E22:task_12X.J22"/>
          </chart:axis>
          <chart:axis chart:dimension="y" chart:name="primary-y" chart:style-name="ch5"/>
          <chart:series chart:style-name="ch6" chart:values-cell-range-address="task_12X.E23:task_12X.J23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8</text:p>
                <draw:g>
                  <svg:desc>task_12X.E22:task_12X.J22</svg:desc>
                </draw:g>
              </table:table-cell>
              <table:table-cell office:value-type="string">
                <text:p>F8</text:p>
              </table:table-cell>
              <table:table-cell office:value-type="string">
                <text:p>G8</text:p>
              </table:table-cell>
              <table:table-cell office:value-type="string">
                <text:p>H8</text:p>
              </table:table-cell>
              <table:table-cell office:value-type="string">
                <text:p>I8</text:p>
              </table:table-cell>
              <table:table-cell office:value-type="string">
                <text:p>J8</text:p>
              </table:table-cell>
            </table:table-row>
          </table:table-header-rows>
          <table:table-rows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110">
                <text:p>110</text:p>
                <draw:g>
                  <svg:desc>task_12X.E23:task_12X.J23</svg:desc>
                </draw:g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38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38">
                <text:p>1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00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2.565cm" svg:height="6.49cm" xlink:href=".." xlink:type="simple" chart:class="chart:bar" chart:style-name="ch1">
        <chart:legend chart:legend-position="end" svg:x="9.316cm" svg:y="0.329cm" style:legend-expansion="custom" svg:width="2.258cm" svg:height="0.598cm" style:legend-expansion-aspect-ratio="3.77591973244147" chart:style-name="ch2"/>
        <chart:plot-area chart:style-name="ch3" table:cell-range-address="task_13.B22:task_13.C26 task_13.A21:task_13.A21" chart:data-source-has-labels="both" svg:x="1.193cm" svg:y="0.126cm" svg:width="10.423cm" svg:height="5.557cm">
          <chart:coordinate-region svg:x="2.018cm" svg:y="0.325cm" svg:width="9.598cm" svg:height="4.711cm"/>
          <chart:axis chart:dimension="x" chart:name="primary-x" chart:style-name="ch4" chartooo:axis-type="auto">
            <chartooo:date-scale/>
            <chart:title svg:x="5.923cm" svg:y="5.812cm" chart:style-name="ch5">
              <text:p><text:span text:style-name="T1">Name</text:span></text:p>
            </chart:title>
            <chart:categories table:cell-range-address="task_13.B22:task_13.B26"/>
          </chart:axis>
          <chart:axis chart:dimension="y" chart:name="primary-y" chart:style-name="ch6">
            <chart:title svg:x="0.382cm" svg:y="4.267cm" chart:style-name="ch7">
              <text:p><text:span text:style-name="T1">Netto Stundensatz</text:span></text:p>
            </chart:title>
            <chart:grid chart:style-name="ch8" chart:class="major"/>
          </chart:axis>
          <chart:series chart:style-name="ch9" chart:values-cell-range-address="task_13.C22:task_13.C26" chart:label-cell-address="task_13.A21:task_13.A2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álkur C</text:p>
                <draw:g>
                  <svg:desc>task_13.A21:task_13.A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mith</text:p>
                <draw:g>
                  <svg:desc>task_13.B22:task_13.B26</svg:desc>
                </draw:g>
              </table:table-cell>
              <table:table-cell office:value-type="float" office:value="300">
                <text:p>300</text:p>
                <draw:g>
                  <svg:desc>task_13.C22:task_13.C26</svg:desc>
                </draw:g>
              </table:table-cell>
            </table:table-row>
            <table:table-row>
              <table:table-cell office:value-type="string">
                <text:p>Miller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Johnson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Williams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Brown</text:p>
              </table:table-cell>
              <table:table-cell office:value-type="float" office:value="150">
                <text:p>1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00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  <style:style style:name="T2" style:family="text">
      <style:text-properties style:text-position="0% 100%" fo:font-family="Arial" fo:font-size="10pt" fo:language="en" fo:country="GB" style:letter-kerning="false" style:font-size-asian="10pt" style:language-asian="zh" style:country-asian="CN" style:font-family-complex="Arial" style:font-family-generic-complex="swiss" style:font-size-complex="10pt" style:language-complex="hi" style:country-complex="IN" style:text-autospace="none"/>
    </style:style>
  </office:automatic-styles>
  <office:body>
    <office:chart>
      <chart:chart svg:width="12.565cm" svg:height="6.49cm" xlink:href=".." xlink:type="simple" chart:class="chart:bar" chart:style-name="ch1">
        <chart:legend chart:legend-position="end" svg:x="9.316cm" svg:y="0.329cm" style:legend-expansion="custom" svg:width="2.258cm" svg:height="0.598cm" style:legend-expansion-aspect-ratio="3.77591973244147" chart:style-name="ch2"/>
        <chart:plot-area chart:style-name="ch3" table:cell-range-address="task_13.B22:task_13.C26 task_13.A21:task_13.A21" chart:data-source-has-labels="both" svg:x="1.193cm" svg:y="0.126cm" svg:width="10.423cm" svg:height="5.557cm">
          <chart:coordinate-region svg:x="2.018cm" svg:y="0.325cm" svg:width="9.598cm" svg:height="4.711cm"/>
          <chart:axis chart:dimension="x" chart:name="primary-x" chart:style-name="ch4" chartooo:axis-type="auto">
            <chartooo:date-scale/>
            <chart:title svg:x="6.011cm" svg:y="5.812cm" chart:style-name="ch5">
              <text:p><text:span text:style-name="T1">Nafn</text:span></text:p>
            </chart:title>
            <chart:categories table:cell-range-address="task_13.B22:task_13.B26"/>
          </chart:axis>
          <chart:axis chart:dimension="y" chart:name="primary-y" chart:style-name="ch6">
            <chart:title svg:x="0.333cm" svg:y="4.192cm" chart:style-name="ch7">
              <text:p><text:span text:style-name="T2">Nettó Tímakaup</text:span></text:p>
            </chart:title>
            <chart:grid chart:style-name="ch8" chart:class="major"/>
          </chart:axis>
          <chart:series chart:style-name="ch9" chart:values-cell-range-address="task_13.C22:task_13.C26" chart:label-cell-address="task_13.A21:task_13.A2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álkur C</text:p>
                <draw:g>
                  <svg:desc>task_13.A21:task_13.A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mith</text:p>
                <draw:g>
                  <svg:desc>task_13.B22:task_13.B26</svg:desc>
                </draw:g>
              </table:table-cell>
              <table:table-cell office:value-type="float" office:value="300">
                <text:p>300</text:p>
                <draw:g>
                  <svg:desc>task_13.C22:task_13.C26</svg:desc>
                </draw:g>
              </table:table-cell>
            </table:table-row>
            <table:table-row>
              <table:table-cell office:value-type="string">
                <text:p>Miller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Johnson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Williams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Brown</text:p>
              </table:table-cell>
              <table:table-cell office:value-type="float" office:value="150">
                <text:p>15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00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2.565cm" svg:height="6.49cm" xlink:href=".." xlink:type="simple" chart:class="chart:bar" chart:style-name="ch1">
        <chart:legend chart:legend-position="end" svg:x="9.316cm" svg:y="0.329cm" style:legend-expansion="custom" svg:width="2.258cm" svg:height="0.598cm" style:legend-expansion-aspect-ratio="3.77591973244147" chart:style-name="ch2"/>
        <chart:plot-area chart:style-name="ch3" table:cell-range-address="task_13.B22:task_13.C26 task_13.A21:task_13.A21" chart:data-source-has-labels="both" svg:x="1.193cm" svg:y="0.126cm" svg:width="10.423cm" svg:height="5.557cm">
          <chart:coordinate-region svg:x="2.018cm" svg:y="0.325cm" svg:width="9.598cm" svg:height="4.711cm"/>
          <chart:axis chart:dimension="x" chart:name="primary-x" chart:style-name="ch4" chartooo:axis-type="auto">
            <chartooo:date-scale/>
            <chart:title svg:x="5.95cm" svg:y="5.812cm" chart:style-name="ch5">
              <text:p><text:span text:style-name="T1">name</text:span></text:p>
            </chart:title>
            <chart:categories table:cell-range-address="task_13.B22:task_13.B26"/>
          </chart:axis>
          <chart:axis chart:dimension="y" chart:name="primary-y" chart:style-name="ch6">
            <chart:title svg:x="0.382cm" svg:y="3.976cm" chart:style-name="ch7">
              <text:p><text:span text:style-name="T1">net hourly rate</text:span></text:p>
            </chart:title>
            <chart:grid chart:style-name="ch8" chart:class="major"/>
          </chart:axis>
          <chart:series chart:style-name="ch9" chart:values-cell-range-address="task_13.C22:task_13.C26" chart:label-cell-address="task_13.A21:task_13.A2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álkur C</text:p>
                <draw:g>
                  <svg:desc>task_13.A21:task_13.A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mith</text:p>
                <draw:g>
                  <svg:desc>task_13.B22:task_13.B26</svg:desc>
                </draw:g>
              </table:table-cell>
              <table:table-cell office:value-type="float" office:value="300">
                <text:p>300</text:p>
                <draw:g>
                  <svg:desc>task_13.C22:task_13.C26</svg:desc>
                </draw:g>
              </table:table-cell>
            </table:table-row>
            <table:table-row>
              <table:table-cell office:value-type="string">
                <text:p>Miller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Johnson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Williams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Brown</text:p>
              </table:table-cell>
              <table:table-cell office:value-type="float" office:value="150">
                <text:p>15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